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6D00000C54500000E0BC683FB34DF2CE92E.emf" manifest:media-type="image/x-emf"/>
  <manifest:file-entry manifest:full-path="Pictures/1000020100000775000000885733C5A8ED3C342C.png" manifest:media-type="image/png"/>
  <manifest:file-entry manifest:full-path="Pictures/10000E08000012D8000001EECF5CAA247CE48DAE.wmf" manifest:media-type="image/x-wmf"/>
  <manifest:file-entry manifest:full-path="Pictures/10000201000000B60000001370EAB11130FA2F3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BT S.O.Cist.:liga=03" svg:font-family="'Bookman BT S.O.Cist.:liga=0'" style:font-pitch="variable"/>
    <style:font-face style:name="Bookman BT S.O.Cist.:liga=0"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TC Ornamental Initials1" svg:font-family="'LTC Ornamental Initials'" style:font-adornments="Běžné" style:font-family-generic="modern"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inux Libertine S.O.Cist.3" svg:font-family="'Linux Libertine S.O.Cist.'"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master-page-name="">
      <style:table-properties style:width="19.006cm" fo:margin-left="-0.787cm" fo:margin-top="0cm" fo:margin-bottom="0cm" style:page-number="auto" table:align="left" style:writing-mode="lr-tb"/>
    </style:style>
    <style:style style:name="Tabulka1.A" style:family="table-column">
      <style:table-column-properties style:column-width="9.479cm"/>
    </style:style>
    <style:style style:name="Tabulka1.B" style:family="table-column">
      <style:table-column-properties style:column-width="9.527cm"/>
    </style:style>
    <style:style style:name="Tabulka1.1" style:family="table-row">
      <style:table-row-properties fo:keep-together="auto"/>
    </style:style>
    <style:style style:name="Tabulka1.A1" style:family="table-cell">
      <style:table-cell-properties fo:padding-left="0.199cm" fo:padding-right="0.199cm" fo:padding-top="0.101cm" fo:padding-bottom="0.101cm" fo:border="none"/>
    </style:style>
    <style:style style:name="P1" style:family="paragraph" style:parent-style-name="Table_20_Contents">
      <style:paragraph-properties fo:margin-top="0cm" fo:margin-bottom="0cm" style:contextual-spacing="false"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3a708e"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officeooo:paragraph-rsid="01492add"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5"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officeooo:paragraph-rsid="01509ab5"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7" style:family="paragraph" style:parent-style-name="Standard">
      <style:paragraph-properties fo:margin-top="0cm" fo:margin-bottom="0cm" style:contextual-spacing="false" fo:line-height="115%" fo:text-align="center" style:justify-single-word="false" fo:hyphenation-ladder-count="3"/>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style:font-size-asian="12pt" style:font-name-complex="Times New Roman1" fo:hyphenate="true" fo:hyphenation-remain-char-count="2" fo:hyphenation-push-char-count="2" loext:hyphenation-no-caps="false"/>
    </style:style>
    <style:style style:name="P10"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font-name-complex="Times New Roman1" fo:hyphenate="true" fo:hyphenation-remain-char-count="2" fo:hyphenation-push-char-count="2" loext:hyphenation-no-caps="false"/>
    </style:style>
    <style:style style:name="P11" style:family="paragraph" style:parent-style-name="Standard">
      <style:paragraph-properties fo:margin-top="0cm" fo:margin-bottom="0cm" style:contextual-spacing="false" fo:line-height="115%" fo:text-align="center" style:justify-single-word="false" fo:hyphenation-ladder-count="3"/>
      <style:text-properties style:font-name="Linux Libertine S.O.Cist." fo:font-size="12pt" fo:language="la" fo:country="VA" style:font-size-asian="12pt" style:font-name-complex="Times New Roman1" fo:hyphenate="tru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style:font-size-asian="12pt" style:font-name-complex="Times New Roman1" style:font-weight-complex="bold" fo:hyphenate="true" fo:hyphenation-remain-char-count="2" fo:hyphenation-push-char-count="2" loext:hyphenation-no-caps="false"/>
    </style:style>
    <style:style style:name="P13"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officeooo:paragraph-rsid="00e1de7a" style:font-size-asian="12pt" style:font-name-complex="Times New Roman1" style:font-weight-complex="bold" fo:hyphenate="true" fo:hyphenation-remain-char-count="2" fo:hyphenation-push-char-count="2" loext:hyphenation-no-caps="false"/>
    </style:style>
    <style:style style:name="P14"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15"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la" fo:country="VA" fo:font-weight="bold" style:font-size-asian="12pt" style:font-weight-asian="bold" style:font-name-complex="Times New Roman1" fo:hyphenate="true" fo:hyphenation-remain-char-count="2" fo:hyphenation-push-char-count="2" loext:hyphenation-no-caps="false"/>
    </style:style>
    <style:style style:name="P17" style:family="paragraph" style:parent-style-name="Standard">
      <style:paragraph-properties fo:margin-top="0cm" fo:margin-bottom="0cm" style:contextual-spacing="false" fo:line-height="115%" fo:text-align="center" style:justify-single-word="false" fo:hyphenation-ladder-count="3"/>
      <style:text-properties style:font-name="Linux Libertine S.O.Cist." fo:font-size="12pt" fo:language="la" fo:country="VA" fo:font-weight="normal" style:font-size-asian="12pt" style:language-asian="zh" style:country-asian="CN" style:font-weight-asian="normal" style:font-name-complex="Times New Roman1" style:font-size-complex="12pt" style:language-complex="hi" style:country-complex="IN" style:font-weight-complex="normal" fo:hyphenate="tru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style:font-size-asian="12pt" style:font-name-complex="Times New Roman1" fo:hyphenate="true" fo:hyphenation-remain-char-count="2" fo:hyphenation-push-char-count="2" loext:hyphenation-no-caps="false"/>
    </style:style>
    <style:style style:name="P19"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officeooo:paragraph-rsid="00e1de7a" style:font-size-asian="12pt" style:font-name-complex="Times New Roman1" fo:hyphenate="true" fo:hyphenation-remain-char-count="2" fo:hyphenation-push-char-count="2" loext:hyphenation-no-caps="false"/>
    </style:style>
    <style:style style:name="P20"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font-size="12pt" officeooo:paragraph-rsid="005ac213" style:font-size-asian="12pt" style:font-name-complex="Times New Roman1" fo:hyphenate="true" fo:hyphenation-remain-char-count="2" fo:hyphenation-push-char-count="2" loext:hyphenation-no-caps="false"/>
    </style:style>
    <style:style style:name="P21" style:family="paragraph" style:parent-style-name="Standard">
      <style:paragraph-properties fo:margin-top="0cm" fo:margin-bottom="0cm" style:contextual-spacing="false" fo:line-height="115%" fo:text-align="center" style:justify-single-word="false" fo:hyphenation-ladder-count="3"/>
      <style:text-properties style:font-name="Linux Libertine S.O.Cist." fo:font-size="12pt" style:font-size-asian="12pt" style:font-name-complex="Times New Roman1" fo:hyphenate="true" fo:hyphenation-remain-char-count="2" fo:hyphenation-push-char-count="2" loext:hyphenation-no-caps="false"/>
    </style:style>
    <style:style style:name="P22"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officeooo:paragraph-rsid="00e1de7a" style:font-size-asian="12pt" style:font-name-complex="Times New Roman1" style:font-size-complex="12pt" fo:hyphenate="tru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hyphenate="true" fo:hyphenation-remain-char-count="2" fo:hyphenation-push-char-count="2" loext:hyphenation-no-caps="false"/>
    </style:style>
    <style:style style:name="P26"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officeooo:paragraph-rsid="00e1de7a" fo:hyphenate="true" fo:hyphenation-remain-char-count="2" fo:hyphenation-push-char-count="2" loext:hyphenation-no-caps="false"/>
    </style:style>
    <style:style style:name="P27"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28" style:family="paragraph" style:parent-style-name="Standard">
      <style:paragraph-properties fo:margin-top="0cm" fo:margin-bottom="0cm" style:contextual-spacing="false" fo:line-height="115%" fo:text-align="center" style:justify-single-word="false" fo:hyphenation-ladder-count="3"/>
      <style:text-properties style:font-name="Linux Libertine S.O.Cist." fo:hyphenate="tru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hyphenation-ladder-count="3"/>
      <style:text-properties fo:hyphenate="true" fo:hyphenation-remain-char-count="2" fo:hyphenation-push-char-count="2" loext:hyphenation-no-caps="false"/>
    </style:style>
    <style:style style:name="P30"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style:font-size-asian="14pt" style:language-asian="zh" style:country-asian="CN" style:font-weight-asian="normal" style:font-name-complex="Times New Roman1" style:font-size-complex="14pt" style:language-complex="hi" style:country-complex="IN" style:font-weight-complex="normal" fo:hyphenate="true" fo:hyphenation-remain-char-count="2" fo:hyphenation-push-char-count="2" loext:hyphenation-no-caps="false"/>
    </style:style>
    <style:style style:name="P31"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style:font-size-asian="14pt" style:language-asian="zh" style:country-asian="CN" style:font-weight-asian="normal" style:font-name-complex="Times New Roman1" style:font-size-complex="12pt" style:language-complex="hi" style:country-complex="IN" style:font-weight-complex="normal" fo:hyphenate="true" fo:hyphenation-remain-char-count="2" fo:hyphenation-push-char-count="2" loext:hyphenation-no-caps="false"/>
    </style:style>
    <style:style style:name="P32"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style:font-size-asian="14pt" style:font-weight-asian="normal" style:font-name-complex="Times New Roman1" style:font-size-complex="12pt" style:font-weight-complex="normal" fo:hyphenate="true" fo:hyphenation-remain-char-count="2" fo:hyphenation-push-char-count="2" loext:hyphenation-no-caps="false"/>
    </style:style>
    <style:style style:name="P33"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officeooo:paragraph-rsid="00de6516" style:font-size-asian="14pt" style:font-weight-asian="normal" style:font-name-complex="Times New Roman1" style:font-size-complex="12pt" style:font-weight-complex="normal" fo:hyphenate="true" fo:hyphenation-remain-char-count="2" fo:hyphenation-push-char-count="2" loext:hyphenation-no-caps="false"/>
    </style:style>
    <style:style style:name="P34"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officeooo:paragraph-rsid="003738cd" style:font-size-asian="12pt" style:font-weight-asian="normal" style:font-name-complex="Times New Roman1" style:font-size-complex="14pt" style:font-weight-complex="normal" fo:hyphenate="true" fo:hyphenation-remain-char-count="2" fo:hyphenation-push-char-count="2" loext:hyphenation-no-caps="false"/>
    </style:style>
    <style:style style:name="P35"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fo:font-weight="normal" style:font-size-asian="12pt" style:language-asian="zh" style:country-asian="CN" style:font-weight-asian="normal" style:font-name-complex="Times New Roman1" style:font-size-complex="12pt" style:language-complex="hi" style:country-complex="IN" style:font-weight-complex="normal" fo:hyphenate="true" fo:hyphenation-remain-char-count="2" fo:hyphenation-push-char-count="2" loext:hyphenation-no-caps="false"/>
    </style:style>
    <style:style style:name="P36"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7"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8"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9"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40"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 fo:font-size="12pt" fo:language="la" fo:country="VA" style:font-size-asian="12pt" style:font-name-complex="Times New Roman1" fo:hyphenate="true" fo:hyphenation-remain-char-count="2" fo:hyphenation-push-char-count="2" loext:hyphenation-no-caps="false"/>
    </style:style>
    <style:style style:name="P41"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fo:language="la" fo:country="VA" style:font-size-asian="12pt" style:font-name-complex="Times New Roman1" fo:hyphenate="true" fo:hyphenation-remain-char-count="2" fo:hyphenation-push-char-count="2" loext:hyphenation-no-caps="false"/>
    </style:style>
    <style:style style:name="P42"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style:font-size-asian="14pt" style:font-name-complex="Times New Roman1" style:font-size-complex="12pt" fo:hyphenate="true" fo:hyphenation-remain-char-count="2" fo:hyphenation-push-char-count="2" loext:hyphenation-no-caps="false"/>
    </style:style>
    <style:style style:name="P43"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font-size="12pt" fo:language="la" fo:country="VA" officeooo:paragraph-rsid="00de6516" style:font-size-asian="14pt" style:font-name-complex="Times New Roman1" style:font-size-complex="12pt" fo:hyphenate="true" fo:hyphenation-remain-char-count="2" fo:hyphenation-push-char-count="2" loext:hyphenation-no-caps="false"/>
    </style:style>
    <style:style style:name="P44"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 fo:font-size="12pt" style:font-size-asian="12pt" style:font-name-complex="Times New Roman1" fo:hyphenate="true" fo:hyphenation-remain-char-count="2" fo:hyphenation-push-char-count="2" loext:hyphenation-no-caps="false"/>
    </style:style>
    <style:style style:name="P45" style:family="paragraph" style:parent-style-name="Standard">
      <style:paragraph-properties fo:margin-top="0cm" fo:margin-bottom="0cm" style:contextual-spacing="false" fo:line-height="115%" fo:text-align="center" style:justify-single-word="false" fo:hyphenation-ladder-count="3"/>
      <style:text-properties fo:color="#ff0000" loext:opacity="100%"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46" style:family="paragraph" style:parent-style-name="Standard">
      <style:paragraph-properties fo:margin-top="0cm" fo:margin-bottom="0cm" style:contextual-spacing="false" fo:line-height="115%" fo:text-align="center" style:justify-single-word="false" fo:hyphenation-ladder-count="3"/>
      <style:text-properties style:font-name="Cloister" fo:font-size="18pt" fo:language="la" fo:country="VA" style:font-size-asian="14pt" style:language-asian="zh" style:country-asian="CN" style:font-size-complex="12pt" style:language-complex="hi" style:country-complex="IN" fo:hyphenate="true" fo:hyphenation-remain-char-count="2" fo:hyphenation-push-char-count="2" loext:hyphenation-no-caps="false"/>
    </style:style>
    <style:style style:name="P47" style:family="paragraph" style:parent-style-name="Standard">
      <style:paragraph-properties fo:margin-top="0cm" fo:margin-bottom="0cm" style:contextual-spacing="false" fo:line-height="115%" fo:text-align="center" style:justify-single-word="false" fo:hyphenation-ladder-count="3"/>
      <style:text-properties style:font-name="Cloister" fo:font-size="18pt" fo:language="la" fo:country="VA" officeooo:paragraph-rsid="0057a383" style:font-size-asian="14pt" style:language-asian="zh" style:country-asian="CN" style:font-size-complex="12pt" style:language-complex="hi" style:country-complex="IN" fo:hyphenate="true" fo:hyphenation-remain-char-count="2" fo:hyphenation-push-char-count="2" loext:hyphenation-no-caps="false"/>
    </style:style>
    <style:style style:name="P48" style:family="paragraph" style:parent-style-name="Standard">
      <style:paragraph-properties fo:margin-top="0cm" fo:margin-bottom="0cm" style:contextual-spacing="false" fo:line-height="115%" fo:text-align="center" style:justify-single-word="false" fo:hyphenation-ladder-count="3"/>
      <style:text-properties style:font-name="Cloister" fo:font-size="18pt" style:font-size-asian="14pt" style:font-size-complex="12pt" fo:hyphenate="true" fo:hyphenation-remain-char-count="2" fo:hyphenation-push-char-count="2" loext:hyphenation-no-caps="false"/>
    </style:style>
    <style:style style:name="P49" style:family="paragraph" style:parent-style-name="Standard">
      <style:paragraph-properties fo:margin-top="0cm" fo:margin-bottom="0cm" style:contextual-spacing="false" fo:line-height="115%" fo:text-align="center" style:justify-single-word="false" fo:hyphenation-ladder-count="3"/>
      <style:text-properties style:font-name="Cloister" fo:font-size="18pt" officeooo:paragraph-rsid="00de6516" style:font-size-asian="14pt" style:font-size-complex="12pt" fo:hyphenate="true" fo:hyphenation-remain-char-count="2" fo:hyphenation-push-char-count="2" loext:hyphenation-no-caps="false"/>
    </style:style>
    <style:style style:name="P50" style:family="paragraph" style:parent-style-name="Standard">
      <style:paragraph-properties fo:margin-top="0cm" fo:margin-bottom="0cm" style:contextual-spacing="false" fo:line-height="115%" fo:text-align="center" style:justify-single-word="false" fo:hyphenation-ladder-count="3"/>
      <style:text-properties style:font-name="Cloister" fo:font-size="24pt" officeooo:paragraph-rsid="00aa2ec4" style:font-size-asian="14pt" style:font-size-complex="12pt" fo:hyphenate="true" fo:hyphenation-remain-char-count="2" fo:hyphenation-push-char-count="2" loext:hyphenation-no-caps="false"/>
    </style:style>
    <style:style style:name="P51" style:family="paragraph" style:parent-style-name="Standard">
      <style:paragraph-properties fo:margin-top="0cm" fo:margin-bottom="0cm" style:contextual-spacing="false" fo:line-height="115%" fo:text-align="center" style:justify-single-word="false" fo:hyphenation-ladder-count="3"/>
      <style:text-properties style:font-name="Cloister" fo:font-size="20pt" officeooo:paragraph-rsid="00aa2ec4" style:font-size-asian="14pt" style:font-size-complex="12pt" fo:hyphenate="true" fo:hyphenation-remain-char-count="2" fo:hyphenation-push-char-count="2" loext:hyphenation-no-caps="false"/>
    </style:style>
    <style:style style:name="P52"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 fo:font-size="12pt" fo:language="la" fo:country="VA" fo:font-weight="350"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3"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 fo:font-size="12pt" fo:language="la" fo:country="VA" fo:font-weight="350" style:font-size-asian="12pt" style:language-asian="zh" style:country-asian="CN" style:font-weight-asian="bold" style:font-name-complex="Times New Roman1" style:font-size-complex="12pt" style:language-complex="hi" style:country-complex="IN" fo:hyphenate="true" fo:hyphenation-remain-char-count="2" fo:hyphenation-push-char-count="2" loext:hyphenation-no-caps="false"/>
    </style:style>
    <style:style style:name="P54"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 fo:font-size="12pt" fo:language="la" fo:country="VA" fo:font-weight="350" style:font-size-asian="12pt" style:font-weight-asian="bold" style:font-name-complex="Times New Roman1" fo:hyphenate="true" fo:hyphenation-remain-char-count="2" fo:hyphenation-push-char-count="2" loext:hyphenation-no-caps="false"/>
    </style:style>
    <style:style style:name="P55"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 fo:font-size="13pt" fo:language="la" fo:country="VA" fo:font-weight="350" officeooo:paragraph-rsid="005ac213"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6" style:family="paragraph" style:parent-style-name="Standard">
      <style:paragraph-properties fo:margin-top="0cm" fo:margin-bottom="0cm" style:contextual-spacing="false" fo:line-height="115%" fo:text-align="center" style:justify-single-word="false" fo:hyphenation-ladder-count="3"/>
      <style:text-properties style:font-name="Cloister1" fo:font-size="18pt" fo:language="la" fo:country="VA" officeooo:paragraph-rsid="003cf6d0" style:font-size-asian="14pt" style:language-asian="zh" style:country-asian="CN" style:font-size-complex="12pt" style:language-complex="hi" style:country-complex="IN" fo:hyphenate="true" fo:hyphenation-remain-char-count="2" fo:hyphenation-push-char-count="2" loext:hyphenation-no-caps="false"/>
    </style:style>
    <style:style style:name="P57" style:family="paragraph" style:parent-style-name="Standard">
      <style:paragraph-properties fo:margin-top="0cm" fo:margin-bottom="0cm" style:contextual-spacing="false" fo:line-height="115%" fo:text-align="center" style:justify-single-word="false" fo:hyphenation-ladder-count="3"/>
      <style:text-properties style:font-name="Cloister1" fo:font-size="18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8" style:family="paragraph" style:parent-style-name="Standard">
      <style:paragraph-properties fo:margin-top="0cm" fo:margin-bottom="0cm" style:contextual-spacing="false" fo:line-height="115%" fo:text-align="center" style:justify-single-word="false" fo:hyphenation-ladder-count="3"/>
      <style:text-properties style:font-name="Cloister1" fo:font-size="18pt" fo:language="la" fo:country="VA" fo:font-weight="normal" officeooo:paragraph-rsid="004c50b8" style:font-size-asian="14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9" style:family="paragraph" style:parent-style-name="Standard">
      <style:paragraph-properties fo:margin-top="0cm" fo:margin-bottom="0cm" style:contextual-spacing="false" fo:line-height="115%" fo:text-align="center" style:justify-single-word="false" fo:hyphenation-ladder-count="3"/>
      <style:text-properties style:font-name="Cloister1" fo:font-size="18pt" fo:language="la" fo:country="VA" officeooo:paragraph-rsid="011d6b6e" style:font-size-asian="18pt" style:language-asian="zh" style:country-asian="CN" style:font-size-complex="18pt" style:language-complex="hi" style:country-complex="IN" fo:hyphenate="true" fo:hyphenation-remain-char-count="2" fo:hyphenation-push-char-count="2" loext:hyphenation-no-caps="false"/>
    </style:style>
    <style:style style:name="P60" style:family="paragraph" style:parent-style-name="Standard">
      <style:paragraph-properties fo:margin-top="0cm" fo:margin-bottom="0cm" style:contextual-spacing="false" fo:line-height="115%" fo:text-align="center" style:justify-single-word="false" fo:hyphenation-ladder-count="3"/>
      <style:text-properties officeooo:paragraph-rsid="011d6b6e" fo:hyphenate="true" fo:hyphenation-remain-char-count="2" fo:hyphenation-push-char-count="2" loext:hyphenation-no-caps="false"/>
    </style:style>
    <style:style style:name="P61" style:family="paragraph" style:parent-style-name="Standard">
      <style:paragraph-properties fo:margin-top="0cm" fo:margin-bottom="0cm" style:contextual-spacing="false" fo:line-height="100%" fo:text-align="center" style:justify-single-word="false" fo:hyphenation-ladder-count="3"/>
      <style:text-properties fo:color="#00000a" loext:opacity="100%" style:font-name="Bookman BT S.O.Cist.:liga=0" fo:font-size="13pt" fo:language="la" fo:country="VA" fo:font-weight="350" officeooo:paragraph-rsid="005ac213" style:font-size-asian="12pt" style:language-asian="zh" style:country-asian="CN" style:font-weight-asian="bold" style:font-name-complex="Times New Roman1" style:font-size-complex="13pt" style:language-complex="hi" style:country-complex="IN" style:font-weight-complex="bold" fo:hyphenate="true" fo:hyphenation-remain-char-count="2" fo:hyphenation-push-char-count="2" loext:hyphenation-no-caps="false"/>
    </style:style>
    <style:style style:name="P62" style:family="paragraph" style:parent-style-name="Standard">
      <style:paragraph-properties fo:margin-top="0cm" fo:margin-bottom="0cm" style:contextual-spacing="false" fo:line-height="100%" fo:text-align="justify" style:justify-single-word="false" fo:hyphenation-ladder-count="3"/>
      <style:text-properties fo:color="#00000a" loext:opacity="100%" style:font-name="Linux Libertine S.O.Cist." fo:font-size="12pt" fo:language="la" fo:country="VA" fo:font-weight="bold" officeooo:paragraph-rsid="00e1de7a" style:font-size-asian="12pt" style:language-asian="zh" style:country-asian="CN" style:font-weight-asian="bold" style:font-name-complex="Times New Roman1" style:font-size-complex="12pt" style:language-complex="hi" style:country-complex="IN" style:font-weight-complex="normal" fo:hyphenate="true" fo:hyphenation-remain-char-count="2" fo:hyphenation-push-char-count="2" loext:hyphenation-no-caps="false"/>
    </style:style>
    <style:style style:name="P63" style:family="paragraph" style:parent-style-name="Table_20_Contents">
      <style:paragraph-properties fo:margin-top="0cm" fo:margin-bottom="0cm" style:contextual-spacing="false" fo:line-height="100%" fo:text-align="center" style:justify-single-word="false" fo:hyphenation-ladder-count="3"/>
      <style:text-properties fo:color="#ff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style:paragraph-properties fo:margin-top="0cm" fo:margin-bottom="0cm" style:contextual-spacing="false" fo:line-height="100%" fo:text-align="justify" style:justify-single-word="false" fo:hyphenation-ladder-count="3"/>
      <style:text-properties fo:color="#000000" loext:opacity="100%" style:font-name="Linux Libertine S.O.Cist.1"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style:style>
    <style:style style:name="P65" style:family="paragraph" style:parent-style-name="Table_20_Contents">
      <style:paragraph-properties fo:margin-top="0cm" fo:margin-bottom="0cm" style:contextual-spacing="false" fo:line-height="115%" fo:text-align="center" style:justify-single-word="false" fo:hyphenation-ladder-count="3"/>
      <style:text-properties style:font-name="Linux Libertine S.O.Cist." fo:font-size="22pt" officeooo:paragraph-rsid="003a708e" style:font-size-asian="16pt" style:font-size-complex="16pt"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3" style:writing-mode="lr-tb"/>
      <style:text-properties fo:color="#ff0000" loext:opacity="1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7" style:family="paragraph" style:parent-style-name="Table_20_Contents">
      <style:paragraph-properties fo:text-align="center" style:justify-single-word="false" style:writing-mode="lr-tb"/>
      <style:text-properties fo:color="#ff0000" loext:opacity="1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68"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anguage="la" fo:country="VA" fo:font-weight="normal" officeooo:paragraph-rsid="0129bdb6" style:font-size-asian="14pt" style:language-asian="zh" style:country-asian="CN" style:font-weight-asian="normal" style:font-size-complex="14pt" style:language-complex="hi" style:country-complex="IN" style:font-weight-complex="normal" fo:hyphenate="true" fo:hyphenation-remain-char-count="2" fo:hyphenation-push-char-count="2" loext:hyphenation-no-caps="false"/>
    </style:style>
    <style:style style:name="P69" style:family="paragraph" style:parent-style-name="Table_20_Contents">
      <style:paragraph-properties fo:text-align="center" style:justify-single-word="false" style:writing-mode="lr-tb"/>
    </style:style>
    <style:style style:name="P70" style:family="paragraph" style:parent-style-name="Table_20_Contents">
      <style:paragraph-properties fo:text-align="center" style:justify-single-word="false" fo:hyphenation-ladder-count="3" style:writing-mode="lr-tb"/>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1" style:family="paragraph" style:parent-style-name="Table_20_Contents">
      <style:paragraph-properties fo:line-height="115%" fo:text-align="center" style:justify-single-word="false" fo:hyphenation-ladder-count="3" style:writing-mode="lr-tb"/>
      <style:text-properties style:font-name="Linux Libertine S.O.Cist." officeooo:paragraph-rsid="012b99f3"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text-properties style:font-name="Linux Libertine S.O.Cist." fo:font-size="12pt" fo:language="cs" fo:country="CZ" officeooo:paragraph-rsid="000b18d0" style:font-size-asian="12pt" style:font-size-complex="12pt"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text-properties style:font-name="Linux Libertine S.O.Cist." fo:font-size="12pt" fo:language="cs" fo:country="CZ" officeooo:paragraph-rsid="0013823a" style:font-size-asian="12pt" style:font-size-complex="12pt" fo:hyphenate="true" fo:hyphenation-remain-char-count="2" fo:hyphenation-push-char-count="2" loext:hyphenation-no-caps="false"/>
    </style:style>
    <style:style style:name="P76"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77"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f3e75" style:font-size-asian="12pt" style:font-size-complex="12pt"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text-properties style:font-name="Linux Libertine S.O.Cist." fo:font-size="12pt" fo:language="cs" fo:country="CZ" officeooo:paragraph-rsid="001db3ab" style:font-size-asian="12pt"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2"/>
      <style:text-properties style:font-name="Linux Libertine S.O.Cist." fo:font-size="12pt" fo:language="cs" fo:country="CZ" officeooo:paragraph-rsid="00162bad" style:font-size-asian="12pt"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font-size-complex="12pt" fo:hyphenate="true" fo:hyphenation-remain-char-count="2" fo:hyphenation-push-char-count="2" loext:hyphenation-no-caps="false"/>
    </style:style>
    <style:style style:name="P84" style:family="paragraph" style:parent-style-name="Table_20_Contents">
      <style:paragraph-properties fo:line-height="115%" fo:text-align="center" style:justify-single-word="false" fo:hyphenation-ladder-count="3"/>
      <style:text-properties style:font-name="Linux Libertine S.O.Cist." fo:font-size="12pt" fo:language="la" fo:country="VA" style:font-size-asian="12pt" style:font-size-complex="12pt" fo:hyphenate="true" fo:hyphenation-remain-char-count="2" fo:hyphenation-push-char-count="2" loext:hyphenation-no-caps="false"/>
    </style:style>
    <style:style style:name="P85" style:family="paragraph" style:parent-style-name="Table_20_Contents">
      <style:paragraph-properties fo:line-height="100%" fo:text-align="justify" style:justify-single-word="false" fo:hyphenation-ladder-count="3"/>
      <style:text-properties style:font-name="Linux Libertine S.O.Cist." fo:font-size="12pt" fo:language="la" fo:country="VA" officeooo:paragraph-rsid="000f3e75" style:font-size-asian="12pt" style:font-size-complex="12pt"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text-properties style:font-name="Linux Libertine S.O.Cist." fo:font-size="12pt" fo:language="la" fo:country="VA" officeooo:paragraph-rsid="000f0466" style:font-size-asian="12pt"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text-properties style:font-name="Linux Libertine S.O.Cist." fo:font-size="12pt" style:font-size-asian="12pt" style:font-size-complex="12pt" fo:hyphenate="true" fo:hyphenation-remain-char-count="2" fo:hyphenation-push-char-count="2" loext:hyphenation-no-caps="false"/>
    </style:style>
    <style:style style:name="P89" style:family="paragraph" style:parent-style-name="Table_20_Contents">
      <style:paragraph-properties fo:line-height="115%" fo:text-align="center" style:justify-single-word="false" fo:hyphenation-ladder-count="3"/>
      <style:text-properties style:font-name="Linux Libertine S.O.Cist." fo:font-size="12pt" fo:font-weight="normal" style:font-size-asian="14pt" style:font-weight-asian="normal" style:font-size-complex="14pt" style:font-weight-complex="normal" fo:hyphenate="true" fo:hyphenation-remain-char-count="2" fo:hyphenation-push-char-count="2" loext:hyphenation-no-caps="false"/>
    </style:style>
    <style:style style:name="P90" style:family="paragraph" style:parent-style-name="Table_20_Contents">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loext:hyphenation-no-caps="false"/>
    </style:style>
    <style:style style:name="P91" style:family="paragraph" style:parent-style-name="Table_20_Contents">
      <style:paragraph-properties fo:line-height="100%" fo:text-align="justify" style:justify-single-word="false" fo:hyphenation-ladder-count="3"/>
      <style:text-properties style:font-name="Linux Libertine S.O.Cist." fo:font-size="12pt" fo:language="la" fo:country="none" officeooo:paragraph-rsid="000f3e75" style:font-size-asian="12pt" style:font-size-complex="12pt" fo:hyphenate="true" fo:hyphenation-remain-char-count="2" fo:hyphenation-push-char-count="2" loext:hyphenation-no-caps="false"/>
    </style:style>
    <style:style style:name="P92" style:family="paragraph" style:parent-style-name="Table_20_Contents">
      <style:paragraph-properties fo:line-height="115%" fo:text-align="center" style:justify-single-word="false" fo:hyphenation-ladder-count="3"/>
      <style:text-properties style:font-name="Linux Libertine S.O.Cist."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3"/>
      <style:text-properties style:font-name="Linux Libertine S.O.Cist." fo:language="la" fo:country="VA" officeooo:paragraph-rsid="00079127"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style:paragraph-properties fo:line-height="115%" fo:text-align="center" style:justify-single-word="false" fo:hyphenation-ladder-count="3"/>
      <style:text-properties style:font-name="Linux Libertine S.O.Cist." officeooo:rsid="000f3e75" officeooo:paragraph-rsid="000f3e75" fo:hyphenate="true" fo:hyphenation-remain-char-count="2" fo:hyphenation-push-char-count="2" loext:hyphenation-no-caps="false"/>
    </style:style>
    <style:style style:name="P95" style:family="paragraph" style:parent-style-name="Table_20_Contents">
      <style:paragraph-properties fo:text-align="center" style:justify-single-word="false" fo:hyphenation-ladder-count="3"/>
      <style:text-properties style:font-name="Linux Libertine S.O.Cist." officeooo:paragraph-rsid="001db3ab"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2"/>
      <style:text-properties style:font-name="Linux Libertine S.O.Cist." officeooo:paragraph-rsid="00162bad" fo:hyphenate="true" fo:hyphenation-remain-char-count="2" fo:hyphenation-push-char-count="2" loext:hyphenation-no-caps="false"/>
    </style:style>
    <style:style style:name="P97" style:family="paragraph" style:parent-style-name="Table_20_Contents">
      <style:paragraph-properties fo:text-align="justify" style:justify-single-word="false" fo:hyphenation-ladder-count="3"/>
      <style:text-properties fo:color="#00000a" loext:opacity="100%" style:font-name="Linux Libertine S.O.Cist." fo:font-size="12pt" fo:language="la" fo:country="VA" style:font-size-asian="12pt" style:font-size-complex="12pt"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style:font-size-asian="12pt" style:font-size-complex="12pt"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309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473cf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5479a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06"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style:font-size-asian="12pt" style:font-weight-asian="bold" style:font-size-complex="12pt" style:font-weight-complex="bold" fo:hyphenate="true" fo:hyphenation-remain-char-count="2" fo:hyphenation-push-char-count="2" loext:hyphenation-no-caps="false"/>
    </style:style>
    <style:style style:name="P107"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137d74" style:font-size-asian="12pt" style:font-weight-asian="bold" style:font-size-complex="12pt" style:font-weight-complex="bold" fo:hyphenate="true" fo:hyphenation-remain-char-count="2" fo:hyphenation-push-char-count="2" loext:hyphenation-no-caps="false"/>
    </style:style>
    <style:style style:name="P108"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b18d0"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109"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13823a"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11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10ca06b"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12" style:family="paragraph" style:parent-style-name="Table_20_Contents">
      <style:paragraph-properties fo:text-align="center" style:justify-single-word="false" fo:hyphenation-ladder-count="3"/>
      <style:text-properties fo:color="#00000a" loext:opacity="100%"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4"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5" style:family="paragraph" style:parent-style-name="Table_20_Contents">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1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d1fd4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7"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9"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0" style:family="paragraph" style:parent-style-name="Table_20_Contents">
      <style:paragraph-properties fo:text-align="center" style:justify-single-word="false" fo:hyphenation-ladder-count="3"/>
      <style:text-properties fo:color="#00000a" loext:opacity="100%" style:font-name="Bookman BT S.O.Cist.:liga=03" fo:font-size="13pt" fo:language="la" fo:country="VA" fo:font-weight="normal" officeooo:paragraph-rsid="0057a383"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2"/>
      <style:text-properties fo:color="#000000" loext:opacity="100%" style:font-name="Linux Libertine S.O.Cist." fo:font-size="12pt" fo:language="la" fo:country="VA" officeooo:paragraph-rsid="00162bad" style:font-size-asian="12pt" style:language-asian="zh" style:country-asian="CN" style:language-complex="hi" style:country-complex="IN"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text-properties fo:font-variant="normal" fo:text-transform="none"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28" style:family="paragraph" style:parent-style-name="Table_20_Contents">
      <style:paragraph-properties fo:text-align="center" style:justify-single-word="false" fo:hyphenation-ladder-count="3"/>
      <style:text-properties fo:font-variant="normal" fo:text-transform="none" style:use-window-font-color="true" loext:opacity="0%" style:font-name="Linux Libertine S.O.Cist.1" fo:font-size="12pt" fo:language="la" fo:country="VA" officeooo:paragraph-rsid="0089b867" style:font-size-asian="12pt" style:language-asian="zh" style:country-asian="CN" style:language-complex="hi" style:country-complex="IN"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fo:font-variant="normal" fo:text-transform="none" style:use-window-font-color="true" loext:opacity="0%" style:font-name="Linux Libertine S.O.Cist.1" fo:font-size="12pt" fo:language="cs" fo:country="CZ" officeooo:rsid="0089b867" officeooo:paragraph-rsid="0089b867" style:font-size-asian="12pt" style:language-asian="zh" style:country-asian="CN" style:language-complex="hi" style:country-complex="IN"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3"/>
      <style:text-properties fo:font-variant="normal" fo:text-transform="none" style:use-window-font-color="true" loext:opacity="0%" style:font-name="Linux Libertine S.O.Cist.1" fo:font-size="12pt" fo:language="cs" fo:country="CZ" officeooo:paragraph-rsid="0089b867" style:font-size-asian="12pt" style:language-asian="zh" style:country-asian="CN" style:language-complex="hi" style:country-complex="IN" fo:hyphenate="true" fo:hyphenation-remain-char-count="2" fo:hyphenation-push-char-count="2" loext:hyphenation-no-caps="false"/>
    </style:style>
    <style:style style:name="P13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3"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3e7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6"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37"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anguage="cs" fo:country="CZ" officeooo:paragraph-rsid="0089b867" style:font-size-asian="12pt" style:language-asian="zh" style:country-asian="CN" style:language-complex="hi" style:country-complex="IN" fo:hyphenate="true" fo:hyphenation-remain-char-count="2" fo:hyphenation-push-char-count="2" loext:hyphenation-no-caps="false"/>
    </style:style>
    <style:style style:name="P138" style:family="paragraph" style:parent-style-name="Table_20_Contents">
      <style:paragraph-properties fo:line-height="115%" fo:text-align="center" style:justify-single-word="false" fo:hyphenation-ladder-count="3"/>
      <style:text-properties style:font-name="Cloister" fo:font-size="18pt" style:font-size-asian="14pt" style:font-size-complex="14pt" fo:hyphenate="true" fo:hyphenation-remain-char-count="2" fo:hyphenation-push-char-count="2" loext:hyphenation-no-caps="false"/>
    </style:style>
    <style:style style:name="P139" style:family="paragraph" style:parent-style-name="Table_20_Contents">
      <style:paragraph-properties fo:line-height="115%" fo:text-align="center" style:justify-single-word="false" fo:hyphenation-ladder-count="3"/>
      <style:text-properties style:font-name="Cloister" fo:font-size="18pt" officeooo:paragraph-rsid="001ad965" style:font-size-asian="14pt" style:font-size-complex="14pt" fo:hyphenate="true" fo:hyphenation-remain-char-count="2" fo:hyphenation-push-char-count="2" loext:hyphenation-no-caps="false"/>
    </style:style>
    <style:style style:name="P140" style:family="paragraph" style:parent-style-name="Table_20_Contents">
      <style:paragraph-properties fo:line-height="115%" fo:text-align="center" style:justify-single-word="false" fo:hyphenation-ladder-count="3"/>
      <style:text-properties style:font-name="Cloister" fo:font-size="24pt" officeooo:paragraph-rsid="001ad965" style:font-size-asian="14pt" style:font-size-complex="14pt" fo:hyphenate="true" fo:hyphenation-remain-char-count="2" fo:hyphenation-push-char-count="2" loext:hyphenation-no-caps="false"/>
    </style:style>
    <style:style style:name="P141" style:family="paragraph" style:parent-style-name="Table_20_Contents">
      <style:paragraph-properties fo:text-align="center" style:justify-single-word="false" fo:hyphenation-ladder-count="3"/>
      <style:text-properties fo:color="#ff0000" loext:opacity="100%" style:font-name="Linux Libertine S.O.Cist." fo:font-size="12pt" style:font-size-asian="12pt" style:font-size-complex="12pt" fo:hyphenate="true" fo:hyphenation-remain-char-count="2" fo:hyphenation-push-char-count="2" loext:hyphenation-no-caps="false"/>
    </style:style>
    <style:style style:name="P14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14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b18d0" style:font-size-asian="12pt" style:font-size-complex="12pt" fo:hyphenate="true" fo:hyphenation-remain-char-count="2" fo:hyphenation-push-char-count="2" loext:hyphenation-no-caps="false"/>
    </style:style>
    <style:style style:name="P14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3823a" style:font-size-asian="12pt" style:font-size-complex="12pt" fo:hyphenate="true" fo:hyphenation-remain-char-count="2" fo:hyphenation-push-char-count="2" loext:hyphenation-no-caps="false"/>
    </style:style>
    <style:style style:name="P14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147" style:family="paragraph" style:parent-style-name="Table_20_Contents">
      <style:paragraph-properties fo:text-align="justify"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148"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f3e75" style:font-size-asian="12pt" style:font-size-complex="12pt" fo:hyphenate="true" fo:hyphenation-remain-char-count="2" fo:hyphenation-push-char-count="2" loext:hyphenation-no-caps="false"/>
    </style:style>
    <style:style style:name="P14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50"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13391af" style:font-size-asian="12pt" style:language-asian="zh" style:country-asian="CN"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5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156"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fo:font-weight="normal" style:font-size-asian="14pt" style:font-weight-asian="normal" style:font-size-complex="14pt" style:font-weight-complex="normal" fo:hyphenate="true" fo:hyphenation-remain-char-count="2" fo:hyphenation-push-char-count="2" loext:hyphenation-no-caps="false"/>
    </style:style>
    <style:style style:name="P15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58"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fo:font-style="normal" officeooo:paragraph-rsid="00162ba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5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088b8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60"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style:font-size-asian="12pt" style:font-size-complex="12pt" fo:hyphenate="true" fo:hyphenation-remain-char-count="2" fo:hyphenation-push-char-count="2" loext:hyphenation-no-caps="false"/>
    </style:style>
    <style:style style:name="P161"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33682" style:font-size-asian="12pt" style:font-size-complex="12pt" fo:hyphenate="true" fo:hyphenation-remain-char-count="2" fo:hyphenation-push-char-count="2" loext:hyphenation-no-caps="false"/>
    </style:style>
    <style:style style:name="P162" style:family="paragraph" style:parent-style-name="Table_20_Contents">
      <style:paragraph-properties fo:text-align="center" style:justify-single-word="false" fo:hyphenation-ladder-count="3"/>
      <style:text-properties style:font-name="Bookman BT S.O.Cist.:liga=0"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63"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4"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5"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6" style:family="paragraph" style:parent-style-name="Table_20_Contents">
      <style:paragraph-properties fo:text-align="center" style:justify-single-word="false" fo:hyphenation-ladder-count="3"/>
      <style:text-properties style:font-name="Linux Libertine S.O.Cist.1" officeooo:paragraph-rsid="00088b83"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88b83" style:font-size-asian="12pt" fo:hyphenate="true" fo:hyphenation-remain-char-count="2" fo:hyphenation-push-char-count="2" loext:hyphenation-no-caps="false"/>
    </style:style>
    <style:style style:name="P168"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169" style:family="paragraph" style:parent-style-name="Table_20_Contents">
      <style:paragraph-properties fo:line-height="100%" fo:text-align="center" style:justify-single-word="false" fo:hyphenation-ladder-count="3"/>
      <style:text-properties style:use-window-font-color="true" loext:opacity="0%" style:font-name="Linux Libertine S.O.Cist." fo:font-size="12pt" fo:language="la" fo:country="VA" officeooo:paragraph-rsid="013391af" style:font-size-asian="12pt" style:language-asian="zh" style:country-asian="CN" style:font-size-complex="12pt" style:language-complex="hi" style:country-complex="IN" fo:hyphenate="true" fo:hyphenation-remain-char-count="2" fo:hyphenation-push-char-count="2" loext:hyphenation-no-caps="false"/>
    </style:style>
    <style:style style:name="P170" style:family="paragraph" style:parent-style-name="Table_20_Contents">
      <style:paragraph-properties fo:text-align="center" style:justify-single-word="false" fo:hyphenation-ladder-count="3"/>
      <style:text-properties fo:font-variant="small-cap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71" style:family="paragraph" style:parent-style-name="Table_20_Contents">
      <style:paragraph-properties fo:text-align="center" style:justify-single-word="false" fo:hyphenation-ladder-count="3"/>
      <style:text-properties fo:font-variant="small-caps" fo:color="#ff0000" loext:opacity="100%" style:font-name="Linux Libertine S.O.Cist.1" fo:font-size="12pt" fo:language="cs" fo:country="CZ" officeooo:paragraph-rsid="0080b066" style:font-size-asian="12pt" style:language-asian="zh" style:country-asian="CN" style:language-complex="hi" style:country-complex="IN"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33682" style:font-size-asian="12pt" fo:hyphenate="true" fo:hyphenation-remain-char-count="2" fo:hyphenation-push-char-count="2" loext:hyphenation-no-caps="false"/>
    </style:style>
    <style:style style:name="P178" style:family="paragraph" style:parent-style-name="Table_20_Contents">
      <style:paragraph-properties fo:line-height="115%" fo:text-align="center" style:justify-single-word="false" fo:hyphenation-ladder-count="3"/>
      <style:text-properties officeooo:paragraph-rsid="0131da0c" fo:hyphenate="true" fo:hyphenation-remain-char-count="2" fo:hyphenation-push-char-count="2" loext:hyphenation-no-caps="false"/>
    </style:style>
    <style:style style:name="P179" style:family="paragraph" style:parent-style-name="Table_20_Contents">
      <style:paragraph-properties fo:text-align="center" style:justify-single-word="false" fo:hyphenation-ladder-count="2"/>
      <style:text-properties style:font-name="Bookman BT S.O.Cist.:liga=02"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0" style:family="paragraph" style:parent-style-name="Table_20_Contents">
      <style:paragraph-properties fo:text-align="center" style:justify-single-word="false" fo:hyphenation-ladder-count="3"/>
      <style:text-properties officeooo:paragraph-rsid="001db3ab" fo:hyphenate="true" fo:hyphenation-remain-char-count="2" fo:hyphenation-push-char-count="2" loext:hyphenation-no-caps="false"/>
    </style:style>
    <style:style style:name="P181" style:family="paragraph" style:parent-style-name="Table_20_Contents">
      <style:paragraph-properties fo:margin-top="0.101cm" fo:margin-bottom="0cm" style:contextual-spacing="false" fo:line-height="115%" fo:text-align="center" style:justify-single-word="false" fo:hyphenation-ladder-count="3"/>
      <style:text-properties style:font-name="Cloister" fo:font-size="18pt" officeooo:paragraph-rsid="0094598f" style:font-size-asian="18pt" style:font-size-complex="18pt" fo:hyphenate="true" fo:hyphenation-remain-char-count="2" fo:hyphenation-push-char-count="2" loext:hyphenation-no-caps="false"/>
    </style:style>
    <style:style style:name="P182" style:family="paragraph" style:parent-style-name="Table_20_Contents">
      <style:paragraph-properties fo:margin-top="0.101cm" fo:margin-bottom="0cm" style:contextual-spacing="false" fo:line-height="115%" fo:text-align="center" style:justify-single-word="false" fo:hyphenation-ladder-count="3" style:writing-mode="lr-tb"/>
      <style:text-properties style:font-name="Linux Libertine S.O.Cist." officeooo:paragraph-rsid="000f3e75" fo:hyphenate="true" fo:hyphenation-remain-char-count="2" fo:hyphenation-push-char-count="2" loext:hyphenation-no-caps="false"/>
    </style:style>
    <style:style style:name="P183" style:family="paragraph" style:parent-style-name="Table_20_Contents">
      <loext:graphic-properties draw:fill="none"/>
      <style:paragraph-properties fo:margin-left="0cm" fo:margin-right="0cm" fo:text-align="justify" style:justify-single-word="false" fo:orphans="0" fo:widows="0" fo:hyphenation-ladder-count="3" fo:text-indent="0.499cm"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12b99f3" style:font-size-asian="12pt" style:font-size-complex="12pt" fo:hyphenate="true" fo:hyphenation-remain-char-count="2" fo:hyphenation-push-char-count="2" loext:hyphenation-no-caps="false"/>
    </style:style>
    <style:style style:name="P184" style:family="paragraph" style:parent-style-name="Table_20_Contents">
      <loext:graphic-properties draw:fill="none"/>
      <style:paragraph-properties fo:margin-left="0cm" fo:margin-right="0cm" fo:line-height="100%" fo:text-align="justify" style:justify-single-word="false" fo:orphans="0" fo:widows="0" fo:hyphenation-ladder-count="3" fo:text-indent="0.499cm" style:auto-text-indent="false" fo:background-color="transparent" text:number-lines="false" text:line-number="0" style:punctuation-wrap="simple" style:writing-mode="lr-tb">
        <style:drop-cap/>
      </style:paragraph-properties>
      <style:text-properties officeooo:paragraph-rsid="013732df" fo:hyphenate="true" fo:hyphenation-remain-char-count="2" fo:hyphenation-push-char-count="2" loext:hyphenation-no-caps="false"/>
    </style:style>
    <style:style style:name="P185" style:family="paragraph" style:parent-style-name="Table_20_Contents">
      <loext:graphic-properties draw:fill="none"/>
      <style:paragraph-properties fo:margin-left="0cm" fo:margin-right="0cm" fo:text-align="justify" style:justify-single-word="false" fo:orphans="0" fo:widows="0" fo:hyphenation-ladder-count="3" fo:text-indent="0.499cm" style:auto-text-indent="false" fo:background-color="transparent" text:number-lines="false" text:line-number="0" style:punctuation-wrap="simple" style:writing-mode="lr-tb">
        <style:drop-cap/>
      </style:paragraph-properties>
      <style:text-properties style:font-name="Linux Libertine S.O.Cist." fo:font-size="12pt" fo:language="cs" fo:country="CZ" officeooo:rsid="019783c5" officeooo:paragraph-rsid="014d5304" style:font-size-asian="12pt" style:font-size-complex="12pt" fo:hyphenate="true" fo:hyphenation-remain-char-count="2" fo:hyphenation-push-char-count="2" loext:hyphenation-no-caps="false"/>
    </style:style>
    <style:style style:name="P186"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hyphenation-ladder-count="3" fo:text-indent="0.499cm" style:auto-text-indent="false" fo:background-color="transparent" style:punctuation-wrap="simple" style:writing-mode="lr-tb"/>
      <style:text-properties officeooo:paragraph-rsid="0131da0c" fo:hyphenate="true" fo:hyphenation-remain-char-count="2" fo:hyphenation-push-char-count="2" loext:hyphenation-no-caps="false"/>
    </style:style>
    <style:style style:name="P187"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hyphenation-ladder-count="3" fo:text-indent="0.499cm" style:auto-text-indent="false" fo:background-color="transparent" style:punctuation-wrap="simple" style:writing-mode="lr-tb"/>
      <style:text-properties fo:color="#ff0000" loext:opacity="100%" style:font-name="Linux Libertine S.O.Cist." fo:font-size="12pt" fo:language="la" fo:country="VA" officeooo:rsid="0131da0c" officeooo:paragraph-rsid="0131da0c"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88" style:family="paragraph" style:parent-style-name="Standard">
      <loext:graphic-properties draw:fill="none"/>
      <style:paragraph-properties fo:margin-left="0cm" fo:margin-right="0cm" fo:margin-top="0cm" fo:margin-bottom="0cm" style:contextual-spacing="false" fo:line-height="100%" fo:text-align="justify" style:justify-single-word="false" fo:orphans="0" fo:widows="0" fo:hyphenation-ladder-count="3" fo:text-indent="0.499cm" style:auto-text-indent="false" fo:background-color="transparent" style:punctuation-wrap="simple" style:writing-mode="lr-tb"/>
      <style:text-properties fo:color="#ff0000" loext:opacity="100%" style:font-name="Linux Libertine S.O.Cist." fo:font-size="12pt" officeooo:rsid="0131da0c" officeooo:paragraph-rsid="0131da0c" style:font-size-asian="12pt" style:font-name-complex="Times New Roman1" style:font-size-complex="12pt" fo:hyphenate="true" fo:hyphenation-remain-char-count="2" fo:hyphenation-push-char-count="2" loext:hyphenation-no-caps="false"/>
    </style:style>
    <style:style style:name="P189" style:family="paragraph" style:parent-style-name="Standard">
      <style:paragraph-properties fo:text-align="center" style:justify-single-word="false" fo:hyphenation-ladder-count="2"/>
      <style:text-properties fo:color="#ff0000" loext:opacity="100%" style:font-name="Linux Libertine S.O.Cist." fo:font-size="12pt" fo:language="la" fo:country="VA" officeooo:paragraph-rsid="00162bad" style:font-size-asian="12pt" style:font-name-complex="Times New Roman1" style:font-size-complex="12pt" fo:hyphenate="true" fo:hyphenation-remain-char-count="2" fo:hyphenation-push-char-count="2" loext:hyphenation-no-caps="false"/>
    </style:style>
    <style:style style:name="P190" style:family="paragraph" style:parent-style-name="Standard">
      <style:paragraph-properties fo:text-align="justify" style:justify-single-word="false" fo:hyphenation-ladder-count="2"/>
      <style:text-properties fo:color="#ff0000" loext:opacity="100%" style:font-name="Linux Libertine S.O.Cist." fo:font-size="12pt" fo:language="la" fo:country="none" officeooo:paragraph-rsid="00162bad" style:font-size-asian="12pt" style:font-name-complex="Times New Roman1" fo:hyphenate="true" fo:hyphenation-remain-char-count="2" fo:hyphenation-push-char-count="2" loext:hyphenation-no-caps="false"/>
    </style:style>
    <style:style style:name="P191" style:family="paragraph" style:parent-style-name="Standard">
      <style:paragraph-properties fo:text-align="justify" style:justify-single-word="false" fo:hyphenation-ladder-count="2"/>
      <style:text-properties style:font-name="Linux Libertine S.O.Cist." fo:font-size="12pt" fo:language="la" fo:country="VA" officeooo:paragraph-rsid="00162bad" style:font-size-asian="12pt" style:font-name-complex="Times New Roman1" fo:hyphenate="true" fo:hyphenation-remain-char-count="2" fo:hyphenation-push-char-count="2" loext:hyphenation-no-caps="false"/>
    </style:style>
    <style:style style:name="P192" style:family="paragraph" style:parent-style-name="Standard">
      <style:paragraph-properties fo:text-align="justify" style:justify-single-word="false" fo:hyphenation-ladder-count="2"/>
      <style:text-properties style:font-name="Linux Libertine S.O.Cist." fo:font-size="12pt" fo:language="cs" fo:country="CZ" officeooo:paragraph-rsid="00162bad"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93" style:family="paragraph" style:parent-style-name="Table_20_Contents">
      <style:paragraph-properties fo:margin-top="0.152cm" fo:margin-bottom="0cm" style:contextual-spacing="false" fo:line-height="115%" fo:text-align="center" style:justify-single-word="false" fo:hyphenation-ladder-count="3"/>
      <style:text-properties fo:font-size="18pt" officeooo:paragraph-rsid="0131da0c" style:font-size-asian="18pt" style:font-size-complex="18pt" fo:hyphenate="true" fo:hyphenation-remain-char-count="2" fo:hyphenation-push-char-count="2" loext:hyphenation-no-caps="false"/>
    </style:style>
    <style:style style:name="P194" style:family="paragraph" style:parent-style-name="Table_20_Contents">
      <style:paragraph-properties fo:margin-top="0.152cm" fo:margin-bottom="0cm" style:contextual-spacing="false" fo:line-height="115%" fo:text-align="center" style:justify-single-word="false" fo:hyphenation-ladder-count="3"/>
      <style:text-properties officeooo:paragraph-rsid="0131da0c"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05" style:family="paragraph" style:parent-style-name="Standard">
      <style:paragraph-properties fo:margin-top="0cm" fo:margin-bottom="0cm" style:contextual-spacing="false" fo:line-height="100%" fo:text-align="justify" style:justify-single-word="false" fo:hyphenation-ladder-count="4">
        <style:drop-cap style:lines="2" style:style-name="Drop_20_Caps"/>
      </style:paragraph-properties>
      <style:text-properties style:font-name="Linux Libertine S.O.Cist."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06"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font-name-complex="Times New Roman1" fo:hyphenate="true" fo:hyphenation-remain-char-count="2" fo:hyphenation-push-char-count="2" loext:hyphenation-no-caps="false"/>
    </style:style>
    <style:style style:name="P207"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font-name-complex="Times New Roman1" fo:hyphenate="true" fo:hyphenation-remain-char-count="2" fo:hyphenation-push-char-count="2" loext:hyphenation-no-caps="false"/>
    </style:style>
    <style:style style:name="P208"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font-name-complex="Times New Roman1" style:font-weight-complex="bold" fo:hyphenate="true" fo:hyphenation-remain-char-count="2" fo:hyphenation-push-char-count="2" loext:hyphenation-no-caps="false"/>
    </style:style>
    <style:style style:name="P209"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font-name-complex="Times New Roman1" style:font-size-complex="12pt" fo:hyphenate="true" fo:hyphenation-remain-char-count="2" fo:hyphenation-push-char-count="2" loext:hyphenation-no-caps="false"/>
    </style:style>
    <style:style style:name="P210"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font-name-complex="Times New Roman1" style:font-size-complex="12pt" fo:hyphenate="true" fo:hyphenation-remain-char-count="2" fo:hyphenation-push-char-count="2" loext:hyphenation-no-caps="false"/>
    </style:style>
    <style:style style:name="P211"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font-name-complex="Times New Roman1" style:font-size-complex="12pt" fo:hyphenate="true" fo:hyphenation-remain-char-count="2" fo:hyphenation-push-char-count="2" loext:hyphenation-no-caps="false"/>
    </style:style>
    <style:style style:name="P212"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fo:language="cs" fo:country="CZ"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13"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 fo:font-size="12pt" fo:language="cs" fo:country="CZ" officeooo:paragraph-rsid="00e1de7a" style:font-size-asian="12pt" style:font-size-complex="12pt" fo:hyphenate="true" fo:hyphenation-remain-char-count="2" fo:hyphenation-push-char-count="2" loext:hyphenation-no-caps="false"/>
    </style:style>
    <style:style style:name="P214"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style:font-size-asian="12pt" style:font-name-complex="Times New Roman1" fo:hyphenate="true" fo:hyphenation-remain-char-count="2" fo:hyphenation-push-char-count="2" loext:hyphenation-no-caps="false"/>
    </style:style>
    <style:style style:name="P215"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officeooo:paragraph-rsid="00709748" style:font-size-asian="12pt" style:font-name-complex="Times New Roman1" fo:hyphenate="true" fo:hyphenation-remain-char-count="2" fo:hyphenation-push-char-count="2" loext:hyphenation-no-caps="false"/>
    </style:style>
    <style:style style:name="P216"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officeooo:paragraph-rsid="00ec1a1a" style:font-size-asian="12pt" style:font-name-complex="Times New Roman1" fo:hyphenate="true" fo:hyphenation-remain-char-count="2" fo:hyphenation-push-char-count="2" loext:hyphenation-no-caps="false"/>
    </style:style>
    <style:style style:name="P217"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font-size="12pt" style:font-size-asian="12pt" style:font-name-complex="Times New Roman1" fo:hyphenate="true" fo:hyphenation-remain-char-count="2" fo:hyphenation-push-char-count="2" loext:hyphenation-no-caps="false"/>
    </style:style>
    <style:style style:name="P218"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style:font-size-asian="12pt" style:font-name-complex="Times New Roman1" style:font-size-complex="14pt" fo:hyphenate="true" fo:hyphenation-remain-char-count="2" fo:hyphenation-push-char-count="2" loext:hyphenation-no-caps="false"/>
    </style:style>
    <style:style style:name="P219"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font-size="12pt" officeooo:rsid="00734fc6" style:font-size-asian="12pt" style:font-name-complex="Times New Roman1" fo:hyphenate="true" fo:hyphenation-remain-char-count="2" fo:hyphenation-push-char-count="2" loext:hyphenation-no-caps="false"/>
    </style:style>
    <style:style style:name="P220"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221"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222"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223"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224"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officeooo:paragraph-rsid="002185b8" fo:hyphenate="true" fo:hyphenation-remain-char-count="2" fo:hyphenation-push-char-count="2" loext:hyphenation-no-caps="false"/>
    </style:style>
    <style:style style:name="P225"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 officeooo:paragraph-rsid="00e1de7a" fo:hyphenate="true" fo:hyphenation-remain-char-count="2" fo:hyphenation-push-char-count="2" loext:hyphenation-no-caps="false"/>
    </style:style>
    <style:style style:name="P226"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 fo:hyphenate="true" fo:hyphenation-remain-char-count="2" fo:hyphenation-push-char-count="2" loext:hyphenation-no-caps="false"/>
    </style:style>
    <style:style style:name="P227"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228"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officeooo:paragraph-rsid="01250fdc" fo:hyphenate="true" fo:hyphenation-remain-char-count="2" fo:hyphenation-push-char-count="2" loext:hyphenation-no-caps="false"/>
    </style:style>
    <style:style style:name="P229"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230"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073dca5" fo:hyphenate="true" fo:hyphenation-remain-char-count="2" fo:hyphenation-push-char-count="2" loext:hyphenation-no-caps="false"/>
    </style:style>
    <style:style style:name="P231"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02185b8" fo:hyphenate="true" fo:hyphenation-remain-char-count="2" fo:hyphenation-push-char-count="2" loext:hyphenation-no-caps="false"/>
    </style:style>
    <style:style style:name="P232"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11c3093" fo:hyphenate="true" fo:hyphenation-remain-char-count="2" fo:hyphenation-push-char-count="2" loext:hyphenation-no-caps="false"/>
    </style:style>
    <style:style style:name="P233"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0e1de7a" fo:hyphenate="true" fo:hyphenation-remain-char-count="2" fo:hyphenation-push-char-count="2" loext:hyphenation-no-caps="false"/>
    </style:style>
    <style:style style:name="P234"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officeooo:paragraph-rsid="00eac02c" fo:hyphenate="true" fo:hyphenation-remain-char-count="2" fo:hyphenation-push-char-count="2" loext:hyphenation-no-caps="false"/>
    </style:style>
    <style:style style:name="P235"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236"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officeooo:paragraph-rsid="00fe33b8" fo:hyphenate="true" fo:hyphenation-remain-char-count="2" fo:hyphenation-push-char-count="2" loext:hyphenation-no-caps="false"/>
    </style:style>
    <style:style style:name="P237" style:family="paragraph" style:parent-style-name="Standard">
      <style:paragraph-properties fo:margin-top="0cm" fo:margin-bottom="0cm" style:contextual-spacing="false" fo:line-height="100%" fo:text-align="justify" style:justify-single-word="false" fo:hyphenation-ladder-count="3" style:writing-mode="lr-tb">
        <style:drop-cap style:lines="3" style:style-name="Iniciály_20_Velké"/>
      </style:paragraph-properties>
      <style:text-properties fo:hyphenate="true" fo:hyphenation-remain-char-count="2" fo:hyphenation-push-char-count="2" loext:hyphenation-no-caps="false"/>
    </style:style>
    <style:style style:name="P238"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style:font-name="Linux Libertine S.O.Cist." fo:font-size="12pt" fo:language="cs" fo:country="CZ" officeooo:paragraph-rsid="00162bad"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239"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style:font-name="Linux Libertine S.O.Cist." fo:font-size="12pt" fo:language="la" fo:country="VA" officeooo:paragraph-rsid="00162bad" style:font-size-asian="12pt" style:font-name-complex="Times New Roman1" style:font-size-complex="12pt" fo:hyphenate="true" fo:hyphenation-remain-char-count="2" fo:hyphenation-push-char-count="2" loext:hyphenation-no-caps="false"/>
    </style:style>
    <style:style style:name="P240"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officeooo:paragraph-rsid="00162bad" fo:hyphenate="true" fo:hyphenation-remain-char-count="2" fo:hyphenation-push-char-count="2" loext:hyphenation-no-caps="false"/>
    </style:style>
    <style:style style:name="P241" style:family="paragraph" style:parent-style-name="Standard">
      <style:paragraph-properties fo:text-align="justify" style:justify-single-word="false" fo:hyphenation-ladder-count="2">
        <style:drop-cap style:lines="3" style:style-name="Iniciály_20_velké"/>
      </style:paragraph-properties>
      <style:text-properties officeooo:paragraph-rsid="00162bad" fo:hyphenate="true" fo:hyphenation-remain-char-count="2" fo:hyphenation-push-char-count="2" loext:hyphenation-no-caps="false"/>
    </style:style>
    <style:style style:name="P242"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hyphenation-ladder-count="3" fo:text-indent="0.499cm" style:auto-text-indent="false" fo:background-color="transparent" style:punctuation-wrap="simple" style:writing-mode="lr-tb"/>
      <style:text-properties officeooo:paragraph-rsid="0131da0c" fo:hyphenate="true" fo:hyphenation-remain-char-count="2" fo:hyphenation-push-char-count="2" loext:hyphenation-no-caps="false"/>
    </style:style>
    <style:style style:name="P243"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hyphenation-ladder-count="3" fo:text-indent="0.499cm" style:auto-text-indent="false" fo:background-color="transparent" style:punctuation-wrap="simple" style:writing-mode="lr-tb"/>
      <style:text-properties fo:color="#ff0000" loext:opacity="100%" style:font-name="Linux Libertine S.O.Cist." fo:font-size="12pt" fo:language="la" fo:country="VA" officeooo:rsid="0131da0c" officeooo:paragraph-rsid="0131da0c"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44" style:family="paragraph" style:parent-style-name="Standard">
      <loext:graphic-properties draw:fill="none"/>
      <style:paragraph-properties fo:margin-left="0cm" fo:margin-right="0cm" fo:margin-top="0cm" fo:margin-bottom="0cm" style:contextual-spacing="false" fo:line-height="100%" fo:text-align="justify" style:justify-single-word="false" fo:orphans="0" fo:widows="0" fo:hyphenation-ladder-count="3" fo:text-indent="0.499cm" style:auto-text-indent="false" fo:background-color="transparent" style:punctuation-wrap="simple" style:writing-mode="lr-tb"/>
      <style:text-properties fo:color="#ff0000" loext:opacity="100%" style:font-name="Linux Libertine S.O.Cist." fo:font-size="12pt" officeooo:rsid="0131da0c" officeooo:paragraph-rsid="0131da0c" style:font-size-asian="12pt" style:font-name-complex="Times New Roman1" style:font-size-complex="12pt" fo:hyphenate="true" fo:hyphenation-remain-char-count="2" fo:hyphenation-push-char-count="2" loext:hyphenation-no-caps="false"/>
    </style:style>
    <style:style style:name="P2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0f3e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30a648"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4e2b4" style:font-size-asian="12pt" style:language-asian="zh" style:country-asian="CN" style:font-size-complex="12pt" style:language-complex="hi" style:country-complex="IN"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224409" style:font-size-asian="12pt" style:font-size-complex="12pt"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2fc09c" style:font-size-asian="12pt" style:font-size-complex="12pt"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1c16b" style:font-size-asian="12pt" style:font-size-complex="12pt"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225a" style:font-size-asian="12pt" style:font-size-complex="12pt"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40b4b9" style:font-size-asian="12pt" style:font-size-complex="12pt"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9cde" style:font-size-asian="12pt" style:font-size-complex="12pt"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4f4a0c" style:font-size-asian="12pt" style:font-size-complex="12pt"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5e74a4" style:font-size-asian="12pt" style:font-size-complex="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81922e" style:font-size-asian="12pt" style:font-size-complex="12pt"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855957" style:font-size-asian="12pt" style:font-size-complex="12pt"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c8d09e" style:font-size-asian="12pt" style:font-size-complex="12pt"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a3bd7c" style:font-size-asian="12pt" style:font-size-complex="12pt"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d60992" style:font-size-asian="12pt" style:font-size-complex="12pt"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d8dd7c" style:font-size-asian="12pt" style:font-size-complex="12pt"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b9cde" style:font-size-asian="12pt" style:font-size-complex="12pt"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423435" style:font-size-asian="12pt" style:font-size-complex="12pt"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8765a1" style:font-size-asian="12pt" style:font-size-complex="12pt"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cb2140" style:font-size-asian="12pt" style:font-size-complex="12pt"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e67a8f" style:font-size-asian="12pt" style:font-size-complex="12pt"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15ba914" style:font-size-asian="12pt" style:font-size-complex="12pt"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423435" style:font-size-asian="12pt" style:font-size-complex="12pt"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50b519" style:font-size-asian="12pt" style:font-size-complex="12pt"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5e74a4" style:font-size-asian="12pt" style:font-size-complex="12pt"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606148" officeooo:paragraph-rsid="002fc09c" style:font-size-asian="12pt" style:font-size-complex="12pt"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67bbaa" officeooo:paragraph-rsid="0067bbaa" style:font-size-asian="12pt" style:font-size-complex="12pt"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707529" officeooo:paragraph-rsid="0031c16b" style:font-size-asian="12pt" style:font-size-complex="12pt"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f7aa73" officeooo:paragraph-rsid="00d60992" style:font-size-asian="12pt" style:font-size-complex="12pt"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60992" officeooo:paragraph-rsid="00e49faa" style:font-size-asian="12pt" style:font-size-complex="12pt"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db65" officeooo:paragraph-rsid="0040db65" style:font-size-asian="12pt"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la" fo:country="VA" officeooo:paragraph-rsid="001c89bb" style:font-size-asian="12pt" fo:hyphenate="true" fo:hyphenation-remain-char-count="2" fo:hyphenation-push-char-count="2" loext:hyphenation-no-caps="false"/>
    </style:style>
    <style:style style:name="P30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30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officeooo:paragraph-rsid="001db3ab"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db3ab"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4edbee"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9cde"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721110"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225a"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0b519"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26de8"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4d5304"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8dd7c"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ba782"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5debd"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2e095"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officeooo:paragraph-rsid="0164e544"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size="12pt" officeooo:paragraph-rsid="01721110" style:font-size-asian="14pt" style:font-size-complex="12pt" fo:hyphenate="true" fo:hyphenation-remain-char-count="2" fo:hyphenation-push-char-count="2" loext:hyphenation-no-caps="false"/>
    </style:style>
    <style:style style:name="P32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3732df" fo:hyphenate="true" fo:hyphenation-remain-char-count="2" fo:hyphenation-push-char-count="2" loext:hyphenation-no-caps="false"/>
    </style:style>
    <style:style style:name="P32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a5f560" fo:hyphenate="true" fo:hyphenation-remain-char-count="2" fo:hyphenation-push-char-count="2" loext:hyphenation-no-caps="false"/>
    </style:style>
    <style:style style:name="P3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3e75" fo:hyphenate="true" fo:hyphenation-remain-char-count="2" fo:hyphenation-push-char-count="2" loext:hyphenation-no-caps="false"/>
    </style:style>
    <style:style style:name="P3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055f" fo:hyphenate="true" fo:hyphenation-remain-char-count="2" fo:hyphenation-push-char-count="2" loext:hyphenation-no-caps="false"/>
    </style:style>
    <style:style style:name="P3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3ed4d2" fo:hyphenate="true" fo:hyphenation-remain-char-count="2" fo:hyphenation-push-char-count="2" loext:hyphenation-no-caps="false"/>
    </style:style>
    <style:style style:name="P3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af799e"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12b99f3" style:font-size-asian="12pt" style:font-size-complex="12pt"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088b83"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088b83" style:font-size-asian="12pt" style:font-size-complex="12pt"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088b83" style:font-size-asian="12pt" style:font-size-complex="12pt"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088b83" style:font-size-asian="12pt" style:font-style-asian="normal" style:font-size-complex="12pt" style:font-style-complex="normal"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088b83" style:font-size-asian="12pt" style:font-style-asian="normal" style:font-size-complex="12pt" style:font-style-complex="normal" fo:hyphenate="true" fo:hyphenation-remain-char-count="2" fo:hyphenation-push-char-count="2" loext:hyphenation-no-caps="false"/>
    </style:style>
    <style:style style:name="P34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224409" style:font-size-asian="12pt" style:font-size-complex="12pt"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2ede52" style:font-size-asian="12pt" style:font-size-complex="12pt"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34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5e74a4" style:font-size-asian="12pt" style:font-size-complex="12pt"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e37404" style:font-size-asian="12pt" style:font-size-complex="12pt"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d52a56" style:font-size-asian="12pt" style:font-size-complex="12pt"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7e6089" style:font-size-asian="12pt" style:font-size-complex="12pt"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font-size="12pt" fo:language="la" fo:country="VA" style:font-size-asian="12pt" style:font-size-complex="12pt"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4">
        <style:drop-cap style:lines="2" style:style-name="Drop_20_Caps"/>
      </style:paragraph-properties>
      <style:text-properties style:font-name="Linux Libertine S.O.Cist." fo:font-size="12pt" fo:language="la" fo:country="VA" style:font-size-asian="12pt" style:font-size-complex="12pt"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font-size="12pt" style:font-size-asian="12pt" style:font-size-complex="12pt"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35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3">
        <style:drop-cap style:lines="3" style:style-name="Iniciály_20_Velké"/>
      </style:paragraph-properties>
      <style:text-properties fo:color="#00000a" loext:opacity="100%" style:font-name="Linux Libertine S.O.Cist." fo:font-size="12pt" fo:language="la" fo:country="VA" style:font-size-asian="12pt" style:font-size-complex="12pt" fo:hyphenate="true" fo:hyphenation-remain-char-count="2" fo:hyphenation-push-char-count="2" loext:hyphenation-no-caps="false"/>
    </style:style>
    <style:style style:name="P354" style:family="paragraph" style:parent-style-name="Table_20_Contents">
      <style:paragraph-properties fo:text-align="justify" style:justify-single-word="false" fo:hyphenation-ladder-count="3">
        <style:drop-cap style:lines="2" style:style-name="Drop_20_Caps"/>
      </style:paragraph-properties>
      <style:text-properties fo:color="#00000a" loext:opacity="100%" style:font-name="Linux Libertine S.O.Cist." fo:font-size="12pt" fo:language="la" fo:country="VA" style:font-size-asian="12pt" style:font-size-complex="12pt" fo:hyphenate="true" fo:hyphenation-remain-char-count="2" fo:hyphenation-push-char-count="2" loext:hyphenation-no-caps="false"/>
    </style:style>
    <style:style style:name="P355" style:family="paragraph" style:parent-style-name="Table_20_Contents">
      <style:paragraph-properties fo:text-align="justify" style:justify-single-word="false" fo:hyphenation-ladder-count="3">
        <style:drop-cap style:lines="3" style:style-name="Iniciály_20_velké"/>
      </style:paragraph-properties>
      <style:text-properties fo:color="#00000a" loext:opacity="100%" style:font-name="Linux Libertine S.O.Cist." fo:font-size="12pt" fo:language="la" fo:country="VA" style:font-size-asian="12pt" style:font-size-complex="12pt" fo:hyphenate="true" fo:hyphenation-remain-char-count="2" fo:hyphenation-push-char-count="2" loext:hyphenation-no-caps="false"/>
    </style:style>
    <style:style style:name="P356"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7092b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57"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358"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359" style:family="paragraph" style:parent-style-name="Table_20_Contents">
      <style:paragraph-properties fo:text-align="justify" style:justify-single-word="false" fo:hyphenation-ladder-count="3">
        <style:drop-cap style:lines="2" style:style-name="Drop_20_Caps"/>
      </style:paragraph-properties>
      <style:text-properties officeooo:paragraph-rsid="00fdff6a" fo:hyphenate="true" fo:hyphenation-remain-char-count="2" fo:hyphenation-push-char-count="2" loext:hyphenation-no-caps="false"/>
    </style:style>
    <style:style style:name="P360"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21869a6" fo:hyphenate="true" fo:hyphenation-remain-char-count="2" fo:hyphenation-push-char-count="2" loext:hyphenation-no-caps="false"/>
    </style:style>
    <style:style style:name="P36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0b4b9" fo:hyphenate="true" fo:hyphenation-remain-char-count="2" fo:hyphenation-push-char-count="2" loext:hyphenation-no-caps="false"/>
    </style:style>
    <style:style style:name="P36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e9f7a"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0ca06b" fo:hyphenate="true" fo:hyphenation-remain-char-count="2" fo:hyphenation-push-char-count="2" loext:hyphenation-no-caps="false"/>
    </style:style>
    <style:style style:name="P36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false"/>
    </style:style>
    <style:style style:name="P36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0e5949" fo:hyphenate="true" fo:hyphenation-remain-char-count="2" fo:hyphenation-push-char-count="2" loext:hyphenation-no-caps="false"/>
    </style:style>
    <style:style style:name="P36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c716dc" fo:hyphenate="true" fo:hyphenation-remain-char-count="2" fo:hyphenation-push-char-count="2" loext:hyphenation-no-caps="false"/>
    </style:style>
    <style:style style:name="P36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d52a56" fo:hyphenate="true" fo:hyphenation-remain-char-count="2" fo:hyphenation-push-char-count="2" loext:hyphenation-no-caps="false"/>
    </style:style>
    <style:style style:name="P36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loext:hyphenation-no-caps="false"/>
    </style:style>
    <style:style style:name="P370" style:family="paragraph" style:parent-style-name="Table_20_Contents">
      <style:paragraph-properties fo:text-align="justify" style:justify-single-word="false" fo:hyphenation-ladder-count="2">
        <style:drop-cap style:lines="3" style:style-name="Iniciály_20_velké"/>
      </style:paragraph-properties>
      <style:text-properties fo:color="#00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371"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2"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cs" fo:country="CZ" fo:font-style="normal" officeooo:rsid="00cd12cf" officeooo:paragraph-rsid="0080b066"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73"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2ede52" fo:hyphenate="true" fo:hyphenation-remain-char-count="2" fo:hyphenation-push-char-count="2" loext:hyphenation-no-caps="false"/>
    </style:style>
    <style:style style:name="P374"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style:use-window-font-color="true" loext:opacity="0%" style:font-name="Linux Libertine S.O.Cist.1" fo:font-size="12pt" fo:language="cs" fo:country="CZ" officeooo:paragraph-rsid="0089b867" style:font-size-asian="12pt" style:language-asian="zh" style:country-asian="CN" style:language-complex="hi" style:country-complex="IN" fo:hyphenate="true" fo:hyphenation-remain-char-count="2" fo:hyphenation-push-char-count="2" loext:hyphenation-no-caps="false"/>
    </style:style>
    <style:style style:name="P376"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16f85a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77" style:family="paragraph" style:parent-style-name="Table_20_Contents">
      <style:paragraph-properties fo:margin-left="0cm" fo:margin-right="0cm" fo:text-align="justify" style:justify-single-word="false" fo:hyphenation-ladder-count="2" fo:text-indent="0cm" style:auto-text-indent="false">
        <style:drop-cap style:lines="2" style:style-name="Drop_20_Caps"/>
      </style:paragraph-properties>
      <style:text-properties fo:color="#000000" loext:opacity="100%" style:font-name="Linux Libertine S.O.Cist."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378" style:family="paragraph" style:parent-style-name="Table_20_Contents">
      <loext:graphic-properties draw:fill="none"/>
      <style:paragraph-properties fo:margin-left="0cm" fo:margin-right="0cm" fo:text-align="justify" style:justify-single-word="false" fo:orphans="0" fo:widows="0" fo:hyphenation-ladder-count="3" fo:text-indent="0.499cm" style:auto-text-indent="false" fo:background-color="transparent" text:number-lines="false" text:line-number="0" style:punctuation-wrap="simple" style:writing-mode="lr-tb">
        <style:drop-cap/>
      </style:paragraph-properties>
      <style:text-properties style:font-name="Linux Libertine S.O.Cist." fo:font-size="12pt" fo:language="cs" fo:country="CZ" officeooo:rsid="019783c5" officeooo:paragraph-rsid="015ba914" style:font-size-asian="12pt" style:font-size-complex="12pt" fo:hyphenate="true" fo:hyphenation-remain-char-count="2" fo:hyphenation-push-char-count="2" loext:hyphenation-no-caps="false"/>
    </style:style>
    <style:style style:name="P379" style:family="paragraph" style:parent-style-name="Table_20_Contents">
      <loext:graphic-properties draw:fill="none"/>
      <style:paragraph-properties fo:margin-left="0cm" fo:margin-right="0cm" fo:text-align="justify" style:justify-single-word="false" fo:orphans="0" fo:widows="0" fo:hyphenation-ladder-count="3" fo:text-indent="0.499cm" style:auto-text-indent="false" fo:background-color="transparent" text:number-lines="false" text:line-number="0" style:punctuation-wrap="simple" style:writing-mode="lr-tb">
        <style:drop-cap/>
      </style:paragraph-properties>
      <style:text-properties officeooo:paragraph-rsid="010ca06b"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4pt" fo:language="la" fo:country="VA" fo:font-weight="bold" style:font-weight-asian="bold" style:font-weight-complex="bold"/>
    </style:style>
    <style:style style:name="T3" style:family="text">
      <style:text-properties fo:color="#ff0000" loext:opacity="100%" fo:font-size="12pt" style:font-size-asian="12pt"/>
    </style:style>
    <style:style style:name="T4" style:family="text">
      <style:text-properties fo:color="#ff0000" loext:opacity="100%" fo:font-size="12pt" style:font-size-asian="12pt" style:font-name-complex="Times New Roman1"/>
    </style:style>
    <style:style style:name="T5" style:family="text">
      <style:text-properties fo:color="#ff0000" loext:opacity="100%" fo:font-size="12pt" style:font-size-asian="12pt" style:font-name-complex="Times New Roman1" style:font-weight-complex="bold"/>
    </style:style>
    <style:style style:name="T6"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84aa0d"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7b6d3f"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style:font-size-asian="12pt" style:language-asian="zh" style:country-asian="CN" style:font-size-complex="12pt" style:language-complex="hi" style:country-complex="IN"/>
    </style:style>
    <style:style style:name="T12"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13"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14"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15" style:family="text">
      <style:text-properties fo:color="#ff0000" loext:opacity="100%" fo:font-size="12pt" fo:language="la" fo:country="VA" style:font-size-asian="12pt" style:font-name-complex="Times New Roman1"/>
    </style:style>
    <style:style style:name="T16" style:family="text">
      <style:text-properties fo:color="#ff0000" loext:opacity="100%" fo:font-size="12pt" fo:language="la" fo:country="VA" style:font-size-asian="12pt" style:font-name-complex="Times New Roman1" style:font-weight-complex="bold"/>
    </style:style>
    <style:style style:name="T17" style:family="text">
      <style:text-properties fo:color="#ff0000" loext:opacity="100%" fo:font-size="12pt" fo:language="la" fo:country="VA" officeooo:rsid="00e2922b" style:font-size-asian="12pt" style:font-name-complex="Times New Roman1" style:font-weight-complex="bold"/>
    </style:style>
    <style:style style:name="T18"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9"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20" style:family="text">
      <style:text-properties fo:color="#ff0000" loext:opacity="100%" fo:font-size="12pt" fo:letter-spacing="normal" fo:language="la" fo:country="VA" fo:font-style="normal" fo:font-weight="normal" officeooo:rsid="0094598f"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1" style:family="text">
      <style:text-properties fo:color="#ff0000" loext:opacity="100%" fo:font-size="12pt" fo:letter-spacing="normal" fo:language="la" fo:country="VA" fo:font-style="normal" fo:font-weight="normal" officeooo:rsid="007bd570"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 style:family="text">
      <style:text-properties fo:color="#ff0000" loext:opacity="100%" fo:font-size="12pt" fo:letter-spacing="normal" fo:language="la" fo:country="VA" fo:font-style="normal" fo:font-weight="normal" officeooo:rsid="00b5f798"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 style:family="text">
      <style:text-properties fo:color="#ff0000" loext:opacity="100%" fo:language="la" fo:country="VA"/>
    </style:style>
    <style:style style:name="T24" style:family="text">
      <style:text-properties fo:color="#ff0000" loext:opacity="100%" fo:language="la" fo:country="VA" fo:font-weight="bold" style:font-weight-asian="bold" style:font-weight-complex="bold"/>
    </style:style>
    <style:style style:name="T25" style:family="text">
      <style:text-properties fo:color="#ff0000" loext:opacity="100%" fo:language="la" fo:country="VA" fo:font-weight="bold" style:font-weight-asian="bold" style:font-name-complex="Times New Roman1" style:font-weight-complex="bold"/>
    </style:style>
    <style:style style:name="T26" style:family="text">
      <style:text-properties fo:color="#ff0000" loext:opacity="100%" fo:language="la" fo:country="VA" fo:font-weight="bold" officeooo:rsid="00de6516" style:font-weight-asian="bold" style:font-name-complex="Times New Roman1" style:font-weight-complex="bold"/>
    </style:style>
    <style:style style:name="T27"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28" style:family="text">
      <style:text-properties fo:color="#ff0000" loext:opacity="100%" fo:language="la" fo:country="VA" fo:font-weight="normal" officeooo:rsid="003a708e" style:language-asian="zh" style:country-asian="CN" style:font-weight-asian="normal" style:language-complex="hi" style:country-complex="IN" style:font-weight-complex="normal"/>
    </style:style>
    <style:style style:name="T29" style:family="text">
      <style:text-properties fo:color="#ff0000" loext:opacity="100%" fo:language="la" fo:country="VA" fo:font-weight="normal" officeooo:rsid="0070d6de" style:language-asian="zh" style:country-asian="CN" style:font-weight-asian="normal" style:language-complex="hi" style:country-complex="IN" style:font-weight-complex="normal"/>
    </style:style>
    <style:style style:name="T30"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31" style:family="text">
      <style:text-properties fo:color="#ff0000" loext:opacity="100%" fo:language="la" fo:country="VA" fo:font-weight="normal" officeooo:rsid="007bd570" style:language-asian="zh" style:country-asian="CN" style:font-weight-asian="normal" style:language-complex="hi" style:country-complex="IN" style:font-weight-complex="normal"/>
    </style:style>
    <style:style style:name="T32" style:family="text">
      <style:text-properties fo:color="#ff0000" loext:opacity="100%" fo:font-weight="bold" style:font-weight-asian="bold" style:font-name-complex="Times New Roman1"/>
    </style:style>
    <style:style style:name="T33" style:family="text">
      <style:text-properties fo:color="#ff0000" loext:opacity="100%" fo:font-weight="bold" style:font-weight-asian="bold" style:font-name-complex="Times New Roman1" style:font-weight-complex="bold"/>
    </style:style>
    <style:style style:name="T34" style:family="text">
      <style:text-properties fo:color="#ff0000" loext:opacity="100%" fo:font-weight="bold" officeooo:rsid="0055dc8d" style:font-weight-asian="bold" style:font-name-complex="Times New Roman1"/>
    </style:style>
    <style:style style:name="T35" style:family="text">
      <style:text-properties fo:color="#ff0000" loext:opacity="100%" fo:font-weight="bold" officeooo:rsid="0057779f" style:font-weight-asian="bold" style:font-name-complex="Times New Roman1"/>
    </style:style>
    <style:style style:name="T36" style:family="text">
      <style:text-properties fo:color="#ff0000" loext:opacity="100%" fo:font-weight="bold" officeooo:rsid="0057a383" style:font-weight-asian="bold" style:font-name-complex="Times New Roman1"/>
    </style:style>
    <style:style style:name="T37" style:family="text">
      <style:text-properties fo:color="#ff0000" loext:opacity="100%" style:font-name-complex="Times New Roman1"/>
    </style:style>
    <style:style style:name="T38" style:family="text">
      <style:text-properties fo:color="#ff0000" loext:opacity="100%" style:font-name="Cloister1" fo:font-size="18pt" fo:language="la" fo:country="VA" fo:font-weight="bold" style:font-size-asian="18pt" style:language-asian="zh" style:country-asian="CN" style:font-weight-asian="bold" style:font-name-complex="Times New Roman1" style:font-size-complex="18pt" style:language-complex="hi" style:country-complex="IN" style:font-weight-complex="bold"/>
    </style:style>
    <style:style style:name="T39" style:family="text">
      <style:text-properties fo:color="#ff0000"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40" style:family="text">
      <style:text-properties fo:color="#ff0000" loext:opacity="100%" style:font-name="Cloister" fo:font-size="18pt" fo:language="la" fo:country="VA" fo:font-weight="normal" officeooo:rsid="0129bdb6" style:font-name-asian="Andale Sans UI" style:font-size-asian="14pt" style:language-asian="zh" style:country-asian="CN" style:font-weight-asian="normal" style:font-name-complex="Tahoma" style:font-size-complex="14pt" style:language-complex="hi" style:country-complex="IN" style:font-weight-complex="normal"/>
    </style:style>
    <style:style style:name="T41" style:family="text">
      <style:text-properties fo:color="#ff0000" loext:opacity="100%" style:font-name="Cloister" fo:font-size="22pt" fo:language="la" fo:country="VA" fo:font-weight="normal" style:font-size-asian="16pt" style:language-asian="zh" style:country-asian="CN" style:font-weight-asian="normal" style:font-size-complex="16pt" style:language-complex="hi" style:country-complex="IN" style:font-weight-complex="normal"/>
    </style:style>
    <style:style style:name="T42" style:family="text">
      <style:text-properties fo:color="#ff0000" loext:opacity="100%" style:font-name="Cloister" fo:font-size="22pt" fo:language="la" fo:country="VA" fo:font-weight="normal" officeooo:rsid="0131da0c" style:font-size-asian="16pt" style:language-asian="zh" style:country-asian="CN" style:font-weight-asian="normal" style:font-size-complex="16pt" style:language-complex="hi" style:country-complex="IN" style:font-weight-complex="normal"/>
    </style:style>
    <style:style style:name="T43" style:family="text">
      <style:text-properties fo:color="#ff0000" loext:opacity="100%" style:font-name="Cloister" fo:language="la" fo:country="VA" fo:font-weight="normal" officeooo:rsid="0131da0c" style:font-name-asian="Andale Sans UI" style:language-asian="zh" style:country-asian="CN" style:font-weight-asian="normal" style:font-name-complex="Tahoma" style:language-complex="hi" style:country-complex="IN" style:font-weight-complex="normal"/>
    </style:style>
    <style:style style:name="T44" style:family="text">
      <style:text-properties fo:color="#ff0000" loext:opacity="100%" style:font-name="Cloister" fo:language="la" fo:country="VA" fo:font-weight="normal" officeooo:rsid="01700ebd" style:language-asian="zh" style:country-asian="CN" style:font-weight-asian="normal" style:language-complex="hi" style:country-complex="IN" style:font-weight-complex="normal"/>
    </style:style>
    <style:style style:name="T45" style:family="text">
      <style:text-properties fo:color="#ff0000" loext:opacity="100%" style:font-name="Linux Libertine S.O.Cist." fo:font-size="12pt" fo:language="la" fo:country="VA" officeooo:rsid="0131da0c" style:font-size-asian="12pt" style:language-asian="zh" style:country-asian="CN" style:font-name-complex="Times New Roman1" style:language-complex="hi" style:country-complex="IN"/>
    </style:style>
    <style:style style:name="T46" style:family="text">
      <style:text-properties fo:color="#ff0000" loext:opacity="100%" style:font-name="Linux Libertine S.O.Cist." fo:font-size="12pt" fo:language="la" fo:country="VA" officeooo:rsid="013858b0" style:font-size-asian="12pt" style:language-asian="zh" style:country-asian="CN" style:font-name-complex="Times New Roman1" style:language-complex="hi" style:country-complex="IN"/>
    </style:style>
    <style:style style:name="T47" style:family="text">
      <style:text-properties fo:color="#ff0000" loext:opacity="100%" style:font-name="Linux Libertine S.O.Cist." fo:font-size="12pt" fo:language="la" fo:country="VA" officeooo:rsid="0163e2f4" style:font-size-asian="12pt" style:language-asian="zh" style:country-asian="CN" style:font-name-complex="Times New Roman1" style:language-complex="hi" style:country-complex="IN"/>
    </style:style>
    <style:style style:name="T48" style:family="text">
      <style:text-properties fo:color="#ff0000" loext:opacity="100%" style:font-name="Linux Libertine S.O.Cist." fo:font-size="12pt" fo:language="la" fo:country="VA" officeooo:rsid="0131da0c" style:font-name-asian="Andale Sans UI" style:font-size-asian="12pt" style:language-asian="zh" style:country-asian="CN" style:font-name-complex="Times New Roman1" style:font-size-complex="12pt" style:language-complex="hi" style:country-complex="IN"/>
    </style:style>
    <style:style style:name="T49" style:family="text">
      <style:text-properties fo:color="#ff0000" loext:opacity="100%" style:font-name="Linux Libertine S.O.Cist." fo:font-size="12pt" fo:language="la" fo:country="VA" officeooo:rsid="0163e2f4" style:font-name-asian="Andale Sans UI" style:font-size-asian="12pt" style:language-asian="zh" style:country-asian="CN" style:font-name-complex="Times New Roman1" style:font-size-complex="12pt" style:language-complex="hi" style:country-complex="IN"/>
    </style:style>
    <style:style style:name="T50" style:family="text">
      <style:text-properties fo:color="#ff0000" loext:opacity="100%" style:font-name="Bookman BT S.O.Cist." fo:font-size="12pt" fo:language="la" fo:country="VA" fo:font-weight="normal" officeooo:rsid="0131da0c"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51" style:family="text">
      <style:text-properties fo:color="#ff0000" loext:opacity="100%" style:font-name="Linux Libertine S.O.Cist.2" fo:font-size="12pt" fo:language="la" fo:country="VA" fo:font-weight="normal" officeooo:rsid="00b54a8c" style:font-size-asian="12pt" style:language-asian="zh" style:country-asian="CN" style:font-weight-asian="normal" style:font-name-complex="Linux Libertine S.O.Cist.3" style:font-size-complex="14pt" style:language-complex="hi" style:country-complex="IN" style:font-weight-complex="normal"/>
    </style:style>
    <style:style style:name="T52" style:family="text">
      <style:text-properties fo:font-size="12pt" fo:language="la" fo:country="VA" fo:font-weight="bold" style:font-size-asian="12pt" style:font-weight-asian="bold" style:font-size-complex="12pt" style:font-weight-complex="bold"/>
    </style:style>
    <style:style style:name="T53" style:family="text">
      <style:text-properties fo:font-size="12pt" fo:language="la" fo:country="VA" style:font-size-asian="12pt" style:font-size-complex="12pt"/>
    </style:style>
    <style:style style:name="T54" style:family="text">
      <style:text-properties fo:font-size="12pt" fo:language="la" fo:country="VA" officeooo:rsid="00221d9f" style:font-size-asian="12pt" style:font-size-complex="12pt"/>
    </style:style>
    <style:style style:name="T55" style:family="text">
      <style:text-properties fo:font-size="12pt" fo:language="la" fo:country="VA" style:font-size-asian="12pt" style:language-asian="zh" style:country-asian="CN" style:font-size-complex="12pt" style:language-complex="hi" style:country-complex="IN"/>
    </style:style>
    <style:style style:name="T56" style:family="text">
      <style:text-properties fo:font-size="12pt" fo:language="la" fo:country="VA" style:font-size-asian="12pt" style:language-asian="zh" style:country-asian="CN" style:font-name-complex="Times New Roman1" style:language-complex="hi" style:country-complex="IN"/>
    </style:style>
    <style:style style:name="T57" style:family="text">
      <style:text-properties fo:font-size="12pt" fo:language="la" fo:country="VA" style:font-size-asian="12pt" style:font-name-complex="Times New Roman1"/>
    </style:style>
    <style:style style:name="T58" style:family="text">
      <style:text-properties fo:font-size="12pt" fo:language="la" fo:country="VA" style:font-size-asian="12pt" style:font-name-complex="Times New Roman1" style:font-size-complex="12pt"/>
    </style:style>
    <style:style style:name="T59" style:family="text">
      <style:text-properties fo:font-size="12pt" fo:language="la" fo:country="VA" style:font-size-asian="12pt" style:font-name-complex="Times New Roman1" style:font-weight-complex="bold"/>
    </style:style>
    <style:style style:name="T60" style:family="text">
      <style:text-properties fo:font-size="12pt" fo:language="la" fo:country="VA" officeooo:rsid="00e2922b" style:font-size-asian="12pt" style:font-name-complex="Times New Roman1" style:font-weight-complex="bold"/>
    </style:style>
    <style:style style:name="T61" style:family="text">
      <style:text-properties fo:font-size="12pt" fo:language="la" fo:country="VA" fo:font-style="normal" style:font-size-asian="12pt" style:language-asian="zh" style:country-asian="CN" style:font-style-asian="normal" style:font-size-complex="12pt" style:language-complex="hi" style:country-complex="IN" style:font-style-complex="normal"/>
    </style:style>
    <style:style style:name="T62" style:family="text">
      <style:text-properties fo:font-size="12pt" style:font-size-asian="12pt"/>
    </style:style>
    <style:style style:name="T63" style:family="text">
      <style:text-properties fo:font-size="12pt" style:font-size-asian="12pt" style:font-size-complex="12pt"/>
    </style:style>
    <style:style style:name="T64" style:family="text">
      <style:text-properties fo:font-size="12pt" officeooo:rsid="0027ec01" style:font-size-asian="12pt" style:font-size-complex="12pt"/>
    </style:style>
    <style:style style:name="T65" style:family="text">
      <style:text-properties fo:font-size="12pt" officeooo:rsid="0028df4d" style:font-size-asian="12pt" style:font-size-complex="12pt"/>
    </style:style>
    <style:style style:name="T66" style:family="text">
      <style:text-properties fo:font-size="12pt" officeooo:rsid="00298301" style:font-size-asian="12pt" style:font-size-complex="12pt"/>
    </style:style>
    <style:style style:name="T67" style:family="text">
      <style:text-properties fo:font-size="12pt" officeooo:rsid="002b25ad" style:font-size-asian="12pt" style:font-size-complex="12pt"/>
    </style:style>
    <style:style style:name="T68" style:family="text">
      <style:text-properties fo:font-size="12pt" officeooo:rsid="002c8e49" style:font-size-asian="12pt" style:font-size-complex="12pt"/>
    </style:style>
    <style:style style:name="T69" style:family="text">
      <style:text-properties fo:font-size="12pt" officeooo:rsid="00fdff6a" style:font-size-asian="12pt" style:font-size-complex="12pt"/>
    </style:style>
    <style:style style:name="T70" style:family="text">
      <style:text-properties fo:font-size="12pt" officeooo:rsid="01271cf0" style:font-size-asian="12pt" style:font-size-complex="12pt"/>
    </style:style>
    <style:style style:name="T71" style:family="text">
      <style:text-properties fo:font-size="12pt" style:font-size-asian="12pt" style:font-name-complex="Times New Roman1"/>
    </style:style>
    <style:style style:name="T72" style:family="text">
      <style:text-properties fo:font-size="12pt" style:font-size-asian="12pt" style:font-name-complex="Times New Roman1" style:font-size-complex="12pt"/>
    </style:style>
    <style:style style:name="T73" style:family="text">
      <style:text-properties fo:font-size="12pt" officeooo:rsid="00b31fbf" style:font-size-asian="12pt" style:font-name-complex="Times New Roman1" style:font-size-complex="12pt"/>
    </style:style>
    <style:style style:name="T74" style:family="text">
      <style:text-properties fo:font-size="12pt" officeooo:rsid="00bd7a1d" style:font-size-asian="12pt" style:font-name-complex="Times New Roman1" style:font-size-complex="12pt"/>
    </style:style>
    <style:style style:name="T75" style:family="text">
      <style:text-properties fo:font-size="12pt" style:font-size-asian="12pt" style:font-name-complex="Times New Roman1" style:font-weight-complex="bold"/>
    </style:style>
    <style:style style:name="T76" style:family="text">
      <style:text-properties fo:font-size="12pt" officeooo:rsid="001fc989" style:font-size-asian="12pt" style:font-name-complex="Times New Roman1"/>
    </style:style>
    <style:style style:name="T77" style:family="text">
      <style:text-properties fo:font-size="12pt" officeooo:rsid="0020b7d9" style:font-size-asian="12pt" style:font-name-complex="Times New Roman1"/>
    </style:style>
    <style:style style:name="T78" style:family="text">
      <style:text-properties fo:font-size="12pt" officeooo:rsid="0055dc8d" style:font-size-asian="12pt" style:font-name-complex="Times New Roman1"/>
    </style:style>
    <style:style style:name="T79" style:family="text">
      <style:text-properties fo:font-size="12pt" officeooo:rsid="00fe33b8" style:font-size-asian="12pt" style:font-name-complex="Times New Roman1"/>
    </style:style>
    <style:style style:name="T80" style:family="text">
      <style:text-properties fo:font-size="12pt" officeooo:rsid="012dd94e" style:font-size-asian="12pt" style:font-name-complex="Times New Roman1"/>
    </style:style>
    <style:style style:name="T81" style:family="text">
      <style:text-properties fo:font-size="12pt" officeooo:rsid="012f536c" style:font-size-asian="12pt" style:font-name-complex="Times New Roman1"/>
    </style:style>
    <style:style style:name="T82" style:family="text">
      <style:text-properties fo:font-size="12pt" officeooo:rsid="003e249b" style:font-size-asian="12pt"/>
    </style:style>
    <style:style style:name="T83" style:family="text">
      <style:text-properties fo:font-size="12pt" fo:font-style="normal" style:font-size-asian="12pt" style:font-style-asian="normal" style:font-size-complex="12pt" style:font-style-complex="normal"/>
    </style:style>
    <style:style style:name="T84" style:family="text">
      <style:text-properties fo:font-size="12pt" fo:language="cs" fo:country="CZ" style:font-size-asian="12pt" style:font-size-complex="12pt"/>
    </style:style>
    <style:style style:name="T85" style:family="text">
      <style:text-properties fo:font-size="12pt" fo:language="cs" fo:country="CZ" officeooo:rsid="00afa60b" style:font-size-asian="12pt" style:font-size-complex="12pt"/>
    </style:style>
    <style:style style:name="T86" style:family="text">
      <style:text-properties fo:font-size="12pt" fo:language="cs" fo:country="CZ" officeooo:rsid="001e92b2" style:font-size-asian="12pt" style:font-size-complex="12pt"/>
    </style:style>
    <style:style style:name="T87" style:family="text">
      <style:text-properties fo:font-size="12pt" fo:language="cs" fo:country="CZ" officeooo:rsid="0016d416" style:font-size-asian="12pt" style:font-size-complex="12pt"/>
    </style:style>
    <style:style style:name="T88" style:family="text">
      <style:text-properties fo:font-size="12pt" fo:language="cs" fo:country="CZ" officeooo:rsid="00eaa362" style:font-size-asian="12pt" style:font-size-complex="12pt"/>
    </style:style>
    <style:style style:name="T89" style:family="text">
      <style:text-properties fo:font-size="12pt" fo:language="cs" fo:country="CZ" officeooo:rsid="0028b0db" style:font-size-asian="12pt" style:font-size-complex="12pt"/>
    </style:style>
    <style:style style:name="T90" style:family="text">
      <style:text-properties fo:font-size="12pt" fo:language="cs" fo:country="CZ" style:font-size-asian="12pt" style:language-asian="zh" style:country-asian="CN" style:font-name-complex="Times New Roman1" style:font-size-complex="12pt" style:language-complex="hi" style:country-complex="IN"/>
    </style:style>
    <style:style style:name="T91" style:family="text">
      <style:text-properties fo:font-size="12pt" fo:language="cs" fo:country="CZ" officeooo:rsid="001d584b" style:font-size-asian="12pt" style:language-asian="zh" style:country-asian="CN" style:font-name-complex="Times New Roman1" style:font-size-complex="12pt" style:language-complex="hi" style:country-complex="IN"/>
    </style:style>
    <style:style style:name="T92" style:family="text">
      <style:text-properties fo:font-size="12pt" fo:language="cs" fo:country="CZ" officeooo:rsid="011a8ced" style:font-size-asian="12pt" style:language-asian="zh" style:country-asian="CN" style:font-name-complex="Times New Roman1" style:font-size-complex="12pt" style:language-complex="hi" style:country-complex="IN"/>
    </style:style>
    <style:style style:name="T93" style:family="text">
      <style:text-properties fo:font-size="12pt" fo:language="cs" fo:country="CZ" officeooo:rsid="001fc989" style:font-size-asian="12pt" style:language-asian="zh" style:country-asian="CN" style:font-name-complex="Times New Roman1" style:font-size-complex="12pt" style:language-complex="hi" style:country-complex="IN"/>
    </style:style>
    <style:style style:name="T94" style:family="text">
      <style:text-properties fo:font-size="12pt" fo:language="cs" fo:country="CZ" officeooo:rsid="0155061e" style:font-size-asian="12pt" style:language-asian="zh" style:country-asian="CN" style:font-name-complex="Times New Roman1" style:font-size-complex="12pt" style:language-complex="hi" style:country-complex="IN"/>
    </style:style>
    <style:style style:name="T95" style:family="text">
      <style:text-properties fo:color="#00000a" loext:opacity="100%"/>
    </style:style>
    <style:style style:name="T96" style:family="text">
      <style:text-properties fo:color="#00000a" loext:opacity="100%" fo:font-size="12pt" fo:language="la" fo:country="VA" style:font-size-asian="12pt" style:font-size-complex="12pt"/>
    </style:style>
    <style:style style:name="T97" style:family="text">
      <style:text-properties fo:color="#00000a" loext:opacity="100%" fo:font-size="12pt" fo:language="la" fo:country="VA" officeooo:rsid="0019e30e" style:font-size-asian="12pt" style:font-size-complex="12pt"/>
    </style:style>
    <style:style style:name="T98" style:family="text">
      <style:text-properties fo:color="#00000a" loext:opacity="100%" fo:font-size="12pt" fo:letter-spacing="normal" fo:language="la" fo:country="VA" fo:font-weight="normal" officeooo:rsid="0131da0c"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99" style:family="text">
      <style:text-properties fo:color="#00000a" loext:opacity="100%" fo:language="la" fo:country="VA" fo:font-weight="normal" officeooo:rsid="00272637" style:language-asian="zh" style:country-asian="CN" style:font-weight-asian="normal" style:language-complex="hi" style:country-complex="IN" style:font-weight-complex="normal"/>
    </style:style>
    <style:style style:name="T100" style:family="text">
      <style:text-properties fo:color="#00000a" loext:opacity="100%" fo:language="la" fo:country="VA" fo:font-weight="normal" officeooo:rsid="0094598f" style:language-asian="zh" style:country-asian="CN" style:font-weight-asian="normal" style:language-complex="hi" style:country-complex="IN" style:font-weight-complex="normal"/>
    </style:style>
    <style:style style:name="T101" style:family="text">
      <style:text-properties fo:color="#00000a" loext:opacity="100%" fo:language="la" fo:country="VA" fo:font-weight="normal" officeooo:rsid="007bd570" style:language-asian="zh" style:country-asian="CN" style:font-weight-asian="normal" style:language-complex="hi" style:country-complex="IN" style:font-weight-complex="normal"/>
    </style:style>
    <style:style style:name="T102" style:family="text">
      <style:text-properties fo:color="#00000a" loext:opacity="100%" officeooo:rsid="0120e79f"/>
    </style:style>
    <style:style style:name="T103" style:family="text">
      <style:text-properties fo:color="#00000a" loext:opacity="100%" officeooo:rsid="00eaa362"/>
    </style:style>
    <style:style style:name="T104" style:family="text">
      <style:text-properties fo:color="#00000a" loext:opacity="100%" fo:font-style="italic" officeooo:rsid="0120e79f" style:font-style-asian="italic" style:font-style-complex="italic"/>
    </style:style>
    <style:style style:name="T105" style:family="text">
      <style:text-properties fo:color="#00000a" loext:opacity="100%" fo:font-style="italic" officeooo:rsid="016b865b" style:font-name-asian="Andale Sans UI" style:language-asian="zh" style:country-asian="CN" style:font-style-asian="italic" style:font-name-complex="Tahoma" style:language-complex="hi" style:country-complex="IN" style:font-style-complex="italic"/>
    </style:style>
    <style:style style:name="T106" style:family="text">
      <style:text-properties fo:color="#00000a" loext:opacity="100%" style:font-name="Linux Libertine S.O.Cist." fo:font-size="12pt" fo:language="cs" fo:country="CZ" officeooo:rsid="0067414b" style:font-name-asian="Andale Sans UI" style:font-size-asian="12pt" style:language-asian="zh" style:country-asian="CN" style:font-name-complex="Tahoma" style:font-size-complex="12pt" style:language-complex="hi" style:country-complex="IN"/>
    </style:style>
    <style:style style:name="T107" style:family="text">
      <style:text-properties fo:color="#00000a" loext:opacity="100%" style:font-name="Linux Libertine S.O.Cist." fo:font-size="12pt" fo:language="cs" fo:country="CZ" officeooo:rsid="010b9f4d" style:font-name-asian="Andale Sans UI" style:font-size-asian="12pt" style:language-asian="zh" style:country-asian="CN" style:font-name-complex="Tahoma" style:font-size-complex="12pt" style:language-complex="hi" style:country-complex="IN"/>
    </style:style>
    <style:style style:name="T108" style:family="text">
      <style:text-properties fo:color="#00000a" loext:opacity="100%" style:font-name="Linux Libertine S.O.Cist." fo:font-size="12pt" fo:language="cs" fo:country="CZ" officeooo:rsid="010ca06b" style:font-name-asian="Andale Sans UI" style:font-size-asian="12pt" style:language-asian="zh" style:country-asian="CN" style:font-name-complex="Tahoma" style:font-size-complex="12pt" style:language-complex="hi" style:country-complex="IN"/>
    </style:style>
    <style:style style:name="T109" style:family="text">
      <style:text-properties fo:color="#00000a" loext:opacity="100%" style:font-name="Linux Libertine S.O.Cist." fo:font-size="12pt" fo:language="cs" fo:country="CZ" officeooo:rsid="018e7b1a" style:font-name-asian="Andale Sans UI" style:font-size-asian="12pt" style:language-asian="zh" style:country-asian="CN" style:font-name-complex="Tahoma" style:font-size-complex="12pt" style:language-complex="hi" style:country-complex="IN"/>
    </style:style>
    <style:style style:name="T110" style:family="text">
      <style:text-properties fo:color="#00000a" loext:opacity="100%" style:font-name="Linux Libertine S.O.Cist." fo:font-size="12pt" fo:language="cs" fo:country="CZ" officeooo:rsid="010e5949" style:font-name-asian="Andale Sans UI" style:font-size-asian="12pt" style:language-asian="zh" style:country-asian="CN" style:font-name-complex="Tahoma" style:font-size-complex="12pt" style:language-complex="hi" style:country-complex="IN"/>
    </style:style>
    <style:style style:name="T111" style:family="text">
      <style:text-properties fo:color="#00000a" loext:opacity="100%" style:font-name="Linux Libertine S.O.Cist." fo:font-size="12pt" fo:language="cs" fo:country="CZ" officeooo:rsid="019783c5" style:font-name-asian="Andale Sans UI" style:font-size-asian="12pt" style:language-asian="zh" style:country-asian="CN" style:font-name-complex="Tahoma" style:font-size-complex="12pt" style:language-complex="hi" style:country-complex="IN"/>
    </style:style>
    <style:style style:name="T112" style:family="text">
      <style:text-properties fo:color="#00000a" loext:opacity="100%" style:font-name="Linux Libertine S.O.Cist." fo:font-size="12pt" fo:language="cs" fo:country="CZ" officeooo:rsid="002397a9" style:font-name-asian="Andale Sans UI" style:font-size-asian="12pt" style:language-asian="zh" style:country-asian="CN" style:font-name-complex="Tahoma" style:font-size-complex="12pt" style:language-complex="hi" style:country-complex="IN"/>
    </style:style>
    <style:style style:name="T113" style:family="text">
      <style:text-properties fo:color="#00000a" loext:opacity="100%" style:font-name="Linux Libertine S.O.Cist." fo:font-size="12pt" fo:language="cs" fo:country="CZ" officeooo:rsid="002efb8f" style:font-name-asian="Andale Sans UI" style:font-size-asian="12pt" style:language-asian="zh" style:country-asian="CN" style:font-name-complex="Tahoma" style:font-size-complex="12pt" style:language-complex="hi" style:country-complex="IN"/>
    </style:style>
    <style:style style:name="T114" style:family="text">
      <style:text-properties fo:color="#00000a" loext:opacity="100%" style:font-name="Linux Libertine S.O.Cist." fo:font-size="12pt" fo:language="cs" fo:country="CZ" officeooo:rsid="0119743f" style:font-name-asian="Andale Sans UI" style:font-size-asian="12pt" style:language-asian="zh" style:country-asian="CN" style:font-name-complex="Tahoma" style:font-size-complex="12pt" style:language-complex="hi" style:country-complex="IN"/>
    </style:style>
    <style:style style:name="T115" style:family="text">
      <style:text-properties fo:color="#00000a" loext:opacity="100%" style:font-name="Linux Libertine S.O.Cist." fo:font-size="12pt" fo:language="cs" fo:country="CZ" officeooo:rsid="00d52a56" style:font-name-asian="Andale Sans UI" style:font-size-asian="12pt" style:language-asian="zh" style:country-asian="CN" style:font-name-complex="Tahoma" style:font-size-complex="12pt" style:language-complex="hi" style:country-complex="IN"/>
    </style:style>
    <style:style style:name="T116" style:family="text">
      <style:text-properties fo:color="#00000a" loext:opacity="100%" style:font-name="Linux Libertine S.O.Cist." fo:font-size="12pt" fo:language="cs" fo:country="CZ" officeooo:rsid="0120b41f" style:font-name-asian="Andale Sans UI" style:font-size-asian="12pt" style:language-asian="zh" style:country-asian="CN" style:font-name-complex="Tahoma" style:font-size-complex="12pt" style:language-complex="hi" style:country-complex="IN"/>
    </style:style>
    <style:style style:name="T117" style:family="text">
      <style:text-properties fo:color="#00000a" loext:opacity="100%" style:font-name="Linux Libertine S.O.Cist." fo:font-size="12pt" fo:language="cs" fo:country="CZ" officeooo:rsid="0120e1cc" style:font-name-asian="Andale Sans UI" style:font-size-asian="12pt" style:language-asian="zh" style:country-asian="CN" style:font-name-complex="Tahoma" style:font-size-complex="12pt" style:language-complex="hi" style:country-complex="IN"/>
    </style:style>
    <style:style style:name="T118" style:family="text">
      <style:text-properties fo:color="#00000a" loext:opacity="100%" style:font-name="Linux Libertine S.O.Cist." fo:font-size="12pt" fo:language="cs" fo:country="CZ" officeooo:rsid="01271cf0" style:font-name-asian="Andale Sans UI" style:font-size-asian="12pt" style:language-asian="zh" style:country-asian="CN" style:font-name-complex="Tahoma" style:font-size-complex="12pt" style:language-complex="hi" style:country-complex="IN"/>
    </style:style>
    <style:style style:name="T119" style:family="text">
      <style:text-properties fo:color="#00000a" loext:opacity="100%" style:font-name="Linux Libertine S.O.Cist." fo:font-size="12pt" fo:language="cs" fo:country="CZ" officeooo:rsid="01290f71" style:font-name-asian="Andale Sans UI" style:font-size-asian="12pt" style:language-asian="zh" style:country-asian="CN" style:font-name-complex="Tahoma" style:font-size-complex="12pt" style:language-complex="hi" style:country-complex="IN"/>
    </style:style>
    <style:style style:name="T120" style:family="text">
      <style:text-properties fo:color="#00000a" loext:opacity="100%" style:font-name="Linux Libertine S.O.Cist." fo:font-size="12pt" fo:language="cs" fo:country="CZ" officeooo:rsid="012dd94e" style:font-name-asian="Andale Sans UI" style:font-size-asian="12pt" style:language-asian="zh" style:country-asian="CN" style:font-name-complex="Tahoma" style:font-size-complex="12pt" style:language-complex="hi" style:country-complex="IN"/>
    </style:style>
    <style:style style:name="T121" style:family="text">
      <style:text-properties fo:color="#00000a" loext:opacity="100%" style:font-name="Linux Libertine S.O.Cist." fo:font-size="12pt" fo:language="cs" fo:country="CZ" officeooo:rsid="01309b83" style:font-name-asian="Andale Sans UI" style:font-size-asian="12pt" style:language-asian="zh" style:country-asian="CN" style:font-name-complex="Tahoma" style:font-size-complex="12pt" style:language-complex="hi" style:country-complex="IN"/>
    </style:style>
    <style:style style:name="T122" style:family="text">
      <style:text-properties fo:color="#00000a" loext:opacity="100%" style:font-name="Linux Libertine S.O.Cist." fo:font-size="12pt" fo:language="cs" fo:country="CZ" officeooo:rsid="0131da0c" style:font-name-asian="Andale Sans UI" style:font-size-asian="12pt" style:language-asian="zh" style:country-asian="CN" style:font-name-complex="Tahoma" style:font-size-complex="12pt" style:language-complex="hi" style:country-complex="IN"/>
    </style:style>
    <style:style style:name="T123" style:family="text">
      <style:text-properties fo:color="#00000a" loext:opacity="100%" style:font-name="Linux Libertine S.O.Cist." fo:font-size="12pt" fo:language="cs" fo:country="CZ" officeooo:rsid="01380d23" style:font-name-asian="Andale Sans UI" style:font-size-asian="12pt" style:language-asian="zh" style:country-asian="CN" style:font-name-complex="Tahoma" style:font-size-complex="12pt" style:language-complex="hi" style:country-complex="IN"/>
    </style:style>
    <style:style style:name="T124" style:family="text">
      <style:text-properties fo:color="#00000a" loext:opacity="100%" style:font-name="Linux Libertine S.O.Cist." fo:font-size="12pt" fo:language="cs" fo:country="CZ" officeooo:rsid="013a5efa" style:font-name-asian="Andale Sans UI" style:font-size-asian="12pt" style:language-asian="zh" style:country-asian="CN" style:font-name-complex="Tahoma" style:font-size-complex="12pt" style:language-complex="hi" style:country-complex="IN"/>
    </style:style>
    <style:style style:name="T125" style:family="text">
      <style:text-properties fo:color="#00000a" loext:opacity="100%" style:font-name="Linux Libertine S.O.Cist." fo:font-size="12pt" fo:language="cs" fo:country="CZ" officeooo:rsid="0144bef8" style:font-name-asian="Andale Sans UI" style:font-size-asian="12pt" style:language-asian="zh" style:country-asian="CN" style:font-name-complex="Tahoma" style:font-size-complex="12pt" style:language-complex="hi" style:country-complex="IN"/>
    </style:style>
    <style:style style:name="T126" style:family="text">
      <style:text-properties fo:color="#00000a" loext:opacity="100%" style:font-name="Linux Libertine S.O.Cist."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27" style:family="text">
      <style:text-properties fo:color="#00000a" loext:opacity="100%" style:font-name="Linux Libertine S.O.Cist." fo:font-size="12pt" fo:language="cs" fo:country="CZ" officeooo:rsid="01492add" style:font-name-asian="Andale Sans UI" style:font-size-asian="12pt" style:language-asian="zh" style:country-asian="CN" style:font-name-complex="Tahoma" style:font-size-complex="12pt" style:language-complex="hi" style:country-complex="IN"/>
    </style:style>
    <style:style style:name="T128" style:family="text">
      <style:text-properties fo:color="#00000a" loext:opacity="100%" style:font-name="Linux Libertine S.O.Cist." fo:font-size="12pt" fo:language="cs" fo:country="CZ" officeooo:rsid="014b8df8" style:font-name-asian="Andale Sans UI" style:font-size-asian="12pt" style:language-asian="zh" style:country-asian="CN" style:font-name-complex="Tahoma" style:font-size-complex="12pt" style:language-complex="hi" style:country-complex="IN"/>
    </style:style>
    <style:style style:name="T129" style:family="text">
      <style:text-properties fo:color="#00000a" loext:opacity="100%" style:font-name="Linux Libertine S.O.Cist." fo:font-size="12pt" fo:language="cs" fo:country="CZ" officeooo:rsid="014d5304" style:font-name-asian="Andale Sans UI" style:font-size-asian="12pt" style:language-asian="zh" style:country-asian="CN" style:font-name-complex="Tahoma" style:font-size-complex="12pt" style:language-complex="hi" style:country-complex="IN"/>
    </style:style>
    <style:style style:name="T130" style:family="text">
      <style:text-properties fo:color="#00000a" loext:opacity="100%" style:font-name="Linux Libertine S.O.Cist." fo:font-size="12pt" fo:language="cs" fo:country="CZ" officeooo:rsid="01563ab3" style:font-name-asian="Andale Sans UI" style:font-size-asian="12pt" style:language-asian="zh" style:country-asian="CN" style:font-name-complex="Tahoma" style:font-size-complex="12pt" style:language-complex="hi" style:country-complex="IN"/>
    </style:style>
    <style:style style:name="T131" style:family="text">
      <style:text-properties fo:color="#00000a" loext:opacity="100%" style:font-name="Linux Libertine S.O.Cist." fo:font-size="12pt" fo:language="cs" fo:country="CZ" officeooo:rsid="015a44fc" style:font-name-asian="Andale Sans UI" style:font-size-asian="12pt" style:language-asian="zh" style:country-asian="CN" style:font-name-complex="Tahoma" style:font-size-complex="12pt" style:language-complex="hi" style:country-complex="IN"/>
    </style:style>
    <style:style style:name="T132" style:family="text">
      <style:text-properties fo:color="#00000a" loext:opacity="100%" style:font-name="Linux Libertine S.O.Cist." fo:font-size="12pt" fo:language="cs" fo:country="CZ" officeooo:rsid="015ba914" style:font-name-asian="Andale Sans UI" style:font-size-asian="12pt" style:language-asian="zh" style:country-asian="CN" style:font-name-complex="Tahoma" style:font-size-complex="12pt" style:language-complex="hi" style:country-complex="IN"/>
    </style:style>
    <style:style style:name="T133" style:family="text">
      <style:text-properties fo:color="#00000a" loext:opacity="100%" style:font-name="Linux Libertine S.O.Cist." fo:font-size="12pt" fo:language="cs" fo:country="CZ" officeooo:rsid="015ce024" style:font-name-asian="Andale Sans UI" style:font-size-asian="12pt" style:language-asian="zh" style:country-asian="CN" style:font-name-complex="Tahoma" style:font-size-complex="12pt" style:language-complex="hi" style:country-complex="IN"/>
    </style:style>
    <style:style style:name="T134" style:family="text">
      <style:text-properties fo:color="#00000a" loext:opacity="100%" style:font-name="Linux Libertine S.O.Cist." fo:font-size="12pt" fo:language="cs" fo:country="CZ" officeooo:rsid="015e8073" style:font-name-asian="Andale Sans UI" style:font-size-asian="12pt" style:language-asian="zh" style:country-asian="CN" style:font-name-complex="Tahoma" style:font-size-complex="12pt" style:language-complex="hi" style:country-complex="IN"/>
    </style:style>
    <style:style style:name="T135" style:family="text">
      <style:text-properties fo:color="#00000a" loext:opacity="100%" style:font-name="Linux Libertine S.O.Cist." fo:font-size="12pt" fo:language="cs" fo:country="CZ" officeooo:rsid="0173b2af" style:font-name-asian="Andale Sans UI" style:font-size-asian="12pt" style:language-asian="zh" style:country-asian="CN" style:font-name-complex="Tahoma" style:font-size-complex="12pt" style:language-complex="hi" style:country-complex="IN"/>
    </style:style>
    <style:style style:name="T136" style:family="text">
      <style:text-properties fo:color="#00000a" loext:opacity="100%" style:font-name="Linux Libertine S.O.Cist." fo:font-size="12pt" fo:language="cs" fo:country="CZ" officeooo:rsid="010b9f4d" style:font-name-asian="Andale Sans UI" style:font-size-asian="12pt" style:language-asian="zh" style:country-asian="CN" style:font-name-complex="Times New Roman1" style:font-size-complex="12pt" style:language-complex="hi" style:country-complex="IN"/>
    </style:style>
    <style:style style:name="T137" style:family="text">
      <style:text-properties fo:color="#00000a" loext:opacity="100%" style:font-name="Linux Libertine S.O.Cist." fo:font-size="12pt" fo:language="cs" fo:country="CZ" officeooo:rsid="0050b519" style:font-name-asian="Andale Sans UI" style:font-size-asian="12pt" style:language-asian="zh" style:country-asian="CN" style:font-name-complex="Times New Roman1" style:font-size-complex="12pt" style:language-complex="hi" style:country-complex="IN"/>
    </style:style>
    <style:style style:name="T138" style:family="text">
      <style:text-properties fo:color="#00000a" loext:opacity="100%" style:font-name="Linux Libertine S.O.Cist." fo:font-size="12pt" fo:language="cs" fo:country="CZ" officeooo:rsid="007289bb" style:font-name-asian="Andale Sans UI" style:font-size-asian="12pt" style:language-asian="zh" style:country-asian="CN" style:font-name-complex="Times New Roman1" style:font-size-complex="12pt" style:language-complex="hi" style:country-complex="IN"/>
    </style:style>
    <style:style style:name="T139" style:family="text">
      <style:text-properties fo:color="#00000a" loext:opacity="100%" style:font-name="Linux Libertine S.O.Cist." fo:font-size="12pt" fo:language="cs" fo:country="CZ" officeooo:rsid="011141cf" style:font-name-asian="Andale Sans UI" style:font-size-asian="12pt" style:language-asian="zh" style:country-asian="CN" style:font-name-complex="Times New Roman1" style:font-size-complex="12pt" style:language-complex="hi" style:country-complex="IN"/>
    </style:style>
    <style:style style:name="T140" style:family="text">
      <style:text-properties fo:color="#00000a" loext:opacity="100%" style:font-name="Linux Libertine S.O.Cist." fo:font-size="12pt" fo:language="cs" fo:country="CZ" officeooo:rsid="0073dca5" style:font-name-asian="Andale Sans UI" style:font-size-asian="12pt" style:language-asian="zh" style:country-asian="CN" style:font-name-complex="Times New Roman1" style:font-size-complex="12pt" style:language-complex="hi" style:country-complex="IN"/>
    </style:style>
    <style:style style:name="T141" style:family="text">
      <style:text-properties fo:color="#00000a" loext:opacity="100%" style:font-name="Linux Libertine S.O.Cist." fo:font-size="12pt" fo:language="cs" fo:country="CZ" officeooo:rsid="0111ccbb" style:font-name-asian="Andale Sans UI" style:font-size-asian="12pt" style:language-asian="zh" style:country-asian="CN" style:font-name-complex="Times New Roman1" style:font-size-complex="12pt" style:language-complex="hi" style:country-complex="IN"/>
    </style:style>
    <style:style style:name="T142" style:family="text">
      <style:text-properties fo:color="#00000a" loext:opacity="100%" style:font-name="Linux Libertine S.O.Cist." fo:font-size="12pt" fo:language="cs" fo:country="CZ" officeooo:rsid="01158e8c" style:font-name-asian="Andale Sans UI" style:font-size-asian="12pt" style:language-asian="zh" style:country-asian="CN" style:font-name-complex="Times New Roman1" style:font-size-complex="12pt" style:language-complex="hi" style:country-complex="IN"/>
    </style:style>
    <style:style style:name="T143" style:family="text">
      <style:text-properties fo:color="#00000a" loext:opacity="100%" style:font-name="Linux Libertine S.O.Cist." fo:font-size="12pt" fo:language="cs" fo:country="CZ" officeooo:rsid="011789b2" style:font-name-asian="Andale Sans UI" style:font-size-asian="12pt" style:language-asian="zh" style:country-asian="CN" style:font-name-complex="Times New Roman1" style:font-size-complex="12pt" style:language-complex="hi" style:country-complex="IN"/>
    </style:style>
    <style:style style:name="T144" style:family="text">
      <style:text-properties fo:color="#00000a" loext:opacity="100%" style:font-name="Linux Libertine S.O.Cist." fo:font-size="12pt" fo:language="cs" fo:country="CZ" officeooo:rsid="0119743f" style:font-name-asian="Andale Sans UI" style:font-size-asian="12pt" style:language-asian="zh" style:country-asian="CN" style:font-name-complex="Times New Roman1" style:font-size-complex="12pt" style:language-complex="hi" style:country-complex="IN"/>
    </style:style>
    <style:style style:name="T145" style:family="text">
      <style:text-properties fo:color="#00000a" loext:opacity="100%" style:font-name="Linux Libertine S.O.Cist." fo:font-size="12pt" fo:language="cs" fo:country="CZ" officeooo:rsid="011a8ced" style:font-name-asian="Andale Sans UI" style:font-size-asian="12pt" style:language-asian="zh" style:country-asian="CN" style:font-name-complex="Times New Roman1" style:font-size-complex="12pt" style:language-complex="hi" style:country-complex="IN"/>
    </style:style>
    <style:style style:name="T146" style:family="text">
      <style:text-properties fo:color="#00000a" loext:opacity="100%" style:font-name="Linux Libertine S.O.Cist." fo:font-size="12pt" fo:language="cs" fo:country="CZ" officeooo:rsid="011c3093" style:font-name-asian="Andale Sans UI" style:font-size-asian="12pt" style:language-asian="zh" style:country-asian="CN" style:font-name-complex="Times New Roman1" style:font-size-complex="12pt" style:language-complex="hi" style:country-complex="IN"/>
    </style:style>
    <style:style style:name="T147" style:family="text">
      <style:text-properties fo:color="#00000a" loext:opacity="100%" style:font-name="Linux Libertine S.O.Cist." fo:font-size="12pt" fo:language="cs" fo:country="CZ" officeooo:rsid="0120e1cc" style:font-name-asian="Andale Sans UI" style:font-size-asian="12pt" style:language-asian="zh" style:country-asian="CN" style:font-name-complex="Times New Roman1" style:font-size-complex="12pt" style:language-complex="hi" style:country-complex="IN"/>
    </style:style>
    <style:style style:name="T148" style:family="text">
      <style:text-properties fo:color="#00000a" loext:opacity="100%" style:font-name="Linux Libertine S.O.Cist." fo:font-size="12pt" fo:language="cs" fo:country="CZ" officeooo:rsid="012379ac" style:font-name-asian="Andale Sans UI" style:font-size-asian="12pt" style:language-asian="zh" style:country-asian="CN" style:font-name-complex="Times New Roman1" style:font-size-complex="12pt" style:language-complex="hi" style:country-complex="IN"/>
    </style:style>
    <style:style style:name="T149" style:family="text">
      <style:text-properties fo:color="#00000a" loext:opacity="100%" style:font-name="Linux Libertine S.O.Cist." fo:font-size="12pt" fo:language="cs" fo:country="CZ" officeooo:rsid="01250fdc" style:font-name-asian="Andale Sans UI" style:font-size-asian="12pt" style:language-asian="zh" style:country-asian="CN" style:font-name-complex="Times New Roman1" style:font-size-complex="12pt" style:language-complex="hi" style:country-complex="IN"/>
    </style:style>
    <style:style style:name="T150" style:family="text">
      <style:text-properties fo:color="#00000a" loext:opacity="100%" style:font-name="Linux Libertine S.O.Cist." fo:font-size="12pt" fo:language="cs" fo:country="CZ" officeooo:rsid="012dd94e" style:font-name-asian="Andale Sans UI" style:font-size-asian="12pt" style:language-asian="zh" style:country-asian="CN" style:font-name-complex="Times New Roman1" style:font-size-complex="12pt" style:language-complex="hi" style:country-complex="IN"/>
    </style:style>
    <style:style style:name="T151" style:family="text">
      <style:text-properties fo:color="#00000a" loext:opacity="100%" style:font-name="Linux Libertine S.O.Cist." fo:font-size="12pt" fo:language="cs" fo:country="CZ" officeooo:rsid="0144bef8" style:font-name-asian="Andale Sans UI" style:font-size-asian="12pt" style:language-asian="zh" style:country-asian="CN" style:font-name-complex="Times New Roman1" style:font-size-complex="12pt" style:language-complex="hi" style:country-complex="IN"/>
    </style:style>
    <style:style style:name="T152" style:family="text">
      <style:text-properties fo:color="#00000a" loext:opacity="100%" style:font-name="Linux Libertine S.O.Cist." fo:font-size="12pt" fo:language="cs" fo:country="CZ" officeooo:rsid="014659f9" style:font-name-asian="Andale Sans UI" style:font-size-asian="12pt" style:language-asian="zh" style:country-asian="CN" style:font-name-complex="Times New Roman1" style:font-size-complex="12pt" style:language-complex="hi" style:country-complex="IN"/>
    </style:style>
    <style:style style:name="T153" style:family="text">
      <style:text-properties fo:color="#00000a" loext:opacity="100%" style:font-name="Linux Libertine S.O.Cist." fo:font-size="12pt" fo:language="cs" fo:country="CZ" officeooo:rsid="01473cf2" style:font-name-asian="Andale Sans UI" style:font-size-asian="12pt" style:language-asian="zh" style:country-asian="CN" style:font-name-complex="Times New Roman1" style:font-size-complex="12pt" style:language-complex="hi" style:country-complex="IN"/>
    </style:style>
    <style:style style:name="T154" style:family="text">
      <style:text-properties fo:color="#00000a" loext:opacity="100%" style:font-name="Linux Libertine S.O.Cist." fo:font-size="12pt" fo:language="cs" fo:country="CZ" officeooo:rsid="01492add" style:font-name-asian="Andale Sans UI" style:font-size-asian="12pt" style:language-asian="zh" style:country-asian="CN" style:font-name-complex="Times New Roman1" style:font-size-complex="12pt" style:language-complex="hi" style:country-complex="IN"/>
    </style:style>
    <style:style style:name="T155" style:family="text">
      <style:text-properties fo:color="#00000a" loext:opacity="100%" style:font-name="Linux Libertine S.O.Cist." fo:font-size="12pt" fo:language="cs" fo:country="CZ" officeooo:rsid="014e9410" style:font-name-asian="Andale Sans UI" style:font-size-asian="12pt" style:language-asian="zh" style:country-asian="CN" style:font-name-complex="Times New Roman1" style:font-size-complex="12pt" style:language-complex="hi" style:country-complex="IN"/>
    </style:style>
    <style:style style:name="T156" style:family="text">
      <style:text-properties fo:color="#00000a" loext:opacity="100%" style:font-name="Linux Libertine S.O.Cist." fo:font-size="12pt" fo:language="cs" fo:country="CZ" officeooo:rsid="014edb81" style:font-name-asian="Andale Sans UI" style:font-size-asian="12pt" style:language-asian="zh" style:country-asian="CN" style:font-name-complex="Times New Roman1" style:font-size-complex="12pt" style:language-complex="hi" style:country-complex="IN"/>
    </style:style>
    <style:style style:name="T157" style:family="text">
      <style:text-properties fo:color="#00000a" loext:opacity="100%" style:font-name="Linux Libertine S.O.Cist." fo:font-size="12pt" fo:language="cs" fo:country="CZ" officeooo:rsid="01509ab5" style:font-name-asian="Andale Sans UI" style:font-size-asian="12pt" style:language-asian="zh" style:country-asian="CN" style:font-name-complex="Times New Roman1" style:font-size-complex="12pt" style:language-complex="hi" style:country-complex="IN"/>
    </style:style>
    <style:style style:name="T158" style:family="text">
      <style:text-properties fo:color="#00000a" loext:opacity="100%" style:font-name="Linux Libertine S.O.Cist." fo:font-size="12pt" fo:language="cs" fo:country="CZ" officeooo:rsid="015479aa" style:font-name-asian="Andale Sans UI" style:font-size-asian="12pt" style:language-asian="zh" style:country-asian="CN" style:font-name-complex="Times New Roman1" style:font-size-complex="12pt" style:language-complex="hi" style:country-complex="IN"/>
    </style:style>
    <style:style style:name="T159" style:family="text">
      <style:text-properties fo:color="#00000a" loext:opacity="100%" style:font-name="Linux Libertine S.O.Cist." fo:font-size="12pt" fo:language="cs" fo:country="CZ" officeooo:rsid="0155061e" style:font-name-asian="Andale Sans UI" style:font-size-asian="12pt" style:language-asian="zh" style:country-asian="CN" style:font-name-complex="Times New Roman1" style:font-size-complex="12pt" style:language-complex="hi" style:country-complex="IN"/>
    </style:style>
    <style:style style:name="T160" style:family="text">
      <style:text-properties fo:color="#00000a" loext:opacity="100%" style:font-name="Linux Libertine S.O.Cist." fo:font-size="12pt" fo:language="cs" fo:country="CZ" officeooo:rsid="01563ab3" style:font-name-asian="Andale Sans UI" style:font-size-asian="12pt" style:language-asian="zh" style:country-asian="CN" style:font-name-complex="Times New Roman1" style:font-size-complex="12pt" style:language-complex="hi" style:country-complex="IN"/>
    </style:style>
    <style:style style:name="T161" style:family="text">
      <style:text-properties fo:color="#00000a" loext:opacity="100%" style:font-name="Linux Libertine S.O.Cist." fo:font-size="12pt" fo:language="cs" fo:country="CZ" officeooo:rsid="015a44fc" style:font-name-asian="Andale Sans UI" style:font-size-asian="12pt" style:language-asian="zh" style:country-asian="CN" style:font-name-complex="Times New Roman1" style:font-size-complex="12pt" style:language-complex="hi" style:country-complex="IN"/>
    </style:style>
    <style:style style:name="T162" style:family="text">
      <style:text-properties fo:color="#00000a" loext:opacity="100%" style:font-name="Linux Libertine S.O.Cist." fo:font-size="12pt" fo:language="cs" fo:country="CZ" officeooo:rsid="015df4da" style:font-name-asian="Andale Sans UI" style:font-size-asian="12pt" style:language-asian="zh" style:country-asian="CN" style:font-name-complex="Times New Roman1" style:font-size-complex="12pt" style:language-complex="hi" style:country-complex="IN"/>
    </style:style>
    <style:style style:name="T163" style:family="text">
      <style:text-properties fo:color="#00000a" loext:opacity="100%" style:font-name="Linux Libertine S.O.Cist." fo:font-size="12pt" fo:language="cs" fo:country="CZ" officeooo:rsid="0164e544" style:font-name-asian="Andale Sans UI" style:font-size-asian="12pt" style:language-asian="zh" style:country-asian="CN" style:font-name-complex="Times New Roman1" style:font-size-complex="12pt" style:language-complex="hi" style:country-complex="IN"/>
    </style:style>
    <style:style style:name="T164" style:family="text">
      <style:text-properties fo:color="#00000a" loext:opacity="100%" style:font-name="Linux Libertine S.O.Cist." fo:font-size="12pt" fo:language="cs" fo:country="CZ" officeooo:rsid="00783f74" style:font-name-asian="Andale Sans UI" style:font-size-asian="12pt" style:language-asian="zh" style:country-asian="CN" style:font-name-complex="Times New Roman1" style:font-size-complex="14pt" style:language-complex="hi" style:country-complex="IN"/>
    </style:style>
    <style:style style:name="T165" style:family="text">
      <style:text-properties fo:color="#00000a" loext:opacity="100%" style:font-name="Linux Libertine S.O.Cist." fo:font-size="12pt" fo:language="cs" fo:country="CZ" officeooo:rsid="010f7913" style:font-name-asian="Andale Sans UI" style:font-size-asian="12pt" style:language-asian="zh" style:country-asian="CN" style:font-name-complex="Times New Roman1" style:font-size-complex="14pt" style:language-complex="hi" style:country-complex="IN"/>
    </style:style>
    <style:style style:name="T166" style:family="text">
      <style:text-properties fo:color="#00000a" loext:opacity="100%" style:font-name="Linux Libertine S.O.Cist." fo:font-size="12pt" fo:language="cs" fo:country="CZ" officeooo:rsid="014d5304" style:font-name-asian="Andale Sans UI" style:font-size-asian="12pt" style:language-asian="zh" style:country-asian="CN" style:font-name-complex="Times New Roman1" style:font-size-complex="14pt" style:language-complex="hi" style:country-complex="IN"/>
    </style:style>
    <style:style style:name="T167" style:family="text">
      <style:text-properties fo:color="#00000a" loext:opacity="100%" style:font-name="Linux Libertine S.O.Cist." fo:font-size="12pt" fo:language="cs" fo:country="CZ" fo:font-style="normal" officeooo:rsid="002a5f8a"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68" style:family="text">
      <style:text-properties fo:color="#00000a" loext:opacity="100%" style:font-name="Linux Libertine S.O.Cist." fo:font-size="12pt" fo:language="cs" fo:country="CZ" fo:font-style="normal" officeooo:rsid="010e5949"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69" style:family="text">
      <style:text-properties fo:color="#00000a" loext:opacity="100%" style:font-name="Linux Libertine S.O.Cist." fo:font-size="12pt" fo:language="cs" fo:country="CZ" fo:font-style="normal" officeooo:rsid="002bf6aa"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70" style:family="text">
      <style:text-properties fo:color="#00000a" loext:opacity="100%" style:font-name="Linux Libertine S.O.Cist." fo:font-size="12pt" fo:language="cs" fo:country="CZ" fo:font-style="normal" officeooo:rsid="0032ba47"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71" style:family="text">
      <style:text-properties fo:color="#00000a" loext:opacity="100%" style:font-name="Linux Libertine S.O.Cist." fo:font-size="12pt" fo:language="cs" fo:country="CZ" fo:font-style="normal" officeooo:rsid="01570fc4"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72" style:family="text">
      <style:text-properties fo:color="#00000a" loext:opacity="100%" style:font-name="Linux Libertine S.O.Cist." fo:font-size="12pt" fo:language="cs" fo:country="CZ" fo:font-style="italic" officeooo:rsid="00783f74" style:font-name-asian="Andale Sans UI" style:font-size-asian="12pt" style:language-asian="zh" style:country-asian="CN" style:font-style-asian="italic" style:font-name-complex="Times New Roman1" style:font-size-complex="14pt" style:language-complex="hi" style:country-complex="IN" style:font-style-complex="italic"/>
    </style:style>
    <style:style style:name="T173" style:family="text">
      <style:text-properties fo:color="#00000a" loext:opacity="100%" style:font-name="Linux Libertine S.O.Cist." fo:font-size="12pt" fo:language="cs" fo:country="CZ" fo:font-style="italic" officeooo:rsid="010f7913" style:font-name-asian="Andale Sans UI" style:font-size-asian="12pt" style:language-asian="zh" style:country-asian="CN" style:font-style-asian="italic" style:font-name-complex="Times New Roman1" style:font-size-complex="14pt" style:language-complex="hi" style:country-complex="IN" style:font-style-complex="italic"/>
    </style:style>
    <style:style style:name="T174" style:family="text">
      <style:text-properties fo:color="#00000a" loext:opacity="100%" style:font-name="Linux Libertine S.O.Cist." fo:font-size="12pt" fo:language="cs" fo:country="CZ" fo:font-style="italic" officeooo:rsid="01492add" style:font-name-asian="Andale Sans UI" style:font-size-asian="12pt" style:language-asian="zh" style:country-asian="CN" style:font-style-asian="italic" style:font-name-complex="Times New Roman1" style:font-size-complex="12pt" style:language-complex="hi" style:country-complex="IN" style:font-style-complex="italic"/>
    </style:style>
    <style:style style:name="T175" style:family="text">
      <style:text-properties fo:color="#00000a" loext:opacity="100%" style:font-name="Linux Libertine S.O.Cist." fo:font-size="12pt" fo:language="cs" fo:country="CZ" officeooo:rsid="01ca2d7f" style:letter-kerning="false" style:font-name-asian="Arial Unicode MS" style:font-size-asian="12pt" style:language-asian="zh" style:country-asian="CN" style:font-name-complex="Times New Roman1" style:font-size-complex="12pt" style:language-complex="hi" style:country-complex="IN"/>
    </style:style>
    <style:style style:name="T176" style:family="text">
      <style:text-properties fo:color="#00000a" loext:opacity="100%" style:font-name="Linux Libertine S.O.Cist." fo:font-size="12pt" fo:language="cs" fo:country="CZ" officeooo:rsid="0164e544" style:letter-kerning="false" style:font-name-asian="Arial Unicode MS" style:font-size-asian="12pt" style:language-asian="zh" style:country-asian="CN" style:font-name-complex="Times New Roman1" style:font-size-complex="12pt" style:language-complex="hi" style:country-complex="IN"/>
    </style:style>
    <style:style style:name="T177" style:family="text">
      <style:text-properties fo:color="#00000a" loext:opacity="100%" style:font-name="Linux Libertine S.O.Cist." fo:font-size="12pt" fo:language="la" fo:country="VA" officeooo:rsid="0119743f" style:font-name-asian="Andale Sans UI" style:font-size-asian="12pt" style:language-asian="zh" style:country-asian="CN" style:font-name-complex="Times New Roman1" style:font-size-complex="12pt" style:language-complex="hi" style:country-complex="IN"/>
    </style:style>
    <style:style style:name="T178" style:family="text">
      <style:text-properties fo:color="#00000a" loext:opacity="100%" style:font-name="Linux Libertine S.O.Cist." fo:font-size="12pt" fo:language="la" fo:country="VA" officeooo:rsid="011d6b6e" style:font-name-asian="Andale Sans UI" style:font-size-asian="12pt" style:language-asian="zh" style:country-asian="CN" style:font-name-complex="Times New Roman1" style:font-size-complex="12pt" style:language-complex="hi" style:country-complex="IN" style:font-weight-complex="bold"/>
    </style:style>
    <style:style style:name="T179" style:family="text">
      <style:text-properties fo:color="#00000a" loext:opacity="100%" style:font-name="Linux Libertine S.O.Cist." fo:font-size="12pt" fo:language="la" fo:country="VA" officeooo:rsid="015479aa" style:font-name-asian="Andale Sans UI" style:font-size-asian="12pt" style:language-asian="zh" style:country-asian="CN" style:font-name-complex="Times New Roman1" style:font-size-complex="12pt" style:language-complex="hi" style:country-complex="IN"/>
    </style:style>
    <style:style style:name="T180" style:family="text">
      <style:text-properties fo:color="#00000a" loext:opacity="100%" style:font-name="Linux Libertine S.O.Cist." fo:font-size="12pt" fo:language="la" fo:country="VA" officeooo:rsid="0155061e" style:font-name-asian="Andale Sans UI" style:font-size-asian="12pt" style:language-asian="zh" style:country-asian="CN" style:font-name-complex="Times New Roman1" style:font-size-complex="12pt" style:language-complex="hi" style:country-complex="IN"/>
    </style:style>
    <style:style style:name="T181" style:family="text">
      <style:text-properties fo:color="#00000a" loext:opacity="100%" style:font-name="Linux Libertine S.O.Cist." fo:font-size="12pt" fo:language="la" fo:country="VA" officeooo:rsid="014b8df8" style:font-name-asian="Andale Sans UI" style:font-size-asian="12pt" style:language-asian="zh" style:country-asian="CN" style:font-name-complex="Tahoma" style:font-size-complex="12pt" style:language-complex="hi" style:country-complex="IN"/>
    </style:style>
    <style:style style:name="T182" style:family="text">
      <style:text-properties fo:color="#00000a" loext:opacity="100%" style:font-name="Linux Libertine S.O.Cist." fo:font-size="12pt" fo:language="la" fo:country="VA" officeooo:rsid="01570fc4" style:font-name-asian="Andale Sans UI" style:font-size-asian="12pt" style:language-asian="zh" style:country-asian="CN" style:font-name-complex="Tahoma" style:font-size-complex="12pt" style:language-complex="hi" style:country-complex="IN"/>
    </style:style>
    <style:style style:name="T183" style:family="text">
      <style:text-properties fo:color="#00000a" loext:opacity="100%" style:font-name="Linux Libertine S.O.Cist.2" fo:font-size="12pt" fo:language="cs" fo:country="CZ" officeooo:rsid="009f7002" style:font-name-asian="Andale Sans UI" style:font-size-asian="12pt" style:language-asian="zh" style:country-asian="CN" style:font-name-complex="Tahoma" style:font-size-complex="12pt" style:language-complex="hi" style:country-complex="IN"/>
    </style:style>
    <style:style style:name="T184" style:family="text">
      <style:text-properties fo:color="#00000a" loext:opacity="100%" style:font-name="Linux Libertine S.O.Cist.2" fo:font-size="12pt" fo:language="cs" fo:country="CZ" officeooo:rsid="010e5949" style:font-name-asian="Andale Sans UI" style:font-size-asian="12pt" style:language-asian="zh" style:country-asian="CN" style:font-name-complex="Tahoma" style:font-size-complex="12pt" style:language-complex="hi" style:country-complex="IN"/>
    </style:style>
    <style:style style:name="T185" style:family="text">
      <style:text-properties fo:color="#00000a" loext:opacity="100%" style:font-name="Linux Libertine S.O.Cist.2" fo:font-size="12pt" fo:language="cs" fo:country="CZ" officeooo:rsid="013858b0" style:font-name-asian="Andale Sans UI" style:font-size-asian="12pt" style:language-asian="zh" style:country-asian="CN" style:font-name-complex="Tahoma" style:font-size-complex="12pt" style:language-complex="hi" style:country-complex="IN"/>
    </style:style>
    <style:style style:name="T186" style:family="text">
      <style:text-properties fo:color="#00000a" loext:opacity="100%" style:font-name="Linux Libertine S.O.Cist.2" fo:font-size="12pt" fo:language="cs" fo:country="CZ" officeooo:rsid="013a5efa" style:font-name-asian="Andale Sans UI" style:font-size-asian="12pt" style:language-asian="zh" style:country-asian="CN" style:font-name-complex="Tahoma" style:font-size-complex="12pt" style:language-complex="hi" style:country-complex="IN"/>
    </style:style>
    <style:style style:name="T187" style:family="text">
      <style:text-properties fo:color="#00000a" loext:opacity="100%" style:font-name="Linux Libertine S.O.Cist.2" fo:font-size="12pt" fo:language="cs" fo:country="CZ" fo:font-style="normal" officeooo:rsid="013858b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88" style:family="text">
      <style:text-properties fo:color="#00000a" loext:opacity="100%" style:font-name="Linux Libertine S.O.Cist.2" fo:font-size="12pt" fo:language="cs" fo:country="CZ" fo:font-style="normal" officeooo:rsid="0138c3c4"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89" style:family="text">
      <style:text-properties fo:color="#00000a" loext:opacity="100%" style:font-name="Linux Libertine S.O.Cist.2" fo:font-size="12pt" fo:language="cs" fo:country="CZ" fo:font-style="normal" officeooo:rsid="013a5efa"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90" style:family="text">
      <style:text-properties fo:color="#00000a" loext:opacity="100%" style:font-name="Linux Libertine S.O.Cist.2" fo:font-size="12pt" fo:language="cs" fo:country="CZ" fo:font-style="normal" officeooo:rsid="013b1c3a"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91" style:family="text">
      <style:text-properties fo:color="#00000a" loext:opacity="100%" style:font-name="Linux Libertine S.O.Cist.2" fo:font-size="12pt" fo:language="cs" fo:country="CZ" fo:font-style="normal" officeooo:rsid="014b8df8"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92" style:family="text">
      <style:text-properties fo:color="#00000a" loext:opacity="100%" style:font-name="Linux Libertine S.O.Cist.2" fo:font-size="12pt" fo:language="cs" fo:country="CZ" fo:font-style="normal" officeooo:rsid="016053cb"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93" style:family="text">
      <style:text-properties fo:color="#00000a" loext:opacity="100%" style:font-name="Linux Libertine S.O.Cist.2" fo:font-size="12pt" fo:language="cs" fo:country="CZ" fo:font-style="normal" officeooo:rsid="01620333"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94" style:family="text">
      <style:text-properties fo:color="#00000a" loext:opacity="100%" style:font-name="Linux Libertine S.O.Cist.2" fo:font-size="12pt" fo:language="cs" fo:country="CZ" fo:font-style="italic" officeooo:rsid="013a5efa"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195" style:family="text">
      <style:text-properties fo:color="#00000a" loext:opacity="100%" style:font-name="Linux Libertine S.O.Cist.2" fo:font-size="12pt" fo:language="cs" fo:country="CZ" fo:font-style="italic" officeooo:rsid="016053cb"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196" style:family="text">
      <style:text-properties fo:color="#00000a" loext:opacity="100%" style:font-name="Cloister1" fo:font-size="18pt" fo:language="la" fo:country="VA" fo:font-weight="bold" officeooo:rsid="011d6b6e" style:font-name-asian="Andale Sans UI" style:font-size-asian="18pt" style:language-asian="zh" style:country-asian="CN" style:font-weight-asian="bold" style:font-name-complex="Times New Roman1" style:font-size-complex="18pt" style:language-complex="hi" style:country-complex="IN" style:font-weight-complex="bold"/>
    </style:style>
    <style:style style:name="T197" style:family="text">
      <style:text-properties fo:color="#00000a"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98" style:family="text">
      <style:text-properties fo:color="#00000a" loext:opacity="100%" style:font-name="Cloister" fo:font-size="22pt" fo:language="la" fo:country="VA" fo:font-weight="normal" style:font-size-asian="16pt" style:language-asian="zh" style:country-asian="CN" style:font-weight-asian="normal" style:font-size-complex="16pt" style:language-complex="hi" style:country-complex="IN" style:font-weight-complex="normal"/>
    </style:style>
    <style:style style:name="T199" style:family="text">
      <style:text-properties fo:color="#00000a" loext:opacity="100%" style:font-name="Cloister" fo:font-size="22pt" fo:language="la" fo:country="VA" fo:font-weight="normal" officeooo:rsid="01700ebd" style:font-size-asian="16pt" style:language-asian="zh" style:country-asian="CN" style:font-weight-asian="normal" style:font-size-complex="16pt" style:language-complex="hi" style:country-complex="IN" style:font-weight-complex="normal"/>
    </style:style>
    <style:style style:name="T200" style:family="text">
      <style:text-properties fo:color="#00000a" loext:opacity="100%" style:font-name="Cloister" fo:language="la" fo:country="VA" fo:font-weight="normal" officeooo:rsid="01700ebd" style:language-asian="zh" style:country-asian="CN" style:font-weight-asian="normal" style:language-complex="hi" style:country-complex="IN" style:font-weight-complex="normal"/>
    </style:style>
    <style:style style:name="T201" style:family="text">
      <style:text-properties fo:color="#00000a" loext:opacity="100%" style:font-name="Cloister" fo:language="la" fo:country="VA" fo:font-weight="normal" officeooo:rsid="0131da0c" style:language-asian="zh" style:country-asian="CN" style:font-weight-asian="normal" style:language-complex="hi" style:country-complex="IN" style:font-weight-complex="normal"/>
    </style:style>
    <style:style style:name="T202" style:family="text">
      <style:text-properties fo:color="#00000a" loext:opacity="100%" style:font-name="Cloister" fo:language="la" fo:country="VA" fo:font-weight="normal" officeooo:rsid="0131da0c" style:font-name-asian="Andale Sans UI" style:language-asian="zh" style:country-asian="CN" style:font-weight-asian="normal" style:font-name-complex="Tahoma" style:language-complex="hi" style:country-complex="IN" style:font-weight-complex="normal"/>
    </style:style>
    <style:style style:name="T203" style:family="text">
      <style:text-properties fo:color="#00000a" loext:opacity="1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204" style:family="text">
      <style:text-properties fo:color="#00000a" loext:opacity="100%" style:font-name="Linux Libertine S.O.Cist.:onum=1" fo:font-size="12pt" fo:letter-spacing="normal" fo:language="la" fo:country="VA" fo:font-weight="normal" officeooo:rsid="00221d9f" style:font-size-asian="12pt" style:language-asian="zh" style:country-asian="CN" style:font-weight-asian="normal" style:font-size-complex="12pt" style:language-complex="hi" style:country-complex="IN" style:font-weight-complex="normal"/>
    </style:style>
    <style:style style:name="T205" style:family="text">
      <style:text-properties fo:color="#00000a" loext:opacity="100%" style:font-name="Linux Libertine S.O.Cist.:onum=1" fo:font-size="12pt" fo:language="cs" fo:country="CZ" fo:font-style="normal" officeooo:rsid="012b99f3"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06" style:family="text">
      <style:text-properties fo:color="#00000a" loext:opacity="100%" style:font-name="Linux Libertine S.O.Cist.:onum=1" fo:font-size="12pt" fo:language="cs" fo:country="CZ" fo:font-style="normal" officeooo:rsid="01410808"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07" style:family="text">
      <style:text-properties fo:color="#00000a" loext:opacity="100%" style:font-name="Linux Libertine S.O.Cist.:onum=1" fo:font-size="12pt" fo:language="cs" fo:country="CZ" fo:font-style="normal" officeooo:rsid="01414ae9"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08" style:family="text">
      <style:text-properties fo:color="#00000a" loext:opacity="100%" style:font-name="Linux Libertine S.O.Cist.:onum=1" fo:font-size="12pt" fo:language="cs" fo:country="CZ" fo:font-style="normal" officeooo:rsid="0164e544"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09" style:family="text">
      <style:text-properties fo:color="#00000a" loext:opacity="100%" style:font-name="Linux Libertine S.O.Cist.:onum=1" fo:font-size="12pt" fo:language="cs" fo:country="CZ" fo:font-style="normal" officeooo:rsid="01414ae9" fo:background-color="transparent" loext:char-shading-value="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0" style:family="text">
      <style:text-properties fo:color="#00000a" loext:opacity="100%" style:font-name="Linux Libertine S.O.Cist.:onum=1" fo:font-size="12pt" fo:language="cs" fo:country="CZ" fo:font-style="normal" officeooo:rsid="012b99f3" fo:background-color="transparent" loext:char-shading-value="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1" style:family="text">
      <style:text-properties fo:color="#00000a" loext:opacity="100%" style:font-name="Linux Libertine S.O.Cist.:onum=1" fo:font-size="12pt" fo:language="cs" fo:country="CZ" officeooo:rsid="012b99f3" style:font-name-asian="Andale Sans UI" style:font-size-asian="12pt" style:language-asian="zh" style:country-asian="CN" style:font-name-complex="Tahoma" style:font-size-complex="12pt" style:language-complex="hi" style:country-complex="IN"/>
    </style:style>
    <style:style style:name="T212" style:family="text">
      <style:text-properties fo:color="#00000a" loext:opacity="100%" style:font-name="Linux Libertine S.O.Cist.:onum=1" fo:font-size="12pt" fo:language="cs" fo:country="CZ" officeooo:rsid="013e8d51" style:font-name-asian="Andale Sans UI" style:font-size-asian="12pt" style:language-asian="zh" style:country-asian="CN" style:font-name-complex="Tahoma" style:font-size-complex="12pt" style:language-complex="hi" style:country-complex="IN"/>
    </style:style>
    <style:style style:name="T213" style:family="text">
      <style:text-properties fo:color="#00000a" loext:opacity="100%" style:font-name="Linux Libertine S.O.Cist.:onum=1" fo:font-size="12pt" fo:language="cs" fo:country="CZ" officeooo:rsid="0140785f" style:font-name-asian="Andale Sans UI" style:font-size-asian="12pt" style:language-asian="zh" style:country-asian="CN" style:font-name-complex="Tahoma" style:font-size-complex="12pt" style:language-complex="hi" style:country-complex="IN"/>
    </style:style>
    <style:style style:name="T214" style:family="text">
      <style:text-properties fo:color="#00000a" loext:opacity="100%" style:font-name="Linux Libertine S.O.Cist.:onum=1" fo:font-size="12pt" fo:language="cs" fo:country="CZ" officeooo:rsid="0140ab97" style:font-name-asian="Andale Sans UI" style:font-size-asian="12pt" style:language-asian="zh" style:country-asian="CN" style:font-name-complex="Tahoma" style:font-size-complex="12pt" style:language-complex="hi" style:country-complex="IN"/>
    </style:style>
    <style:style style:name="T215" style:family="text">
      <style:text-properties fo:color="#00000a" loext:opacity="100%" style:font-name="Linux Libertine S.O.Cist.:onum=1" fo:font-size="12pt" fo:language="cs" fo:country="CZ" officeooo:rsid="0140e38e" style:font-name-asian="Andale Sans UI" style:font-size-asian="12pt" style:language-asian="zh" style:country-asian="CN" style:font-name-complex="Tahoma" style:font-size-complex="12pt" style:language-complex="hi" style:country-complex="IN"/>
    </style:style>
    <style:style style:name="T216" style:family="text">
      <style:text-properties fo:color="#00000a" loext:opacity="100%" style:font-name="Linux Libertine S.O.Cist.:onum=1" fo:font-size="12pt" fo:language="cs" fo:country="CZ" officeooo:rsid="01410808" style:font-name-asian="Andale Sans UI" style:font-size-asian="12pt" style:language-asian="zh" style:country-asian="CN" style:font-name-complex="Tahoma" style:font-size-complex="12pt" style:language-complex="hi" style:country-complex="IN"/>
    </style:style>
    <style:style style:name="T217" style:family="text">
      <style:text-properties fo:color="#00000a" loext:opacity="100%" style:font-name="Linux Libertine S.O.Cist.:onum=1" fo:font-size="12pt" fo:language="cs" fo:country="CZ" officeooo:rsid="0142f8d2" style:font-name-asian="Andale Sans UI" style:font-size-asian="12pt" style:language-asian="zh" style:country-asian="CN" style:font-name-complex="Tahoma" style:font-size-complex="12pt" style:language-complex="hi" style:country-complex="IN"/>
    </style:style>
    <style:style style:name="T218" style:family="text">
      <style:text-properties fo:color="#00000a" loext:opacity="100%" style:font-name="Linux Libertine S.O.Cist.:onum=1" fo:font-size="12pt" fo:language="cs" fo:country="CZ" officeooo:rsid="0164acc5" style:font-name-asian="Andale Sans UI" style:font-size-asian="12pt" style:language-asian="zh" style:country-asian="CN" style:font-name-complex="Tahoma" style:font-size-complex="12pt" style:language-complex="hi" style:country-complex="IN"/>
    </style:style>
    <style:style style:name="T219" style:family="text">
      <style:text-properties fo:color="#00000a" loext:opacity="100%" style:font-name="Linux Libertine S.O.Cist.:onum=1" fo:font-size="12pt" fo:language="cs" fo:country="CZ" officeooo:rsid="0164e544" style:font-name-asian="Andale Sans UI" style:font-size-asian="12pt" style:language-asian="zh" style:country-asian="CN" style:font-name-complex="Tahoma" style:font-size-complex="12pt" style:language-complex="hi" style:country-complex="IN"/>
    </style:style>
    <style:style style:name="T220" style:family="text">
      <style:text-properties fo:color="#00000a" loext:opacity="100%" style:font-name="Linux Libertine S.O.Cist.:onum=1" fo:font-size="12pt" fo:language="cs" fo:country="CZ" fo:font-style="italic" officeooo:rsid="012b99f3"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221" style:family="text">
      <style:text-properties fo:color="#00000a" loext:opacity="100%" style:font-name="Linux Libertine S.O.Cist.:onum=1" fo:font-size="12pt" fo:language="cs" fo:country="CZ" fo:font-style="italic" officeooo:rsid="01414ae9"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222" style:family="text">
      <style:text-properties fo:color="#00000a" loext:opacity="100%" officeooo:rsid="015df4da" style:font-name-asian="Andale Sans UI" style:font-size-complex="12pt"/>
    </style:style>
    <style:style style:name="T223" style:family="text">
      <style:text-properties fo:color="#00000a" loext:opacity="100%" officeooo:rsid="0164e544" style:font-name-asian="Andale Sans UI"/>
    </style:style>
    <style:style style:name="T224"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225" style:family="text">
      <style:text-properties fo:color="#00000a" loext:opacity="100%" officeooo:rsid="016a7087" style:font-name-asian="Andale Sans UI" style:language-asian="zh" style:country-asian="CN" style:font-name-complex="Tahoma" style:language-complex="hi" style:country-complex="IN"/>
    </style:style>
    <style:style style:name="T226" style:family="text">
      <style:text-properties fo:color="#00000a" loext:opacity="100%" officeooo:rsid="016b865b" style:font-name-asian="Andale Sans UI" style:language-asian="zh" style:country-asian="CN" style:font-name-complex="Tahoma" style:language-complex="hi" style:country-complex="IN"/>
    </style:style>
    <style:style style:name="T227" style:family="text">
      <style:text-properties fo:color="#00000a" loext:opacity="100%" officeooo:rsid="0171b167" style:font-name-asian="Andale Sans UI" style:language-asian="zh" style:country-asian="CN" style:font-name-complex="Tahoma" style:language-complex="hi" style:country-complex="IN"/>
    </style:style>
    <style:style style:name="T228" style:family="text">
      <style:text-properties fo:color="#00000a" loext:opacity="100%" officeooo:rsid="0173b2af" style:font-name-asian="Andale Sans UI" style:language-asian="zh" style:country-asian="CN" style:font-name-complex="Tahoma" style:language-complex="hi" style:country-complex="IN"/>
    </style:style>
    <style:style style:name="T229" style:family="text">
      <style:text-properties fo:color="#00000a" loext:opacity="100%" fo:language="cs" fo:country="CZ" officeooo:rsid="0165c681" style:font-name-asian="Andale Sans UI" style:language-asian="zh" style:country-asian="CN" style:font-size-complex="12pt" style:language-complex="hi" style:country-complex="IN"/>
    </style:style>
    <style:style style:name="T230" style:family="text">
      <style:text-properties fo:language="la" fo:country="VA"/>
    </style:style>
    <style:style style:name="T231" style:family="text">
      <style:text-properties fo:language="la" fo:country="VA" fo:font-weight="bold" style:font-weight-asian="bold" style:font-weight-complex="bold"/>
    </style:style>
    <style:style style:name="T232" style:family="text">
      <style:text-properties fo:language="la" fo:country="VA" fo:font-weight="bold" style:font-weight-asian="bold" style:font-name-complex="Times New Roman1" style:font-weight-complex="bold"/>
    </style:style>
    <style:style style:name="T233" style:family="text">
      <style:text-properties fo:language="la" fo:country="VA" fo:font-weight="bold" officeooo:rsid="00de6516" style:font-weight-asian="bold" style:font-name-complex="Times New Roman1" style:font-weight-complex="bold"/>
    </style:style>
    <style:style style:name="T234" style:family="text">
      <style:text-properties fo:language="la" fo:country="VA" style:language-asian="zh" style:country-asian="CN" style:language-complex="hi" style:country-complex="IN"/>
    </style:style>
    <style:style style:name="T235" style:family="text">
      <style:text-properties officeooo:rsid="000f3e75"/>
    </style:style>
    <style:style style:name="T236" style:family="text">
      <style:text-properties officeooo:rsid="01521924"/>
    </style:style>
    <style:style style:name="T237" style:family="text">
      <style:text-properties fo:font-style="italic" style:font-style-asian="italic" style:font-style-complex="italic"/>
    </style:style>
    <style:style style:name="T238" style:family="text">
      <style:text-properties fo:font-style="italic" officeooo:rsid="01521924" style:font-style-asian="italic" style:font-style-complex="italic"/>
    </style:style>
    <style:style style:name="T239" style:family="text">
      <style:text-properties fo:font-style="italic" officeooo:rsid="0023c47c" style:font-style-asian="italic" style:font-style-complex="italic"/>
    </style:style>
    <style:style style:name="T240" style:family="text">
      <style:text-properties fo:font-style="italic" officeooo:rsid="0024f1e8" style:font-style-asian="italic" style:font-style-complex="italic"/>
    </style:style>
    <style:style style:name="T241" style:family="text">
      <style:text-properties fo:font-style="italic" officeooo:rsid="003b9cde" style:font-style-asian="italic" style:font-style-complex="italic"/>
    </style:style>
    <style:style style:name="T242" style:family="text">
      <style:text-properties fo:font-style="italic" officeooo:rsid="0044a46c" style:font-style-asian="italic" style:font-style-complex="italic"/>
    </style:style>
    <style:style style:name="T243" style:family="text">
      <style:text-properties fo:font-style="italic" officeooo:rsid="0048f148" style:font-style-asian="italic" style:font-style-complex="italic"/>
    </style:style>
    <style:style style:name="T244" style:family="text">
      <style:text-properties fo:font-style="italic" officeooo:rsid="004f4a0c" style:font-style-asian="italic" style:font-style-complex="italic"/>
    </style:style>
    <style:style style:name="T245" style:family="text">
      <style:text-properties fo:font-style="italic" officeooo:rsid="0050b519" style:font-style-asian="italic" style:font-style-complex="italic"/>
    </style:style>
    <style:style style:name="T246" style:family="text">
      <style:text-properties fo:font-style="italic" officeooo:rsid="005e74a4" style:font-style-asian="italic" style:font-style-complex="italic"/>
    </style:style>
    <style:style style:name="T247" style:family="text">
      <style:text-properties fo:font-style="italic" officeooo:rsid="0068106b" style:font-style-asian="italic" style:font-style-complex="italic"/>
    </style:style>
    <style:style style:name="T248" style:family="text">
      <style:text-properties fo:font-style="italic" officeooo:rsid="006bd1ff" style:font-style-asian="italic" style:font-style-complex="italic"/>
    </style:style>
    <style:style style:name="T249" style:family="text">
      <style:text-properties fo:font-style="italic" officeooo:rsid="006d320f" style:font-style-asian="italic" style:font-style-complex="italic"/>
    </style:style>
    <style:style style:name="T250" style:family="text">
      <style:text-properties fo:font-style="italic" officeooo:rsid="0034a97d" style:font-style-asian="italic" style:font-style-complex="italic"/>
    </style:style>
    <style:style style:name="T251" style:family="text">
      <style:text-properties fo:font-style="italic" officeooo:rsid="0067414b" style:font-style-asian="italic" style:font-style-complex="italic"/>
    </style:style>
    <style:style style:name="T252" style:family="text">
      <style:text-properties fo:font-style="italic" officeooo:rsid="00dba782" style:font-style-asian="italic" style:font-style-complex="italic"/>
    </style:style>
    <style:style style:name="T253" style:family="text">
      <style:text-properties fo:font-style="italic" officeooo:rsid="00f357d9" style:font-style-asian="italic" style:font-style-complex="italic"/>
    </style:style>
    <style:style style:name="T254" style:family="text">
      <style:text-properties fo:font-style="italic" officeooo:rsid="00f4729e" style:font-style-asian="italic" style:font-style-complex="italic"/>
    </style:style>
    <style:style style:name="T255" style:family="text">
      <style:text-properties fo:font-style="italic" officeooo:rsid="00f736d2" style:font-style-asian="italic" style:font-style-complex="italic"/>
    </style:style>
    <style:style style:name="T256" style:family="text">
      <style:text-properties fo:font-style="italic" officeooo:rsid="00fa16bf" style:font-style-asian="italic" style:font-style-complex="italic"/>
    </style:style>
    <style:style style:name="T257" style:family="text">
      <style:text-properties fo:font-style="italic" officeooo:rsid="015a44fc" style:font-style-asian="italic" style:font-style-complex="italic"/>
    </style:style>
    <style:style style:name="T258" style:family="text">
      <style:text-properties fo:font-style="italic" officeooo:rsid="016b865b" style:font-style-asian="italic" style:font-style-complex="italic"/>
    </style:style>
    <style:style style:name="T259" style:family="text">
      <style:text-properties fo:font-style="normal" officeooo:rsid="01521924" style:font-style-asian="normal" style:font-style-complex="normal"/>
    </style:style>
    <style:style style:name="T260" style:family="text">
      <style:text-properties fo:font-style="normal" officeooo:rsid="00d67af5" style:font-style-asian="normal" style:font-style-complex="normal"/>
    </style:style>
    <style:style style:name="T261" style:family="text">
      <style:text-properties fo:font-style="normal" officeooo:rsid="00f357d9" style:font-style-asian="normal" style:font-style-complex="normal"/>
    </style:style>
    <style:style style:name="T262" style:family="text">
      <style:text-properties fo:font-style="normal" officeooo:rsid="00f4729e" style:font-style-asian="normal" style:font-style-complex="normal"/>
    </style:style>
    <style:style style:name="T263" style:family="text">
      <style:text-properties fo:font-style="normal" officeooo:rsid="00f736d2" style:font-style-asian="normal" style:font-style-complex="normal"/>
    </style:style>
    <style:style style:name="T264" style:family="text">
      <style:text-properties fo:font-style="normal" officeooo:rsid="00f865bc" style:font-style-asian="normal" style:font-style-complex="normal"/>
    </style:style>
    <style:style style:name="T265" style:family="text">
      <style:text-properties fo:font-style="normal" officeooo:rsid="00fa16bf" style:font-style-asian="normal" style:font-style-complex="normal"/>
    </style:style>
    <style:style style:name="T266" style:family="text">
      <style:text-properties fo:font-style="normal" officeooo:rsid="00fbfe64" style:font-style-asian="normal" style:font-style-complex="normal"/>
    </style:style>
    <style:style style:name="T267" style:family="text">
      <style:text-properties fo:font-style="normal" officeooo:rsid="0120e1cc" style:font-style-asian="normal" style:font-style-complex="normal"/>
    </style:style>
    <style:style style:name="T268" style:family="text">
      <style:text-properties fo:font-style="normal" officeooo:rsid="012294a9" style:font-style-asian="normal" style:font-style-complex="normal"/>
    </style:style>
    <style:style style:name="T269" style:family="text">
      <style:text-properties fo:font-style="normal" officeooo:rsid="0158e917" style:font-style-asian="normal" style:font-style-complex="normal"/>
    </style:style>
    <style:style style:name="T270" style:family="text">
      <style:text-properties fo:font-style="normal" officeooo:rsid="00dba782" style:font-style-asian="normal" style:font-style-complex="normal"/>
    </style:style>
    <style:style style:name="T271" style:family="text">
      <style:text-properties officeooo:rsid="001bf496"/>
    </style:style>
    <style:style style:name="T272" style:family="text">
      <style:text-properties officeooo:rsid="0023c47c"/>
    </style:style>
    <style:style style:name="T273" style:family="text">
      <style:text-properties officeooo:rsid="00245e22"/>
    </style:style>
    <style:style style:name="T274" style:family="text">
      <style:text-properties officeooo:rsid="0024f1e8"/>
    </style:style>
    <style:style style:name="T275" style:family="text">
      <style:text-properties officeooo:rsid="002e9994"/>
    </style:style>
    <style:style style:name="T276" style:family="text">
      <style:text-properties officeooo:rsid="002fc09c"/>
    </style:style>
    <style:style style:name="T277" style:family="text">
      <style:text-properties officeooo:rsid="0037710d"/>
    </style:style>
    <style:style style:name="T278" style:family="text">
      <style:text-properties officeooo:rsid="003a4995"/>
    </style:style>
    <style:style style:name="T279" style:family="text">
      <style:text-properties officeooo:rsid="003b225a"/>
    </style:style>
    <style:style style:name="T280" style:family="text">
      <style:text-properties officeooo:rsid="003b9cde"/>
    </style:style>
    <style:style style:name="T281" style:family="text">
      <style:text-properties fo:font-weight="bold" style:font-weight-asian="bold" style:font-name-complex="Times New Roman1"/>
    </style:style>
    <style:style style:name="T282" style:family="text">
      <style:text-properties fo:font-weight="bold" style:font-weight-asian="bold" style:font-name-complex="Times New Roman1" style:font-weight-complex="bold"/>
    </style:style>
    <style:style style:name="T283" style:family="text">
      <style:text-properties fo:font-weight="bold" officeooo:rsid="0055dc8d" style:font-weight-asian="bold" style:font-name-complex="Times New Roman1"/>
    </style:style>
    <style:style style:name="T284" style:family="text">
      <style:text-properties fo:font-weight="bold" officeooo:rsid="0057779f" style:font-weight-asian="bold" style:font-name-complex="Times New Roman1"/>
    </style:style>
    <style:style style:name="T285" style:family="text">
      <style:text-properties fo:font-weight="bold" officeooo:rsid="0057a383" style:font-weight-asian="bold" style:font-name-complex="Times New Roman1"/>
    </style:style>
    <style:style style:name="T286" style:family="text">
      <style:text-properties officeooo:rsid="0040b4b9"/>
    </style:style>
    <style:style style:name="T287" style:family="text">
      <style:text-properties fo:color="#000000" loext:opacity="100%" fo:font-size="12pt" style:font-size-asian="12pt"/>
    </style:style>
    <style:style style:name="T288" style:family="text">
      <style:text-properties fo:color="#000000" loext:opacity="100%" fo:font-size="12pt" officeooo:rsid="00379f56" style:font-size-asian="12pt"/>
    </style:style>
    <style:style style:name="T289" style:family="text">
      <style:text-properties fo:color="#000000" loext:opacity="100%" fo:font-size="12pt" fo:language="la" fo:country="VA" style:font-size-asian="12pt" style:language-asian="zh" style:country-asian="CN" style:font-size-complex="12pt" style:language-complex="hi" style:country-complex="IN"/>
    </style:style>
    <style:style style:name="T290"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291"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292"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293"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294"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295"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296"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297" style:family="text">
      <style:text-properties fo:color="#000000" loext:opacity="100%" style:font-name="Linux Libertine S.O.Cist.:onum=1" fo:font-size="12pt" fo:language="la" fo:country="VA" style:font-name-asian="Andale Sans UI" style:font-size-asian="12pt" style:language-asian="zh" style:country-asian="CN" style:font-name-complex="Tahoma" style:font-size-complex="12pt" style:language-complex="hi" style:country-complex="IN"/>
    </style:style>
    <style:style style:name="T298" style:family="text">
      <style:text-properties fo:color="#000000" loext:opacity="100%" style:font-name="Linux Libertine S.O.Cist.:onum=1" fo:font-size="12pt" fo:language="la" fo:country="VA" officeooo:rsid="012b99f3" style:font-name-asian="Andale Sans UI" style:font-size-asian="12pt" style:language-asian="zh" style:country-asian="CN" style:font-name-complex="Tahoma" style:font-size-complex="12pt" style:language-complex="hi" style:country-complex="IN"/>
    </style:style>
    <style:style style:name="T299" style:family="text">
      <style:text-properties fo:color="#000000" loext:opacity="100%" fo:letter-spacing="normal" fo:font-style="normal" fo:font-weight="normal" officeooo:rsid="0034e2b4"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0" style:family="text">
      <style:text-properties fo:color="#000000" loext:opacity="100%" fo:letter-spacing="normal" fo:font-style="normal" fo:font-weight="normal" officeooo:rsid="0131da0c"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1" style:family="text">
      <style:text-propertie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302" style:family="text">
      <style:text-properties fo:color="#000000" loext:opacity="100%" fo:letter-spacing="normal" fo:font-style="normal" fo:font-weight="normal" officeooo:rsid="013391af" style:font-name-asian="Andale Sans UI" style:font-style-asian="normal" style:font-weight-asian="normal" style:font-name-complex="Tahoma" style:font-style-complex="normal" style:font-weight-complex="normal"/>
    </style:style>
    <style:style style:name="T303" style:family="text">
      <style:text-properties fo:color="#000000" loext:opacity="100%" style:font-name="Linux Libertine S.O.Cist."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4" style:family="text">
      <style:text-properties fo:color="#000000" loext:opacity="100%" style:font-name="Linux Libertine S.O.Cist." fo:font-size="12pt" fo:letter-spacing="normal" fo:language="la" fo:country="VA" fo:font-style="normal" fo:font-weight="normal" officeooo:rsid="013391a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5" style:family="text">
      <style:text-properties fo:color="#000000" loext:opacity="100%" style:font-name="Linux Libertine S.O.Cist." fo:font-size="12pt" fo:letter-spacing="normal" fo:language="la" fo:country="VA" fo:font-style="normal" fo:font-weight="normal" officeooo:rsid="01380d2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6" style:family="text">
      <style:text-properties fo:color="#000000" loext:opacity="100%" style:font-name="Linux Libertine S.O.Cist." fo:font-size="12pt" fo:language="la" fo:country="VA" officeooo:rsid="008c5778" style:font-size-asian="12pt" style:language-asian="zh" style:country-asian="CN" style:language-complex="hi" style:country-complex="IN"/>
    </style:style>
    <style:style style:name="T307" style:family="text">
      <style:text-properties fo:color="#000000" loext:opacity="100%" style:font-name="Linux Libertine S.O.Cist." fo:font-size="12pt" fo:language="la" fo:country="VA" officeooo:rsid="00426222" style:font-size-asian="12pt" style:language-asian="zh" style:country-asian="CN" style:language-complex="hi" style:country-complex="IN"/>
    </style:style>
    <style:style style:name="T308" style:family="text">
      <style:text-properties fo:color="#000000" loext:opacity="100%" style:font-name="Linux Libertine S.O.Cist." fo:font-size="12pt" fo:language="la" fo:country="VA" style:font-size-asian="12pt" style:language-asian="zh" style:country-asian="CN" style:font-size-complex="12pt" style:language-complex="hi" style:country-complex="IN"/>
    </style:style>
    <style:style style:name="T309" style:family="text">
      <style:text-properties fo:color="#000000" loext:opacity="100%" style:font-name="Linux Libertine S.O.Cist." fo:font-size="12pt" fo:language="la" fo:country="VA" officeooo:rsid="002004f7" style:font-size-asian="12pt" style:language-asian="zh" style:country-asian="CN" style:font-size-complex="12pt" style:language-complex="hi" style:country-complex="IN"/>
    </style:style>
    <style:style style:name="T310" style:family="text">
      <style:text-properties fo:color="#000000" loext:opacity="100%" style:font-name="Linux Libertine S.O.Cist."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311" style:family="text">
      <style:text-properties fo:color="#000000" loext:opacity="100%" style:font-name="Linux Libertine S.O.Cist." fo:font-size="12pt" fo:language="la" fo:country="VA" officeooo:rsid="01570fc4" style:font-name-asian="Andale Sans UI" style:font-size-asian="12pt" style:language-asian="zh" style:country-asian="CN" style:font-name-complex="Tahoma" style:font-size-complex="12pt" style:language-complex="hi" style:country-complex="IN"/>
    </style:style>
    <style:style style:name="T312" style:family="text">
      <style:text-properties officeooo:rsid="00379f56"/>
    </style:style>
    <style:style style:name="T313" style:family="text">
      <style:text-properties officeooo:rsid="003f8205"/>
    </style:style>
    <style:style style:name="T314" style:family="text">
      <style:text-properties officeooo:rsid="0044a46c"/>
    </style:style>
    <style:style style:name="T315" style:family="text">
      <style:text-properties officeooo:rsid="00426222"/>
    </style:style>
    <style:style style:name="T316" style:family="text">
      <style:text-properties officeooo:rsid="00445de7"/>
    </style:style>
    <style:style style:name="T317" style:family="text">
      <style:text-properties officeooo:rsid="0047852d"/>
    </style:style>
    <style:style style:name="T318" style:family="text">
      <style:text-properties officeooo:rsid="0048f148"/>
    </style:style>
    <style:style style:name="T319" style:family="text">
      <style:text-properties officeooo:rsid="004e9f7a"/>
    </style:style>
    <style:style style:name="T320" style:family="text">
      <style:text-properties officeooo:rsid="004f4a0c"/>
    </style:style>
    <style:style style:name="T321" style:family="text">
      <style:text-properties officeooo:rsid="0050b519"/>
    </style:style>
    <style:style style:name="T322" style:family="text">
      <style:text-properties officeooo:rsid="0051f378"/>
    </style:style>
    <style:style style:name="T323" style:family="text">
      <style:text-properties style:font-name-complex="Times New Roman1"/>
    </style:style>
    <style:style style:name="T324" style:family="text">
      <style:text-properties officeooo:rsid="0055dc8d"/>
    </style:style>
    <style:style style:name="T325" style:family="text">
      <style:text-properties officeooo:rsid="0062114f"/>
    </style:style>
    <style:style style:name="T326" style:family="text">
      <style:text-properties officeooo:rsid="0057779f"/>
    </style:style>
    <style:style style:name="T327" style:family="text">
      <style:text-properties officeooo:rsid="0057a383"/>
    </style:style>
    <style:style style:name="T328" style:family="text">
      <style:text-properties officeooo:rsid="0058c5c1"/>
    </style:style>
    <style:style style:name="T329" style:family="text">
      <style:text-properties officeooo:rsid="005ac213"/>
    </style:style>
    <style:style style:name="T330" style:family="text">
      <style:text-properties officeooo:rsid="005adcf8"/>
    </style:style>
    <style:style style:name="T331" style:family="text">
      <style:text-properties officeooo:rsid="005e74a4"/>
    </style:style>
    <style:style style:name="T332" style:family="text">
      <style:text-properties officeooo:rsid="00631a34"/>
    </style:style>
    <style:style style:name="T333" style:family="text">
      <style:text-properties officeooo:rsid="0068106b"/>
    </style:style>
    <style:style style:name="T334" style:family="text">
      <style:text-properties officeooo:rsid="00699570"/>
    </style:style>
    <style:style style:name="T335" style:family="text">
      <style:text-properties officeooo:rsid="006a20f1"/>
    </style:style>
    <style:style style:name="T336" style:family="text">
      <style:text-properties officeooo:rsid="006bd1ff"/>
    </style:style>
    <style:style style:name="T337" style:family="text">
      <style:text-properties officeooo:rsid="006eb573"/>
    </style:style>
    <style:style style:name="T338" style:family="text">
      <style:text-properties officeooo:rsid="00707529"/>
    </style:style>
    <style:style style:name="T339" style:family="text">
      <style:text-properties officeooo:rsid="00709748"/>
    </style:style>
    <style:style style:name="T340" style:family="text">
      <style:text-properties officeooo:rsid="0076e96b"/>
    </style:style>
    <style:style style:name="T341" style:family="text">
      <style:text-properties officeooo:rsid="00783f74"/>
    </style:style>
    <style:style style:name="T342" style:family="text">
      <style:text-properties style:use-window-font-color="true" loext:opacity="0%" fo:language="la" fo:country="VA" fo:font-weight="normal" officeooo:rsid="00272637" style:language-asian="zh" style:country-asian="CN" style:font-weight-asian="normal" style:language-complex="hi" style:country-complex="IN" style:font-weight-complex="normal"/>
    </style:style>
    <style:style style:name="T343" style:family="text">
      <style:text-properties style:use-window-font-color="true" loext:opacity="0%" fo:language="la" fo:country="VA" fo:font-weight="normal" officeooo:rsid="003a708e" style:language-asian="zh" style:country-asian="CN" style:font-weight-asian="normal" style:language-complex="hi" style:country-complex="IN" style:font-weight-complex="normal"/>
    </style:style>
    <style:style style:name="T344" style:family="text">
      <style:text-properties style:use-window-font-color="true" loext:opacity="0%" style:font-name="Linux Libertine S.O.Cist." fo:font-size="12pt" fo:language="cs" fo:country="CZ" officeooo:rsid="008ee27b" style:font-size-asian="12pt" style:font-size-complex="12pt"/>
    </style:style>
    <style:style style:name="T345" style:family="text">
      <style:text-properties style:use-window-font-color="true" loext:opacity="0%" style:font-name="Linux Libertine S.O.Cist." fo:font-size="12pt" fo:language="cs" fo:country="CZ" officeooo:rsid="00a650ce" style:font-size-asian="12pt" style:font-size-complex="12pt"/>
    </style:style>
    <style:style style:name="T346" style:family="text">
      <style:text-properties style:use-window-font-color="true" loext:opacity="0%" style:font-name="Linux Libertine S.O.Cist." fo:font-size="12pt" fo:language="cs" fo:country="CZ" officeooo:rsid="008ee27b" style:font-name-asian="Andale Sans UI" style:font-size-asian="12pt" style:language-asian="zh" style:country-asian="CN" style:font-name-complex="Tahoma" style:font-size-complex="12pt" style:language-complex="hi" style:country-complex="IN"/>
    </style:style>
    <style:style style:name="T347" style:family="text">
      <style:text-properties style:use-window-font-color="true" loext:opacity="0%" style:font-name="Linux Libertine S.O.Cist." fo:font-size="12pt" fo:language="cs" fo:country="CZ" officeooo:rsid="01345261" style:font-name-asian="Andale Sans UI" style:font-size-asian="12pt" style:language-asian="zh" style:country-asian="CN" style:font-name-complex="Tahoma" style:font-size-complex="12pt" style:language-complex="hi" style:country-complex="IN"/>
    </style:style>
    <style:style style:name="T348" style:family="text">
      <style:text-properties style:use-window-font-color="true" loext:opacity="0%" style:font-name="Linux Libertine S.O.Cist." fo:font-size="12pt" fo:language="cs" fo:country="CZ" officeooo:rsid="0135fc8c" style:font-name-asian="Andale Sans UI" style:font-size-asian="12pt" style:language-asian="zh" style:country-asian="CN" style:font-name-complex="Tahoma" style:font-size-complex="12pt" style:language-complex="hi" style:country-complex="IN"/>
    </style:style>
    <style:style style:name="T349" style:family="text">
      <style:text-properties style:use-window-font-color="true" loext:opacity="0%" style:font-name="Linux Libertine S.O.Cist." fo:font-size="12pt" fo:language="cs" fo:country="CZ" officeooo:rsid="013732df" style:font-name-asian="Andale Sans UI" style:font-size-asian="12pt" style:language-asian="zh" style:country-asian="CN" style:font-name-complex="Tahoma" style:font-size-complex="12pt" style:language-complex="hi" style:country-complex="IN"/>
    </style:style>
    <style:style style:name="T350" style:family="text">
      <style:text-properties style:use-window-font-color="true" loext:opacity="0%" style:font-name="Linux Libertine S.O.Cist." fo:font-size="12pt" fo:language="cs" fo:country="CZ" officeooo:rsid="013a5efa" style:font-name-asian="Andale Sans UI" style:font-size-asian="12pt" style:language-asian="zh" style:country-asian="CN" style:font-name-complex="Tahoma" style:font-size-complex="12pt" style:language-complex="hi" style:country-complex="IN"/>
    </style:style>
    <style:style style:name="T351" style:family="text">
      <style:text-properties style:use-window-font-color="true" loext:opacity="0%" style:font-name="Linux Libertine S.O.Cist." fo:font-size="12pt" fo:language="cs" fo:country="CZ" officeooo:rsid="014b8df8" style:font-name-asian="Andale Sans UI" style:font-size-asian="12pt" style:language-asian="zh" style:country-asian="CN" style:font-name-complex="Tahoma" style:font-size-complex="12pt" style:language-complex="hi" style:country-complex="IN"/>
    </style:style>
    <style:style style:name="T352" style:family="text">
      <style:text-properties style:use-window-font-color="true" loext:opacity="0%" style:font-name="Linux Libertine S.O.Cist." fo:font-size="10pt" fo:language="cs" fo:country="CZ" officeooo:rsid="013732df" style:font-name-asian="Andale Sans UI" style:font-size-asian="12pt" style:language-asian="zh" style:country-asian="CN" style:font-name-complex="Tahoma" style:font-size-complex="12pt" style:language-complex="hi" style:country-complex="IN"/>
    </style:style>
    <style:style style:name="T353" style:family="text">
      <style:text-properties style:use-window-font-color="true" loext:opacity="0%" style:font-name="Linux Libertine S.O.Cist." fo:font-size="10pt" fo:language="cs" fo:country="CZ" fo:font-style="italic" officeooo:rsid="013732df"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354" style:family="text">
      <style:text-properties style:use-window-font-color="true" loext:opacity="0%" style:font-name="Linux Libertine S.O.Cist." fo:font-size="10pt" fo:language="el" fo:country="GR" officeooo:rsid="013732df" style:font-name-asian="Andale Sans UI" style:font-size-asian="12pt" style:language-asian="zh" style:country-asian="CN" style:font-name-complex="Tahoma" style:font-size-complex="12pt" style:language-complex="hi" style:country-complex="IN"/>
    </style:style>
    <style:style style:name="T355" style:family="text">
      <style:text-properties style:use-window-font-color="true" loext:opacity="0%" style:font-name="Cloister" fo:language="la" fo:country="VA" fo:font-weight="normal" officeooo:rsid="013c0286" style:language-asian="zh" style:country-asian="CN" style:font-weight-asian="normal" style:language-complex="hi" style:country-complex="IN" style:font-weight-complex="normal"/>
    </style:style>
    <style:style style:name="T356" style:family="text">
      <style:text-properties style:use-window-font-color="true" loext:opacity="0%"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357" style:family="text">
      <style:text-properties style:use-window-font-color="true" loext:opacity="0%"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358" style:family="text">
      <style:text-properties officeooo:rsid="007b6d3f"/>
    </style:style>
    <style:style style:name="T359" style:family="text">
      <style:text-properties officeooo:rsid="0080b066"/>
    </style:style>
    <style:style style:name="T360" style:family="text">
      <style:text-properties officeooo:rsid="0081c6c9"/>
    </style:style>
    <style:style style:name="T361" style:family="text">
      <style:text-properties officeooo:rsid="0089b867"/>
    </style:style>
    <style:style style:name="T362" style:family="text">
      <style:text-properties officeooo:rsid="008b7335"/>
    </style:style>
    <style:style style:name="T363" style:family="text">
      <style:text-properties officeooo:rsid="008ce815"/>
    </style:style>
    <style:style style:name="T364" style:family="text">
      <style:text-properties officeooo:rsid="008dbe65"/>
    </style:style>
    <style:style style:name="T365" style:family="text">
      <style:text-properties officeooo:rsid="002004f7"/>
    </style:style>
    <style:style style:name="T366" style:family="text">
      <style:text-properties officeooo:rsid="0032ba47"/>
    </style:style>
    <style:style style:name="T367" style:family="text">
      <style:text-properties officeooo:rsid="0073f80a"/>
    </style:style>
    <style:style style:name="T368" style:family="text">
      <style:text-properties officeooo:rsid="0072bb3d"/>
    </style:style>
    <style:style style:name="T369" style:family="text">
      <style:text-properties officeooo:rsid="0067414b"/>
    </style:style>
    <style:style style:name="T370" style:family="text">
      <style:text-properties fo:letter-spacing="normal" fo:font-style="normal" fo:font-weight="normal" officeooo:rsid="0034e2b4" style:font-name-asian="Andale Sans UI" style:font-style-asian="normal" style:font-weight-asian="normal" style:font-name-complex="Tahoma" style:font-style-complex="normal" style:font-weight-complex="normal"/>
    </style:style>
    <style:style style:name="T371" style:family="text">
      <style:text-properties fo:letter-spacing="normal" fo:font-style="normal" fo:font-weight="normal" officeooo:rsid="0072bb3d" style:font-name-asian="Andale Sans UI" style:font-style-asian="normal" style:font-weight-asian="normal" style:font-name-complex="Tahoma" style:font-style-complex="normal" style:font-weight-complex="normal"/>
    </style:style>
    <style:style style:name="T372" style:family="text">
      <style:text-properties fo:letter-spacing="normal" fo:font-style="normal" fo:font-weight="normal" officeooo:rsid="0072efe6" style:font-name-asian="Andale Sans UI" style:font-style-asian="normal" style:font-weight-asian="normal" style:font-name-complex="Tahoma" style:font-style-complex="normal" style:font-weight-complex="normal"/>
    </style:style>
    <style:style style:name="T373" style:family="text">
      <style:text-properties officeooo:rsid="0081922e"/>
    </style:style>
    <style:style style:name="T374" style:family="text">
      <style:text-properties officeooo:rsid="008260bd"/>
    </style:style>
    <style:style style:name="T375" style:family="text">
      <style:text-properties officeooo:rsid="008444c3"/>
    </style:style>
    <style:style style:name="T376" style:family="text">
      <style:text-properties officeooo:rsid="0072efe6"/>
    </style:style>
    <style:style style:name="T377" style:family="text">
      <style:text-properties officeooo:rsid="00855957"/>
    </style:style>
    <style:style style:name="T378" style:family="text">
      <style:text-properties officeooo:rsid="008569b4"/>
    </style:style>
    <style:style style:name="T379" style:family="text">
      <style:text-properties officeooo:rsid="00875a1c"/>
    </style:style>
    <style:style style:name="T380" style:family="text">
      <style:text-properties officeooo:rsid="0088ade7"/>
    </style:style>
    <style:style style:name="T381" style:family="text">
      <style:text-properties officeooo:rsid="00ac6b05"/>
    </style:style>
    <style:style style:name="T382" style:family="text">
      <style:text-properties officeooo:rsid="00b50e12"/>
    </style:style>
    <style:style style:name="T383" style:family="text">
      <style:text-properties officeooo:rsid="00c188c3"/>
    </style:style>
    <style:style style:name="T384" style:family="text">
      <style:text-properties officeooo:rsid="00c8d09e"/>
    </style:style>
    <style:style style:name="T385" style:family="text">
      <style:text-properties officeooo:rsid="00ca83fb"/>
    </style:style>
    <style:style style:name="T386" style:family="text">
      <style:text-properties officeooo:rsid="00ca9ae0"/>
    </style:style>
    <style:style style:name="T387" style:family="text">
      <style:text-properties officeooo:rsid="00cb2140"/>
    </style:style>
    <style:style style:name="T388" style:family="text">
      <style:text-properties officeooo:rsid="00cf271f"/>
    </style:style>
    <style:style style:name="T389" style:family="text">
      <style:text-properties officeooo:rsid="00d1617d"/>
    </style:style>
    <style:style style:name="T390" style:family="text">
      <style:text-properties officeooo:rsid="00d60992"/>
    </style:style>
    <style:style style:name="T391" style:family="text">
      <style:text-properties officeooo:rsid="00d6158a"/>
    </style:style>
    <style:style style:name="T392" style:family="text">
      <style:text-properties officeooo:rsid="00d67af5"/>
    </style:style>
    <style:style style:name="T393" style:family="text">
      <style:text-properties officeooo:rsid="00d74b69"/>
    </style:style>
    <style:style style:name="T394" style:family="text">
      <style:text-properties officeooo:rsid="00dba782"/>
    </style:style>
    <style:style style:name="T395" style:family="text">
      <style:text-properties officeooo:rsid="00de6516"/>
    </style:style>
    <style:style style:name="T396" style:family="text">
      <style:text-properties officeooo:rsid="00e37404"/>
    </style:style>
    <style:style style:name="T397" style:family="text">
      <style:text-properties officeooo:rsid="00e45117"/>
    </style:style>
    <style:style style:name="T398" style:family="text">
      <style:text-properties officeooo:rsid="00ec1a1a"/>
    </style:style>
    <style:style style:name="T399" style:family="text">
      <style:text-properties officeooo:rsid="00f736d2"/>
    </style:style>
    <style:style style:name="T400" style:family="text">
      <style:text-properties officeooo:rsid="00fa16bf"/>
    </style:style>
    <style:style style:name="T401" style:family="text">
      <style:text-properties fo:font-variant="small-caps"/>
    </style:style>
    <style:style style:name="T402" style:family="text">
      <style:text-properties fo:font-variant="small-caps" fo:color="#00000a" loext:opacity="100%"/>
    </style:style>
    <style:style style:name="T403" style:family="text">
      <style:text-properties fo:font-variant="small-caps" fo:color="#00000a" loext:opacity="100%" fo:font-size="12pt" fo:language="la" fo:country="VA" style:font-size-asian="12pt" style:font-size-complex="12pt"/>
    </style:style>
    <style:style style:name="T404" style:family="text">
      <style:text-properties fo:font-variant="small-caps" fo:color="#00000a" loext:opacity="100%" style:font-name="Linux Libertine S.O.Cist.:onum=1" fo:font-size="12pt" fo:language="cs" fo:country="CZ" officeooo:rsid="012b99f3" style:font-name-asian="Andale Sans UI" style:font-size-asian="12pt" style:language-asian="zh" style:country-asian="CN" style:font-name-complex="Tahoma" style:font-size-complex="12pt" style:language-complex="hi" style:country-complex="IN"/>
    </style:style>
    <style:style style:name="T405" style:family="text">
      <style:text-properties fo:font-variant="small-caps" fo:color="#00000a" loext:opacity="100%" style:font-name="Linux Libertine S.O.Cist.:onum=1" fo:font-size="12pt" fo:language="cs" fo:country="CZ" officeooo:rsid="013cacef" style:font-name-asian="Andale Sans UI" style:font-size-asian="12pt" style:language-asian="zh" style:country-asian="CN" style:font-name-complex="Tahoma" style:font-size-complex="12pt" style:language-complex="hi" style:country-complex="IN"/>
    </style:style>
    <style:style style:name="T406" style:family="text">
      <style:text-properties fo:font-variant="small-caps" fo:color="#00000a" loext:opacity="100%" style:font-name="Linux Libertine S.O.Cist.:onum=1" fo:font-size="12pt" fo:language="cs" fo:country="CZ" officeooo:rsid="013e8d51" style:font-name-asian="Andale Sans UI" style:font-size-asian="12pt" style:language-asian="zh" style:country-asian="CN" style:font-name-complex="Tahoma" style:font-size-complex="12pt" style:language-complex="hi" style:country-complex="IN"/>
    </style:style>
    <style:style style:name="T407" style:family="text">
      <style:text-properties fo:font-variant="small-caps" fo:color="#00000a" loext:opacity="100%" style:font-name="Linux Libertine S.O.Cist.:onum=1" fo:font-size="12pt" fo:language="cs" fo:country="CZ" officeooo:rsid="0140785f" style:font-name-asian="Andale Sans UI" style:font-size-asian="12pt" style:language-asian="zh" style:country-asian="CN" style:font-name-complex="Tahoma" style:font-size-complex="12pt" style:language-complex="hi" style:country-complex="IN"/>
    </style:style>
    <style:style style:name="T408" style:family="text">
      <style:text-properties fo:font-variant="small-caps" fo:color="#00000a" loext:opacity="100%" style:font-name="Linux Libertine S.O.Cist." fo:font-size="12pt" fo:language="cs" fo:country="CZ" officeooo:rsid="01380d23" style:font-name-asian="Andale Sans UI" style:font-size-asian="12pt" style:language-asian="zh" style:country-asian="CN" style:font-name-complex="Tahoma" style:font-size-complex="12pt" style:language-complex="hi" style:country-complex="IN"/>
    </style:style>
    <style:style style:name="T409" style:family="text">
      <style:text-properties fo:font-variant="small-caps" fo:color="#00000a" loext:opacity="100%" style:font-name="Linux Libertine S.O.Cist.2" fo:font-size="12pt" fo:language="cs" fo:country="CZ" officeooo:rsid="013858b0" style:font-name-asian="Andale Sans UI" style:font-size-asian="12pt" style:language-asian="zh" style:country-asian="CN" style:font-name-complex="Tahoma" style:font-size-complex="12pt" style:language-complex="hi" style:country-complex="IN"/>
    </style:style>
    <style:style style:name="T410" style:family="text">
      <style:text-properties fo:font-variant="small-caps" fo:color="#00000a" loext:opacity="100%" style:font-name="Linux Libertine S.O.Cist.2" fo:font-size="12pt" fo:language="cs" fo:country="CZ" fo:font-style="normal" officeooo:rsid="013858b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411" style:family="text">
      <style:text-properties fo:font-variant="small-caps" fo:font-size="12pt" style:font-size-asian="12pt" style:font-size-complex="12pt"/>
    </style:style>
    <style:style style:name="T412" style:family="text">
      <style:text-properties fo:font-variant="small-caps" fo:font-size="12pt" officeooo:rsid="00182c3a" style:font-size-asian="12pt" style:font-size-complex="12pt"/>
    </style:style>
    <style:style style:name="T413" style:family="text">
      <style:text-properties fo:font-variant="small-caps" fo:font-size="12pt" officeooo:rsid="0016b3a9" style:font-size-asian="12pt" style:font-size-complex="12pt"/>
    </style:style>
    <style:style style:name="T414" style:family="text">
      <style:text-properties fo:font-variant="small-caps" fo:font-size="12pt" style:font-size-asian="12pt" style:font-name-complex="Times New Roman1"/>
    </style:style>
    <style:style style:name="T415" style:family="text">
      <style:text-properties fo:font-variant="small-caps" fo:font-size="12pt" officeooo:rsid="001d584b" style:font-size-asian="12pt" style:font-name-complex="Times New Roman1" style:font-weight-complex="bold"/>
    </style:style>
    <style:style style:name="T416" style:family="text">
      <style:text-properties fo:font-variant="small-caps" fo:font-size="12pt" style:font-size-asian="12pt" style:font-name-complex="Times New Roman1" style:font-size-complex="12pt"/>
    </style:style>
    <style:style style:name="T417" style:family="text">
      <style:text-properties fo:font-variant="small-caps" fo:font-size="12pt" officeooo:rsid="001d584b" style:font-size-asian="12pt" style:font-name-complex="Times New Roman1"/>
    </style:style>
    <style:style style:name="T418" style:family="text">
      <style:text-properties fo:font-variant="small-caps" fo:font-size="12pt" officeooo:rsid="01a2af11" style:font-size-asian="12pt" style:font-name-complex="Times New Roman1"/>
    </style:style>
    <style:style style:name="T419" style:family="text">
      <style:text-properties fo:font-variant="small-caps" fo:font-size="12pt" officeooo:rsid="0058c5c1" style:font-size-asian="12pt" style:font-name-complex="Times New Roman1"/>
    </style:style>
    <style:style style:name="T420" style:family="text">
      <style:text-properties fo:font-variant="small-caps" fo:font-size="12pt" fo:language="cs" fo:country="CZ" style:font-size-asian="12pt" style:font-size-complex="12pt"/>
    </style:style>
    <style:style style:name="T421" style:family="text">
      <style:text-properties fo:font-variant="small-caps" fo:font-size="12pt" fo:language="la" fo:country="VA" style:font-size-asian="12pt" style:font-name-complex="Times New Roman1"/>
    </style:style>
    <style:style style:name="T422" style:family="text">
      <style:text-properties fo:font-variant="small-caps" fo:font-size="12pt" fo:language="la" fo:country="VA" style:font-size-asian="12pt" style:font-name-complex="Times New Roman1" style:font-weight-complex="bold"/>
    </style:style>
    <style:style style:name="T423" style:family="text">
      <style:text-properties fo:font-variant="small-caps" fo:font-size="12pt" fo:language="la" fo:country="VA" officeooo:rsid="001d584b" style:font-size-asian="12pt" style:font-name-complex="Times New Roman1" style:font-weight-complex="bold"/>
    </style:style>
    <style:style style:name="T424" style:family="text">
      <style:text-properties fo:font-variant="small-caps" fo:font-size="12pt" fo:language="la" fo:country="VA" style:font-size-asian="12pt" style:font-name-complex="Times New Roman1" style:font-size-complex="12pt"/>
    </style:style>
    <style:style style:name="T425" style:family="text">
      <style:text-properties fo:font-variant="small-caps" officeooo:rsid="003b9cde"/>
    </style:style>
    <style:style style:name="T426" style:family="text">
      <style:text-properties fo:font-variant="small-caps" officeooo:rsid="003cf6d0"/>
    </style:style>
    <style:style style:name="T427" style:family="text">
      <style:text-properties fo:font-variant="small-caps" officeooo:rsid="004506d1"/>
    </style:style>
    <style:style style:name="T428" style:family="text">
      <style:text-properties fo:font-variant="small-caps" officeooo:rsid="004e9f7a"/>
    </style:style>
    <style:style style:name="T429" style:family="text">
      <style:text-properties fo:font-variant="small-caps" officeooo:rsid="004f4a0c"/>
    </style:style>
    <style:style style:name="T430" style:family="text">
      <style:text-properties fo:font-variant="small-caps" officeooo:rsid="0050b519"/>
    </style:style>
    <style:style style:name="T431" style:family="text">
      <style:text-properties fo:font-variant="small-caps" style:font-name="Linux Libertine S.O.Cist."/>
    </style:style>
    <style:style style:name="T432" style:family="text">
      <style:text-properties fo:font-variant="small-caps" style:font-name="Linux Libertine S.O.Cist." fo:font-size="12pt" fo:language="cs" fo:country="CZ" style:font-size-asian="12pt"/>
    </style:style>
    <style:style style:name="T433" style:family="text">
      <style:text-properties fo:font-variant="small-caps" style:font-name="Linux Libertine S.O.Cist." fo:font-size="12pt" fo:language="cs" fo:country="CZ" style:font-size-asian="12pt" style:font-size-complex="12pt"/>
    </style:style>
    <style:style style:name="T434" style:family="text">
      <style:text-properties fo:font-variant="small-caps" style:font-name="Linux Libertine S.O.Cist." fo:font-size="12pt" fo:language="cs" fo:country="CZ" officeooo:rsid="004e9f7a" style:font-size-asian="12pt" style:font-size-complex="12pt"/>
    </style:style>
    <style:style style:name="T435" style:family="text">
      <style:text-properties fo:font-variant="small-caps" style:font-name="Linux Libertine S.O.Cist." fo:font-size="12pt" fo:language="cs" fo:country="CZ" officeooo:rsid="0067414b" style:font-size-asian="12pt" style:font-size-complex="12pt"/>
    </style:style>
    <style:style style:name="T436" style:family="text">
      <style:text-properties fo:font-variant="small-caps" style:font-name="Linux Libertine S.O.Cist." fo:font-size="12pt" fo:language="cs" fo:country="CZ" officeooo:rsid="018e7b1a" style:font-size-asian="12pt" style:font-size-complex="12pt"/>
    </style:style>
    <style:style style:name="T437" style:family="text">
      <style:text-properties fo:font-variant="small-caps" style:font-name="Linux Libertine S.O.Cist." fo:font-size="12pt" fo:language="cs" fo:country="CZ" officeooo:rsid="019783c5" style:font-size-asian="12pt" style:font-size-complex="12pt"/>
    </style:style>
    <style:style style:name="T438" style:family="text">
      <style:text-properties fo:font-variant="small-caps" style:font-name="Linux Libertine S.O.Cist." fo:font-size="12pt" fo:language="cs" fo:country="CZ" officeooo:rsid="0022e095" style:font-size-asian="12pt" style:font-size-complex="12pt"/>
    </style:style>
    <style:style style:name="T439" style:family="text">
      <style:text-properties fo:font-variant="small-caps" style:font-name="Linux Libertine S.O.Cist." fo:font-size="12pt" fo:language="cs" fo:country="CZ" officeooo:rsid="002e52ee" style:font-size-asian="12pt" style:font-size-complex="12pt"/>
    </style:style>
    <style:style style:name="T440" style:family="text">
      <style:text-properties fo:font-variant="small-caps" style:font-name="Linux Libertine S.O.Cist." fo:font-size="12pt" fo:language="cs" fo:country="CZ" officeooo:rsid="003b9cde" style:font-size-asian="12pt" style:font-size-complex="12pt"/>
    </style:style>
    <style:style style:name="T441" style:family="text">
      <style:text-properties fo:font-variant="small-caps" style:font-name="Linux Libertine S.O.Cist." fo:font-size="12pt" fo:language="cs" fo:country="CZ" officeooo:rsid="0174049a" style:font-size-asian="12pt" style:font-size-complex="12pt"/>
    </style:style>
    <style:style style:name="T442" style:family="text">
      <style:text-properties fo:font-variant="small-caps" style:font-name="Linux Libertine S.O.Cist." fo:font-size="12pt" fo:language="cs" fo:country="CZ" officeooo:rsid="0050b519" style:font-size-asian="12pt" style:font-size-complex="12pt"/>
    </style:style>
    <style:style style:name="T443" style:family="text">
      <style:text-properties fo:font-variant="small-caps" style:font-name="Linux Libertine S.O.Cist." fo:font-size="12pt" fo:language="cs" fo:country="CZ" officeooo:rsid="00994b80" style:font-size-asian="12pt" style:font-size-complex="12pt"/>
    </style:style>
    <style:style style:name="T444" style:family="text">
      <style:text-properties fo:font-variant="small-caps" style:font-name="Linux Libertine S.O.Cist." fo:font-size="12pt" fo:language="cs" fo:country="CZ" officeooo:rsid="00d8dd7c" style:font-size-asian="12pt" style:font-size-complex="12pt"/>
    </style:style>
    <style:style style:name="T445" style:family="text">
      <style:text-properties fo:font-variant="small-caps" style:font-name="Linux Libertine S.O.Cist." fo:font-size="12pt" fo:language="cs" fo:country="CZ" officeooo:rsid="00dba782" style:font-size-asian="12pt" style:font-size-complex="12pt"/>
    </style:style>
    <style:style style:name="T446" style:family="text">
      <style:text-properties fo:font-variant="small-caps" style:font-name="Linux Libertine S.O.Cist." fo:font-size="12pt" fo:language="cs" fo:country="CZ" officeooo:rsid="002c4f4e" style:font-size-asian="12pt"/>
    </style:style>
    <style:style style:name="T447" style:family="text">
      <style:text-properties fo:font-variant="small-caps" style:font-name="Linux Libertine S.O.Cist." fo:font-size="12pt" fo:language="cs" fo:country="CZ" officeooo:rsid="003f1c25" style:font-size-asian="12pt"/>
    </style:style>
    <style:style style:name="T448" style:family="text">
      <style:text-properties fo:font-variant="small-caps" style:font-name="Linux Libertine S.O.Cist." fo:font-size="12pt" fo:language="cs" fo:country="CZ" fo:font-style="normal" officeooo:rsid="002a5f8a" style:font-size-asian="12pt" style:font-style-asian="normal" style:font-size-complex="12pt" style:font-style-complex="normal"/>
    </style:style>
    <style:style style:name="T449" style:family="text">
      <style:text-properties fo:font-variant="small-caps" style:font-name="Linux Libertine S.O.Cist." fo:font-size="12pt" fo:language="cs" fo:country="CZ" fo:font-style="normal" officeooo:rsid="00326de8" style:font-size-asian="12pt" style:font-style-asian="normal" style:font-size-complex="12pt" style:font-style-complex="normal"/>
    </style:style>
    <style:style style:name="T450" style:family="text">
      <style:text-properties fo:font-variant="small-caps" style:font-name="Linux Libertine S.O.Cist." fo:font-size="12pt" style:font-size-asian="12pt" style:font-name-complex="Times New Roman1"/>
    </style:style>
    <style:style style:name="T451" style:family="text">
      <style:text-properties fo:font-variant="small-caps" style:font-name="Linux Libertine S.O.Cist." fo:font-size="12pt" style:font-size-asian="12pt" style:font-name-complex="Times New Roman1" style:font-size-complex="14pt"/>
    </style:style>
    <style:style style:name="T452" style:family="text">
      <style:text-properties fo:font-variant="small-caps" style:font-name="Linux Libertine S.O.Cist." fo:font-size="12pt" officeooo:rsid="0057a383" style:font-size-asian="12pt" style:font-name-complex="Times New Roman1" style:font-size-complex="14pt"/>
    </style:style>
    <style:style style:name="T453" style:family="text">
      <style:text-properties fo:font-variant="small-caps" style:font-name="Linux Libertine S.O.Cist." fo:font-size="12pt" officeooo:rsid="007289bb" style:font-size-asian="12pt" style:font-name-complex="Times New Roman1"/>
    </style:style>
    <style:style style:name="T454" style:family="text">
      <style:text-properties fo:font-variant="small-caps" style:font-name="Linux Libertine S.O.Cist." fo:font-size="12pt" officeooo:rsid="0073dca5" style:font-size-asian="12pt" style:font-name-complex="Times New Roman1"/>
    </style:style>
    <style:style style:name="T455" style:family="text">
      <style:text-properties fo:font-variant="small-caps" style:font-name="Linux Libertine S.O.Cist." fo:font-size="12pt" officeooo:rsid="00b2b720" style:font-size-asian="12pt" style:font-name-complex="Times New Roman1"/>
    </style:style>
    <style:style style:name="T456" style:family="text">
      <style:text-properties fo:font-variant="small-caps" style:font-name="Linux Libertine S.O.Cist." fo:font-size="12pt" officeooo:rsid="00ad8455" style:font-size-asian="12pt" style:font-name-complex="Times New Roman1"/>
    </style:style>
    <style:style style:name="T457" style:family="text">
      <style:text-properties fo:font-variant="small-caps" style:font-name="Linux Libertine S.O.Cist." fo:font-size="12pt" officeooo:rsid="00b9a5d4" style:font-size-asian="12pt" style:font-name-complex="Times New Roman1"/>
    </style:style>
    <style:style style:name="T458" style:family="text">
      <style:text-properties fo:font-variant="small-caps" style:font-name="Linux Libertine S.O.Cist." fo:font-size="12pt" officeooo:rsid="00ba5067" style:font-size-asian="12pt" style:font-name-complex="Times New Roman1"/>
    </style:style>
    <style:style style:name="T459" style:family="text">
      <style:text-properties fo:font-variant="small-caps" style:font-name="Linux Libertine S.O.Cist." fo:font-size="12pt" officeooo:rsid="01a2af11" style:font-size-asian="12pt" style:font-name-complex="Times New Roman1"/>
    </style:style>
    <style:style style:name="T460" style:family="text">
      <style:text-properties fo:font-variant="small-caps" style:font-name="Linux Libertine S.O.Cist." fo:font-size="12pt" officeooo:rsid="00bb734d" style:font-size-asian="12pt" style:font-name-complex="Times New Roman1"/>
    </style:style>
    <style:style style:name="T461" style:family="text">
      <style:text-properties fo:font-variant="small-caps" style:font-name="Linux Libertine S.O.Cist." fo:font-size="12pt" officeooo:rsid="00bc7eae" style:font-size-asian="12pt" style:font-name-complex="Times New Roman1"/>
    </style:style>
    <style:style style:name="T462" style:family="text">
      <style:text-properties fo:font-variant="small-caps" style:font-name="Linux Libertine S.O.Cist." fo:font-size="12pt" style:font-size-asian="12pt" style:font-name-complex="Times New Roman1" style:font-size-complex="12pt"/>
    </style:style>
    <style:style style:name="T463" style:family="text">
      <style:text-properties fo:font-variant="small-caps" style:font-name="Linux Libertine S.O.Cist." fo:font-size="12pt" officeooo:rsid="002dd65c" style:font-size-asian="12pt" style:font-name-complex="Times New Roman1" style:font-size-complex="12pt"/>
    </style:style>
    <style:style style:name="T464" style:family="text">
      <style:text-properties fo:font-variant="small-caps" style:font-name="Linux Libertine S.O.Cist." fo:font-size="12pt" officeooo:rsid="002dd65c" style:font-size-asian="12pt" style:font-name-complex="Times New Roman1"/>
    </style:style>
    <style:style style:name="T465" style:family="text">
      <style:text-properties fo:font-variant="small-caps" style:font-name="Linux Libertine S.O.Cist." fo:font-size="12pt" officeooo:rsid="003cf6d0" style:font-size-asian="12pt" style:font-name-complex="Times New Roman1"/>
    </style:style>
    <style:style style:name="T466" style:family="text">
      <style:text-properties fo:font-variant="small-caps" style:font-name="Linux Libertine S.O.Cist." fo:font-size="12pt" officeooo:rsid="001d584b" style:font-size-asian="12pt" style:font-name-complex="Times New Roman1"/>
    </style:style>
    <style:style style:name="T467" style:family="text">
      <style:text-properties fo:font-variant="small-caps" style:font-name="Linux Libertine S.O.Cist." fo:font-size="12pt" style:font-size-asian="12pt" style:font-size-complex="12pt"/>
    </style:style>
    <style:style style:name="T468" style:family="text">
      <style:text-properties fo:font-variant="small-caps" style:font-name="Linux Libertine S.O.Cist." fo:font-size="12pt" officeooo:rsid="002785f2" style:font-size-asian="12pt" style:font-size-complex="12pt"/>
    </style:style>
    <style:style style:name="T469" style:family="text">
      <style:text-properties fo:font-variant="small-caps" style:font-name="Linux Libertine S.O.Cist." fo:font-size="12pt" officeooo:rsid="00360e04" style:font-size-asian="12pt" style:font-size-complex="12pt"/>
    </style:style>
    <style:style style:name="T470" style:family="text">
      <style:text-properties fo:font-variant="small-caps" style:font-name="Linux Libertine S.O.Cist." fo:font-size="12pt" fo:language="la" fo:country="VA" style:font-size-asian="12pt" style:font-name-complex="Times New Roman1"/>
    </style:style>
    <style:style style:name="T471" style:family="text">
      <style:text-properties fo:font-variant="small-caps" officeooo:rsid="006bd1ff"/>
    </style:style>
    <style:style style:name="T472" style:family="text">
      <style:text-properties fo:font-variant="small-caps" officeooo:rsid="00699570"/>
    </style:style>
    <style:style style:name="T473"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474" style:family="text">
      <style:text-properties fo:font-variant="small-caps" fo:color="#000000" loext:opacity="100%" style:font-name="Linux Libertine S.O.Cist.:onum=1" fo:font-size="12pt" fo:language="la" fo:country="VA" style:font-name-asian="Andale Sans UI" style:font-size-asian="12pt" style:language-asian="zh" style:country-asian="CN" style:font-name-complex="Tahoma" style:font-size-complex="12pt" style:language-complex="hi" style:country-complex="IN"/>
    </style:style>
    <style:style style:name="T475" style:family="text">
      <style:text-properties fo:font-variant="small-caps" fo:color="#000000" loext:opacity="100%" fo:letter-spacing="normal" fo:font-style="normal" fo:font-weight="normal" officeooo:rsid="0034e2b4"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6" style:family="text">
      <style:text-properties fo:font-variant="small-cap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477" style:family="text">
      <style:text-properties fo:font-variant="small-caps" fo:color="#000000" loext:opacity="100%" fo:letter-spacing="normal" fo:font-style="normal" fo:font-weight="normal" officeooo:rsid="013391af" style:font-name-asian="Andale Sans UI" style:font-style-asian="normal" style:font-weight-asian="normal" style:font-name-complex="Tahoma" style:font-style-complex="normal" style:font-weight-complex="normal"/>
    </style:style>
    <style:style style:name="T478" style:family="text">
      <style:text-properties fo:font-variant="small-caps" fo:color="#000000" loext:opacity="100%" style:font-name="Linux Libertine S.O.Cist."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9" style:family="text">
      <style:text-properties fo:font-variant="small-caps" fo:color="#000000" loext:opacity="100%" style:font-name="Linux Libertine S.O.Cist." fo:font-size="12pt" fo:letter-spacing="normal" fo:language="la" fo:country="VA" fo:font-style="normal" fo:font-weight="normal" officeooo:rsid="013391a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0" style:family="text">
      <style:text-properties fo:font-variant="small-caps" fo:color="#000000" loext:opacity="100%" style:font-name="Linux Libertine S.O.Cist." fo:font-size="12pt" fo:language="la" fo:country="VA" officeooo:rsid="008c5778" style:font-size-asian="12pt" style:language-asian="zh" style:country-asian="CN" style:language-complex="hi" style:country-complex="IN"/>
    </style:style>
    <style:style style:name="T481" style:family="text">
      <style:text-properties fo:font-variant="small-caps" fo:color="#000000" loext:opacity="100%" style:font-name="Linux Libertine S.O.Cist." fo:font-size="12pt" fo:language="la" fo:country="VA" style:font-size-asian="12pt" style:language-asian="zh" style:country-asian="CN" style:font-size-complex="12pt" style:language-complex="hi" style:country-complex="IN"/>
    </style:style>
    <style:style style:name="T482" style:family="text">
      <style:text-properties fo:font-variant="small-caps" style:use-window-font-color="true" loext:opacity="0%"/>
    </style:style>
    <style:style style:name="T483" style:family="text">
      <style:text-properties fo:font-variant="small-caps" style:use-window-font-color="true" loext:opacity="0%" style:font-name="Linux Libertine S.O.Cist." fo:font-size="12pt" fo:language="cs" fo:country="CZ" officeooo:rsid="008ee27b" style:font-size-asian="12pt" style:font-size-complex="12pt"/>
    </style:style>
    <style:style style:name="T484" style:family="text">
      <style:text-properties fo:font-variant="small-caps" style:use-window-font-color="true" loext:opacity="0%" style:font-name="Linux Libertine S.O.Cist." fo:font-size="12pt" fo:language="cs" fo:country="CZ" style:font-size-asian="12pt" style:font-name-complex="Times New Roman1" style:font-size-complex="12pt"/>
    </style:style>
    <style:style style:name="T485" style:family="text">
      <style:text-properties fo:font-variant="small-caps" style:use-window-font-color="true" loext:opacity="0%" style:font-name="Linux Libertine S.O.Cist." fo:font-size="12pt" fo:language="cs" fo:country="CZ" officeooo:rsid="01a22001" style:font-size-asian="12pt" style:font-name-complex="Times New Roman1" style:font-size-complex="12pt"/>
    </style:style>
    <style:style style:name="T486" style:family="text">
      <style:text-properties fo:font-variant="small-caps" style:use-window-font-color="true" loext:opacity="0%" style:font-name="Linux Libertine S.O.Cist." fo:font-size="12pt" fo:language="cs" fo:country="CZ" style:font-size-asian="12pt" style:language-asian="zh" style:country-asian="CN" style:font-name-complex="Times New Roman1" style:font-size-complex="12pt" style:language-complex="hi" style:country-complex="IN"/>
    </style:style>
    <style:style style:name="T487" style:family="text">
      <style:text-properties fo:font-variant="small-caps" style:use-window-font-color="true" loext:opacity="0%" style:font-name="Linux Libertine S.O.Cist." fo:font-size="12pt" fo:language="cs" fo:country="CZ" officeooo:rsid="01345261" style:font-name-asian="Andale Sans UI" style:font-size-asian="12pt" style:language-asian="zh" style:country-asian="CN" style:font-name-complex="Tahoma" style:font-size-complex="12pt" style:language-complex="hi" style:country-complex="IN"/>
    </style:style>
    <style:style style:name="T488" style:family="text">
      <style:text-properties fo:font-variant="small-caps" style:use-window-font-color="true" loext:opacity="0%" officeooo:rsid="01a22001"/>
    </style:style>
    <style:style style:name="T489" style:family="text">
      <style:text-properties fo:font-variant="small-caps" style:font-name="Linux Libertine S.O.Cist.2" fo:font-size="12pt" fo:language="cs" fo:country="CZ" officeooo:rsid="009f7002" style:font-size-asian="12pt" style:font-size-complex="12pt"/>
    </style:style>
    <style:style style:name="T490" style:family="text">
      <style:text-properties fo:font-variant="small-caps" style:font-name="Linux Libertine S.O.Cist.2" fo:font-size="12pt" fo:language="cs" fo:country="CZ" fo:font-style="normal" officeooo:rsid="00a1ed22" style:font-size-asian="12pt" style:font-style-asian="normal" style:font-size-complex="12pt" style:font-style-complex="normal"/>
    </style:style>
    <style:style style:name="T491" style:family="text">
      <style:text-properties fo:font-variant="small-caps" officeooo:rsid="0080b066"/>
    </style:style>
    <style:style style:name="T492" style:family="text">
      <style:text-properties fo:font-variant="small-caps" officeooo:rsid="0089b867"/>
    </style:style>
    <style:style style:name="T493" style:family="text">
      <style:text-properties fo:font-variant="small-caps" officeooo:rsid="006eb573"/>
    </style:style>
    <style:style style:name="T494" style:family="text">
      <style:text-properties fo:font-variant="small-caps" officeooo:rsid="00709748"/>
    </style:style>
    <style:style style:name="T495" style:family="text">
      <style:text-properties fo:font-variant="small-caps" officeooo:rsid="0073f80a"/>
    </style:style>
    <style:style style:name="T496" style:family="text">
      <style:text-properties fo:font-variant="small-caps" fo:letter-spacing="normal" fo:font-style="normal" fo:font-weight="normal" officeooo:rsid="0073f80a" style:font-name-asian="Andale Sans UI" style:font-style-asian="normal" style:font-weight-asian="normal" style:font-name-complex="Tahoma" style:font-style-complex="normal" style:font-weight-complex="normal"/>
    </style:style>
    <style:style style:name="T497" style:family="text">
      <style:text-properties fo:font-variant="small-caps" officeooo:rsid="0067414b"/>
    </style:style>
    <style:style style:name="T498" style:family="text">
      <style:text-properties fo:font-variant="small-caps" officeooo:rsid="00b9a5d4"/>
    </style:style>
    <style:style style:name="T499" style:family="text">
      <style:text-properties fo:font-variant="small-caps" officeooo:rsid="00bb734d"/>
    </style:style>
    <style:style style:name="T500" style:family="text">
      <style:text-properties fo:font-variant="small-caps" officeooo:rsid="00dba782"/>
    </style:style>
    <style:style style:name="T501" style:family="text">
      <style:text-properties fo:font-variant="small-caps" officeooo:rsid="00f736d2"/>
    </style:style>
    <style:style style:name="T502" style:family="text">
      <style:text-properties fo:font-variant="small-caps" officeooo:rsid="00fa16bf"/>
    </style:style>
    <style:style style:name="T503" style:family="text">
      <style:text-properties fo:font-variant="small-caps" officeooo:rsid="00e37404"/>
    </style:style>
    <style:style style:name="T504" style:family="text">
      <style:text-properties fo:font-variant="small-caps" officeooo:rsid="012379ac"/>
    </style:style>
    <style:style style:name="T505" style:family="text">
      <style:text-properties officeooo:rsid="00fdff6a"/>
    </style:style>
    <style:style style:name="T506" style:family="text">
      <style:text-properties officeooo:rsid="00fe33b8"/>
    </style:style>
    <style:style style:name="T507" style:family="text">
      <style:text-properties officeooo:rsid="0104014e"/>
    </style:style>
    <style:style style:name="T508" style:family="text">
      <style:text-properties officeooo:rsid="0106d237"/>
    </style:style>
    <style:style style:name="T509" style:family="text">
      <style:text-properties officeooo:rsid="0108a2ea"/>
    </style:style>
    <style:style style:name="T510" style:family="text">
      <style:text-properties officeooo:rsid="010a4b8c"/>
    </style:style>
    <style:style style:name="T511" style:family="text">
      <style:text-properties officeooo:rsid="010b9f4d"/>
    </style:style>
    <style:style style:name="T512" style:family="text">
      <style:text-properties style:font-name="Linux Libertine S.O.Cist."/>
    </style:style>
    <style:style style:name="T513" style:family="text">
      <style:text-properties style:font-name="Linux Libertine S.O.Cist." fo:font-size="12pt" fo:language="cs" fo:country="CZ" style:font-size-asian="12pt"/>
    </style:style>
    <style:style style:name="T514" style:family="text">
      <style:text-properties style:font-name="Linux Libertine S.O.Cist." fo:font-size="12pt" fo:language="cs" fo:country="CZ" style:font-size-asian="12pt" style:font-size-complex="12pt"/>
    </style:style>
    <style:style style:name="T515" style:family="text">
      <style:text-properties style:font-name="Linux Libertine S.O.Cist." fo:font-size="12pt" fo:language="cs" fo:country="CZ" officeooo:rsid="0067414b" style:font-size-asian="12pt" style:font-size-complex="12pt"/>
    </style:style>
    <style:style style:name="T516" style:family="text">
      <style:text-properties style:font-name="Linux Libertine S.O.Cist." fo:font-size="12pt" fo:language="cs" fo:country="CZ" officeooo:rsid="010b9f4d" style:font-size-asian="12pt" style:font-size-complex="12pt"/>
    </style:style>
    <style:style style:name="T517" style:family="text">
      <style:text-properties style:font-name="Linux Libertine S.O.Cist." fo:font-size="12pt" fo:language="cs" fo:country="CZ" officeooo:rsid="004f4a0c" style:font-size-asian="12pt" style:font-size-complex="12pt"/>
    </style:style>
    <style:style style:name="T518" style:family="text">
      <style:text-properties style:font-name="Linux Libertine S.O.Cist." fo:font-size="12pt" fo:language="cs" fo:country="CZ" officeooo:rsid="002d0b2a" style:font-size-asian="12pt" style:font-size-complex="12pt"/>
    </style:style>
    <style:style style:name="T519" style:family="text">
      <style:text-properties style:font-name="Linux Libertine S.O.Cist." fo:font-size="12pt" fo:language="cs" fo:country="CZ" officeooo:rsid="010ca06b" style:font-size-asian="12pt" style:font-size-complex="12pt"/>
    </style:style>
    <style:style style:name="T520" style:family="text">
      <style:text-properties style:font-name="Linux Libertine S.O.Cist." fo:font-size="12pt" fo:language="cs" fo:country="CZ" officeooo:rsid="002e4738" style:font-size-asian="12pt" style:font-size-complex="12pt"/>
    </style:style>
    <style:style style:name="T521" style:family="text">
      <style:text-properties style:font-name="Linux Libertine S.O.Cist." fo:font-size="12pt" fo:language="cs" fo:country="CZ" officeooo:rsid="003b111f" style:font-size-asian="12pt" style:font-size-complex="12pt"/>
    </style:style>
    <style:style style:name="T522" style:family="text">
      <style:text-properties style:font-name="Linux Libertine S.O.Cist." fo:font-size="12pt" fo:language="cs" fo:country="CZ" officeooo:rsid="0064366a" style:font-size-asian="12pt" style:font-size-complex="12pt"/>
    </style:style>
    <style:style style:name="T523" style:family="text">
      <style:text-properties style:font-name="Linux Libertine S.O.Cist." fo:font-size="12pt" fo:language="cs" fo:country="CZ" officeooo:rsid="018e7b1a" style:font-size-asian="12pt" style:font-size-complex="12pt"/>
    </style:style>
    <style:style style:name="T524" style:family="text">
      <style:text-properties style:font-name="Linux Libertine S.O.Cist." fo:font-size="12pt" fo:language="cs" fo:country="CZ" officeooo:rsid="010e5949" style:font-size-asian="12pt" style:font-size-complex="12pt"/>
    </style:style>
    <style:style style:name="T525" style:family="text">
      <style:text-properties style:font-name="Linux Libertine S.O.Cist." fo:font-size="12pt" fo:language="cs" fo:country="CZ" officeooo:rsid="019783c5" style:font-size-asian="12pt" style:font-size-complex="12pt"/>
    </style:style>
    <style:style style:name="T526" style:family="text">
      <style:text-properties style:font-name="Linux Libertine S.O.Cist." fo:font-size="12pt" fo:language="cs" fo:country="CZ" officeooo:rsid="00a45de9" style:font-size-asian="12pt" style:font-size-complex="12pt"/>
    </style:style>
    <style:style style:name="T527" style:family="text">
      <style:text-properties style:font-name="Linux Libertine S.O.Cist." fo:font-size="12pt" fo:language="cs" fo:country="CZ" officeooo:rsid="0022e095" style:font-size-asian="12pt" style:font-size-complex="12pt"/>
    </style:style>
    <style:style style:name="T528" style:family="text">
      <style:text-properties style:font-name="Linux Libertine S.O.Cist." fo:font-size="12pt" fo:language="cs" fo:country="CZ" officeooo:rsid="002397a9" style:font-size-asian="12pt" style:font-size-complex="12pt"/>
    </style:style>
    <style:style style:name="T529" style:family="text">
      <style:text-properties style:font-name="Linux Libertine S.O.Cist." fo:font-size="12pt" fo:language="cs" fo:country="CZ" officeooo:rsid="00290c78" style:font-size-asian="12pt" style:font-size-complex="12pt"/>
    </style:style>
    <style:style style:name="T530" style:family="text">
      <style:text-properties style:font-name="Linux Libertine S.O.Cist." fo:font-size="12pt" fo:language="cs" fo:country="CZ" officeooo:rsid="002e52ee" style:font-size-asian="12pt" style:font-size-complex="12pt"/>
    </style:style>
    <style:style style:name="T531" style:family="text">
      <style:text-properties style:font-name="Linux Libertine S.O.Cist." fo:font-size="12pt" fo:language="cs" fo:country="CZ" officeooo:rsid="002efb8f" style:font-size-asian="12pt" style:font-size-complex="12pt"/>
    </style:style>
    <style:style style:name="T532" style:family="text">
      <style:text-properties style:font-name="Linux Libertine S.O.Cist." fo:font-size="12pt" fo:language="cs" fo:country="CZ" officeooo:rsid="00c716dc" style:font-size-asian="12pt" style:font-size-complex="12pt"/>
    </style:style>
    <style:style style:name="T533" style:family="text">
      <style:text-properties style:font-name="Linux Libertine S.O.Cist." fo:font-size="12pt" fo:language="cs" fo:country="CZ" officeooo:rsid="00d52a56" style:font-size-asian="12pt" style:font-size-complex="12pt"/>
    </style:style>
    <style:style style:name="T534" style:family="text">
      <style:text-properties style:font-name="Linux Libertine S.O.Cist." fo:font-size="12pt" fo:language="cs" fo:country="CZ" officeooo:rsid="0120e1cc" style:font-size-asian="12pt" style:font-size-complex="12pt"/>
    </style:style>
    <style:style style:name="T535" style:family="text">
      <style:text-properties style:font-name="Linux Libertine S.O.Cist." fo:font-size="12pt" fo:language="cs" fo:country="CZ" officeooo:rsid="00333509" style:font-size-asian="12pt" style:font-size-complex="12pt"/>
    </style:style>
    <style:style style:name="T536" style:family="text">
      <style:text-properties style:font-name="Linux Libertine S.O.Cist." fo:font-size="12pt" fo:language="cs" fo:country="CZ" officeooo:rsid="00344bbe" style:font-size-asian="12pt" style:font-size-complex="12pt"/>
    </style:style>
    <style:style style:name="T537" style:family="text">
      <style:text-properties style:font-name="Linux Libertine S.O.Cist." fo:font-size="12pt" fo:language="cs" fo:country="CZ" officeooo:rsid="012dd94e" style:font-size-asian="12pt" style:font-size-complex="12pt"/>
    </style:style>
    <style:style style:name="T538" style:family="text">
      <style:text-properties style:font-name="Linux Libertine S.O.Cist." fo:font-size="12pt" fo:language="cs" fo:country="CZ" officeooo:rsid="0035ed02" style:font-size-asian="12pt" style:font-size-complex="12pt"/>
    </style:style>
    <style:style style:name="T539" style:family="text">
      <style:text-properties style:font-name="Linux Libertine S.O.Cist." fo:font-size="12pt" fo:language="cs" fo:country="CZ" officeooo:rsid="01521924" style:font-size-asian="12pt" style:font-size-complex="12pt"/>
    </style:style>
    <style:style style:name="T540" style:family="text">
      <style:text-properties style:font-name="Linux Libertine S.O.Cist." fo:font-size="12pt" fo:language="cs" fo:country="CZ" officeooo:rsid="003b9cde" style:font-size-asian="12pt" style:font-size-complex="12pt"/>
    </style:style>
    <style:style style:name="T541" style:family="text">
      <style:text-properties style:font-name="Linux Libertine S.O.Cist." fo:font-size="12pt" fo:language="cs" fo:country="CZ" officeooo:rsid="021869a6" style:font-size-asian="12pt" style:font-size-complex="12pt"/>
    </style:style>
    <style:style style:name="T542" style:family="text">
      <style:text-properties style:font-name="Linux Libertine S.O.Cist." fo:font-size="12pt" fo:language="cs" fo:country="CZ" officeooo:rsid="0174049a" style:font-size-asian="12pt" style:font-size-complex="12pt"/>
    </style:style>
    <style:style style:name="T543" style:family="text">
      <style:text-properties style:font-name="Linux Libertine S.O.Cist." fo:font-size="12pt" fo:language="cs" fo:country="CZ" officeooo:rsid="0174787a" style:font-size-asian="12pt" style:font-size-complex="12pt"/>
    </style:style>
    <style:style style:name="T544" style:family="text">
      <style:text-properties style:font-name="Linux Libertine S.O.Cist." fo:font-size="12pt" fo:language="cs" fo:country="CZ" officeooo:rsid="01756012" style:font-size-asian="12pt" style:font-size-complex="12pt"/>
    </style:style>
    <style:style style:name="T545" style:family="text">
      <style:text-properties style:font-name="Linux Libertine S.O.Cist." fo:font-size="12pt" fo:language="cs" fo:country="CZ" officeooo:rsid="0104014e" style:font-size-asian="12pt" style:font-size-complex="12pt"/>
    </style:style>
    <style:style style:name="T546" style:family="text">
      <style:text-properties style:font-name="Linux Libertine S.O.Cist." fo:font-size="12pt" fo:language="cs" fo:country="CZ" officeooo:rsid="003b225a" style:font-size-asian="12pt" style:font-size-complex="12pt"/>
    </style:style>
    <style:style style:name="T547" style:family="text">
      <style:text-properties style:font-name="Linux Libertine S.O.Cist." fo:font-size="12pt" fo:language="cs" fo:country="CZ" officeooo:rsid="0050b519" style:font-size-asian="12pt" style:font-size-complex="12pt"/>
    </style:style>
    <style:style style:name="T548" style:family="text">
      <style:text-properties style:font-name="Linux Libertine S.O.Cist." fo:font-size="12pt" fo:language="cs" fo:country="CZ" officeooo:rsid="01492add" style:font-size-asian="12pt" style:font-size-complex="12pt"/>
    </style:style>
    <style:style style:name="T549" style:family="text">
      <style:text-properties style:font-name="Linux Libertine S.O.Cist." fo:font-size="12pt" fo:language="cs" fo:country="CZ" officeooo:rsid="002fc09c" style:font-size-asian="12pt" style:font-size-complex="12pt"/>
    </style:style>
    <style:style style:name="T550" style:family="text">
      <style:text-properties style:font-name="Linux Libertine S.O.Cist." fo:font-size="12pt" fo:language="cs" fo:country="CZ" officeooo:rsid="00994b80" style:font-size-asian="12pt" style:font-size-complex="12pt"/>
    </style:style>
    <style:style style:name="T551" style:family="text">
      <style:text-properties style:font-name="Linux Libertine S.O.Cist." fo:font-size="12pt" fo:language="cs" fo:country="CZ" officeooo:rsid="014d5304" style:font-size-asian="12pt" style:font-size-complex="12pt"/>
    </style:style>
    <style:style style:name="T552" style:family="text">
      <style:text-properties style:font-name="Linux Libertine S.O.Cist." fo:font-size="12pt" fo:language="cs" fo:country="CZ" officeooo:rsid="008ed789" style:font-size-asian="12pt" style:font-size-complex="12pt"/>
    </style:style>
    <style:style style:name="T553" style:family="text">
      <style:text-properties style:font-name="Linux Libertine S.O.Cist." fo:font-size="12pt" fo:language="cs" fo:country="CZ" officeooo:rsid="015479aa" style:font-size-asian="12pt" style:font-size-complex="12pt"/>
    </style:style>
    <style:style style:name="T554" style:family="text">
      <style:text-properties style:font-name="Linux Libertine S.O.Cist." fo:font-size="12pt" fo:language="cs" fo:country="CZ" officeooo:rsid="01563ab3" style:font-size-asian="12pt" style:font-size-complex="12pt"/>
    </style:style>
    <style:style style:name="T555" style:family="text">
      <style:text-properties style:font-name="Linux Libertine S.O.Cist." fo:font-size="12pt" fo:language="cs" fo:country="CZ" officeooo:rsid="00d8dd7c" style:font-size-asian="12pt" style:font-size-complex="12pt"/>
    </style:style>
    <style:style style:name="T556" style:family="text">
      <style:text-properties style:font-name="Linux Libertine S.O.Cist." fo:font-size="12pt" fo:language="cs" fo:country="CZ" officeooo:rsid="00dba782" style:font-size-asian="12pt" style:font-size-complex="12pt"/>
    </style:style>
    <style:style style:name="T557" style:family="text">
      <style:text-properties style:font-name="Linux Libertine S.O.Cist." fo:font-size="12pt" fo:language="cs" fo:country="CZ" officeooo:rsid="01570fc4" style:font-size-asian="12pt" style:font-size-complex="12pt"/>
    </style:style>
    <style:style style:name="T558" style:family="text">
      <style:text-properties style:font-name="Linux Libertine S.O.Cist." fo:font-size="12pt" fo:language="cs" fo:country="CZ" officeooo:rsid="015a44fc" style:font-size-asian="12pt" style:font-size-complex="12pt"/>
    </style:style>
    <style:style style:name="T559" style:family="text">
      <style:text-properties style:font-name="Linux Libertine S.O.Cist." fo:font-size="12pt" fo:language="cs" fo:country="CZ" officeooo:rsid="012379ac" style:font-size-asian="12pt" style:font-size-complex="12pt"/>
    </style:style>
    <style:style style:name="T560" style:family="text">
      <style:text-properties style:font-name="Linux Libertine S.O.Cist." fo:font-size="12pt" fo:language="cs" fo:country="CZ" officeooo:rsid="016d9a53" style:font-size-asian="12pt" style:font-size-complex="12pt"/>
    </style:style>
    <style:style style:name="T561" style:family="text">
      <style:text-properties style:font-name="Linux Libertine S.O.Cist." fo:font-size="12pt" fo:language="cs" fo:country="CZ" officeooo:rsid="0173b2af" style:font-size-asian="12pt" style:font-size-complex="12pt"/>
    </style:style>
    <style:style style:name="T562" style:family="text">
      <style:text-properties style:font-name="Linux Libertine S.O.Cist." fo:font-size="12pt" fo:language="cs" fo:country="CZ" style:font-size-asian="12pt" style:font-name-complex="Times New Roman1" style:font-size-complex="12pt"/>
    </style:style>
    <style:style style:name="T563" style:family="text">
      <style:text-properties style:font-name="Linux Libertine S.O.Cist." fo:font-size="12pt" fo:language="cs" fo:country="CZ" officeooo:rsid="01a38d15" style:font-size-asian="12pt" style:font-name-complex="Times New Roman1" style:font-size-complex="12pt"/>
    </style:style>
    <style:style style:name="T564" style:family="text">
      <style:text-properties style:font-name="Linux Libertine S.O.Cist." fo:font-size="12pt" fo:language="cs" fo:country="CZ" style:font-size-asian="12pt" style:language-asian="zh" style:country-asian="CN" style:font-name-complex="Times New Roman1" style:font-size-complex="12pt" style:language-complex="hi" style:country-complex="IN"/>
    </style:style>
    <style:style style:name="T565" style:family="text">
      <style:text-properties style:font-name="Linux Libertine S.O.Cist." fo:font-size="12pt" fo:language="cs" fo:country="CZ" officeooo:rsid="01a38d15" style:font-size-asian="12pt" style:language-asian="zh" style:country-asian="CN" style:font-name-complex="Times New Roman1" style:font-size-complex="12pt" style:language-complex="hi" style:country-complex="IN"/>
    </style:style>
    <style:style style:name="T566" style:family="text">
      <style:text-properties style:font-name="Linux Libertine S.O.Cist." fo:font-size="12pt" fo:language="cs" fo:country="CZ" officeooo:rsid="001d584b" style:font-size-asian="12pt" style:language-asian="zh" style:country-asian="CN" style:font-name-complex="Times New Roman1" style:font-size-complex="12pt" style:language-complex="hi" style:country-complex="IN"/>
    </style:style>
    <style:style style:name="T567" style:family="text">
      <style:text-properties style:font-name="Linux Libertine S.O.Cist." fo:font-size="12pt" fo:language="cs" fo:country="CZ" officeooo:rsid="00fe33b8" style:font-size-asian="12pt" style:language-asian="zh" style:country-asian="CN" style:font-name-complex="Times New Roman1" style:font-size-complex="12pt" style:language-complex="hi" style:country-complex="IN"/>
    </style:style>
    <style:style style:name="T568" style:family="text">
      <style:text-properties style:font-name="Linux Libertine S.O.Cist." fo:font-size="12pt" fo:language="cs" fo:country="CZ" officeooo:rsid="0164e544" style:font-size-asian="12pt" style:language-asian="zh" style:country-asian="CN" style:font-name-complex="Times New Roman1" style:font-size-complex="12pt" style:language-complex="hi" style:country-complex="IN"/>
    </style:style>
    <style:style style:name="T569" style:family="text">
      <style:text-properties style:font-name="Linux Libertine S.O.Cist." fo:font-size="12pt" fo:language="cs" fo:country="CZ" officeooo:rsid="00379f56" style:font-size-asian="12pt"/>
    </style:style>
    <style:style style:name="T570" style:family="text">
      <style:text-properties style:font-name="Linux Libertine S.O.Cist." fo:font-size="12pt" fo:language="cs" fo:country="CZ" officeooo:rsid="0020acde" style:font-size-asian="12pt"/>
    </style:style>
    <style:style style:name="T571" style:family="text">
      <style:text-properties style:font-name="Linux Libertine S.O.Cist." fo:font-size="12pt" fo:language="cs" fo:country="CZ" officeooo:rsid="00749a20" style:font-size-asian="12pt"/>
    </style:style>
    <style:style style:name="T572" style:family="text">
      <style:text-properties style:font-name="Linux Libertine S.O.Cist." fo:font-size="12pt" fo:language="cs" fo:country="CZ" officeooo:rsid="01473cf2" style:font-size-asian="12pt"/>
    </style:style>
    <style:style style:name="T573" style:family="text">
      <style:text-properties style:font-name="Linux Libertine S.O.Cist." fo:font-size="12pt" fo:language="cs" fo:country="CZ" officeooo:rsid="000a69c1" style:font-size-asian="12pt"/>
    </style:style>
    <style:style style:name="T574" style:family="text">
      <style:text-properties style:font-name="Linux Libertine S.O.Cist." fo:font-size="12pt" fo:language="cs" fo:country="CZ" officeooo:rsid="003f1c25" style:font-size-asian="12pt"/>
    </style:style>
    <style:style style:name="T575" style:family="text">
      <style:text-properties style:font-name="Linux Libertine S.O.Cist." fo:font-size="12pt" fo:language="cs" fo:country="CZ" officeooo:rsid="0104014e" style:font-size-asian="12pt"/>
    </style:style>
    <style:style style:name="T576" style:family="text">
      <style:text-properties style:font-name="Linux Libertine S.O.Cist." fo:font-size="12pt" fo:language="cs" fo:country="CZ" officeooo:rsid="0047852d" style:font-size-asian="12pt"/>
    </style:style>
    <style:style style:name="T577" style:family="text">
      <style:text-properties style:font-name="Linux Libertine S.O.Cist." fo:font-size="12pt" fo:language="cs" fo:country="CZ" officeooo:rsid="01666eb7" style:font-size-asian="12pt"/>
    </style:style>
    <style:style style:name="T578" style:family="text">
      <style:text-properties style:font-name="Linux Libertine S.O.Cist." fo:font-size="12pt" fo:language="cs" fo:country="CZ" fo:font-style="italic" officeooo:rsid="004f4a0c" style:font-size-asian="12pt" style:font-style-asian="italic" style:font-size-complex="12pt" style:font-style-complex="italic"/>
    </style:style>
    <style:style style:name="T579" style:family="text">
      <style:text-properties style:font-name="Linux Libertine S.O.Cist." fo:font-size="12pt" fo:language="cs" fo:country="CZ" fo:font-style="italic" officeooo:rsid="00303394" style:font-size-asian="12pt" style:font-style-asian="italic" style:font-size-complex="12pt" style:font-style-complex="italic"/>
    </style:style>
    <style:style style:name="T580" style:family="text">
      <style:text-properties style:font-name="Linux Libertine S.O.Cist." fo:font-size="12pt" fo:language="cs" fo:country="CZ" fo:font-style="italic" officeooo:rsid="0064366a" style:font-size-asian="12pt" style:font-style-asian="italic" style:font-size-complex="12pt" style:font-style-complex="italic"/>
    </style:style>
    <style:style style:name="T581" style:family="text">
      <style:text-properties style:font-name="Linux Libertine S.O.Cist." fo:font-size="12pt" fo:language="cs" fo:country="CZ" fo:font-style="italic" officeooo:rsid="00362dab" style:font-size-asian="12pt" style:font-style-asian="italic" style:font-size-complex="12pt" style:font-style-complex="italic"/>
    </style:style>
    <style:style style:name="T582" style:family="text">
      <style:text-properties style:font-name="Linux Libertine S.O.Cist." fo:font-size="12pt" fo:language="cs" fo:country="CZ" fo:font-style="italic" officeooo:rsid="0065ca5c" style:font-size-asian="12pt" style:font-style-asian="italic" style:font-size-complex="12pt" style:font-style-complex="italic"/>
    </style:style>
    <style:style style:name="T583" style:family="text">
      <style:text-properties style:font-name="Linux Libertine S.O.Cist." fo:font-size="12pt" fo:language="cs" fo:country="CZ" fo:font-style="italic" officeooo:rsid="018e7b1a" style:font-size-asian="12pt" style:font-style-asian="italic" style:font-size-complex="12pt" style:font-style-complex="italic"/>
    </style:style>
    <style:style style:name="T584" style:family="text">
      <style:text-properties style:font-name="Linux Libertine S.O.Cist." fo:font-size="12pt" fo:language="cs" fo:country="CZ" fo:font-style="italic" officeooo:rsid="00a45de9" style:font-size-asian="12pt" style:font-style-asian="italic" style:font-size-complex="12pt" style:font-style-complex="italic"/>
    </style:style>
    <style:style style:name="T585" style:family="text">
      <style:text-properties style:font-name="Linux Libertine S.O.Cist." fo:font-size="12pt" fo:language="cs" fo:country="CZ" fo:font-style="italic" officeooo:rsid="010e5949" style:font-size-asian="12pt" style:font-style-asian="italic" style:font-size-complex="12pt" style:font-style-complex="italic"/>
    </style:style>
    <style:style style:name="T586" style:family="text">
      <style:text-properties style:font-name="Linux Libertine S.O.Cist." fo:font-size="12pt" fo:language="cs" fo:country="CZ" fo:font-style="italic" officeooo:rsid="002bf6aa" style:font-size-asian="12pt" style:font-style-asian="italic" style:font-size-complex="12pt" style:font-style-complex="italic"/>
    </style:style>
    <style:style style:name="T587" style:family="text">
      <style:text-properties style:font-name="Linux Libertine S.O.Cist." fo:font-size="12pt" fo:language="cs" fo:country="CZ" fo:font-style="italic" officeooo:rsid="0034a97d" style:font-size-asian="12pt" style:font-style-asian="italic" style:font-size-complex="12pt" style:font-style-complex="italic"/>
    </style:style>
    <style:style style:name="T588" style:family="text">
      <style:text-properties style:font-name="Linux Libertine S.O.Cist." fo:font-size="12pt" fo:language="cs" fo:country="CZ" fo:font-style="italic" officeooo:rsid="0067414b" style:font-size-asian="12pt" style:font-style-asian="italic" style:font-size-complex="12pt" style:font-style-complex="italic"/>
    </style:style>
    <style:style style:name="T589" style:family="text">
      <style:text-properties style:font-name="Linux Libertine S.O.Cist." fo:font-size="12pt" fo:language="cs" fo:country="CZ" fo:font-style="italic" officeooo:rsid="010ca06b" style:font-size-asian="12pt" style:font-style-asian="italic" style:font-size-complex="12pt" style:font-style-complex="italic"/>
    </style:style>
    <style:style style:name="T590" style:family="text">
      <style:text-properties style:font-name="Linux Libertine S.O.Cist." fo:font-size="12pt" fo:language="cs" fo:country="CZ" fo:font-style="italic" officeooo:rsid="01521924" style:font-size-asian="12pt" style:font-style-asian="italic" style:font-size-complex="12pt" style:font-style-complex="italic"/>
    </style:style>
    <style:style style:name="T591" style:family="text">
      <style:text-properties style:font-name="Linux Libertine S.O.Cist." fo:font-size="12pt" fo:language="cs" fo:country="CZ" fo:font-style="italic" officeooo:rsid="0023c47c" style:font-size-asian="12pt" style:font-style-asian="italic" style:font-size-complex="12pt" style:font-style-complex="italic"/>
    </style:style>
    <style:style style:name="T592" style:family="text">
      <style:text-properties style:font-name="Linux Libertine S.O.Cist." fo:font-size="12pt" fo:language="cs" fo:country="CZ" fo:font-style="italic" officeooo:rsid="021869a6" style:font-size-asian="12pt" style:font-style-asian="italic" style:font-size-complex="12pt" style:font-style-complex="italic"/>
    </style:style>
    <style:style style:name="T593" style:family="text">
      <style:text-properties style:font-name="Linux Libertine S.O.Cist." fo:font-size="12pt" fo:language="cs" fo:country="CZ" fo:font-style="italic" officeooo:rsid="0174787a" style:font-size-asian="12pt" style:font-style-asian="italic" style:font-size-complex="12pt" style:font-style-complex="italic"/>
    </style:style>
    <style:style style:name="T594" style:family="text">
      <style:text-properties style:font-name="Linux Libertine S.O.Cist." fo:font-size="12pt" fo:language="cs" fo:country="CZ" fo:font-style="italic" officeooo:rsid="0050b519" style:font-size-asian="12pt" style:font-style-asian="italic" style:font-size-complex="12pt" style:font-style-complex="italic"/>
    </style:style>
    <style:style style:name="T595" style:family="text">
      <style:text-properties style:font-name="Linux Libertine S.O.Cist." fo:font-size="12pt" fo:language="cs" fo:country="CZ" fo:font-style="italic" officeooo:rsid="014b8df8" style:font-size-asian="12pt" style:font-style-asian="italic" style:font-size-complex="12pt" style:font-style-complex="italic"/>
    </style:style>
    <style:style style:name="T596" style:family="text">
      <style:text-properties style:font-name="Linux Libertine S.O.Cist." fo:font-size="12pt" fo:language="cs" fo:country="CZ" fo:font-style="italic" officeooo:rsid="00dba782" style:font-size-asian="12pt" style:font-style-asian="italic" style:font-size-complex="12pt" style:font-style-complex="italic"/>
    </style:style>
    <style:style style:name="T597" style:family="text">
      <style:text-properties style:font-name="Linux Libertine S.O.Cist." fo:font-size="12pt" fo:language="cs" fo:country="CZ" fo:font-style="normal" officeooo:rsid="00a45de9" style:font-size-asian="12pt" style:font-style-asian="normal" style:font-size-complex="12pt" style:font-style-complex="normal"/>
    </style:style>
    <style:style style:name="T598" style:family="text">
      <style:text-properties style:font-name="Linux Libertine S.O.Cist." fo:font-size="12pt" fo:language="cs" fo:country="CZ" fo:font-style="normal" officeooo:rsid="002a5f8a" style:font-size-asian="12pt" style:font-style-asian="normal" style:font-size-complex="12pt" style:font-style-complex="normal"/>
    </style:style>
    <style:style style:name="T599" style:family="text">
      <style:text-properties style:font-name="Linux Libertine S.O.Cist." fo:font-size="12pt" fo:language="cs" fo:country="CZ" fo:font-style="normal" officeooo:rsid="002bf6aa" style:font-size-asian="12pt" style:font-style-asian="normal" style:font-size-complex="12pt" style:font-style-complex="normal"/>
    </style:style>
    <style:style style:name="T600" style:family="text">
      <style:text-properties style:font-name="Linux Libertine S.O.Cist." fo:font-size="12pt" fo:language="cs" fo:country="CZ" fo:font-style="normal" officeooo:rsid="00326de8" style:font-size-asian="12pt" style:font-style-asian="normal" style:font-size-complex="12pt" style:font-style-complex="normal"/>
    </style:style>
    <style:style style:name="T601" style:family="text">
      <style:text-properties style:font-name="Linux Libertine S.O.Cist." fo:font-size="12pt" fo:language="cs" fo:country="CZ" fo:font-style="normal" officeooo:rsid="0032ba47" style:font-size-asian="12pt" style:font-style-asian="normal" style:font-size-complex="12pt" style:font-style-complex="normal"/>
    </style:style>
    <style:style style:name="T602" style:family="text">
      <style:text-properties style:font-name="Linux Libertine S.O.Cist." fo:font-size="12pt" fo:language="cs" fo:country="CZ" fo:font-style="normal" officeooo:rsid="01521924" style:font-size-asian="12pt" style:font-style-asian="normal" style:font-size-complex="12pt" style:font-style-complex="normal"/>
    </style:style>
    <style:style style:name="T603" style:family="text">
      <style:text-properties style:font-name="Linux Libertine S.O.Cist." fo:font-size="12pt" fo:language="cs" fo:country="CZ" fo:font-style="normal" officeooo:rsid="01570fc4" style:font-size-asian="12pt" style:font-style-asian="normal" style:font-size-complex="12pt" style:font-style-complex="normal"/>
    </style:style>
    <style:style style:name="T604" style:family="text">
      <style:text-properties style:font-name="Linux Libertine S.O.Cist." fo:font-size="12pt" style:font-size-asian="12pt" style:font-name-complex="Times New Roman1"/>
    </style:style>
    <style:style style:name="T605" style:family="text">
      <style:text-properties style:font-name="Linux Libertine S.O.Cist." fo:font-size="12pt" officeooo:rsid="0051f378" style:font-size-asian="12pt" style:font-name-complex="Times New Roman1"/>
    </style:style>
    <style:style style:name="T606" style:family="text">
      <style:text-properties style:font-name="Linux Libertine S.O.Cist." fo:font-size="12pt" officeooo:rsid="0050b519" style:font-size-asian="12pt" style:font-name-complex="Times New Roman1"/>
    </style:style>
    <style:style style:name="T607" style:family="text">
      <style:text-properties style:font-name="Linux Libertine S.O.Cist." fo:font-size="12pt" officeooo:rsid="010b9f4d" style:font-size-asian="12pt" style:font-name-complex="Times New Roman1"/>
    </style:style>
    <style:style style:name="T608" style:family="text">
      <style:text-properties style:font-name="Linux Libertine S.O.Cist." fo:font-size="12pt" style:font-size-asian="12pt" style:font-name-complex="Times New Roman1" style:font-size-complex="14pt"/>
    </style:style>
    <style:style style:name="T609" style:family="text">
      <style:text-properties style:font-name="Linux Libertine S.O.Cist." fo:font-size="12pt" officeooo:rsid="00783f74" style:font-size-asian="12pt" style:font-name-complex="Times New Roman1" style:font-size-complex="14pt"/>
    </style:style>
    <style:style style:name="T610" style:family="text">
      <style:text-properties style:font-name="Linux Libertine S.O.Cist." fo:font-size="12pt" officeooo:rsid="011141cf" style:font-size-asian="12pt" style:font-name-complex="Times New Roman1" style:font-size-complex="14pt"/>
    </style:style>
    <style:style style:name="T611" style:family="text">
      <style:text-properties style:font-name="Linux Libertine S.O.Cist." fo:font-size="12pt" officeooo:rsid="007289bb" style:font-size-asian="12pt" style:font-name-complex="Times New Roman1"/>
    </style:style>
    <style:style style:name="T612" style:family="text">
      <style:text-properties style:font-name="Linux Libertine S.O.Cist." fo:font-size="12pt" officeooo:rsid="0073dca5" style:font-size-asian="12pt" style:font-name-complex="Times New Roman1"/>
    </style:style>
    <style:style style:name="T613" style:family="text">
      <style:text-properties style:font-name="Linux Libertine S.O.Cist." fo:font-size="12pt" officeooo:rsid="0111ccbb" style:font-size-asian="12pt" style:font-name-complex="Times New Roman1"/>
    </style:style>
    <style:style style:name="T614" style:family="text">
      <style:text-properties style:font-name="Linux Libertine S.O.Cist." fo:font-size="12pt" officeooo:rsid="00d0ec88" style:font-size-asian="12pt" style:font-name-complex="Times New Roman1"/>
    </style:style>
    <style:style style:name="T615" style:family="text">
      <style:text-properties style:font-name="Linux Libertine S.O.Cist." fo:font-size="12pt" officeooo:rsid="011789b2" style:font-size-asian="12pt" style:font-name-complex="Times New Roman1"/>
    </style:style>
    <style:style style:name="T616" style:family="text">
      <style:text-properties style:font-name="Linux Libertine S.O.Cist." fo:font-size="12pt" officeooo:rsid="00b31fbf" style:font-size-asian="12pt" style:font-name-complex="Times New Roman1"/>
    </style:style>
    <style:style style:name="T617" style:family="text">
      <style:text-properties style:font-name="Linux Libertine S.O.Cist." fo:font-size="12pt" officeooo:rsid="00b50e12" style:font-size-asian="12pt" style:font-name-complex="Times New Roman1"/>
    </style:style>
    <style:style style:name="T618" style:family="text">
      <style:text-properties style:font-name="Linux Libertine S.O.Cist." fo:font-size="12pt" officeooo:rsid="00ccf6a5" style:font-size-asian="12pt" style:font-name-complex="Times New Roman1"/>
    </style:style>
    <style:style style:name="T619" style:family="text">
      <style:text-properties style:font-name="Linux Libertine S.O.Cist." fo:font-size="12pt" officeooo:rsid="0119743f" style:font-size-asian="12pt" style:font-name-complex="Times New Roman1"/>
    </style:style>
    <style:style style:name="T620" style:family="text">
      <style:text-properties style:font-name="Linux Libertine S.O.Cist." fo:font-size="12pt" officeooo:rsid="00cd8321" style:font-size-asian="12pt" style:font-name-complex="Times New Roman1"/>
    </style:style>
    <style:style style:name="T621" style:family="text">
      <style:text-properties style:font-name="Linux Libertine S.O.Cist." fo:font-size="12pt" officeooo:rsid="00cf271f" style:font-size-asian="12pt" style:font-name-complex="Times New Roman1"/>
    </style:style>
    <style:style style:name="T622" style:family="text">
      <style:text-properties style:font-name="Linux Libertine S.O.Cist." fo:font-size="12pt" officeooo:rsid="011a8ced" style:font-size-asian="12pt" style:font-name-complex="Times New Roman1"/>
    </style:style>
    <style:style style:name="T623" style:family="text">
      <style:text-properties style:font-name="Linux Libertine S.O.Cist." fo:font-size="12pt" officeooo:rsid="00c343c4" style:font-size-asian="12pt" style:font-name-complex="Times New Roman1"/>
    </style:style>
    <style:style style:name="T624" style:family="text">
      <style:text-properties style:font-name="Linux Libertine S.O.Cist." fo:font-size="12pt" officeooo:rsid="001fc989" style:font-size-asian="12pt" style:font-name-complex="Times New Roman1"/>
    </style:style>
    <style:style style:name="T625" style:family="text">
      <style:text-properties style:font-name="Linux Libertine S.O.Cist." fo:font-size="12pt" officeooo:rsid="011c3093" style:font-size-asian="12pt" style:font-name-complex="Times New Roman1"/>
    </style:style>
    <style:style style:name="T626" style:family="text">
      <style:text-properties style:font-name="Linux Libertine S.O.Cist." fo:font-size="12pt" officeooo:rsid="00dd7fd2" style:font-size-asian="12pt" style:font-name-complex="Times New Roman1"/>
    </style:style>
    <style:style style:name="T627" style:family="text">
      <style:text-properties style:font-name="Linux Libertine S.O.Cist." fo:font-size="12pt" officeooo:rsid="00ddc696" style:font-size-asian="12pt" style:font-name-complex="Times New Roman1"/>
    </style:style>
    <style:style style:name="T628" style:family="text">
      <style:text-properties style:font-name="Linux Libertine S.O.Cist." fo:font-size="12pt" officeooo:rsid="00e2922b" style:font-size-asian="12pt" style:font-name-complex="Times New Roman1"/>
    </style:style>
    <style:style style:name="T629" style:family="text">
      <style:text-properties style:font-name="Linux Libertine S.O.Cist." fo:font-size="12pt" officeooo:rsid="00eac02c" style:font-size-asian="12pt" style:font-name-complex="Times New Roman1"/>
    </style:style>
    <style:style style:name="T630" style:family="text">
      <style:text-properties style:font-name="Linux Libertine S.O.Cist." fo:font-size="12pt" officeooo:rsid="00ed17da" style:font-size-asian="12pt" style:font-name-complex="Times New Roman1"/>
    </style:style>
    <style:style style:name="T631" style:family="text">
      <style:text-properties style:font-name="Linux Libertine S.O.Cist." fo:font-size="12pt" officeooo:rsid="00e87202" style:font-size-asian="12pt" style:font-name-complex="Times New Roman1"/>
    </style:style>
    <style:style style:name="T632" style:family="text">
      <style:text-properties style:font-name="Linux Libertine S.O.Cist." fo:font-size="12pt" officeooo:rsid="00ea57fc" style:font-size-asian="12pt" style:font-name-complex="Times New Roman1"/>
    </style:style>
    <style:style style:name="T633" style:family="text">
      <style:text-properties style:font-name="Linux Libertine S.O.Cist." fo:font-size="12pt" officeooo:rsid="01250fdc" style:font-size-asian="12pt" style:font-name-complex="Times New Roman1"/>
    </style:style>
    <style:style style:name="T634" style:family="text">
      <style:text-properties style:font-name="Linux Libertine S.O.Cist." fo:font-size="12pt" officeooo:rsid="00eefd2a" style:font-size-asian="12pt" style:font-name-complex="Times New Roman1"/>
    </style:style>
    <style:style style:name="T635" style:family="text">
      <style:text-properties style:font-name="Linux Libertine S.O.Cist." fo:font-size="12pt" style:font-size-asian="12pt" style:font-name-complex="Times New Roman1" style:font-size-complex="12pt"/>
    </style:style>
    <style:style style:name="T636" style:family="text">
      <style:text-properties style:font-name="Linux Libertine S.O.Cist." fo:font-size="12pt" officeooo:rsid="012dd94e" style:font-size-asian="12pt" style:font-name-complex="Times New Roman1" style:font-size-complex="12pt"/>
    </style:style>
    <style:style style:name="T637" style:family="text">
      <style:text-properties style:font-name="Linux Libertine S.O.Cist." fo:font-size="12pt" officeooo:rsid="00fe33b8" style:font-size-asian="12pt" style:font-name-complex="Times New Roman1" style:font-size-complex="12pt"/>
    </style:style>
    <style:style style:name="T638" style:family="text">
      <style:text-properties style:font-name="Linux Libertine S.O.Cist." fo:font-size="12pt" officeooo:rsid="001fc989" style:font-size-asian="12pt" style:font-name-complex="Times New Roman1" style:font-size-complex="12pt"/>
    </style:style>
    <style:style style:name="T639" style:family="text">
      <style:text-properties style:font-name="Linux Libertine S.O.Cist." fo:font-size="12pt" officeooo:rsid="00fe33b8" style:font-size-asian="12pt" style:font-name-complex="Times New Roman1"/>
    </style:style>
    <style:style style:name="T640" style:family="text">
      <style:text-properties style:font-name="Linux Libertine S.O.Cist." fo:font-size="12pt" officeooo:rsid="012dd94e" style:font-size-asian="12pt" style:font-name-complex="Times New Roman1"/>
    </style:style>
    <style:style style:name="T641" style:family="text">
      <style:text-properties style:font-name="Linux Libertine S.O.Cist." fo:font-size="12pt" officeooo:rsid="0047852d" style:font-size-asian="12pt" style:font-name-complex="Times New Roman1"/>
    </style:style>
    <style:style style:name="T642" style:family="text">
      <style:text-properties style:font-name="Linux Libertine S.O.Cist." fo:font-size="12pt" officeooo:rsid="0144bef8" style:font-size-asian="12pt" style:font-name-complex="Times New Roman1"/>
    </style:style>
    <style:style style:name="T643" style:family="text">
      <style:text-properties style:font-name="Linux Libertine S.O.Cist." fo:font-size="12pt" officeooo:rsid="0104014e" style:font-size-asian="12pt" style:font-name-complex="Times New Roman1"/>
    </style:style>
    <style:style style:name="T644" style:family="text">
      <style:text-properties style:font-name="Linux Libertine S.O.Cist." fo:font-size="12pt" officeooo:rsid="014659f9" style:font-size-asian="12pt" style:font-name-complex="Times New Roman1"/>
    </style:style>
    <style:style style:name="T645" style:family="text">
      <style:text-properties style:font-name="Linux Libertine S.O.Cist." fo:font-size="12pt" officeooo:rsid="01492add" style:font-size-asian="12pt" style:font-name-complex="Times New Roman1"/>
    </style:style>
    <style:style style:name="T646" style:family="text">
      <style:text-properties style:font-name="Linux Libertine S.O.Cist." fo:font-size="12pt" officeooo:rsid="0048f148" style:font-size-asian="12pt" style:font-name-complex="Times New Roman1"/>
    </style:style>
    <style:style style:name="T647" style:family="text">
      <style:text-properties style:font-name="Linux Libertine S.O.Cist." fo:font-size="12pt" officeooo:rsid="004506d1" style:font-size-asian="12pt" style:font-name-complex="Times New Roman1"/>
    </style:style>
    <style:style style:name="T648" style:family="text">
      <style:text-properties style:font-name="Linux Libertine S.O.Cist." fo:font-size="12pt" officeooo:rsid="010a4b8c" style:font-size-asian="12pt" style:font-name-complex="Times New Roman1"/>
    </style:style>
    <style:style style:name="T649" style:family="text">
      <style:text-properties style:font-name="Linux Libertine S.O.Cist." fo:font-size="12pt" officeooo:rsid="004b1893" style:font-size-asian="12pt" style:font-name-complex="Times New Roman1"/>
    </style:style>
    <style:style style:name="T650" style:family="text">
      <style:text-properties style:font-name="Linux Libertine S.O.Cist." fo:font-size="12pt" officeooo:rsid="014edb81" style:font-size-asian="12pt" style:font-name-complex="Times New Roman1"/>
    </style:style>
    <style:style style:name="T651" style:family="text">
      <style:text-properties style:font-name="Linux Libertine S.O.Cist." fo:font-size="12pt" officeooo:rsid="007734ec" style:font-size-asian="12pt" style:font-name-complex="Times New Roman1"/>
    </style:style>
    <style:style style:name="T652" style:family="text">
      <style:text-properties style:font-name="Linux Libertine S.O.Cist." fo:font-size="12pt" officeooo:rsid="007836e9" style:font-size-asian="12pt" style:font-name-complex="Times New Roman1"/>
    </style:style>
    <style:style style:name="T653" style:family="text">
      <style:text-properties style:font-name="Linux Libertine S.O.Cist." fo:font-size="12pt" officeooo:rsid="00780e42" style:font-size-asian="12pt" style:font-name-complex="Times New Roman1"/>
    </style:style>
    <style:style style:name="T654" style:family="text">
      <style:text-properties style:font-name="Linux Libertine S.O.Cist." fo:font-size="12pt" officeooo:rsid="01509ab5" style:font-size-asian="12pt" style:font-name-complex="Times New Roman1"/>
    </style:style>
    <style:style style:name="T655" style:family="text">
      <style:text-properties style:font-name="Linux Libertine S.O.Cist." fo:font-size="12pt" officeooo:rsid="015479aa" style:font-size-asian="12pt" style:font-name-complex="Times New Roman1"/>
    </style:style>
    <style:style style:name="T656" style:family="text">
      <style:text-properties style:font-name="Linux Libertine S.O.Cist." fo:font-size="12pt" officeooo:rsid="01563ab3" style:font-size-asian="12pt" style:font-name-complex="Times New Roman1"/>
    </style:style>
    <style:style style:name="T657" style:family="text">
      <style:text-properties style:font-name="Linux Libertine S.O.Cist." fo:font-size="12pt" officeooo:rsid="0020b7d9" style:font-size-asian="12pt" style:font-name-complex="Times New Roman1"/>
    </style:style>
    <style:style style:name="T658" style:family="text">
      <style:text-properties style:font-name="Linux Libertine S.O.Cist." fo:font-size="12pt" officeooo:rsid="015a44fc" style:font-size-asian="12pt" style:font-name-complex="Times New Roman1"/>
    </style:style>
    <style:style style:name="T659" style:family="text">
      <style:text-properties style:font-name="Linux Libertine S.O.Cist." fo:font-size="12pt" style:font-size-asian="12pt" style:font-size-complex="12pt"/>
    </style:style>
    <style:style style:name="T660" style:family="text">
      <style:text-properties style:font-name="Linux Libertine S.O.Cist." fo:font-size="12pt" officeooo:rsid="01271cf0" style:font-size-asian="12pt" style:font-size-complex="12pt"/>
    </style:style>
    <style:style style:name="T661" style:family="text">
      <style:text-properties style:font-name="Linux Libertine S.O.Cist." fo:font-size="12pt" officeooo:rsid="002785f2" style:font-size-asian="12pt" style:font-size-complex="12pt"/>
    </style:style>
    <style:style style:name="T662" style:family="text">
      <style:text-properties style:font-name="Linux Libertine S.O.Cist." fo:font-size="12pt" officeooo:rsid="00fdff6a" style:font-size-asian="12pt" style:font-size-complex="12pt"/>
    </style:style>
    <style:style style:name="T663" style:family="text">
      <style:text-properties style:font-name="Linux Libertine S.O.Cist." fo:font-size="12pt" officeooo:rsid="002b25ad" style:font-size-asian="12pt" style:font-size-complex="12pt"/>
    </style:style>
    <style:style style:name="T664" style:family="text">
      <style:text-properties style:font-name="Linux Libertine S.O.Cist." fo:font-size="12pt" officeooo:rsid="0101e467" style:font-size-asian="12pt" style:font-size-complex="12pt"/>
    </style:style>
    <style:style style:name="T665" style:family="text">
      <style:text-properties style:font-name="Linux Libertine S.O.Cist." fo:font-size="12pt" officeooo:rsid="003c999b" style:font-size-asian="12pt" style:font-size-complex="12pt"/>
    </style:style>
    <style:style style:name="T666" style:family="text">
      <style:text-properties style:font-name="Linux Libertine S.O.Cist." fo:font-size="12pt" officeooo:rsid="01309b83" style:font-size-asian="12pt" style:font-size-complex="12pt"/>
    </style:style>
    <style:style style:name="T667" style:family="text">
      <style:text-properties style:font-name="Linux Libertine S.O.Cist." fo:font-size="12pt" officeooo:rsid="015ba914" style:font-size-asian="12pt" style:font-size-complex="12pt"/>
    </style:style>
    <style:style style:name="T668" style:family="text">
      <style:text-properties style:font-name="Linux Libertine S.O.Cist." fo:font-size="12pt" fo:font-style="italic" style:font-size-asian="12pt" style:font-style-asian="italic" style:font-name-complex="Times New Roman1"/>
    </style:style>
    <style:style style:name="T669" style:family="text">
      <style:text-properties style:font-name="Linux Libertine S.O.Cist." fo:font-size="12pt" fo:font-style="italic" style:font-size-asian="12pt" style:font-style-asian="italic" style:font-name-complex="Times New Roman1" style:font-size-complex="14pt"/>
    </style:style>
    <style:style style:name="T670" style:family="text">
      <style:text-properties style:font-name="Linux Libertine S.O.Cist." fo:font-size="12pt" fo:font-style="italic" officeooo:rsid="00783f74" style:font-size-asian="12pt" style:font-style-asian="italic" style:font-name-complex="Times New Roman1" style:font-size-complex="14pt" style:font-style-complex="italic"/>
    </style:style>
    <style:style style:name="T671" style:family="text">
      <style:text-properties style:font-name="Linux Libertine S.O.Cist." fo:font-size="12pt" fo:font-style="italic" style:font-size-asian="12pt" style:font-style-asian="italic" style:font-name-complex="Times New Roman1" style:font-style-complex="italic"/>
    </style:style>
    <style:style style:name="T672" style:family="text">
      <style:text-properties style:font-name="Linux Libertine S.O.Cist." fo:font-size="12pt" fo:font-style="italic" officeooo:rsid="007836e9" style:font-size-asian="12pt" style:font-style-asian="italic" style:font-name-complex="Times New Roman1" style:font-style-complex="italic"/>
    </style:style>
    <style:style style:name="T673" style:family="text">
      <style:text-properties style:font-name="Linux Libertine S.O.Cist." fo:font-size="12pt" fo:font-style="italic" officeooo:rsid="00e2922b" style:font-size-asian="12pt" style:font-style-asian="italic" style:font-name-complex="Times New Roman1" style:font-style-complex="italic"/>
    </style:style>
    <style:style style:name="T674" style:family="text">
      <style:text-properties style:font-name="Linux Libertine S.O.Cist." fo:font-size="12pt" fo:font-style="italic" officeooo:rsid="0047852d" style:font-size-asian="12pt" style:font-style-asian="italic" style:font-name-complex="Times New Roman1" style:font-style-complex="italic"/>
    </style:style>
    <style:style style:name="T675" style:family="text">
      <style:text-properties style:font-name="Linux Libertine S.O.Cist." fo:font-size="12pt" fo:font-style="italic" officeooo:rsid="0048f148" style:font-size-asian="12pt" style:font-style-asian="italic" style:font-name-complex="Times New Roman1" style:font-style-complex="italic"/>
    </style:style>
    <style:style style:name="T676" style:family="text">
      <style:text-properties style:font-name="Linux Libertine S.O.Cist." fo:font-size="12pt" fo:font-style="italic" officeooo:rsid="01509ab5" style:font-size-asian="12pt" style:font-style-asian="italic" style:font-name-complex="Times New Roman1" style:font-style-complex="italic"/>
    </style:style>
    <style:style style:name="T677" style:family="text">
      <style:text-properties style:font-name="Linux Libertine S.O.Cist." fo:font-size="12pt" fo:font-style="italic" officeooo:rsid="01563ab3" style:font-size-asian="12pt" style:font-style-asian="italic" style:font-name-complex="Times New Roman1" style:font-style-complex="italic"/>
    </style:style>
    <style:style style:name="T678" style:family="text">
      <style:text-properties style:font-name="Linux Libertine S.O.Cist." fo:font-size="12pt" fo:font-style="normal" style:font-size-asian="12pt" style:font-style-asian="normal" style:font-name-complex="Times New Roman1" style:font-style-complex="normal"/>
    </style:style>
    <style:style style:name="T679" style:family="text">
      <style:text-properties style:font-name="Linux Libertine S.O.Cist." fo:font-size="12pt" fo:font-style="normal" officeooo:rsid="015a44fc" style:font-size-asian="12pt" style:font-style-asian="normal" style:font-name-complex="Times New Roman1" style:font-style-complex="normal"/>
    </style:style>
    <style:style style:name="T680" style:family="text">
      <style:text-properties style:font-name="Linux Libertine S.O.Cist." fo:font-size="12pt" fo:font-style="normal" style:font-size-asian="12pt" style:font-style-asian="normal" style:font-name-complex="Times New Roman1" style:font-size-complex="14pt" style:font-style-complex="normal"/>
    </style:style>
    <style:style style:name="T681" style:family="text">
      <style:text-properties style:font-name="Linux Libertine S.O.Cist." fo:font-size="12pt" fo:font-style="normal" officeooo:rsid="014d5304" style:font-size-asian="12pt" style:font-style-asian="normal" style:font-name-complex="Times New Roman1" style:font-size-complex="14pt" style:font-style-complex="normal"/>
    </style:style>
    <style:style style:name="T682" style:family="text">
      <style:text-properties style:font-name="Linux Libertine S.O.Cist." fo:font-size="12pt" fo:font-style="normal" style:font-size-asian="12pt" style:font-style-asian="normal" style:font-size-complex="12pt" style:font-style-complex="normal"/>
    </style:style>
    <style:style style:name="T683" style:family="text">
      <style:text-properties style:font-name="Linux Libertine S.O.Cist." fo:font-size="12pt" fo:font-style="normal" officeooo:rsid="002b25ad" style:font-size-asian="12pt" style:font-style-asian="normal" style:font-size-complex="12pt" style:font-style-complex="normal"/>
    </style:style>
    <style:style style:name="T684" style:family="text">
      <style:text-properties style:font-name="Linux Libertine S.O.Cist." fo:font-size="12pt" fo:language="la" fo:country="VA" style:font-size-asian="12pt" style:language-asian="zh" style:country-asian="CN" style:font-name-complex="Times New Roman1" style:language-complex="hi" style:country-complex="IN"/>
    </style:style>
    <style:style style:name="T685" style:family="text">
      <style:text-properties style:font-name="Linux Libertine S.O.Cist." fo:font-size="12pt" fo:language="la" fo:country="VA" style:font-size-asian="12pt" style:language-asian="zh" style:country-asian="CN" style:font-size-complex="12pt" style:language-complex="hi" style:country-complex="IN"/>
    </style:style>
    <style:style style:name="T686" style:family="text">
      <style:text-properties style:font-name="Linux Libertine S.O.Cist." fo:font-size="12pt" fo:language="la" fo:country="VA" style:font-size-asian="12pt" style:font-name-complex="Times New Roman1"/>
    </style:style>
    <style:style style:name="T687" style:family="text">
      <style:text-properties style:font-name="Linux Libertine S.O.Cist." fo:font-size="12pt" fo:language="la" fo:country="VA" style:font-size-asian="12pt" style:font-name-complex="Times New Roman1" style:font-weight-complex="bold"/>
    </style:style>
    <style:style style:name="T688" style:family="text">
      <style:text-properties style:font-name="Linux Libertine S.O.Cist." fo:font-size="12pt" fo:language="la" fo:country="VA" officeooo:rsid="015479aa" style:font-size-asian="12pt" style:font-name-complex="Times New Roman1"/>
    </style:style>
    <style:style style:name="T689" style:family="text">
      <style:text-properties style:font-name="Linux Libertine S.O.Cist." fo:font-size="12pt" fo:language="la" fo:country="VA" officeooo:rsid="0155061e" style:font-size-asian="12pt" style:font-name-complex="Times New Roman1"/>
    </style:style>
    <style:style style:name="T690" style:family="text">
      <style:text-properties style:font-name="Linux Libertine S.O.Cist." fo:font-size="12pt" fo:language="hu" fo:country="HU" fo:font-style="italic" style:font-size-asian="12pt" style:font-style-asian="italic" style:font-name-complex="Times New Roman1" style:font-style-complex="italic"/>
    </style:style>
    <style:style style:name="T691" style:family="text">
      <style:text-properties style:font-name="Linux Libertine S.O.Cist." fo:font-size="10pt" style:font-size-asian="12pt" style:font-name-complex="Times New Roman1" style:font-size-complex="12pt"/>
    </style:style>
    <style:style style:name="T692" style:family="text">
      <style:text-properties style:font-name="Linux Libertine S.O.Cist." officeooo:rsid="0174787a"/>
    </style:style>
    <style:style style:name="T693" style:family="text">
      <style:text-properties style:font-name="Linux Libertine S.O.Cist." officeooo:rsid="021869a6"/>
    </style:style>
    <style:style style:name="T694" style:family="text">
      <style:text-properties style:font-name="Linux Libertine S.O.Cist." fo:language="la" fo:country="VA"/>
    </style:style>
    <style:style style:name="T695" style:family="text">
      <style:text-properties style:font-name="Linux Libertine S.O.Cist." officeooo:rsid="015e8073"/>
    </style:style>
    <style:style style:name="T696" style:family="text">
      <style:text-properties style:font-name="Linux Libertine S.O.Cist.2" fo:font-size="12pt" fo:language="cs" fo:country="CZ" officeooo:rsid="009f7002" style:font-size-asian="12pt" style:font-size-complex="12pt"/>
    </style:style>
    <style:style style:name="T697" style:family="text">
      <style:text-properties style:font-name="Linux Libertine S.O.Cist.2" fo:font-size="12pt" fo:language="cs" fo:country="CZ" officeooo:rsid="00af799e" style:font-size-asian="12pt" style:font-size-complex="12pt"/>
    </style:style>
    <style:style style:name="T698" style:family="text">
      <style:text-properties style:font-name="Linux Libertine S.O.Cist.2" fo:font-size="12pt" fo:language="cs" fo:country="CZ" officeooo:rsid="017656b3" style:font-size-asian="12pt" style:font-size-complex="12pt"/>
    </style:style>
    <style:style style:name="T699" style:family="text">
      <style:text-properties style:font-name="Linux Libertine S.O.Cist.2" fo:font-size="12pt" fo:language="cs" fo:country="CZ" officeooo:rsid="014b8df8" style:font-size-asian="12pt" style:font-size-complex="12pt"/>
    </style:style>
    <style:style style:name="T700" style:family="text">
      <style:text-properties style:font-name="Linux Libertine S.O.Cist.2" fo:font-size="12pt" fo:language="cs" fo:country="CZ" fo:font-style="normal" officeooo:rsid="00a1ed22" style:font-size-asian="12pt" style:font-style-asian="normal" style:font-size-complex="12pt" style:font-style-complex="normal"/>
    </style:style>
    <style:style style:name="T701" style:family="text">
      <style:text-properties style:font-name="Linux Libertine S.O.Cist.2" fo:font-size="12pt" fo:language="cs" fo:country="CZ" fo:font-style="normal" officeooo:rsid="014b8df8" style:font-size-asian="12pt" style:font-style-asian="normal" style:font-size-complex="12pt" style:font-style-complex="normal"/>
    </style:style>
    <style:style style:name="T702" style:family="text">
      <style:text-properties officeooo:rsid="011141cf"/>
    </style:style>
    <style:style style:name="T703" style:family="text">
      <style:text-properties officeooo:rsid="011789b2"/>
    </style:style>
    <style:style style:name="T704" style:family="text">
      <style:text-properties officeooo:rsid="011a8ced"/>
    </style:style>
    <style:style style:name="T705" style:family="text">
      <style:text-properties style:font-name="Cloister1" fo:font-size="18pt" fo:language="la" fo:country="VA" fo:font-weight="bold" style:font-size-asian="18pt" style:language-asian="zh" style:country-asian="CN" style:font-weight-asian="bold" style:font-name-complex="Times New Roman1" style:font-size-complex="18pt" style:language-complex="hi" style:country-complex="IN" style:font-weight-complex="bold"/>
    </style:style>
    <style:style style:name="T706" style:family="text">
      <style:text-properties officeooo:rsid="012379ac"/>
    </style:style>
    <style:style style:name="T707" style:family="text">
      <style:text-properties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08" style:family="text">
      <style:text-properties style:font-name="Cloister" fo:font-size="18pt" fo:language="la" fo:country="VA" fo:font-weight="normal" officeooo:rsid="0129bdb6" style:font-size-asian="14pt" style:language-asian="zh" style:country-asian="CN" style:font-weight-asian="normal" style:font-size-complex="14pt" style:language-complex="hi" style:country-complex="IN" style:font-weight-complex="normal"/>
    </style:style>
    <style:style style:name="T709" style:family="text">
      <style:text-properties style:font-name="Linux Libertine S.O.Cist.:onum=1" fo:font-size="12pt" fo:language="cs" fo:country="CZ" style:font-size-asian="12pt" style:font-size-complex="12pt"/>
    </style:style>
    <style:style style:name="T710" style:family="text">
      <style:text-properties style:font-name="Linux Libertine S.O.Cist.:onum=1" fo:font-size="12pt" fo:language="cs" fo:country="CZ" officeooo:rsid="0140785f" style:font-size-asian="12pt" style:font-size-complex="12pt"/>
    </style:style>
    <style:style style:name="T711" style:family="text">
      <style:text-properties style:font-name="Linux Libertine S.O.Cist.:onum=1" fo:font-size="12pt" fo:language="cs" fo:country="CZ" officeooo:rsid="01410808" style:font-size-asian="12pt" style:font-size-complex="12pt"/>
    </style:style>
    <style:style style:name="T712" style:family="text">
      <style:text-properties officeooo:rsid="0051cd7e"/>
    </style:style>
    <style:style style:name="T713" style:family="text">
      <style:text-properties officeooo:rsid="0129bdb6"/>
    </style:style>
    <style:style style:name="T714" style:family="text">
      <style:text-properties officeooo:rsid="012dd94e"/>
    </style:style>
    <style:style style:name="T715" style:family="text">
      <style:text-properties officeooo:rsid="0131da0c"/>
    </style:style>
    <style:style style:name="T716" style:family="text">
      <style:text-properties fo:font-variant="normal" fo:text-transform="none" fo:color="#00000a" loext:opacity="100%" style:font-name="Linux Libertine S.O.Cist.:onum=1" fo:font-size="12pt" fo:language="cs" fo:country="CZ" officeooo:rsid="013cacef" style:font-name-asian="Andale Sans UI" style:font-size-asian="12pt" style:language-asian="zh" style:country-asian="CN" style:font-name-complex="Tahoma" style:font-size-complex="12pt" style:language-complex="hi" style:country-complex="IN"/>
    </style:style>
    <style:style style:name="T717" style:family="text">
      <style:text-properties fo:font-variant="normal" fo:text-transform="none" fo:color="#00000a" loext:opacity="100%" style:font-name="Linux Libertine S.O.Cist.:onum=1" fo:font-size="12pt" fo:language="cs" fo:country="CZ" officeooo:rsid="013e8d51" style:font-name-asian="Andale Sans UI" style:font-size-asian="12pt" style:language-asian="zh" style:country-asian="CN" style:font-name-complex="Tahoma" style:font-size-complex="12pt" style:language-complex="hi" style:country-complex="IN"/>
    </style:style>
    <style:style style:name="T718" style:family="text">
      <style:text-properties fo:font-variant="normal" fo:text-transform="none" fo:color="#00000a" loext:opacity="100%" style:font-name="Linux Libertine S.O.Cist.:onum=1" fo:font-size="12pt" fo:language="cs" fo:country="CZ" officeooo:rsid="0142f8d2" style:font-name-asian="Andale Sans UI" style:font-size-asian="12pt" style:language-asian="zh" style:country-asian="CN" style:font-name-complex="Tahoma" style:font-size-complex="12pt" style:language-complex="hi" style:country-complex="IN"/>
    </style:style>
    <style:style style:name="T719" style:family="text">
      <style:text-properties officeooo:rsid="01a38d15"/>
    </style:style>
    <style:style style:name="T720" style:family="text">
      <style:text-properties officeooo:rsid="01ca2d7f"/>
    </style:style>
    <style:style style:name="T721" style:family="text">
      <style:text-properties officeooo:rsid="0140785f"/>
    </style:style>
    <style:style style:name="T722" style:family="text">
      <style:text-properties officeooo:rsid="0140ab97"/>
    </style:style>
    <style:style style:name="T723" style:family="text">
      <style:text-properties officeooo:rsid="0144bef8"/>
    </style:style>
    <style:style style:name="T724" style:family="text">
      <style:text-properties officeooo:rsid="01473cf2"/>
    </style:style>
    <style:style style:name="T725" style:family="text">
      <style:text-properties officeooo:rsid="01492add"/>
    </style:style>
    <style:style style:name="T726" style:family="text">
      <style:text-properties officeooo:rsid="014ae09f"/>
    </style:style>
    <style:style style:name="T727" style:family="text">
      <style:text-properties officeooo:rsid="014b8df8"/>
    </style:style>
    <style:style style:name="T728" style:family="text">
      <style:text-properties officeooo:rsid="0155061e"/>
    </style:style>
    <style:style style:name="T729" style:family="text">
      <style:text-properties officeooo:rsid="01563ab3"/>
    </style:style>
    <style:style style:name="T730" style:family="text">
      <style:text-properties officeooo:rsid="015a44fc"/>
    </style:style>
    <style:style style:name="T731" style:family="text">
      <style:text-properties officeooo:rsid="015baf15"/>
    </style:style>
    <style:style style:name="T732" style:family="text">
      <style:text-properties officeooo:rsid="015ce024"/>
    </style:style>
    <style:style style:name="T733" style:family="text">
      <style:text-properties officeooo:rsid="016053cb"/>
    </style:style>
    <style:style style:name="T734" style:family="text">
      <style:text-properties officeooo:rsid="0163e2f4"/>
    </style:style>
    <style:style style:name="T735" style:family="text">
      <style:text-properties fo:language="cs" fo:country="CZ" officeooo:rsid="0163e2f4" style:font-name-asian="Andale Sans UI" style:language-asian="zh" style:country-asian="CN" style:language-complex="hi" style:country-complex="IN"/>
    </style:style>
    <style:style style:name="T736" style:family="text">
      <style:text-properties officeooo:rsid="0164acc5"/>
    </style:style>
    <style:style style:name="T737" style:family="text">
      <style:text-properties officeooo:rsid="0164e544"/>
    </style:style>
    <style:style style:name="T738" style:family="text">
      <style:text-properties officeooo:rsid="0165c681"/>
    </style:style>
    <style:style style:name="T739" style:family="text">
      <style:text-properties officeooo:rsid="01666eb7"/>
    </style:style>
    <style:style style:name="T740" style:family="text">
      <style:text-properties officeooo:rsid="0166f3d1"/>
    </style:style>
    <style:style style:name="T741" style:family="text">
      <style:text-properties fo:font-size="10pt" officeooo:rsid="0166f3d1" style:font-size-complex="12pt"/>
    </style:style>
    <style:style style:name="T742" style:family="text">
      <style:text-properties officeooo:rsid="016a7087"/>
    </style:style>
    <style:style style:name="T743" style:family="text">
      <style:text-properties officeooo:rsid="016b865b"/>
    </style:style>
    <style:style style:name="T744" style:family="text">
      <style:text-properties officeooo:rsid="016d2281"/>
    </style:style>
    <style:style style:name="T745" style:family="text">
      <style:text-properties officeooo:rsid="016f85a2"/>
    </style:style>
    <style:style style:name="T746" style:family="text">
      <style:text-properties officeooo:rsid="016f85a2" style:font-name-asian="Andale Sans UI" style:font-name-complex="Tahoma"/>
    </style:style>
    <style:style style:name="T747" style:family="text">
      <style:text-properties officeooo:rsid="0171b167"/>
    </style:style>
    <style:style style:name="T748" style:family="text">
      <style:text-properties officeooo:rsid="0173b2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9"><text:span text:style-name="T23">DIE I. NOVEMBRIS</text:span><text:span text:style-name="T2">.</text:span></text:p>
            <text:p text:style-name="P139"><text:span text:style-name="T24">I</text:span><text:span text:style-name="T231">n </text:span><text:span text:style-name="T24">F</text:span><text:span text:style-name="T231">esto</text:span></text:p>
            <text:p text:style-name="P140"><text:span text:style-name="T24">O</text:span><text:span text:style-name="T231">mnium </text:span><text:span text:style-name="T24">S</text:span><text:span text:style-name="T231">anctorum</text:span><text:span text:style-name="T52">.</text:span></text:p>
            <text:p text:style-name="P84">Serm. maj. cum Octava.</text:p>
            <text:p text:style-name="P141"><draw:frame draw:style-name="fr2" draw:name="Obrázek1" text:anchor-type="char" svg:x="7.188cm" svg:width="4.232cm" svg:height="0.302cm" draw:z-index="0"><draw:image xlink:href="Pictures/100006D00000C54500000E0BC683FB34DF2CE92E.emf" xlink:type="simple" xlink:show="embed" xlink:actuate="onLoad" draw:mime-type="image/x-emf"/><draw:image xlink:href="Pictures/1000020100000775000000885733C5A8ED3C342C.png" xlink:type="simple" xlink:show="embed" xlink:actuate="onLoad" draw:mime-type="image/png"/></draw:frame></text:p>
          </table:table-cell>
          <table:covered-table-cell/>
        </table:table-row>
        <table:table-row table:style-name="Tabulka1.1">
          <table:table-cell table:style-name="Tabulka1.A1" office:value-type="string">
            <text:p text:style-name="P105">In I. Nocturno</text:p>
            <text:p text:style-name="P99">Ex libro Apocalypsis beáti Joánnis Apóstoli.</text:p>
            <text:p text:style-name="P143">Lectio j. <text:span text:style-name="T271">Cap. 5.</text:span></text:p>
            <text:p text:style-name="P245">E<text:span text:style-name="T401">t</text:span> vidi: et ecce in médio throni et quátuor animálium, et in médio seniórum, Agnum stantem tamquam occísum, habéntem córnua septem, et óculos septem: qui sunt septem spíritus Dei, missi in omnem terram. Et venit: et accépit de déxtera sedéntis in throno librum. Et cum aperuísset librum, quátuor animália, et vigintiquátuor senióres cecidérunt coram Agno, habéntes sínguli cítharas, et phíalas áureas plenas odoramentórum, quæ sunt oratiónes Sanctórum.</text:p>
            <text:p text:style-name="P245"/>
          </table:table-cell>
          <table:table-cell table:style-name="Tabulka1.A1" office:value-type="string">
            <text:p text:style-name="P73"/>
            <text:p text:style-name="P73"/>
            <text:p text:style-name="P73"/>
            <text:p text:style-name="P341"><text:span text:style-name="T401">Vtom</text:span> jsem spatřil, že uprostřed mezi trůnem a těmi čtyřmi bytostmi a starci stojí Beránek, <text:span text:style-name="T273">jako by byl</text:span> obětovaný; měl sedm rohů a sedm očí, což je sedmero duchů Božích vyslaných do celého světa. Přistoupil k tomu, který sedí na trůnu, a přijal knihu z jeho pravice. A když tu knihu uchopil, čtyři bytosti a čtyřiadvacet starců padlo na kolena před Beránkem; každý měl loutnu a zlatou nádobu naplněnou vůní kadidla, což jsou modlitby Božího lidu.</text:p>
          </table:table-cell>
        </table:table-row>
        <table:table-row table:style-name="Tabulka1.1">
          <table:table-cell table:style-name="Tabulka1.A1" office:value-type="string">
            <text:p text:style-name="P143">Lectio ij.</text:p>
            <text:p text:style-name="P250">E<text:span text:style-name="T401">t</text:span> cantábant cánticum novum, dicéntes: Dignus es Dómine accípere librum, et aperíre signácula ejus: quóniam occísus es, et redemísti nos Deo in sánguine tuo ex omni tribu, et lingua, et pópulo‚ et natióne: et fecísti nos Deo nostro regnum, et sacerdótes: et regnábimus super terram.</text:p>
            <text:p text:style-name="P132"/>
          </table:table-cell>
          <table:table-cell table:style-name="Tabulka1.A1" office:value-type="string">
            <text:p text:style-name="P79"/>
            <text:p text:style-name="P267">A zpívali novou píseň: „Jsi hoden přijmout tu knihu a rozlomit její pečetě, protože jsi byl obětován, svou krví jsi Bohu vykoupil lidi ze všech kmenů, jazyků, národů a ras a učinil je královským kněžstvem našeho Boha; a ujmou se vlády nad zemí.“ </text:p>
          </table:table-cell>
        </table:table-row>
        <table:table-row table:style-name="Tabulka1.1">
          <table:table-cell table:style-name="Tabulka1.A1" office:value-type="string">
            <text:p text:style-name="P143">Lectio iij.</text:p>
            <text:p text:style-name="P250">E<text:span text:style-name="T401">t</text:span> vidi, et audívi vócem Angelórum multórum in circúitu throni, et animálium, et seniórum: et erat númerus eórum míllia míllium, dicéntium vóce magna: Dignus est Agnus, qui occísus est, accípere virtútem, et divinitátem, et sapiéntiam, et fortitúdinem, et honórem, et glóriam, et benedictiónem.</text:p>
            <text:p text:style-name="P87"/>
          </table:table-cell>
          <table:table-cell table:style-name="Tabulka1.A1" office:value-type="string">
            <text:p text:style-name="P79"/>
            <text:p text:style-name="P305"><text:span text:style-name="T523">A viděl jsem, jak kolem trůnu a těch bytostí i starců stojí množství </text:span><text:span text:style-name="T118">A</text:span><text:span text:style-name="T523">ndělů – bylo jich na tisíce a <text:s/>statisíce; slyšel jsem je mocným hlasem volat: „Hoden jest Beránek, ten obětovaný, přijmout moc, bohatství, moudrost, sílu, poctu, slávu i dobrořečení.“</text:span></text:p>
          </table:table-cell>
        </table:table-row>
        <table:table-row table:style-name="Tabulka1.1">
          <table:table-cell table:style-name="Tabulka1.A1" office:value-type="string">
            <text:p text:style-name="P143">Lectio i<text:span text:style-name="T235">v</text:span>.</text:p>
            <text:p text:style-name="P250">E<text:span text:style-name="T401">t</text:span> omnem creatúram, quæ in cœlo est, et super terram, et sub terra, et quæ sunt in mari, et quæ in eo: omnes audívi dicéntes: Sedénti in throno, et Agno: benedíctio, et honor, et glória, et potéstas in sæcula sæculórum. Et quátuor animália dicébant: Amen. Et vigintiquátuor senióres cecidérunt in fácies suas: et adoravérunt vivéntem in sæcula sæculórum.</text:p>
            <text:p text:style-name="P87"/>
          </table:table-cell>
          <table:table-cell table:style-name="Tabulka1.A1" office:value-type="string">
            <text:p text:style-name="P79"/>
            <text:p text:style-name="P286">A všechno stvoření na nebi, na zemi, pod zemí i v moři, všecko, co v nich jest, slyšel jsem volat: „Tomu, jenž sedí na trůnu, i Beránkovi <text:span text:style-name="T240">patří </text:span>dobrořečení, čest, sláva i moc na věky věků!“ A ty čtyři bytosti řekly: „Amen.“ <text:span text:style-name="T272">A dvacet čtyři </text:span>starc<text:span text:style-name="T274">ů</text:span> padl<text:span text:style-name="T274">o</text:span> na kolena a klaněli se <text:span text:style-name="T272">t</text:span>omu, jenž žije na věky věků. </text:p>
            <text:p text:style-name="P378"><text:span text:style-name="T236">(</text:span><text:span text:style-name="T238">ČEP, </text:span><text:span text:style-name="T239">upraveno</text:span><text:span text:style-name="T259">)</text:span></text:p>
          </table:table-cell>
        </table:table-row>
        <table:table-row table:style-name="Tabulka1.1">
          <table:table-cell table:style-name="Tabulka1.A1" office:value-type="string">
            <text:p text:style-name="P107">In II. Nocturno</text:p>
            <text:p text:style-name="P98">Sermo venerábilis Bedae Presbyteri</text:p>
            <text:p text:style-name="P142">Serm. 18. de Sanctis.</text:p>
            <text:p text:style-name="P142">Lectio v.</text:p>
            <text:p text:style-name="P353"><text:soft-page-break/>H<text:span text:style-name="T401">ódie</text:span>, dilectíssimi, ómnium Sanctórum sub una solemnitátis laetítia celebrámus festivitátem: quorum societáte coelum exúltat, quorum patrocíniis terra laetátur, triúmphis Ecclésia sancta coronátur, quorum conféssio quanto in passióne fórtior, tanto est clárior in honóre: quia dum crevit pugna, crevit et pugnántium glória, et martyrii triúmphus multíplici passiónum génere adornátur.</text:p>
            <text:p text:style-name="P97"/>
          </table:table-cell>
          <table:table-cell table:style-name="Tabulka1.A1" office:value-type="string">
            <text:p text:style-name="P88"/>
            <text:p text:style-name="P88"/>
            <text:p text:style-name="P88"/>
            <text:p text:style-name="P88"/>
            <text:p text:style-name="P357"><text:soft-page-break/><text:span text:style-name="T467">Dnes</text:span><text:span text:style-name="T659">, milovaní, slavíme v jediné radostné slavnosti svátek všech svatých, v jejichž společenství nebesa jásají, z jejichž přímluvy se raduje země, jejichž vítězstvím je korunována Církev. </text:span><text:span text:style-name="T118">Čím</text:span><text:span text:style-name="T659"> je jejich vyznání bolestnější v utrpení, t</text:span><text:span text:style-name="T118">ím</text:span><text:span text:style-name="T659"> slavnější je v zásluhách. Neboť čím déle trvá bitva, tím větší je i sláva bojujících, a svědectví Bohu v mnoha </text:span><text:span text:style-name="T132">různých druzích</text:span><text:span text:style-name="T659"> utrpení je ozdobeno vítězstvím.</text:span></text:p>
          </table:table-cell>
        </table:table-row>
        <table:table-row table:style-name="Tabulka1.1">
          <table:table-cell table:style-name="Tabulka1.A1" office:value-type="string">
            <text:p text:style-name="P142">Lectio vj.</text:p>
            <text:p text:style-name="P348">P<text:span text:style-name="T401">er</text:span> gravióra tormenta, gravióra fuére et praemia: dum Cathólica mater Ecclésia, quae per totum orbem longe latéque diffúsa est, in ipso cápite suo Christo Jesu edócta est, contumélias, cruces et mortem non timére, magis magísque roboráta, non resisténdo, sed perferéndo, univérsis, quos agmine ínclyto carcer poenális inclúsit, pari er símili calóre virtútis ad geréndum certámen glóriam triumphálem inspirávit.</text:p>
            <text:p text:style-name="P83"/>
          </table:table-cell>
          <table:table-cell table:style-name="Tabulka1.A1" office:value-type="string">
            <text:p text:style-name="P88"/>
            <text:p text:style-name="P359"><text:span text:style-name="T468">Pro</text:span><text:span text:style-name="T661"> větší</text:span><text:span text:style-name="T659"> utrpení získali i větší odměny. A dokud je matka katolická Církev, která </text:span><text:span text:style-name="T118">se</text:span><text:span text:style-name="T659"> rozšíř</text:span><text:span text:style-name="T660">il</text:span><text:span text:style-name="T659">a </text:span><text:span text:style-name="T667">do </text:span><text:span text:style-name="T659">širok</text:span><text:span text:style-name="T667">a</text:span><text:span text:style-name="T659"> </text:span><text:span text:style-name="T667">a do </text:span><text:span text:style-name="T659">dalek</text:span><text:span text:style-name="T667">a</text:span><text:span text:style-name="T659"> po celém světě, vzdělá</text:span><text:span text:style-name="T661">vá</text:span><text:span text:style-name="T659">na samotným svým vládcem, Ježíšem Kristem, nebojí se bojů, křížů ani smrti, </text:span><text:span text:style-name="T661">a tím</text:span><text:span text:style-name="T659"> více je posílena, ne </text:span><text:span text:style-name="T662">snad </text:span><text:span text:style-name="T659">odporem, ale vytrvalostí, když všem, které ze slavného pluku pohltilo vězení viny, rovným a navzájem podobným zápalem síly k vedení boje nakonec </text:span><text:span text:style-name="T661">opět </text:span><text:span text:style-name="T659">vdechla vítěznou slávu.</text:span></text:p>
          </table:table-cell>
        </table:table-row>
        <table:table-row table:style-name="Tabulka1.1">
          <table:table-cell table:style-name="Tabulka1.A1" office:value-type="string">
            <text:p text:style-name="P142">Lectio vij.</text:p>
            <text:p text:style-name="P349">O vere beáta mater Ecclésia, quam sic honor divínae dignatiónis illúminat, quam vincéntium gloriósus Mártyrum sanguis exórnat, quam inviolátae confessiónis cándida índuit virgínitas. Flóribus ejus, nec rosae, nec lília desunt. Certent nunc, charíssimi, sínguli, ut ad utrósque honóres amplíssimam accípiant dignitátem, corónas, vel de virginitáte cándidas, vel de passióne purpúreas. In coeléstibus castris pax et ácies habent flores suos, quibus mílites Christi coronántur.</text:p>
            <text:p text:style-name="P83"/>
          </table:table-cell>
          <table:table-cell table:style-name="Tabulka1.A1" office:value-type="string">
            <text:p text:style-name="P88"/>
            <text:p text:style-name="P351"><text:span text:style-name="T63">Ó vpravdě blažená matko Církvi, j</text:span><text:span text:style-name="T69">i</text:span><text:span text:style-name="T63">ž takto </text:span><text:span text:style-name="T64">ozařuje</text:span><text:span text:style-name="T63"> čest božské milosti, j</text:span><text:span text:style-name="T64">i</text:span><text:span text:style-name="T63">ž zdobí slavná krev vítězných mučedníků, již odívá bělostné panenství neposkvrněn</text:span><text:span text:style-name="T69">ých</text:span><text:span text:style-name="T63"> vyzn</text:span><text:span text:style-name="T69">avačů</text:span><text:span text:style-name="T63">. Mezi jejími květy nechybí růže ani lilie. Každý z nás, milovaní, ať se snaží, aby v obou těchto ctnostech obdržel co nejvyšší hodnost a korunu, ať už bělostnou čistotu panenství, nebo purpur utrpení. V nebeském táboře je mír a vojska již obdržela své květy, jimiž jsou vojáci Kristovi korunováni.</text:span></text:p>
          </table:table-cell>
        </table:table-row>
        <table:table-row table:style-name="Tabulka1.1">
          <table:table-cell table:style-name="Tabulka1.A1" office:value-type="string">
            <text:p text:style-name="P142">Lectio viij.</text:p>
            <text:p text:style-name="P354">D<text:span text:style-name="T401">ei</text:span> enim ineffábilis et imménsa bónitas étiam hoc provídit, ut labórum quidem tempus et agónis non exténderet, nec longum fáceret, aut aetérnum, sed breve, et ut ita dicam, momentáneum: ut in hac brevi et exígua vita agónes essent et labóres, in illa vero quae aetérna est, corónae et praemia meritórum: ut labóres quidem cito finiréntur, meritórum vero praemia sine fine durárent.</text:p>
            <text:p text:style-name="P354"/>
          </table:table-cell>
          <table:table-cell table:style-name="Tabulka1.A1" office:value-type="string">
            <text:p text:style-name="P88"/>
            <text:p text:style-name="P351"><text:span text:style-name="T413">N</text:span><text:span text:style-name="T411">evýslovná</text:span><text:span text:style-name="T63"> a nezměrná Boží dobrota nám přichystala, že doba utrpení a zápasů se neprodlužuje, není dlouhá ani věčná, ale krátká, </text:span><text:span text:style-name="T65">skoro bych </text:span><text:span text:style-name="T63">řekl, že trvá jen chviličku. Tak jako v tomto krátkém a omezeném životě jsou zápasy a útrapy, v tom, který je věčný, jsou koruny a odměny za zásluhy. Tak jako útrapy rychle skončí, odměny za zásluhy trvají bez konce.</text:span></text:p>
          </table:table-cell>
        </table:table-row>
        <table:table-row table:style-name="Tabulka1.1">
          <table:table-cell table:style-name="Tabulka1.A1" office:value-type="string">
            <text:p text:style-name="P106">In III. Nocturno</text:p>
            <text:p text:style-name="P142">Lectio ix. Cap. 5</text:p>
            <text:p text:style-name="P354">I<text:span text:style-name="T401">n</text:span> illo témpore: Videns Jesus turbas, ascéndit in montem, et cum sedísset, accessérunt ad eum discípuli ejus. Et réliqua.</text:p>
            <text:p text:style-name="P97"/>
            <text:p text:style-name="P98">Homilía sancti Augustíni Epíscopi</text:p>
            <text:p text:style-name="P142">Lib. 1. de Serm. Domini in monte</text:p>
            <text:p text:style-name="P352"><text:soft-page-break/><text:span text:style-name="T96">S</text:span><text:span text:style-name="T403">i</text:span><text:span text:style-name="T96"> quaeritur quid signíficet mons, bene intellígitur significáre majóra praecépta justítiae, quia minóra erant, quae Judaeis data sunt. Unus tamen Deus per sanctos Prophétas et fámulos suos, secúndum ordinatíssimam distributiónem témporum, dedit minóra pra</text:span><text:span text:style-name="T97">e</text:span><text:span text:style-name="T96">cépta pópulo, quem adhuc timóre alligári oportébat: et per fílium suum majóra pópulo, quem charitáte jam liberári convénerat. Cum autem minóra minóribus, majóra majóribus dantur, ab eo dantur, qui solus novit congruéntem suis tempóribus géneri humáno exhibére medicínam.</text:span></text:p>
            <text:p text:style-name="P97"/>
          </table:table-cell>
          <table:table-cell table:style-name="Tabulka1.A1" office:value-type="string">
            <text:p text:style-name="P88"/>
            <text:p text:style-name="P88"/>
            <text:p text:style-name="P350"><text:span text:style-name="T401">Za</text:span> onoho času, když uviděl Ježíš zástupy, vystoupil na horu. A když se posadil, přistoupili k němu jeho učedníci. A další.</text:p>
            <text:p text:style-name="P88"/>
            <text:p text:style-name="P88"/>
            <text:p text:style-name="P88"/>
            <text:p text:style-name="P352"><text:soft-page-break/><text:span text:style-name="T412">K</text:span><text:span text:style-name="T411">dyž</text:span><text:span text:style-name="T63"> chceme pochopit, co</text:span><text:span text:style-name="T69">pak</text:span><text:span text:style-name="T63"> </text:span><text:span text:style-name="T69">má </text:span><text:span text:style-name="T63">znamen</text:span><text:span text:style-name="T69">at</text:span><text:span text:style-name="T63"> tato hora, dá se říct, že to slovo označuje velká přikázání spravedlnosti, neboť malá byla ta, která</text:span><text:span text:style-name="T70"> </text:span><text:span text:style-name="T63">byla dána </text:span><text:span text:style-name="T70">již</text:span><text:span text:style-name="T63"> Židům. Jeden Bůh totiž, skrze svaté Proroky a své služebníky </text:span><text:span text:style-name="T69">i</text:span><text:span text:style-name="T63"> podle řádného rozdělení dějin, dal malá přikázání lidu, který bylo ještě nutné svázat strachem. A skrze svého syna dal velká přikázání lidu, který shromáždil, aby jej již osvobodil láskou. Když jsou tedy malá dána malým a velká velkým, učin</text:span><text:span text:style-name="T65">il</text:span><text:span text:style-name="T63"> </text:span><text:span text:style-name="T65">to </text:span><text:span text:style-name="T63">tak </text:span><text:span text:style-name="T65">právě ten</text:span><text:span text:style-name="T63">, k</text:span><text:span text:style-name="T65">terý</text:span><text:span text:style-name="T63"> jediný dokázal ve správný čas podat lidskému rodu odpovídající lék.</text:span></text:p>
          </table:table-cell>
        </table:table-row>
        <table:table-row table:style-name="Tabulka1.1">
          <table:table-cell table:style-name="Tabulka1.A1" office:value-type="string">
            <text:p text:style-name="P142">Lectio x.</text:p>
            <text:p text:style-name="P354">N<text:span text:style-name="T401">ec</text:span> mirum est, quod dantur praecépta majóra propter regnum coelórum, et minóra data sunt propter regnum terrénum, ab eódem uno Deo, qui fecit coelum et terram. De hac ergo justítia, quae major est, per Prophétam dícitur: Justítia tua sicut montes Dei. Et hoc bene signíficat, quod ab uno magístro, solo docéndis tantis rebus idóneo, docétur in monte.</text:p>
            <text:p text:style-name="P147"/>
          </table:table-cell>
          <table:table-cell table:style-name="Tabulka1.A1" office:value-type="string">
            <text:p text:style-name="P88"/>
            <text:p text:style-name="P351"><text:span text:style-name="T411">Není</text:span><text:span text:style-name="T63"> překvapivé, že velká přikázání byla dána <text:s/>kvůli království nebeskému a malá kvůli království pozemskému, od toho samého jednoho Boha, který stvořil nebe i zemi. O této spravedlnosti, kterou </text:span><text:span text:style-name="T69">zde </text:span><text:span text:style-name="T63">nazýváme velkou, řekl Prorok: Tvá spravedlnost je jako hory Boží. A to zajisté znamená, že </text:span><text:span text:style-name="T66">jeden</text:span><text:span text:style-name="T63"> učitel, ten jediný způsobilý k vyučování těchto věcí, vyučuje právě na hoře.</text:span></text:p>
          </table:table-cell>
        </table:table-row>
        <table:table-row table:style-name="Tabulka1.1">
          <table:table-cell table:style-name="Tabulka1.A1" office:value-type="string">
            <text:p text:style-name="P142">Lectio xj.</text:p>
            <text:p text:style-name="P354">S<text:span text:style-name="T401">edens</text:span> autem docet, quod pértinet ad dignitátem magistérii. Et accédunt ad eum discípuli ejus, ut audiéndis illíus verbis hi essent étiam córpore vicinióres, qui praecéptis adimpléndis étiam ánimo propinquábant. Et apériens os suum docébat eos, dicens. Ista circumlocútio, qua scríbitur: Et apériens os suum, fortássis ipsa mora comméndat aliquánto longiórem futúrum esse sermónem. Nisi forte non vacet, quod nunc eum dictum est aperuísse os suum, quod ipse in lege véteri aperíre soléret ora Prophetárum.</text:p>
            <text:p text:style-name="P97"><text:s/></text:p>
          </table:table-cell>
          <table:table-cell table:style-name="Tabulka1.A1" office:value-type="string">
            <text:p text:style-name="P88"/>
            <text:p text:style-name="P358"><text:span text:style-name="T467">Učí</text:span><text:span text:style-name="T659"> v sedě, jak přísluší vznešenosti učitelského úřadu. A přistupují k němu jeho učedníci, aby </text:span><text:span text:style-name="T663">mohli </text:span><text:span text:style-name="T659">poslouch</text:span><text:span text:style-name="T663">at</text:span><text:span text:style-name="T659"> jeho slov</text:span><text:span text:style-name="T663">a</text:span><text:span text:style-name="T659"> </text:span><text:span text:style-name="T663">a tím</text:span><text:span text:style-name="T659"> i oni byli tělesně blíže, </text:span><text:span text:style-name="T663">tedy </text:span><text:span text:style-name="T659">ti, kteří mu naplněním přikázání byli pak blíže i duševně. „</text:span><text:span text:style-name="T682">A otevřel ústa, aby je učil, </text:span><text:span text:style-name="T683">těmito slovy</text:span><text:span text:style-name="T682">.“</text:span><text:span text:style-name="T659"> T</text:span><text:span text:style-name="T133">en</text:span><text:span text:style-name="T659">to </text:span><text:span text:style-name="T133">opis</text:span><text:span text:style-name="T659">, kter</text:span><text:span text:style-name="T133">ý</text:span><text:span text:style-name="T659"> </text:span><text:span text:style-name="T133">uvádí Pí</text:span><text:span text:style-name="T659">s</text:span><text:span text:style-name="T133">mo</text:span><text:span text:style-name="T659">: „</text:span><text:span text:style-name="T682">A otevřel ústa, aby je učil,“</text:span><text:span text:style-name="T659"> snad i to samotné zdržení naznačuje, že řeč bude poněkud delší. Nemělo by uniknout naší pozornosti, že ten, o kom se nyní píše, že otevřel svá ústa, je právě ten, </text:span><text:span text:style-name="T119">který</text:span><text:span text:style-name="T659"> otevíral ústa Proroků v zákoně starém.</text:span></text:p>
          </table:table-cell>
        </table:table-row>
        <table:table-row table:style-name="Tabulka1.1">
          <table:table-cell table:style-name="Tabulka1.A1" office:value-type="string">
            <text:p text:style-name="P142">Lectio xi<text:span text:style-name="T505">j</text:span>.</text:p>
            <text:p text:style-name="P354">Q<text:span text:style-name="T401">uid</text:span> ergo dicit? Beáti páuperes spíritu: quóniam ipsórum est regnum coelórum. Légimus scriptum de appetitióne rerum temporálium: Omnia vánitas, et praesúmptio spíritus. Praesúmptio autem spíritus, audáciam et supérbiam signíficat. Vulgo éti<text:span text:style-name="T731">­</text:span>am magnos spíritus supérbi habére dicúntur: et recte, quandóquidem spíritus étiam ventus vocátur. Quaprópter recte hic intelligúntur páuperes spíritu, húmiles et timéntes Deum, id est, non habéntes inflántem spíritum.</text:p>
            <text:p text:style-name="P97"/>
          </table:table-cell>
          <table:table-cell table:style-name="Tabulka1.A1" office:value-type="string">
            <text:p text:style-name="P88"/>
            <text:p text:style-name="P351"><text:span text:style-name="T412">C</text:span><text:span text:style-name="T411">o</text:span><text:span text:style-name="T63"> tedy říká? „Blahoslavení chudí duchem, neboť jejich je království nebeské.“ V </text:span><text:span text:style-name="T67">P</text:span><text:span text:style-name="T63">ísmu čteme o žádostivosti </text:span><text:span text:style-name="T67">po </text:span><text:span text:style-name="T63">věc</text:span><text:span text:style-name="T67">ech</text:span><text:span text:style-name="T63"> pomíjivých: „Všechno je marnost a troufalost ducha.“ Troufalost ducha totiž značí opovážlivost a pýchu. </text:span><text:span text:style-name="T68">Mezi l</text:span><text:span text:style-name="T63">id</text:span><text:span text:style-name="T68">mi se</text:span><text:span text:style-name="T63"> řík</text:span><text:span text:style-name="T68">á</text:span><text:span text:style-name="T63">, že pyšní mají velkého ducha. A opravdu, někdy slovo </text:span><text:span text:style-name="T68">„</text:span><text:span text:style-name="T61">spíritus</text:span><text:span text:style-name="T83">“</text:span><text:span text:style-name="T63"> označuje také vítr. Proto také můžeme říct, že těmito chudými duchem se rozumí pokorní a bohabojní, t</text:span><text:span text:style-name="T69">edy</text:span><text:span text:style-name="T63"> ti, </text:span><text:span text:style-name="T69">kteří</text:span><text:span text:style-name="T63"> nemají nafoukaného ducha.</text:span></text:p>
          </table:table-cell>
        </table:table-row>
        <table:table-row table:style-name="Tabulka1.1">
          <table:table-cell table:style-name="Tabulka1.A1" table:number-columns-spanned="2" office:value-type="string">
            <text:p text:style-name="P30">DIE III. NOVEMBRIS.</text:p>
            <text:p text:style-name="P46"><text:span text:style-name="T32">I</text:span><text:span text:style-name="T281">n </text:span><text:span text:style-name="T32">F</text:span><text:span text:style-name="T281">esto </text:span><text:span text:style-name="T32">S. M</text:span><text:span text:style-name="T281">alachiæ</text:span></text:p>
            <text:p text:style-name="P36"><text:soft-page-break/>Episcopi et Confessoris.</text:p>
            <text:p text:style-name="P7">xij. Lect. et M.</text:p>
          </table:table-cell>
          <table:covered-table-cell/>
        </table:table-row>
        <table:table-row table:style-name="Tabulka1.1">
          <table:table-cell table:style-name="Tabulka1.A1" office:value-type="string">
            <text:p text:style-name="P105">In I. Nocturno</text:p>
            <text:p text:style-name="P99">De Epístola beáti Pauli Apóstoli ad Titum.</text:p>
            <text:p text:style-name="P143">Lectio j. <text:span text:style-name="T271">Cap. 1.</text:span></text:p>
            <text:p text:style-name="P245">O<text:span text:style-name="T401">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45"/>
          </table:table-cell>
          <table:table-cell table:style-name="Tabulka1.A1" office:value-type="string">
            <text:p text:style-name="P73"/>
            <text:p text:style-name="P73"/>
            <text:p text:style-name="P73"/>
            <text:p text:style-name="P342"><text:span text:style-name="T401">Neboť</text:span> <text:span text:style-name="T506">B</text:span>iskup má být bezúhonný jako správce Božího domu. Nemá být nadutý, zlostný, pijan, rváč, chtivý <text:span text:style-name="T276">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143">Lectio ij.</text:p>
            <text:p text:style-name="P250">S<text:span text:style-name="T401">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32"/>
          </table:table-cell>
          <table:table-cell table:style-name="Tabulka1.A1" office:value-type="string">
            <text:p text:style-name="P79"/>
            <text:p text:style-name="P268"><text:span text:style-name="T401">Je</text:span> <text:span text:style-name="T732">vskutku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143">Lectio iij. <text:span text:style-name="T275">Cap. 2. et 3.</text:span></text:p>
            <text:p text:style-name="P250">T<text:span text:style-name="T401">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87"/>
          </table:table-cell>
          <table:table-cell table:style-name="Tabulka1.A1" office:value-type="string">
            <text:p text:style-name="P79"/>
            <text:p text:style-name="P269"><text:span text:style-name="T401">Ty</text:span> však mluv, co odpovídá zdravému učení. <text:s/>Starší muži ať jsou střídmí, vážní, rozumní, ať jsou zdraví ve víře, lásce a trpělivosti. Podobně starší ženy ať se chovají důstojně, ať nepomlouvají a<text:span text:style-name="T714"> </text:span>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143">Lectio i<text:span text:style-name="T235">v</text:span>.</text:p>
            <text:p text:style-name="P250">I<text:span text:style-name="T401">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87"/>
          </table:table-cell>
          <table:table-cell table:style-name="Tabulka1.A1" office:value-type="string">
            <text:p text:style-name="P79"/>
            <text:p text:style-name="P306"><text:span text:style-name="T535">A</text:span><text:span text:style-name="T525"> sám jim dávej dobrý příklad </text:span><text:span text:style-name="T536">ve sv</text:span><text:span text:style-name="T525">é</text:span><text:span text:style-name="T536">m</text:span><text:span text:style-name="T525"> učení, důvěryhodn</text:span><text:span text:style-name="T536">osti i cti. A</text:span><text:span text:style-name="T525">ť je </text:span><text:span text:style-name="T536">tvé slovo</text:span><text:span text:style-name="T525"> zdravé a</text:span><text:span text:style-name="T537"> </text:span><text:span text:style-name="T525">nepochybné, aby protivník byl zahanben a nemohl o</text:span><text:span text:style-name="T120"> </text:span><text:span text:style-name="T525">nás povědět nic špatného. Pravdivé je to slovo a</text:span><text:span text:style-name="T537"> </text:span><text:span text:style-name="T525">přeji si, abys o tom přesvědčivě mluvil, aby se ti, kdož věří v Boha, snažili vynikati dobrými skutky. To</text:span><text:span text:style-name="T538">to</text:span><text:span text:style-name="T525"> je </text:span><text:span text:style-name="T538">pro </text:span><text:span text:style-name="T525">lid dobré a užitečné. </text:span><text:span text:style-name="T539">(</text:span><text:span text:style-name="T590">ČEP, </text:span><text:span text:style-name="T591">upraveno</text:span><text:span text:style-name="T602">)</text:span></text:p>
          </table:table-cell>
        </table:table-row>
        <table:table-row table:style-name="Tabulka1.1">
          <table:table-cell table:style-name="Tabulka1.A1" office:value-type="string">
            <text:p text:style-name="P52">In II. Nocturno</text:p>
            <text:p text:style-name="P3">Sermo sancti Bernárdi Abbátis</text:p>
            <text:p text:style-name="P37">Ex Serm. 2. in Festiv. S. Malachiæ</text:p>
            <text:p text:style-name="P37">Lectio v.</text:p>
            <text:p text:style-name="P198">S<text:span text:style-name="T401">i</text:span> vere, quod Prophéta sensit, exúltent justi in conspéctu Dei, exúltat sine dúbio Malachías, qui in diébus suis plácuit Deo, et in<text:soft-page-break/>véntus est justus. In sanctitáte et justítia coram ipso ministrávit: plácuit ministérium, plácuit et miníster. Quidni placúerit? Pósuit sine sumptu Evangélium, replévit Evangélio pátriam, suórum máxime ferálem edómuit barbáriem Hibernórum: levi jugo Christi in gládio spíritus éxteras súbdidit natiónes, usque ad extréma terræ restítuens hæreditátem suam illi.</text:p>
            <text:p text:style-name="P2"/>
          </table:table-cell>
          <table:table-cell table:style-name="Tabulka1.A1" office:value-type="string">
            <text:p text:style-name="P18"/>
            <text:p text:style-name="P18"/>
            <text:p text:style-name="P18"/>
            <text:p text:style-name="P18"/>
            <text:p text:style-name="P227"><text:span text:style-name="T463">P</text:span><text:span text:style-name="T462">okud</text:span><text:span text:style-name="T635"> opravdu, jak říká Prorok, spravedliví jásají před tváří Boží, jásá nepochybně i Malachiáš, který za svých dnů zalíbil se </text:span><text:soft-page-break/><text:span text:style-name="T635">Bohu a shledán byl spravedlivým. Ve svatosti a spra</text:span><text:span text:style-name="T636">­</text:span><text:span text:style-name="T635">vedlnosti mu sloužil. Zalíbila se služba, zalíbil se i</text:span><text:span text:style-name="T150"> </text:span><text:span text:style-name="T635">služebník. A proč by se ne</text:span><text:span text:style-name="T637">měl </text:span><text:span text:style-name="T635">líbi</text:span><text:span text:style-name="T637">t</text:span><text:span text:style-name="T635">? Hlásal Evangelium bez nároku na odměnu, nasytil vlast Evangeliem, zcela zkrotil barbarství svých Irů. Lehkým jhem Kristovým a mečem ducha podmanil cizí národy až na konec světa, a tím sobě navrátil Kristovo dědictví.</text:span></text:p>
          </table:table-cell>
        </table:table-row>
        <table:table-row table:style-name="Tabulka1.1">
          <table:table-cell table:style-name="Tabulka1.A1" office:value-type="string">
            <text:p text:style-name="P37">Lectio vj.</text:p>
            <text:p text:style-name="P202">Q<text:span text:style-name="T401">uod</text:span> opus pietátis prætériit Malachiam? Pauper sibi, sed dives paupéribus erat. Pater orphanórum, marítus viduárum, patrónus éxtitit oppressórum. Hílaris dator, petítor rarus, accéptor verecúndus. Pacis reformándæ inter discordántes fuit illi cura máxima, et efficácia multa. Quis eque pius ad compatiéndum, ad subveniéndum promptus, ad corripiéndum liber? Nam et zelans erat, nec déerat sciéntia, zeli ipsíus moderátrix.</text:p>
            <text:p text:style-name="P2"/>
          </table:table-cell>
          <table:table-cell table:style-name="Tabulka1.A1" office:value-type="string">
            <text:p text:style-name="P24"/>
            <text:p text:style-name="P212"><text:span text:style-name="T401">Jaké</text:span> zbožné skutky předcházely Malachiáše? Byl chudý sobě, ale bohatý chudým. Otec sirotků, manžel vdovám, zastánce utlačovaných. Veselý dárce, vzácný přímluvce, skromný příjemce. <text:span text:style-name="T506">J</text:span>eho největší starost<text:span text:style-name="T506">í bylo s</text:span>míření znesvářených a <text:span text:style-name="T714">i </text:span>zde byl velmi úspěšný. Kdo <text:span text:style-name="T506">jiný by </text:span>byl stejně <text:span text:style-name="T714">tak </text:span>laskavý a soucitný, připraven pomoci, schopen napomenout? Byl i horlivý, avšak nechyběla mu učenost, která jeho horlivost mírnila.</text:p>
          </table:table-cell>
        </table:table-row>
        <table:table-row table:style-name="Tabulka1.1">
          <table:table-cell table:style-name="Tabulka1.A1" office:value-type="string">
            <text:p text:style-name="P37">Lectio vij.</text:p>
            <text:p text:style-name="P199">P<text:span text:style-name="T401">ro</text:span> hujúsmodi ergo diléctus a Deo et homínibus, non immérito hódie Malachías in consórtium Angelórum recípitur, re adéptus, quod nómine dicebátur. Et quidem ante Angelus erat non minus puritáte, quam nómine: sed nunc felícius gloriósi in eo interpretátio nóminis adimplétur, quando pari cum Angelis glória et felicitáte lætátur.</text:p>
            <text:p text:style-name="P2"/>
          </table:table-cell>
          <table:table-cell table:style-name="Tabulka1.A1" office:value-type="string">
            <text:p text:style-name="P9"/>
            <text:p text:style-name="P229"><text:span text:style-name="T450">Pro</text:span><text:span text:style-name="T604"> jeho zásluhy jej miloval Bůh i lidé, proto je dnes Malachiáš právem přijat v</text:span><text:span text:style-name="T639">e</text:span><text:span text:style-name="T604"> společenství </text:span><text:span text:style-name="T639">A</text:span><text:span text:style-name="T604">ndělů. Tak dosáhl toho, co značí i jeho jméno (</text:span><text:span text:style-name="T691">pozn.</text:span><text:span text:style-name="T604"> </text:span><text:span text:style-name="T668">Mal’achi </text:span><text:span text:style-name="T604">znamená hebr. </text:span><text:span text:style-name="T668">můj posel</text:span><text:span text:style-name="T604"> či </text:span><text:span text:style-name="T668">můj anděl</text:span><text:span text:style-name="T604">). A</text:span><text:span text:style-name="T150"> </text:span><text:span text:style-name="T604">opravdu i v životě byl </text:span><text:span text:style-name="T639">A</text:span><text:span text:style-name="T604">ndělem čistotou stejně jako jménem. Nyní však šťastně naplnil slavný význam toho jména, když učiněn rovným </text:span><text:span text:style-name="T639">A</text:span><text:span text:style-name="T604">ndělům i</text:span><text:span text:style-name="T150"> </text:span><text:span text:style-name="T604">slávou šťastně se raduje.</text:span></text:p>
          </table:table-cell>
        </table:table-row>
        <table:table-row table:style-name="Tabulka1.1">
          <table:table-cell table:style-name="Tabulka1.A1" office:value-type="string">
            <text:p text:style-name="P37">Lectio viij.</text:p>
            <text:p text:style-name="P199">C<text:span text:style-name="T401">ongratulémur</text:span> itaque, fratres, congratulémur, ut dignum est, patri nostro. Lætámur, quod Angelus noster ascéndit ad cives suos, pro fíliis captivitátis legatióne fungens, corda nobis concílians beatórum, vota illis íntimans miserórum. Lætémur, inquam, et exultémus, quia cœléstis illa cúria ex nobis habet, cui sit cura nostri, qui suis nos prótegat méritis, quos informávit exémplis, miráculis confirmávit.</text:p>
            <text:p text:style-name="P2"/>
          </table:table-cell>
          <table:table-cell table:style-name="Tabulka1.A1" office:value-type="string">
            <text:p text:style-name="P9"/>
            <text:p text:style-name="P229"><text:span text:style-name="T464">B</text:span><text:span text:style-name="T450">lahopřejme</text:span><text:span text:style-name="T604"> tedy, bratři, blahopřejme, jak se sluší, našemu otci. Radujeme se, že náš </text:span><text:span text:style-name="T639">A</text:span><text:span text:style-name="T604">nděl vystoupil ke svým druhům, a stal se přímluvcem synům v zajetí, naše srdce připodobňoval srdcím svatých, </text:span><text:span text:style-name="T640">a </text:span><text:span text:style-name="T604">jejich přání vtiskl nám ubohým. Radujme se, říkám vám, a jásejme, neboť tato nebeská k</text:span><text:span text:style-name="T162">u</text:span><text:span text:style-name="T604">rie vznikla z nás, o které se pak stará, svými zásluhami nás chrání, příklady poučuje, zázraky utvrzuje.</text:span></text:p>
          </table:table-cell>
        </table:table-row>
        <table:table-row table:style-name="Tabulka1.1">
          <table:table-cell table:style-name="Tabulka1.A1" office:value-type="string">
            <text:p text:style-name="P52">In III. Nocturno</text:p>
            <text:p text:style-name="P6">Léctio sancti Evangélii secúndum Matth<text:span text:style-name="T222">ae</text:span>um.</text:p>
            <text:p text:style-name="P27"><text:span text:style-name="T4">Lectio ix. </text:span><text:span text:style-name="T5">Cap. 24</text:span></text:p>
            <text:p text:style-name="P220"><text:span text:style-name="T75">I</text:span><text:span text:style-name="T415">n</text:span><text:span text:style-name="T75"> illo témpore: Dixit Jesus discípulis suis: Vigiláte, quia nescítis qua hora Dóminus vester ventúrus sit. Et réliqua.</text:span></text:p>
            <text:p text:style-name="P14"/>
            <text:p text:style-name="P3">Homilía sancti Hilárii Epíscopi.</text:p>
            <text:p text:style-name="P37">Commentar. In Matth. C. 26. in fine.</text:p>
            <text:p text:style-name="P203">U<text:span text:style-name="T401">t</text:span> ignorántiam illam diéi ómnibus táciti, non sine útilis siléntii ratióne esse scirémus vigiláre nos Dóminus propter adven<text:soft-page-break/>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38"/>
          </table:table-cell>
          <table:table-cell table:style-name="Tabulka1.A1" office:value-type="string">
            <text:p text:style-name="P18"/>
            <text:p text:style-name="P18"/>
            <text:p text:style-name="P18"/>
            <text:p text:style-name="P214"><text:span text:style-name="T401">Za</text:span> onoho času řekl Ježíš svým učedníkům: „Bděte, neboť nevíte, kdy přijde váš Pán.“ A další.</text:p>
            <text:p text:style-name="P23"/>
            <text:p text:style-name="P23"/>
            <text:p text:style-name="P23"/>
            <text:p text:style-name="P236"><text:span text:style-name="T566">I</text:span><text:span text:style-name="T564"> když nikdo neví, kdy má přijít onen den, </text:span><text:span text:style-name="T567">tak </text:span><text:span text:style-name="T564">abychom si nemysleli, že ona nevědomost není z dobrého důvodu, vybízí nás Pán, abychom bděli, protože může přijít zloděj; </text:span><text:soft-page-break/><text:span text:style-name="T564">a </text:span><text:span text:style-name="T567">abychom se, </text:span><text:span text:style-name="T564">ponořeni v usilovné modlitby, v </text:span><text:span text:style-name="T567">každém</text:span><text:span text:style-name="T564"> </text:span><text:span text:style-name="T150">svém</text:span><text:span text:style-name="T564"> díle drželi všech jeho přikázání. Tím zlodějem je totiž ďábel, který je vždy dost bdělý na to, aby nám odebral naše zásluhy a vkradl se do příbytku našeho těla. A zatímco my spíme a o nic </text:span><text:span text:style-name="T635">se nestaráme, on je</text:span><text:span text:style-name="T636">j</text:span><text:span text:style-name="T635"> kopím svých rad a lákadel probodne. Je tedy třeba, abychom byli připraveni. </text:span><text:span text:style-name="T638">Skutečnost</text:span><text:span text:style-name="T635">, že nevíme, kdy </text:span><text:span text:style-name="T638">má </text:span><text:span text:style-name="T635">přij</text:span><text:span text:style-name="T638">ít</text:span><text:span text:style-name="T635"> onen den, nás tedy donutí, abychom </text:span><text:span text:style-name="T638">tuto</text:span><text:span text:style-name="T635"> starost měli neustále na mysli.</text:span></text:p>
          </table:table-cell>
        </table:table-row>
        <table:table-row table:style-name="Tabulka1.1">
          <table:table-cell table:style-name="Tabulka1.A1" office:value-type="string">
            <text:p text:style-name="P37">Lectio x. Cap. 27.</text:p>
            <text:p text:style-name="P202">Q<text:span text:style-name="T401">uisnam</text:span> est fidélis servus et prudens quem constítuit 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38"/>
          </table:table-cell>
          <table:table-cell table:style-name="Tabulka1.A1" office:value-type="string">
            <text:p text:style-name="P18"/>
            <text:p text:style-name="P224"><text:span text:style-name="T414">Kdo</text:span><text:span text:style-name="T418">pak</text:span><text:span text:style-name="T71"> je tedy </text:span><text:span text:style-name="T80">ten </text:span><text:span text:style-name="T71">služebník věrný a </text:span><text:span text:style-name="T76">moudrý</text:span><text:span text:style-name="T71">, kterého Pán ustanovil nad svou rodinou? I když nás společně vybízí k neustálé bdělosti, posílá lidem na pomoc knížata, </text:span><text:span text:style-name="T76">totiž </text:span><text:span text:style-name="T79">B</text:span><text:span text:style-name="T71">iskupy, aby o ně pečovali, a společně očekávali příchodu Páně. To je tedy ten služebník věrný a </text:span><text:span text:style-name="T76">moudrý</text:span><text:span text:style-name="T71">, hlava rodiny, </text:span><text:span text:style-name="T76">kterého</text:span><text:span text:style-name="T71"> má Pán na mysli, </text:span><text:span text:style-name="T76">a </text:span><text:span text:style-name="T71">který se v míře přiměřené stará o všechno, co jemu svěřený lid potřebuje. </text:span></text:p>
          </table:table-cell>
        </table:table-row>
        <table:table-row table:style-name="Tabulka1.1">
          <table:table-cell table:style-name="Tabulka1.A1" office:value-type="string">
            <text:p text:style-name="P37">Lectio xj.</text:p>
            <text:p text:style-name="P205">Q<text:span text:style-name="T401">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38"/>
          </table:table-cell>
          <table:table-cell table:style-name="Tabulka1.A1" office:value-type="string">
            <text:p text:style-name="P18"/>
            <text:p text:style-name="P229"><text:span text:style-name="T604">A pokud uslyší, co bylo řečeno a poslechne, co bylo přikázáno, t</text:span><text:span text:style-name="T639">edy</text:span><text:span text:style-name="T604"> pokud příhodností a prav-dou Kristova učení nepevné posílí, rozpadlé spraví, pokřivené narovná a bude rozdávat slovo života jako věčný pokrm rodině, kterou má živit, a bude </text:span><text:span text:style-name="T624">shledán</text:span><text:span text:style-name="T604">, </text:span><text:span text:style-name="T624">že </text:span><text:span text:style-name="T604">tyto věci čin</text:span><text:span text:style-name="T639">il</text:span><text:span text:style-name="T604"> bez chvilky oddechu, obdrží slávu od Pána jako věrný správce,</text:span><text:bookmark text:name="_GoBack1"/><text:span text:style-name="T604"> a jako užitečný </text:span><text:span text:style-name="T639">hospodář</text:span><text:span text:style-name="T604"> bude ustanoven nad v</text:span><text:span text:style-name="T640">e</text:span><text:span text:style-name="T604">š</text:span><text:span text:style-name="T640">kerý</text:span><text:span text:style-name="T604">m </text:span><text:span text:style-name="T639">majetkem</text:span><text:span text:style-name="T604">, </text:span><text:span text:style-name="T150">tedy</text:span><text:span text:style-name="T604"> bude uveden do slávy Boží, </text:span><text:span text:style-name="T624">neboť</text:span><text:span text:style-name="T604"> není nic lepšího.</text:span></text:p>
          </table:table-cell>
        </table:table-row>
        <table:table-row table:style-name="Tabulka1.1">
          <table:table-cell table:style-name="Tabulka1.A1" office:value-type="string">
            <text:p text:style-name="P37">Lectio xij.</text:p>
            <text:p text:style-name="P220"><text:span text:style-name="T72">Q</text:span><text:span text:style-name="T416">uod</text:span><text:span text:style-name="T72"> si cóntuens longam</text:span> <text:span text:style-name="T72">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71">œ</text:span><text:span text:style-name="T72">næ æternitáte constítuet: quia adventum desperáverit, quia mandátis non obtemperáverit, quia præséntibus studúerit.</text:span></text:p>
            <text:p text:style-name="P38"/>
          </table:table-cell>
          <table:table-cell table:style-name="Tabulka1.A1" office:value-type="string">
            <text:p text:style-name="P18"/>
            <text:p text:style-name="P223"><text:span text:style-name="T417">O</text:span><text:span text:style-name="T414">všem</text:span><text:span text:style-name="T71"> pokud se člověk spoléhá na </text:span><text:span text:style-name="T76">vytrvalou </text:span><text:span text:style-name="T71">trpělivost Boží, která k</text:span><text:span text:style-name="T77">u</text:span><text:span text:style-name="T71"> spáse člověka trvá ještě déle, povyšuje se nad své bližní, a oddá se špatnostem a neřestem tohoto světa, </text:span><text:span text:style-name="T77">a </text:span><text:span text:style-name="T71">z věcí přítomných se stará jen o svůj žaludek, v den nečekaný pak Pán přijde a oddělí ho od věcí, kterým se zaslíbil, a dostane podíl s pokrytci, </text:span><text:span text:style-name="T77">odsouzen</text:span><text:span text:style-name="T71"> k</text:span><text:span text:style-name="T81"> </text:span><text:span text:style-name="T71">věčnému trestu. Neboť o příchod Páně se nestaral, jeho přikázání neposlouchal, </text:span><text:span text:style-name="T77">protože</text:span><text:span text:style-name="T71"> se věnoval věcem přítomným.</text:span></text:p>
          </table:table-cell>
        </table:table-row>
        <table:table-row table:style-name="Tabulka1.1">
          <table:table-cell table:style-name="Tabulka1.A1" table:number-columns-spanned="2" office:value-type="string">
            <text:p text:style-name="P156">DIE IV. NOVEMBRIS</text:p>
            <text:p text:style-name="P138"><text:span text:style-name="T24">I</text:span><text:span text:style-name="T231">n </text:span><text:span text:style-name="T24">F</text:span><text:span text:style-name="T231">esto </text:span><text:span text:style-name="T24">S. C</text:span><text:span text:style-name="T231">aroli</text:span></text:p>
            <text:p text:style-name="P34">Episcopi et Confessoris.</text:p>
            <text:p text:style-name="P92"><text:span text:style-name="T53">xi</text:span><text:span text:style-name="T54">j</text:span><text:span text:style-name="T53">. Lect. et M.</text:span></text:p>
          </table:table-cell>
          <table:covered-table-cell/>
        </table:table-row>
        <table:table-row table:style-name="Tabulka1.1">
          <table:table-cell table:style-name="Tabulka1.A1" office:value-type="string">
            <text:p text:style-name="P105">In I. Nocturno</text:p>
            <text:p text:style-name="P102">De Epístola prima beáti Pauli Apóstoli</text:p>
            <text:p text:style-name="P102">ad Timótheum.</text:p>
            <text:p text:style-name="P143"><text:soft-page-break/>Lectio j. <text:span text:style-name="T271">Cap. 3.</text:span></text:p>
            <text:p text:style-name="P245">F<text:span text:style-name="T40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45"/>
          </table:table-cell>
          <table:table-cell table:style-name="Tabulka1.A1" office:value-type="string">
            <text:p text:style-name="P73"/>
            <text:p text:style-name="P73"/>
            <text:p text:style-name="P73"/>
            <text:p text:style-name="P73"><text:soft-page-break/></text:p>
            <text:p text:style-name="P343"><text:span text:style-name="T401">Věrohodné</text:span> je to<text:span text:style-name="T279">to</text:span> slovo: Kdo chce být<text:span text:style-name="T279">i</text:span> <text:span text:style-name="T279">B</text:span>iskupem, touží po krásném úkolu. Nuže, <text:span text:style-name="T279">B</text:span>iskup má být bezúhonný, ženatý jen <text:span text:style-name="T279">s </text:span>jednou <text:span text:style-name="T279">manželkou</text:span>, střídmý, rozvážný, řádný, pohostinný, schopný učit, ne pijan, ne rváč, nýbrž vlídný, smířlivý, nezištný, ne svárlivý ani lakomý. Má dobře vést <text:span text:style-name="T279">svůj dům i</text:span> rodinu a mít děti poslušné a počestné.</text:p>
          </table:table-cell>
        </table:table-row>
        <table:table-row table:style-name="Tabulka1.1">
          <table:table-cell table:style-name="Tabulka1.A1" office:value-type="string">
            <text:p text:style-name="P143">Lectio ij.</text:p>
            <text:p text:style-name="P250">S<text:span text:style-name="T40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32"/>
          </table:table-cell>
          <table:table-cell table:style-name="Tabulka1.A1" office:value-type="string">
            <text:p text:style-name="P79"/>
            <text:p text:style-name="P270"><text:span text:style-name="T279">N</text:span><text:span text:style-name="T401">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143">Lectio iij. <text:span text:style-name="T275">Cap. 4.</text:span></text:p>
            <text:p text:style-name="P250">E<text:span text:style-name="T40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87"/>
          </table:table-cell>
          <table:table-cell table:style-name="Tabulka1.A1" office:value-type="string">
            <text:p text:style-name="P79"/>
            <text:p text:style-name="P307"><text:span text:style-name="T440">V</text:span><text:span text:style-name="T436">ěří</text:span><text:span text:style-name="T440">cím</text:span><text:span text:style-name="T540"> však</text:span><text:span text:style-name="T523"> buď vzorem v řeči, v chování, v lásce, ve víře, v čistotě. <text:s/>Než přijdu, ujmi se předčítání, kázání, vyučování. Nezanedbávej </text:span><text:span text:style-name="T540">milost, která je v tobě</text:span><text:span text:style-name="T523">, </text:span><text:span text:style-name="T540">dar, </text:span><text:span text:style-name="T523">který ti byl dán podle prorockého pokynu, když na tebe starší vložili ruce. Na to mysli, v tom žij, aby tvůj pokrok byl všem patrný. Dávej pozor na své jednání i na své učení. Buď v</text:span><text:span text:style-name="T121"> </text:span><text:span text:style-name="T523">tom vytrvalý. Tak posloužíš ke spasení nejen sobě, ale i svým posluchačům. </text:span></text:p>
          </table:table-cell>
        </table:table-row>
        <table:table-row table:style-name="Tabulka1.1">
          <table:table-cell table:style-name="Tabulka1.A1" office:value-type="string">
            <text:p text:style-name="P143">Lectio i<text:span text:style-name="T235">v</text:span>. <text:span text:style-name="T277">Cap. 6.</text:span></text:p>
            <text:p text:style-name="P250">P<text:span text:style-name="T401">rae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87"/>
          </table:table-cell>
          <table:table-cell table:style-name="Tabulka1.A1" office:value-type="string">
            <text:p text:style-name="P79"/>
            <text:p text:style-name="P281"><text:span text:style-name="T425">Přikazuji</text:span><text:span text:style-name="T280"> ti </text:span>před Bohem, který dává všemu život, a Kristem Ježíšem, který vydal svědectví svým dobrým vyznáním před Pontiem Pilátem, abys bez poskvrny a výtky <text:span text:style-name="T280">sloužil </text:span>své<text:span text:style-name="T280">mu</text:span> poslání až do příchodu našeho Pána Ježíše Krista. Jeho příchod zjeví v určený čas požehnaný a jediný Vládce, Král králů a Pán <text:span text:style-name="T280">panovníků.</text:span> On jediný je nesmrtelný a přebývá v nepřístupném světle; jeho nikdo z lidí neviděl, <text:span text:style-name="T280">avšak</text:span> a<text:span text:style-name="T280">ni</text:span> vidět nemůže. Jemu patří čest a <text:span text:style-name="T280">vláda na</text:span>vě<text:span text:style-name="T280">ky</text:span>. Amen. <text:s/><text:span text:style-name="T236">(</text:span><text:span text:style-name="T238">ČEP, </text:span><text:span text:style-name="T239">upraveno</text:span><text:span text:style-name="T259">)</text:span></text:p>
          </table:table-cell>
        </table:table-row>
        <table:table-row table:style-name="Tabulka1.1">
          <table:table-cell table:style-name="Tabulka1.A1" office:value-type="string">
            <text:p text:style-name="P106">In II. Nocturno</text:p>
            <text:p text:style-name="P142">Lectio v.</text:p>
            <text:p text:style-name="P355">C<text:span text:style-name="T401">árolus</text:span> Medioláni nóbili Borromaeórum família natus, a puerítia clericáli milítiae adscríptus, Abbatía insignítus, et ea potítus, quidquid supérerat, expendébat in páuperes. Adoléscens stúdiis Papíae dedit óperam, castitátem mirífice colens. Vigésimum tércium aetátis annum agens, a Pio quarto, avúnculo, Cardinális efféctus, mox Archiepíscopus Mediolanénsis creátus, commíssae ple<text:soft-page-break/>bi sanctitátis exémplar se praebuit.</text:p>
            <text:p text:style-name="P97"/>
          </table:table-cell>
          <table:table-cell table:style-name="Tabulka1.A1" office:value-type="string">
            <text:p text:style-name="P88"/>
            <text:p text:style-name="P88"/>
            <text:p text:style-name="P360"><text:span text:style-name="T469">K</text:span><text:span text:style-name="T467">arel</text:span><text:span text:style-name="T659">, narozený </text:span><text:span text:style-name="T664">v</text:span><text:span text:style-name="T659"> </text:span><text:span text:style-name="T664">M</text:span><text:span text:style-name="T659">ilán</text:span><text:span text:style-name="T664">ě</text:span><text:span text:style-name="T659"> </text:span><text:span text:style-name="T664">ve </text:span><text:span text:style-name="T659">šlechtické rodin</text:span><text:span text:style-name="T664">ě</text:span><text:span text:style-name="T659"> Boromejských, od dětství </text:span><text:span text:style-name="T664">byl zapsán</text:span><text:span text:style-name="T659"> v</text:span><text:span text:style-name="T665">e </text:span><text:span text:style-name="T659">sbor kleriků, spravoval </text:span><text:span text:style-name="T664">Opatství </text:span><text:span text:style-name="T659">a cokoliv z</text:span><text:span text:style-name="T121"> </text:span><text:span text:style-name="T659">něj zbylo, rozdal chudým. Jako mladík studoval v</text:span><text:span text:style-name="T121"> </text:span><text:span text:style-name="T659">Pávii, kde podivuhodným způsobem pečoval o</text:span><text:span text:style-name="T121"> </text:span><text:span text:style-name="T659">svou čistotu. Když dosáhl dvacátého třetího roku svého života, jeho strýc, Pius IV</text:span><text:span text:style-name="T666">.</text:span><text:span text:style-name="T659">, jej kreoval kardinálem a brzy nato jmenoval </text:span><text:span text:style-name="T664">A</text:span><text:span text:style-name="T659">rcibiskupem milán</text:span><text:soft-page-break/><text:span text:style-name="T659">ských. Svěřenému lidu </text:span><text:span text:style-name="T665">se stal</text:span><text:span text:style-name="T659"> vzor</text:span><text:span text:style-name="T665">em</text:span><text:span text:style-name="T659"> svatosti.</text:span></text:p>
          </table:table-cell>
        </table:table-row>
        <table:table-row table:style-name="Tabulka1.1">
          <table:table-cell table:style-name="Tabulka1.A1" office:value-type="string">
            <text:p text:style-name="P142">Lectio vj.</text:p>
            <text:p text:style-name="P348">I<text:span text:style-name="T401">n</text:span> profligándis haeréticis máxime laborávit, in sublevándis paupéribus totus fuit, in visitándis, confortándis, ac reficiéndis peste laborántibus semetípsum minístrum exhíbuit. Humíllimis severióris poeniténtiae áctibus Deum placáre sátagens, Ecclesiásticae libertátis propugnátor, et disciplínae restituéndae sollícitus fuit.</text:p>
            <text:p text:style-name="P83"/>
          </table:table-cell>
          <table:table-cell table:style-name="Tabulka1.A1" office:value-type="string">
            <text:p text:style-name="P88"/>
            <text:p text:style-name="P358"><text:span text:style-name="T467">Velmi</text:span><text:span text:style-name="T659"> se věnoval boji proti </text:span><text:span text:style-name="T121">bludařům</text:span><text:span text:style-name="T659">, celou svou bytostí chtěl ulehčit úděl ubohých tím, že navštěvoval, utěšoval a občerstvoval pečující o ne</text:span><text:span text:style-name="T666">­</text:span><text:span text:style-name="T659">mocné morem a sám se této službě </text:span><text:span text:style-name="T665">také </text:span><text:span text:style-name="T659">věnoval. Byl velmi pokorný a snažil se zalíbit Bohu </text:span><text:span text:style-name="T665">velikými</text:span><text:span text:style-name="T659"> skutky pokání, byl obráncem svobody Církve a velmi mu ležela na srdci obnova </text:span><text:span text:style-name="T121">kázně</text:span><text:span text:style-name="T659">.</text:span></text:p>
          </table:table-cell>
        </table:table-row>
        <table:table-row table:style-name="Tabulka1.1">
          <table:table-cell table:style-name="Tabulka1.A1" office:value-type="string">
            <text:p text:style-name="P142">Lectio vij.</text:p>
            <text:p text:style-name="P348">A<text:span text:style-name="T401">bstinéntia</text:span> fuit admirábili, jejunábat saepíssime, pane tantum et aqua, solis quandóque lupínis conténtus. Noctúrnis vigíliis, aspérrimo cilício, flagéllis assíduis corpus domábat. Humilitátis ac mansuetúdinis studiosíssimus, oratiónem ac verbi Dei praedicatiónem numquam intermísit. Ecclésias multas, Monastéria et Collégia dotávit: plura scripsit ad Pastórum instructiónem perutília. </text:p>
            <text:p text:style-name="P83"/>
          </table:table-cell>
          <table:table-cell table:style-name="Tabulka1.A1" office:value-type="string">
            <text:p text:style-name="P88"/>
            <text:p text:style-name="P358"><text:span text:style-name="T467">Vynikal</text:span><text:span text:style-name="T659"> obdivuhodnou zdrženlivostí, velmi často se postil pouze o chlebu a vodě, někdy se spokojil s pouhými boby. Své tělo krotil nočním </text:span><text:span text:style-name="T665">bděním</text:span><text:span text:style-name="T659">, hrubým žíněným oděvem a vytrvalým bičováním. Velmi horlivý </text:span><text:span text:style-name="T665">byl i </text:span><text:span text:style-name="T659">v pokoře a laskavosti, nikdy nevynechal modlitbu a kázání Božího slova. </text:span><text:span text:style-name="T121">Dary podporoval</text:span><text:span text:style-name="T659"> mnohé </text:span><text:span text:style-name="T664">K</text:span><text:span text:style-name="T659">ostely, </text:span><text:span text:style-name="T664">K</text:span><text:span text:style-name="T659">láštery a </text:span><text:span text:style-name="T664">K</text:span><text:span text:style-name="T659">oleje, napsal mnoho velmi užitečných </text:span><text:span text:style-name="T665">spisů</text:span><text:span text:style-name="T659"> </text:span><text:span text:style-name="T664">pro P</text:span><text:span text:style-name="T659">astýř</text:span><text:span text:style-name="T664">e</text:span><text:span text:style-name="T659">.</text:span></text:p>
          </table:table-cell>
        </table:table-row>
        <table:table-row table:style-name="Tabulka1.1">
          <table:table-cell table:style-name="Tabulka1.A1" office:value-type="string">
            <text:p text:style-name="P142">Lectio viij.</text:p>
            <text:p text:style-name="P354">I<text:span text:style-name="T401">n</text:span> solitúdinem Varálli montis secédens, ibíque per dies áliquot ásperam, sed Christi patiéntis meditatióne suávem vitam ducens, in febrim íncidit. Mediolánum revérsus ingravescénte morbo, cínere ac cilício coopertus, óculis in Christum crucifíxum defíxit migrávit in coelum, anno millésimo quingentésimo octogésimo quarto, tértio Nonas Novémbris, a Paulo quinto inter Sanctos póstea relátus.</text:p>
            <text:p text:style-name="P97"/>
          </table:table-cell>
          <table:table-cell table:style-name="Tabulka1.A1" office:value-type="string">
            <text:p text:style-name="P88"/>
            <text:p text:style-name="P358"><text:span text:style-name="T469">U</text:span><text:span text:style-name="T467">chýlil</text:span><text:span text:style-name="T659"> se v samotě na horu Varallo, kde po několik dnů vedl tvrdý, ale sladký život v</text:span><text:span text:style-name="T666"> </text:span><text:span text:style-name="T659">rozjímání nad utrpením Kristovým, </text:span><text:span text:style-name="T665">ne</text:span><text:span text:style-name="T659">ž jej zachvátila horečka. Když se vrátil do Milána, jeho nemoc se zhoršila, takž</text:span><text:span text:style-name="T665">e</text:span><text:span text:style-name="T659"> oblečen v žíněný šat a</text:span><text:span text:style-name="T666"> </text:span><text:span text:style-name="T659">posypán popelem upřel pohled na ukřižovaného Krista a odešel do nebe roku 1584, 4. listopadu. Pavel</text:span><text:span text:style-name="T666"> </text:span><text:span text:style-name="T659">V. </text:span><text:span text:style-name="T122">jej</text:span><text:span text:style-name="T659"> poté </text:span><text:span text:style-name="T665">zanesl</text:span><text:span text:style-name="T659"> mezi svaté. <text:s text:c="2"/></text:span></text:p>
          </table:table-cell>
        </table:table-row>
        <table:table-row table:style-name="Tabulka1.1">
          <table:table-cell table:style-name="Tabulka1.A1" office:value-type="string">
            <text:p text:style-name="P186"><text:span text:style-name="T45">Homilia </text:span><text:span text:style-name="T48">iij</text:span><text:span text:style-name="T45">. Nocturni fiat ut in festo </text:span><text:span text:style-name="T46">praecedenti.</text:span></text:p>
            <text:p text:style-name="P187"/>
          </table:table-cell>
          <table:table-cell table:style-name="Tabulka1.A1" office:value-type="string">
            <text:p text:style-name="P188">Homilie iij. Nocturnu jako v předešlý svátek.</text:p>
          </table:table-cell>
        </table:table-row>
        <table:table-row table:style-name="Tabulka1.1">
          <table:table-cell table:style-name="Tabulka1.A1" table:number-columns-spanned="2" office:value-type="string">
            <text:p text:style-name="P178"><text:span text:style-name="T51">DIE V. NOVEMBRIS</text:span><text:span text:style-name="T50">.</text:span></text:p>
            <text:p text:style-name="P194"><text:span text:style-name="T41">I</text:span><text:span text:style-name="T198">n</text:span><text:span text:style-name="T41"> F</text:span><text:span text:style-name="T198">esto </text:span><text:span text:style-name="T42">R</text:span><text:span text:style-name="T199">eliquiarum, </text:span></text:p>
            <text:p text:style-name="P193"><text:span text:style-name="T200">quæ </text:span><text:span text:style-name="T201">in </text:span><text:span text:style-name="T43">M</text:span><text:span text:style-name="T200">onasteri</text:span><text:span text:style-name="T202">o</text:span><text:span text:style-name="T200"> </text:span><text:span text:style-name="T43">A</text:span><text:span text:style-name="T200">ltovad</text:span><text:span text:style-name="T201">ense</text:span><text:span text:style-name="T200"> </text:span><text:span text:style-name="T44">h</text:span><text:span text:style-name="T200">abentur</text:span><text:span text:style-name="T355">.</text:span></text:p>
            <text:p text:style-name="P182"><text:span text:style-name="T98">MM</text:span><text:span text:style-name="T356">. </text:span><text:span text:style-name="T357">maj.</text:span></text:p>
          </table:table-cell>
          <table:covered-table-cell/>
        </table:table-row>
        <table:table-row table:style-name="Tabulka1.1">
          <table:table-cell table:style-name="Tabulka1.A1" office:value-type="string">
            <text:p text:style-name="P119">In I. Nocturno</text:p>
            <text:p text:style-name="P101">De Epístola beáti Pauli Apóstoli ad Romános.</text:p>
            <text:p text:style-name="P146">Lectio j. <text:span text:style-name="T325">Cap. 8.</text:span></text:p>
            <text:p text:style-name="P246">F<text:span text:style-name="T401">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text:soft-page-break/>nium reddit spirítui nostro quod sumus fílii Dei. Si autem fílii, et hærédes: hærédes quidem Dei, cohærédes autem Christi: si tamen compátimur, ut et conglorificémur.</text:p>
            <text:p text:style-name="P246"/>
          </table:table-cell>
          <table:table-cell table:style-name="Tabulka1.A1" office:value-type="string">
            <text:p text:style-name="P119"><text:s/></text:p>
            <text:p text:style-name="P72"/>
            <text:p text:style-name="P72"/>
            <text:p text:style-name="P361"><text:span text:style-name="T441">B</text:span><text:span text:style-name="T433">ratř</text:span><text:span text:style-name="T441">i</text:span><text:span text:style-name="T514">, nejsme povinni tělu, abychom podle těla žili. Neboť žijete-li podle těla, zemřete; umrtvujete-li však duchem tělesné pudy, budete žíti. Vždyť všichni ti, </text:span><text:span text:style-name="T541">kteří</text:span><text:span text:style-name="T514"> se dávají vést Duchem Božím, jsou synové Boží. Nepřijali jste </text:span><text:span text:style-name="T541">tedy</text:span><text:span text:style-name="T514"> ducha </text:span><text:span text:style-name="T542">otroctví</text:span><text:span text:style-name="T514">, abyste zase ž</text:span><text:span text:style-name="T542">ili v obavách</text:span><text:span text:style-name="T514">, ale přijali jste ducha synovství, v němž voláme: „Abba, Otče!“ </text:span><text:span text:style-name="T542">Tento</text:span><text:span text:style-name="T514"> Duch </text:span><text:span text:style-name="T542">totiž </text:span><text:span text:style-name="T514">vydává svědectví naš</text:span><text:span text:style-name="T542">e</text:span><text:span text:style-name="T514">m</text:span><text:span text:style-name="T542">u</text:span><text:span text:style-name="T514"> duch</text:span><text:span text:style-name="T542">u</text:span><text:span text:style-name="T514">, </text:span><text:soft-page-break/><text:span text:style-name="T514">že jsme dě</text:span><text:span text:style-name="T542">ti</text:span><text:span text:style-name="T514"> Boží. Jsme-li však dě</text:span><text:span text:style-name="T542">ti</text:span><text:span text:style-name="T514">, jsme i dědici: dědici Boží a spoludědici Kristovi, jestliže </text:span><text:span text:style-name="T542">tedy</text:span><text:span text:style-name="T514"> spolu s ním trpíme, </text:span><text:span text:style-name="T592">trpíme proto, </text:span><text:span text:style-name="T514">abychom </text:span><text:span text:style-name="T541">spolu</text:span><text:span text:style-name="T514"> s ním byli také oslaveni. </text:span></text:p>
          </table:table-cell>
        </table:table-row>
        <table:table-row table:style-name="Tabulka1.1">
          <table:table-cell table:style-name="Tabulka1.A1" office:value-type="string">
            <text:p text:style-name="P142">Lectio ij. </text:p>
            <text:p text:style-name="P251">E<text:span text:style-name="T401">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131"/>
          </table:table-cell>
          <table:table-cell table:style-name="Tabulka1.A1" office:value-type="string">
            <text:p text:style-name="P78"/>
            <text:p text:style-name="P308"><text:span text:style-name="T436">Myslím</text:span><text:span text:style-name="T523"> totiž, že utrpení tohoto času nejsou nic ve srovnání s </text:span><text:span text:style-name="T541">budoucí </text:span><text:span text:style-name="T523">slávou, která se </text:span><text:span text:style-name="T543">v </text:span><text:span text:style-name="T523">nás zjeví. Vždyť i tvorstvo </text:span><text:span text:style-name="T593">toužebně </text:span><text:span text:style-name="T523">očekává zjevení synů Božích. Víme však, že těm, </text:span><text:span text:style-name="T541">kteří</text:span><text:span text:style-name="T523"> milují Boha, všechno napomáhá k dobrému, </text:span><text:span text:style-name="T543">totiž</text:span><text:span text:style-name="T523"> těm, kteří jsou podle jeho úradku povoláni za svaté. Neboť ty, o nichž to předzvěděl, ty také předurčil, aby byli připodobněni obrazu jeho Syna, aby On byl prvorozený mezi mnoh</text:span><text:span text:style-name="T134">a</text:span><text:span text:style-name="T523"> bratřími. Ty pak, jež předurčil, ty také povolal; a </text:span><text:span text:style-name="T543">ty, </text:span><text:span text:style-name="T523">které povolal, t</text:span><text:span text:style-name="T543">aké</text:span><text:span text:style-name="T523"> ospravedlnil, a </text:span><text:span text:style-name="T543">ty, </text:span><text:span text:style-name="T523">které ospravedlnil, také oslavil. </text:span></text:p>
          </table:table-cell>
        </table:table-row>
        <table:table-row table:style-name="Tabulka1.1">
          <table:table-cell table:style-name="Tabulka1.A1" office:value-type="string">
            <text:p text:style-name="P142">Lectio iij.</text:p>
            <text:p text:style-name="P299"><text:span text:style-name="T299">Q</text:span><text:span text:style-name="T475">uid</text:span><text:span text:style-name="T299"> ergo dicémus ad hæc? si Deus pro nobis, quis contra nos? Qui étiam próprio Filio suo non pepércit‚ sed pro nobis ómnibus trádidit illum: quómodo non étiam cum illo ómnia nobis donávit? Quis accusábit advérsus eléctos Dei? Deus qui justíficat</text:span><text:span text:style-name="T300">, </text:span><text:span text:style-name="T299">quis est qui condémnet? Christus Jesus</text:span><text:span text:style-name="T300">, q</text:span><text:span text:style-name="T299">ui mórtuus est, immo qui et resurréxit, qui est ad déxteram Dei, qui étiam interpéllat pro nobis.</text:span></text:p>
            <text:p text:style-name="P252"/>
          </table:table-cell>
          <table:table-cell table:style-name="Tabulka1.A1" office:value-type="string">
            <text:p text:style-name="P78"/>
            <text:p text:style-name="P326"><text:span text:style-name="T431">Co</text:span><text:span text:style-name="T512"> tedy máme k tomu říci? Je-li Bůh </text:span><text:span text:style-name="T692">s námi</text:span><text:span text:style-name="T512">, kdo proti nám? Když ani vlastního Syna neušetřil, ale za nás za všechny ho vydal na smrt, jak </text:span><text:span text:style-name="T692">by nám</text:span><text:span text:style-name="T512"> s ním ned</text:span><text:span text:style-name="T692">al</text:span><text:span text:style-name="T512"> </text:span><text:span text:style-name="T695">také </text:span><text:span text:style-name="T512">všec</text:span><text:span text:style-name="T692">hn</text:span><text:span text:style-name="T512">o </text:span><text:span text:style-name="T692">ostatní</text:span><text:span text:style-name="T512">? Kdo </text:span><text:span text:style-name="T692">vznese</text:span><text:span text:style-name="T512"> žalo</text:span><text:span text:style-name="T692">bu</text:span><text:span text:style-name="T512"> na vyvolené Boží? </text:span><text:span text:style-name="T693">Když </text:span><text:span text:style-name="T512">Bůh ospravedlňuje, </text:span><text:span text:style-name="T693">k</text:span><text:span text:style-name="T512">do je </text:span><text:span text:style-name="T693">takový</text:span><text:span text:style-name="T512">, </text:span><text:span text:style-name="T693">že</text:span><text:span text:style-name="T512"> by je </text:span><text:span text:style-name="T693">mohl </text:span><text:span text:style-name="T512">odsoudi</text:span><text:span text:style-name="T693">t</text:span><text:span text:style-name="T512">? Kristus Ježíš, který za nás umřel, ano i z mrtvých vstal, který je na pravici Boží, který se též přimlouvá za nás? </text:span></text:p>
          </table:table-cell>
        </table:table-row>
        <table:table-row table:style-name="Tabulka1.1">
          <table:table-cell table:style-name="Tabulka1.A1" office:value-type="string">
            <text:p text:style-name="P142">Lectio i<text:span text:style-name="T235">v</text:span>. </text:p>
            <text:p text:style-name="P253">Q<text:span text:style-name="T401">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text:span text:style-name="T715">, </text:span>neque futúra, neque fortitúdo, neque altitúdo, neque profúndum, neque creatúra ália póterit nos separáre a charitáte Dei, quæ est in Christo Jesu Dómino nostro.</text:p>
            <text:p text:style-name="P90"/>
          </table:table-cell>
          <table:table-cell table:style-name="Tabulka1.A1" office:value-type="string">
            <text:p text:style-name="P78"/>
            <text:p text:style-name="P308"><text:span text:style-name="T437">Kdo</text:span><text:span text:style-name="T525"> nás tedy odloučí od lásky Kristovy? Snad soužení nebo úzkost nebo hlad nebo nahota nebo nebezpečenství nebo pronásledování nebo meč? </text:span><text:span text:style-name="T543">(</text:span><text:span text:style-name="T525">Tak, </text:span><text:span text:style-name="T541">jak</text:span><text:span text:style-name="T525"> je psáno: „Neboť kvůli tobě jsme po celý den na smrt vydáváni; jsme pokládáni za ovce na zabití.“</text:span><text:span text:style-name="T543">)</text:span><text:span text:style-name="T525"> Ale v tom všem dokonale vítězíme skrze </text:span><text:span text:style-name="T134">t</text:span><text:span text:style-name="T525">oho, jenž si nás zamiloval. Neboť jsem přesvědčen, že ani smrt ani život, ani </text:span><text:span text:style-name="T541">A</text:span><text:span text:style-name="T525">ndělé ani knížata ani mocnosti, ani věci přítomné ani budoucí, ani síla, ani výška ani hloubka, ani žádné jiné stvoření nás nebude moci odloučit od lásky Boží, která je v Kristu Ježíši, našem Pánu. </text:span></text:p>
          </table:table-cell>
        </table:table-row>
        <table:table-row table:style-name="Tabulka1.1">
          <table:table-cell table:style-name="Tabulka1.A1" office:value-type="string">
            <text:p text:style-name="P165">In II. Nocturno</text:p>
            <text:p text:style-name="P169">Sermo sancti Augustíni Epíscopi. </text:p>
            <text:p text:style-name="P151">Serm. 47. de Sanctis.</text:p>
            <text:p text:style-name="P150">Lectio v.</text:p>
            <text:p text:style-name="P300"><text:span text:style-name="T476">Q</text:span><text:span text:style-name="T477">u</text:span><text:span text:style-name="T476">otiescúmque</text:span><text:span text:style-name="T301">, fratres charíssimi,</text:span><text:span text:style-name="T302"> </text:span><text:span text:style-name="T301">sanctórum</text:span><text:span text:style-name="T302"> </text:span><text:span text:style-name="T301">Mártyrum solémnia celebrámus, ita, ipsis intercedéntibus, expectémus a Dómino cónsequi temporália benefícia, ut ipsos Mártyres imitándo, accípere mereámur ætérna. Ab ipsis enim </text:span><text:soft-page-break/><text:span text:style-name="T301">sanctórum Mártyrum in veritáte festivitátum gáudia celebrántur, qui ipsórum Mártyrum exémpla sequúntur.</text:span></text:p>
            <text:p text:style-name="P301"/>
          </table:table-cell>
          <table:table-cell table:style-name="Tabulka1.A1" office:value-type="string">
            <text:p text:style-name="P77"/>
            <text:p text:style-name="P77"/>
            <text:p text:style-name="P77"/>
            <text:p text:style-name="P77"/>
            <text:p text:style-name="P327"><text:span text:style-name="T487">Nejdražší </text:span><text:span text:style-name="T347">bratři, kdykoliv slavíme svátky svatých Mučedníků, na jejich přímluvu očekávejme, že od Pána obdržíme časná dobra, </text:span><text:span text:style-name="T350">abychom si pak</text:span><text:span text:style-name="T347"> napodobováním těchto Mučedníků zaslouž</text:span><text:span text:style-name="T350">ili</text:span><text:span text:style-name="T347"> přijmout</text:span><text:span text:style-name="T350">i</text:span><text:span text:style-name="T347"> ta věčná. </text:span><text:span text:style-name="T350">Pravdivě</text:span><text:span text:style-name="T348"> totiž </text:span><text:soft-page-break/><text:span text:style-name="T348">tyto radostné svátky svatých Mučedníků oslavují pouze ti, kteří příklady těchto Mučedníků následují.</text:span><text:span text:style-name="T349"> </text:span></text:p>
            <text:p text:style-name="P184"><text:span text:style-name="T353">Pozn.</text:span><text:span text:style-name="T352"> řecké slovo </text:span><text:span text:style-name="T354">μάρτυς</text:span><text:span text:style-name="T352"> znamená "svědek," zde se tedy jedná o svědky víry, a to i ty, kteří nesvědčili svou krví.</text:span></text:p>
          </table:table-cell>
        </table:table-row>
        <table:table-row table:style-name="Tabulka1.1">
          <table:table-cell table:style-name="Tabulka1.A1" office:value-type="string">
            <text:p text:style-name="P148">Lectio vj.</text:p>
            <text:p text:style-name="P329"><text:span text:style-name="T303">S</text:span><text:span text:style-name="T478">olemnitátes</text:span><text:span text:style-name="T479"> </text:span><text:span text:style-name="T303">enim</text:span><text:span text:style-name="T304"> </text:span><text:span text:style-name="T303">Mártyrum, exhortatiónes sunt martyriórum, ut imitári non pígeat, quod celebráre deléctat. Sed nos vólumus gaudére cum Sanctis: et tribulati</text:span><text:span text:style-name="T305">ó</text:span><text:span text:style-name="T303">nem mundi nólumus sustinére cum ipsis. Qui enim sanctos Mártyres, in quantum potúerit, imitári nolúerit, ad eórum beatitúdinem non póterit perveníre.</text:span></text:p>
            <text:p text:style-name="P133"/>
          </table:table-cell>
          <table:table-cell table:style-name="Tabulka1.A1" office:value-type="string">
            <text:p text:style-name="P77"/>
            <text:p text:style-name="P329"><text:span text:style-name="T408">Svátky</text:span><text:span text:style-name="T544"> </text:span><text:span text:style-name="T123">Mučedníků jsou totiž povzbuzením </text:span><text:span text:style-name="T124">v </text:span><text:span text:style-name="T123">utrpení, abychom se nezdráhali napodobovat to, co nám činí radost oslavovat. My se sice chceme radovat se Svatými, avšak utrpení světa s nimi </text:span><text:span text:style-name="T124">už</text:span><text:span text:style-name="T123"> snášet nechceme. Kdo tedy nechce svaté Mučedníky napodobovat ze všech sil, nemůže přistoupit ani k jejich blaženosti.</text:span></text:p>
          </table:table-cell>
        </table:table-row>
        <table:table-row table:style-name="Tabulka1.1">
          <table:table-cell table:style-name="Tabulka1.A1" office:value-type="string">
            <text:p text:style-name="P148">Lectio vij.</text:p>
            <text:p text:style-name="P254"><text:span text:style-name="T401">Sed</text:span> et Paulus Apóstolus prædicat, dicens: Si fuérimus sócii passiónum, érimus et consolatiónum. Et Dóminus in Evangélio: Si mundus vos odit: scitóte quia me priórem vobis ódio hábuit. Recúsat esse in córpore, qui ódium non vult sustinére cum cápite.</text:p>
            <text:p text:style-name="P91"/>
          </table:table-cell>
          <table:table-cell table:style-name="Tabulka1.A1" office:value-type="string">
            <text:p text:style-name="P77"/>
            <text:p text:style-name="P330"><text:span text:style-name="T409">Avšak</text:span><text:span text:style-name="T698"> </text:span><text:span text:style-name="T185">i Apoštol Pavel v kázání říká: „</text:span><text:span text:style-name="T186">B</text:span><text:span text:style-name="T185">udeme-li účastni utrpení, budeme účastni i veškeré útěchy.“ A Pán praví v Evangeliu: „Jestliže svět vás nenávidí, vězte, že mne nenáviděl dříve nežli vás.“ </text:span><text:span text:style-name="T186">V těle </text:span><text:span text:style-name="T194">Církve</text:span><text:span text:style-name="T186"> tedy odmítá být ten, kdo nechce snášet nenávist spolu s jeho hlavou.</text:span></text:p>
          </table:table-cell>
        </table:table-row>
        <table:table-row table:style-name="Tabulka1.1">
          <table:table-cell table:style-name="Tabulka1.A1" office:value-type="string">
            <text:p text:style-name="P148">Lectio viij.</text:p>
            <text:p text:style-name="P255"><text:span text:style-name="T401">Sed</text:span> dicet áliquis: Et quis est, qui possit beatórum Mártyrum vestígia sequi? Huic ego respóndeo, quia non solum Mártyres sed étiam ipsum Dóminum cum ipsíus adjut<text:span text:style-name="T733">ó</text:span>rio, si vólumus, póssumus imitári. Audi non me, sed ipsum Dóminum géneri humáno clamántem: Díscite a me, quia mitis sum, et húmilis corde. Audi et Petrum Apóstolum admonéntem: Christus passus est pro nobis, relínquens nobis exémplum, ut sequámur vestígia ejus.</text:p>
            <text:p text:style-name="P133"/>
          </table:table-cell>
          <table:table-cell table:style-name="Tabulka1.A1" office:value-type="string">
            <text:p text:style-name="P77"/>
            <text:p text:style-name="P329"><text:span text:style-name="T410">Někdo </text:span><text:span text:style-name="T187">by však mohl říct: „A kdo je takový, že by </text:span><text:span text:style-name="T189">dokázal</text:span><text:span text:style-name="T187"> </text:span><text:span text:style-name="T192">kráčet</text:span><text:span text:style-name="T187"> ve šlépějích svatých Mučedníků?“ Takovému člověk odpovídám, že pokud chceme, můžeme napodobovat nejen Mučedníky, ale té</text:span><text:span text:style-name="T192">ž</text:span><text:span text:style-name="T187"> samotného Pána, </text:span><text:span text:style-name="T195">dokonce </text:span><text:span text:style-name="T190">s jeho pomocí</text:span><text:span text:style-name="T187">. Slyš nikoliv mne, </text:span><text:span text:style-name="T188">nýbrž samotného Pána, jak volá k lidskému rodu: „Učte se ode mě, neboť jsem tichý a pokorného srdce.“ Slyš i Apoštola Petra, kterak nás napomíná: „Kristus za nás trpěl a tím nám zanechal příklad, abychom mohli </text:span><text:span text:style-name="T193">kráčet</text:span><text:span text:style-name="T188"> v jeho šlépějích.“</text:span></text:p>
          </table:table-cell>
        </table:table-row>
        <table:table-row table:style-name="Tabulka1.1">
          <table:table-cell table:style-name="Tabulka1.A1" office:value-type="string">
            <text:p text:style-name="P186"><text:span text:style-name="T45">Homilia </text:span><text:span text:style-name="T48">iij</text:span><text:span text:style-name="T45">. Nocturni ut in </text:span><text:span text:style-name="T47">die j. Novembris, in </text:span><text:span text:style-name="T49">F</text:span><text:span text:style-name="T45">esto </text:span><text:span text:style-name="T49">Omnium Sanctorum</text:span><text:span text:style-name="T46">.</text:span></text:p>
            <text:p text:style-name="P187"/>
          </table:table-cell>
          <table:table-cell table:style-name="Tabulka1.A1" office:value-type="string">
            <text:p text:style-name="P188">Homilie iij. Nocturnu jako v<text:span text:style-name="T734">e dne 1. listopadu, na </text:span><text:span text:style-name="T735">Slavnost</text:span> <text:span text:style-name="T734">Všech Svatých</text:span>.</text:p>
          </table:table-cell>
        </table:table-row>
        <table:table-row table:style-name="Tabulka1.1">
          <table:table-cell table:style-name="Tabulka1.A1" table:number-columns-spanned="2" office:value-type="string">
            <text:p text:style-name="P68">DIE V<text:span text:style-name="T713">I</text:span>. NOVEMBRIS</text:p>
            <text:p text:style-name="P69"><text:span text:style-name="T39">I</text:span><text:span text:style-name="T197">n</text:span><text:span text:style-name="T39"> F</text:span><text:span text:style-name="T197">esto</text:span><text:span text:style-name="T39"> S. </text:span><text:span text:style-name="T40">L</text:span><text:span text:style-name="T707">e</text:span><text:span text:style-name="T708">ona</text:span><text:span text:style-name="T707">r</text:span><text:span text:style-name="T708">d</text:span><text:span text:style-name="T707">i.</text:span></text:p>
            <text:p text:style-name="P67">Abbatis.</text:p>
            <text:p text:style-name="P71"><text:span text:style-name="T203">xi</text:span><text:span text:style-name="T204">j</text:span><text:span text:style-name="T203">. Lect. et M.</text:span></text:p>
          </table:table-cell>
          <table:covered-table-cell/>
        </table:table-row>
        <table:table-row table:style-name="Tabulka1.1">
          <table:table-cell table:style-name="Tabulka1.A1" office:value-type="string">
            <text:p text:style-name="P118">In I. Nocturno</text:p>
            <text:p text:style-name="P121">De libro Ecclesiástici.</text:p>
            <text:p text:style-name="P161">Lectio j. <text:span text:style-name="T271">Cap. 44.</text:span></text:p>
            <text:p text:style-name="P249"><text:span text:style-name="T428">L</text:span><text:span text:style-name="T40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49"/>
          </table:table-cell>
          <table:table-cell table:style-name="Tabulka1.A1" office:value-type="string">
            <text:p text:style-name="P172"/>
            <text:p text:style-name="P172"/>
            <text:p text:style-name="P172"/>
            <text:p text:style-name="P369"><text:span text:style-name="T428">C</text:span><text:span text:style-name="T401">hvalme</text:span> slavné muže, <text:span text:style-name="T320">své </text:span>otce<text:span text:style-name="T320"> ze </text:span>všech <text:s/>pokolení. Mnohou slávu vyjevil Hospodin <text:span text:style-name="T320">ve své vznešenosti od věků</text:span>. Panovali ve svých královstvích, <text:span text:style-name="T244">byli to </text:span>muži proslulí svou mocí; <text:span text:style-name="T320">věhlasní svou moudrostí, Proroctvími dokazovali důstojnost Proroků</text:span>. <text:span text:style-name="T320">A vládli lidu svému ctností své moudrosti i přesvatými slovy</text:span>. </text:p>
          </table:table-cell>
        </table:table-row>
        <text:soft-page-break/>
        <table:table-row table:style-name="Tabulka1.1">
          <table:table-cell table:style-name="Tabulka1.A1" office:value-type="string">
            <text:p text:style-name="P161">Lectio ij.</text:p>
            <text:p text:style-name="P263"><text:span text:style-name="T401">I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35"/>
          </table:table-cell>
          <table:table-cell table:style-name="Tabulka1.A1" office:value-type="string">
            <text:p text:style-name="P174"/>
            <text:p text:style-name="P333"><text:span text:style-name="T429">Byli</text:span><text:span text:style-name="T320"> natolik zkušení, že v</text:span>ymýšleli nápěvy písní a psali výpravné básně. Byli to muži bohatí <text:span text:style-name="T320">ctnostmi</text:span>, <text:span text:style-name="T320">milovali krásu </text:span><text:span text:style-name="T244">a umění</text:span>, <text:span text:style-name="T320">a</text:span> pokojně žili ve svých příbytcích. Ti všichni <text:span text:style-name="T320">dosáhli slávy </text:span>u svých současníků a za svého života byli předmětem <text:span text:style-name="T320">mnohé chvály</text:span>. <text:s/></text:p>
          </table:table-cell>
        </table:table-row>
        <table:table-row table:style-name="Tabulka1.1">
          <table:table-cell table:style-name="Tabulka1.A1" office:value-type="string">
            <text:p text:style-name="P161">Lectio iij.</text:p>
            <text:p text:style-name="P263"><text:span text:style-name="T401">Q</text:span><text:span text:style-name="T42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77"/>
          </table:table-cell>
          <table:table-cell table:style-name="Tabulka1.A1" office:value-type="string">
            <text:p text:style-name="P174"/>
            <text:p text:style-name="P334"><text:span text:style-name="T401">Někteří</text:span> z nich se narodili a zanechali po sobě jméno, které hlásá jejich chválu. Po jiných není ani památky; zemřeli a jako by nikdy nebyli, žili a jako by nikdy nežili, stejně tak jejich děti. Avšak jsou to muži milosrdenství, kteří <text:span text:style-name="T712">věci</text:span> zbožné konali. S jejich potomstvem navždy zůstane i jejich dobro. </text:p>
          </table:table-cell>
        </table:table-row>
        <table:table-row table:style-name="Tabulka1.1">
          <table:table-cell table:style-name="Tabulka1.A1" office:value-type="string">
            <text:p text:style-name="P161">Lectio i<text:span text:style-name="T235">v</text:span>. </text:p>
            <text:p text:style-name="P263"><text:span text:style-name="T401">H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77"/>
          </table:table-cell>
          <table:table-cell table:style-name="Tabulka1.A1" office:value-type="string">
            <text:p text:style-name="P174"/>
            <text:p text:style-name="P335"><text:span text:style-name="T430">Svaté</text:span><text:span text:style-name="T321"> dědictví je t</text:span><text:span text:style-name="T736">otiž</text:span><text:span text:style-name="T321">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183"><text:span text:style-name="T236">(</text:span><text:span text:style-name="T238">ČEP, </text:span><text:span text:style-name="T245">hodně </text:span><text:span text:style-name="T239">upraveno</text:span><text:span text:style-name="T259">)</text:span></text:p>
          </table:table-cell>
        </table:table-row>
        <table:table-row table:style-name="Tabulka1.1">
          <table:table-cell table:style-name="Tabulka1.A1" office:value-type="string">
            <text:p text:style-name="P70">In II. Nocturno</text:p>
            <text:p text:style-name="P66"><text:bookmark text:name="__DdeLink__2400_167314470911311111121"/>Lectio v.</text:p>
            <text:p text:style-name="P324"><text:span text:style-name="T474">Leonárdus</text:span><text:span text:style-name="T297"> sub Anastásio Imperatóre et magnae apud Clodovéum Regem dignitátis et auctoritátis ortus par</text:span><text:span text:style-name="T298">é</text:span><text:span text:style-name="T297">ntibus, terréna Regis milítia perquam honoráta amóre coeléstium spreta, in ipso adolescéntiae róbore spirituális milítiae castra sub beáto Remígio stipéndia factúrus confúgit, a quo cum dídicit opéribus misericórdiae nihil in hac vita pulchrius, nihil suávius, nihil Deo hominibúsque grátius esse. Horum ígitur proficiébat, ut fama ejus miro praecónio celebrarétur; oblátos quoque a Rege honóres d</text:span><text:span text:style-name="T298">é</text:span><text:span text:style-name="T297">clinans, Auréliam cont</text:span><text:span text:style-name="T298">é</text:span><text:span text:style-name="T297">ndit. </text:span></text:p>
            <text:p text:style-name="P175"/>
          </table:table-cell>
          <table:table-cell table:style-name="Tabulka1.A1" office:value-type="string">
            <text:p text:style-name="P173"/>
            <text:p text:style-name="P325"><text:span text:style-name="T404">Lihnart,</text:span><text:span text:style-name="T709"> </text:span><text:span text:style-name="T711">který </text:span><text:span text:style-name="T211">se narodil za časů Císaře Anastasia rodičům, </text:span><text:span text:style-name="T216">jež</text:span><text:span text:style-name="T211"> požívali </text:span><text:span text:style-name="T216">značné</text:span><text:span text:style-name="T211"> úcty a hodnosti u Krále Chlodvíka, dal přednost lásce k věcem nebeským před pozemským vojskem Král</text:span><text:span text:style-name="T218">ovým</text:span><text:span text:style-name="T211">, třebaže to byla velká čest, a již v mladické síle se utekl do tábora vojska duchovního, aby tam získával </text:span><text:span text:style-name="T220">duchovní </text:span><text:span text:style-name="T205">žold pod vedením svatého Remigia, od nějž se naučil, že </text:span><text:span text:style-name="T206">nad</text:span><text:span text:style-name="T205"> skutky milosrdenství není v tomto životě nic krásnější</text:span><text:span text:style-name="T208">ho</text:span><text:span text:style-name="T205">, nic sladší</text:span><text:span text:style-name="T208">ho</text:span><text:span text:style-name="T205"> a nic Bohu </text:span><text:span text:style-name="T206">an</text:span><text:span text:style-name="T205">i lidem milejší</text:span><text:span text:style-name="T208">ho</text:span><text:span text:style-name="T205">. V nich tedy natolik prospíval, že jeho slavná pověst se podivuhodně šířila; odmítl </text:span><text:span text:style-name="T208">tedy </text:span><text:span text:style-name="T205">pocty od Krále </text:span><text:span text:style-name="T207">a vydal se do </text:span><text:span text:style-name="T221">města </text:span><text:span text:style-name="T210">Aureli</text:span><text:span text:style-name="T209">a</text:span><text:span text:style-name="T210">.</text:span></text:p>
          </table:table-cell>
        </table:table-row>
        <table:table-row table:style-name="Tabulka1.1">
          <table:table-cell table:style-name="Tabulka1.A1" office:value-type="string">
            <text:p text:style-name="P160">Lectio vj.</text:p>
            <text:p text:style-name="P264"><text:span text:style-name="T401">Coelésti</text:span> deínde mónitus oráculo in Aquitániam migrávit, ubi, quóniam adhuc recens erat Christiána relígio, nefáriae superstitiónis relíquiae in multórum pectóribus relíctae haerébant. Ut ígitur Vir Dei eas profligáret, dictis factísque Christum annúncians, magnos faciébat fructus; fugábat daemones, surdos, claudos, caecos, mórbidos quoscúnque ad ipsum veniéntes curábat. </text:p>
            <text:p text:style-name="P134"/>
          </table:table-cell>
          <table:table-cell table:style-name="Tabulka1.A1" office:value-type="string">
            <text:p text:style-name="P173"/>
            <text:p text:style-name="P304"><text:span text:style-name="T405">Poté, </text:span><text:span text:style-name="T716">vyzván hlasem z nebes, odešel do Akvi­tánie, kde křesťanské náboženství bylo ještě mladé, a srdce mnohých ještě lnula k pozůstatkům ohavné pověry. Aby </text:span><text:span text:style-name="T717">je</text:span><text:span text:style-name="T716"> tedy Muž Boží </text:span><text:span text:style-name="T717">vytrhal i s kořeny, slovy i skutky hlásal Krista, a to přineslo mnohé ovoce; vyháněl zlé duchy a uzdravoval </text:span><text:span text:style-name="T718">hluché</text:span><text:span text:style-name="T717">, chromé, slepé a léčil nemoci kohokoliv, kdo za ním přišel.</text:span></text:p>
          </table:table-cell>
        </table:table-row>
        <table:table-row table:style-name="Tabulka1.1">
          <table:table-cell table:style-name="Tabulka1.A1" office:value-type="string">
            <text:p text:style-name="P160">Lectio vij.</text:p>
            <text:p text:style-name="P264"><text:soft-page-break/><text:span text:style-name="T401">Regínam</text:span> quoque ipsam illo témpore ex partu cum mortis dolóribus conflictántem, a Rege rogátus mox suis ad Deum précibus partus difficultáte liberávit. Tanto benefício gavísus Rex Leonárdo múnera ália recusánti nemus donávit, in vitam, quam elégerat, solitáriam dégere posset, ubi oratórium nómine Nobilíacum eréxit. </text:p>
            <text:p text:style-name="P176"/>
          </table:table-cell>
          <table:table-cell table:style-name="Tabulka1.A1" office:value-type="string">
            <text:p text:style-name="P173"/>
            <text:p text:style-name="P304"><text:soft-page-break/><text:span text:style-name="T406">Samotnou </text:span><text:span text:style-name="T212">Královnu, která za onoho času ležela po porodu na smrtelné posteli, na Královu žádost brzy svými prosbami zbavil </text:span><text:span text:style-name="T217">všech </text:span><text:span text:style-name="T212">potíží spojených s porodem. </text:span><text:span text:style-name="T213">Nad takovým štěstím zaradoval se Král a Linhartovi, který jiné dary odmítal, daroval les, aby se tam mohl věnovat životu v samotě, který si zvolil, a kde postavil </text:span><text:span text:style-name="T217">místo modlitby</text:span><text:span text:style-name="T213"> jménem Nobla</text:span><text:span text:style-name="T216">c</text:span><text:span text:style-name="T213">.</text:span></text:p>
          </table:table-cell>
        </table:table-row>
        <table:table-row table:style-name="Tabulka1.1">
          <table:table-cell table:style-name="Tabulka1.A1" office:value-type="string">
            <text:p text:style-name="P160">Lectio viij.</text:p>
            <text:p text:style-name="P264"><text:span text:style-name="T401">Látere</text:span> autem ipsum summa ejus virtus non patiebátur, sed plúrimi ex longínquis ad eum <text:span text:style-name="T721">venere </text:span>regiónibus, sola nóminis ipsíus <text:span text:style-name="T722">invocatione </text:span>e vínculis et carcéribus liberáti, cómpedes et caténas ad ejus <text:span text:style-name="T721">pedes </text:span>devóte abjiciéntes: quos ipse, sicut et álios omnes coeléstis disciplínae amatóres ex váriis locis ad ipsum confugiéntes, paréntis instar compléctens, in timóre Dómini educábat, fovebátque virtútum splendóre exímio. Plenus deníque méritis et virtútibus, ac miraculórum glória, octávo Idus Novémbris, anno Dómini quingentésimo quinquagésimo nono obdormí<text:span text:style-name="T721">v</text:span>it in Dómino.</text:p>
            <text:p text:style-name="P134"/>
          </table:table-cell>
          <table:table-cell table:style-name="Tabulka1.A1" office:value-type="string">
            <text:p text:style-name="P173"/>
            <text:p text:style-name="P304"><text:span text:style-name="T407">Jeho</text:span><text:span text:style-name="T709"> </text:span><text:span text:style-name="T710">veliká </text:span><text:span text:style-name="T213">moc však ne</text:span><text:span text:style-name="T217">byla </text:span><text:span text:style-name="T213">omez</text:span><text:span text:style-name="T219">en</text:span><text:span text:style-name="T213">a pouze </text:span><text:span text:style-name="T217">jeho </text:span><text:span text:style-name="T213">fyzickou přítomnost</text:span><text:span text:style-name="T217">í</text:span><text:span text:style-name="T213">, avšak </text:span><text:span text:style-name="T214">přicházeli k němu </text:span><text:span text:style-name="T213">mnozí lidé z dalekých krajin, </text:span><text:span text:style-name="T214">kteří pouhým vzýváním jeho jména </text:span><text:span text:style-name="T217">byli </text:span><text:span text:style-name="T214">vysvobozeni z pout a žalářů, </text:span><text:span text:style-name="T217">a</text:span><text:span text:style-name="T214"> oddaně pokládali k jeho nohám svá pouta a řetězy; on je </text:span><text:span text:style-name="T217">pak</text:span><text:span text:style-name="T214">, stejně jako všechny ostatní milovníky nebeské kázně, kteří se k němu z mnoha míst sbíhali, jako otec přijímal, vzdělával v bázni Boží a staral se o ně ve výjimečném lesku ctností. </text:span><text:span text:style-name="T215">Poté, pln zásluh i ctností, léta Páně 559 zesnul v Pánu.</text:span></text:p>
          </table:table-cell>
        </table:table-row>
        <table:table-row table:style-name="Tabulka1.1">
          <table:table-cell table:style-name="Tabulka1.A1" office:value-type="string">
            <text:p text:style-name="P179">In III. Nocturno</text:p>
            <text:p text:style-name="P96"><text:span text:style-name="T289">Léctio sancti Evangélii secúndum Matthǽum.</text:span><text:span text:style-name="T11"> </text:span></text:p>
            <text:p text:style-name="P155">Lectio ix. Cap. 19.</text:p>
            <text:p text:style-name="P377"><text:span text:style-name="T482">In</text:span> illo témpore: Dixit Petrus ad Jesum: Ecce nos relíquimus ómnia, et secúti sumus te: quid ergo erit nobis? Et réliqua.</text:p>
            <text:p text:style-name="P126"/>
            <text:p text:style-name="P96"><text:span text:style-name="T55">Homilía venerábilis Bedæ Presbýteri</text:span><text:span text:style-name="T289">.</text:span></text:p>
            <text:p text:style-name="P158">Homil. in Natali S. Ben.</text:p>
            <text:p text:style-name="P370"><text:span text:style-name="T482">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126"/>
          </table:table-cell>
          <table:table-cell table:style-name="Tabulka1.A1" office:value-type="string">
            <text:p text:style-name="P82"/>
            <text:p text:style-name="P82"/>
            <text:p text:style-name="P82"/>
            <text:p text:style-name="P238"><text:span text:style-name="T482">Za</text:span> onoho času řekl Petr Ježíšovi: Hle, opustili jsme vše a následujeme tebe. Co tedy bude s námi? A ostatní.</text:p>
            <text:p text:style-name="P191"/>
            <text:p text:style-name="P191"/>
            <text:p text:style-name="P191"/>
            <text:p text:style-name="P241"><text:span text:style-name="T485">D</text:span><text:span text:style-name="T484">okonalý</text:span><text:span text:style-name="T562"> je ten, kdo na odchodu prodá vše, co má, a rozdá chudým, pak </text:span><text:span text:style-name="T563">přijde</text:span><text:span text:style-name="T562"> a následuje Krista. Bude totiž mít nepomíjející poklad v nebi. Proto zcela správně říká Ježíš toto, když se ptá Petra: „Amen pravím vám, že vy, kteří mě následujete, na oplátku, až bude Syn člověka sedět na </text:span><text:span text:style-name="T175">trůnu</text:span><text:span text:style-name="T562"> své vznešenosti, budete sedět i vy na dvanácti </text:span><text:span text:style-name="T175">trůnech</text:span><text:span text:style-name="T562"> a soudit dvanáct kmenů Israele.“ </text:span></text:p>
          </table:table-cell>
        </table:table-row>
        <table:table-row table:style-name="Tabulka1.1">
          <table:table-cell table:style-name="Tabulka1.A1" office:value-type="string">
            <text:p text:style-name="P189">Lectio x.</text:p>
            <text:p text:style-name="P239"><text:span text:style-name="T482">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90"><text:soft-page-break/></text:p>
          </table:table-cell>
          <table:table-cell table:style-name="Tabulka1.A1" office:value-type="string">
            <text:p text:style-name="P192"/>
            <text:p text:style-name="P240"><text:span text:style-name="T486">Pán</text:span><text:span text:style-name="T564"> nás učí, že v tomto životě sice trpíme pro jeho jméno, v tom dalším však můžeme doufat v odměnu, t</text:span><text:span text:style-name="T175">otiž</text:span><text:span text:style-name="T564"> ve znovuzrození. </text:span><text:span text:style-name="T175">Tehdy</text:span><text:span text:style-name="T564"> </text:span><text:span text:style-name="T175">tedy</text:span><text:span text:style-name="T564"> budeme vzkříšením </text:span><text:span text:style-name="T176">znovu</text:span><text:span text:style-name="T564"> zrozeni v nesmrtelný život, my, </text:span><text:span text:style-name="T176">kteří</text:span><text:span text:style-name="T564"> jsme se narodili v život smrtelný a porušitelný. Je to tedy spravedlivá odměna, </text:span><text:span text:style-name="T565">aby ti</text:span><text:span text:style-name="T564">, </text:span><text:span text:style-name="T565">kteří zde</text:span><text:span text:style-name="T564"> pro Krista pohrdli vznešeností lidské slávy, pak </text:span><text:span text:style-name="T565">v nebi byli</text:span><text:span text:style-name="T564"> Kristem oslaveni jako soudci, a</text:span><text:span text:style-name="T565"> </text:span><text:span text:style-name="T564">jedinečným způsobem </text:span><text:span text:style-name="T565">s ním</text:span><text:span text:style-name="T564"> zased</text:span><text:span text:style-name="T565">li</text:span><text:span text:style-name="T564"> ti, </text:span><text:span text:style-name="T565">které</text:span><text:span text:style-name="T564"> </text:span><text:span text:style-name="T163">nikterak</text:span><text:span text:style-name="T564"> </text:span><text:soft-page-break/><text:span text:style-name="T564">nebylo možné odradit od následování jeho kroků.</text:span></text:p>
          </table:table-cell>
        </table:table-row>
        <table:table-row table:style-name="Tabulka1.1">
          <table:table-cell table:style-name="Tabulka1.A1" office:value-type="string">
            <text:p text:style-name="P189">Lectio xj.</text:p>
            <text:p text:style-name="P239"><text:span text:style-name="T482">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90"/>
          </table:table-cell>
          <table:table-cell table:style-name="Tabulka1.A1" office:value-type="string">
            <text:p text:style-name="P192"/>
            <text:p text:style-name="P238"><text:span text:style-name="T482">Ovšem</text:span> nemysleme si, že pouze dvanáctero <text:span text:style-name="T719">A</text:span>poštolů (neboť za zrádce Jidáše byl zvolen Matěj) bude v onen čas soudit, tak jako ani nebudou soudit <text:span text:style-name="T719">pouze </text:span>dvanáct kmenů israelských. V tom případě by totiž kmen Leviho, který je třináctý, zůstal nesouzen. A Pavel, který jest třináctým <text:span text:style-name="T719">A</text:span>poštolem, byl by ú<text:span text:style-name="T223">dělu</text:span> soudce zbaven? I když sám říká: „Nevíte že budeme soudit anděly, čí<text:span text:style-name="T720">m</text:span> spíše bytosti pozemské?“</text:p>
          </table:table-cell>
        </table:table-row>
        <table:table-row table:style-name="Tabulka1.1">
          <table:table-cell table:style-name="Tabulka1.A1" office:value-type="string">
            <text:p text:style-name="P189">Lectio xij.</text:p>
            <text:p text:style-name="P239"><text:span text:style-name="T482">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239"/>
          </table:table-cell>
          <table:table-cell table:style-name="Tabulka1.A1" office:value-type="string">
            <text:p text:style-name="P192"/>
            <text:p text:style-name="P238"><text:span text:style-name="T488">M</text:span><text:span text:style-name="T482">usíme</text:span> tedy vědět, že všichni, <text:span text:style-name="T719">kteří</text:span> podle příkladu <text:span text:style-name="T719">A</text:span>poštolů opustili vše, co mají, a následovali Krista, stanou se soudci spolu s ním, stejně jako všechno smrtelné pokolení bude souzeno. Neboť číslo dvanáct se v Písmu často používá pro označení veškerenstva. Dvanácti stolicemi <text:span text:style-name="T719">A</text:span>poštolskými míní se veškerý počet soudců, a dvanácti kmeny israelskými míní se veškeré lidstvo, které bude souzeno. </text:p>
          </table:table-cell>
        </table:table-row>
        <table:table-row table:style-name="Tabulka1.1">
          <table:table-cell table:style-name="Tabulka1.A1" table:number-columns-spanned="2" office:value-type="string">
            <text:p text:style-name="P31">DIE IX. NOVEMBRIS</text:p>
            <text:p text:style-name="P56"><text:span text:style-name="T33">D</text:span><text:span text:style-name="T282">edicatio </text:span><text:span text:style-name="T33">A</text:span><text:span text:style-name="T282">rchibasilicæ</text:span></text:p>
            <text:p text:style-name="P56"><text:span text:style-name="T33">SS. S</text:span><text:span text:style-name="T282">alvatoris</text:span></text:p>
            <text:p text:style-name="P7">MM. maj.</text:p>
          </table:table-cell>
          <table:covered-table-cell/>
        </table:table-row>
        <table:table-row table:style-name="Tabulka1.1">
          <table:table-cell table:style-name="Tabulka1.A1" office:value-type="string">
            <text:p text:style-name="P105">In I. Nocturno</text:p>
            <text:p text:style-name="P99">De libro Apocalypsis beáti Joannis Apóstoli.</text:p>
            <text:p text:style-name="P143">Lectio j. <text:span text:style-name="T271">Cap. 21.</text:span></text:p>
            <text:p text:style-name="P245">E<text:span text:style-name="T401">t</text:span> venit unus de septem Angelis habéntibus phíalas plenas septem plagis novíssimis, et locútus est mecum, dicens: Veni, et osténdam tibi sponsam, uxórem Agni. Et sústulit me in spíritu in montem magnum et altum, et osténdit mihi civitátem sanctam Jerúsalem descendéntem de cœlo a Deo, habéntem claritátem Dei: et lumen ejus símile lápidi pretióso tamquam lápidi jáspidis, sicut crystállum.</text:p>
            <text:p text:style-name="P245"/>
          </table:table-cell>
          <table:table-cell table:style-name="Tabulka1.A1" office:value-type="string">
            <text:p text:style-name="P73"/>
            <text:p text:style-name="P73"/>
            <text:p text:style-name="P73"/>
            <text:p text:style-name="P362"><text:span text:style-name="T515">I přišel jeden ze sedmi </text:span><text:span text:style-name="T545">A</text:span><text:span text:style-name="T515">ndělů, kteří drželi sedm misek plných sedmi posledních ran, a mluvil se mnou toto: „Pojď, ukáži ti nevěstu, choť Beránkovu!“ I odvedl mě v duchu na velikou a vysokou horu a ukázal mi svaté město, Jerusal</text:span><text:span text:style-name="T125">é</text:span><text:span text:style-name="T515">m, jak se snáší s nebe od Boha v božské velebnosti. Třpytilo se jako drahokam, jako křišťálově jasný jaspis. </text:span></text:p>
          </table:table-cell>
        </table:table-row>
        <table:table-row table:style-name="Tabulka1.1">
          <table:table-cell table:style-name="Tabulka1.A1" office:value-type="string">
            <text:p text:style-name="P143">Lectio ij.</text:p>
            <text:p text:style-name="P250">E<text:span text:style-name="T401">t</text:span> habébat murum magnum, et altum, habéntem portas duódecim: et in portis Angelos duódecim, et nómina inscrípta‚ quæ sunt nómina duódecim tríbuum filiórum Israël. Ab Oriénte portæ tres: et ab Aquilóne portæ tres: et ab Austro portæ tres: et ab Occásu portæ tres. Et murus civitátis habens fundaménta duódecim, et in ipsis duódecim nómina duódecim Apostolórum Agni.</text:p>
            <text:p text:style-name="P132"/>
          </table:table-cell>
          <table:table-cell table:style-name="Tabulka1.A1" office:value-type="string">
            <text:p text:style-name="P79"/>
            <text:p text:style-name="P271"><text:span text:style-name="T401">Mělo</text:span> veliké a vysoké hradby s dvanácti branami. V branách stálo dvanáct <text:span text:style-name="T507">A</text:span>ndělů, a byla tam napsána jména, totiž jména, <text:span text:style-name="T286">která patří</text:span> dvanácti pokolení<text:span text:style-name="T286">m</text:span> synů I<text:span text:style-name="T507">s</text:span>rael<text:span text:style-name="T286">sk</text:span>ých. Tři brány stály k východu, tři brány k severu, tři brány k jihu a tři brány k západu. A městské hradby měly dvanáct základů a na nich dvanáct jmen dvanácti <text:span text:style-name="T507">A</text:span>poštolů Beránkových. </text:p>
          </table:table-cell>
        </table:table-row>
        <text:soft-page-break/>
        <table:table-row table:style-name="Tabulka1.1">
          <table:table-cell table:style-name="Tabulka1.A1" office:value-type="string">
            <text:p text:style-name="P143">Lectio iij. </text:p>
            <text:p text:style-name="P250">E<text:span text:style-name="T401">t</text:span> qui loquebátur mecum, habébat mensúram arundíneam áuream, ut metirétur civitátem, et portas ejus, et murum. Et cívitas in quadro pósita est, et longitúdo ejus tanta est quanta et latitúdo: et mensus est civitátem de arúndine áurea per stádia duódecim míllia: et longitúdo, et altitúdo, et látitúdo ejus æquália sunt.</text:p>
            <text:p text:style-name="P87"/>
          </table:table-cell>
          <table:table-cell table:style-name="Tabulka1.A1" office:value-type="string">
            <text:p text:style-name="P79"/>
            <text:p text:style-name="P287">A ten, který se mnou mluvil, držel zlatou třtinu na měření, aby jí změřil město, brány a jeho hradby. Město tvoří čtverec, takže jeho délka je stejná jako šířka. I změřil město zlatou třtinou: bylo dvanáct tisíc honů, a jeho délka, šířka i výška jsou stejné. </text:p>
          </table:table-cell>
        </table:table-row>
        <table:table-row table:style-name="Tabulka1.1">
          <table:table-cell table:style-name="Tabulka1.A1" office:value-type="string">
            <text:p text:style-name="P143">Lectio i<text:span text:style-name="T235">v</text:span>. </text:p>
            <text:p text:style-name="P250">E<text:span text:style-name="T401">t</text:span> mensus est murum ejus centum quadragínta quátuor cubitórum, mensúra hóminis, quæ est Angeli. Et erat structúra muri ejus ex lápide jáspide: ipsa vero cívitas aurum mundum simile vitro mundo.</text:p>
            <text:p text:style-name="P87"/>
          </table:table-cell>
          <table:table-cell table:style-name="Tabulka1.A1" office:value-type="string">
            <text:p text:style-name="P79"/>
            <text:p text:style-name="P282"><text:span text:style-name="T425">Také</text:span><text:span text:style-name="T280"> změřil jeho hradby: byly sto čtyřiačtyřicet loktů podle lidské míry, a ta je </text:span><text:span text:style-name="T241">také</text:span><text:span text:style-name="T280"> míra Andělů. Zdi jeho hradeb byly z jaspisu, město samo bylo z čistého zlata, tak čisté jako sklo. </text:span><text:s/><text:span text:style-name="T236">(</text:span><text:span text:style-name="T238">Hejčl, </text:span><text:span text:style-name="T239">upraveno</text:span><text:span text:style-name="T259">)</text:span></text:p>
          </table:table-cell>
        </table:table-row>
        <table:table-row table:style-name="Tabulka1.1">
          <table:table-cell table:style-name="Tabulka1.A1" office:value-type="string">
            <text:p text:style-name="P52">In II. Nocturno</text:p>
            <text:p text:style-name="P37">Lectio v.</text:p>
            <text:p text:style-name="P200">R<text:span text:style-name="T401">itus</text:span>, quos in consecrándis Ecclésiis et altáribus Romána servat Ecclésia, beátus Silvéster Papa primus instítuit. Nam etsi jam ab Apostolórum témpore loca fuérunt Deo dicáta, quæ a quibúsdam Oratória, ab áliis Ecclésiæ dicebántur, ubi colléctæ fiébant per unam Sábbati, et Christiánus pópul<text:span text:style-name="T723">u</text:span>s oráre, Dei verbum audíre, et Eucharistiam súmere sólitus erat: non tamen illa ádeo solémni ritu consecrabántur, nec in eis adhuc in titulum eréctum erat Altáre, quod chrísmate delibútum, Dómini nostri Jesu Christi, qui Altáre, hóstia et Sacérdos noster est, figúram exprímeret.</text:p>
            <text:p text:style-name="P2"/>
          </table:table-cell>
          <table:table-cell table:style-name="Tabulka1.A1" office:value-type="string">
            <text:p text:style-name="P9"/>
            <text:p text:style-name="P9"/>
            <text:p text:style-name="P217"><text:span text:style-name="T426">O</text:span><text:span text:style-name="T401">břady</text:span>, které si ke svěcení kostelů a oltářů zachovala katolická Církev, prvně ustanovil svatý <text:span text:style-name="T317">P</text:span>apež Silvestr. Již od časů <text:span text:style-name="T507">A</text:span>poštolů byla Bohu zasvěcována různá místa. Jedni jim říkali <text:span text:style-name="T317">O</text:span>ratoře, jiní <text:span text:style-name="T317">K</text:span>ostely, scházeli se zde první den v týdnu a lid křesťanský byl zvyklý se zde modlit, <text:span text:style-name="T229">na</text:span>slouchat Boží<text:span text:style-name="T738">mu</text:span> slov<text:span text:style-name="T738">u</text:span> a přijímat Eucharistii. Avšak tato místa nebyla ještě slavnostním způsobem vysvěcena, ani v nich ještě nestál <text:span text:style-name="T317">O</text:span>ltář jako posvátný sloup, <text:span text:style-name="T723">který </text:span>pomazaný křižmem <text:span text:style-name="T723">vyjadřoval </text:span>znamení našeho Pána Ježíše Krista, který je<text:span text:style-name="T723">st</text:span> naším Oltářem, obětí i Knězem.</text:p>
          </table:table-cell>
        </table:table-row>
        <table:table-row table:style-name="Tabulka1.1">
          <table:table-cell table:style-name="Tabulka1.A1" office:value-type="string">
            <text:p text:style-name="P37">Lectio vj.</text:p>
            <text:p text:style-name="P202">S<text:span text:style-name="T401">ed</text:span> ubi Constantínus imperátor per Baptísmi sacraméntum sanitátem salútemque consecútus est, tum primum lege ab eo lata concéssum est toto orbe terrárum, Christiáni ut Ecclésias ædificárent: quos ille non solum edícto, sed étiam exémplo ad sacram ædificatiónem est cohortátus. Nam et in suo Lateranénsi palátio Ecclésiam Salvatóri dedicávit, et ei continéntem Basílicam nómine sancti Joánnis Baptístæ cóndidit eo loco, quo ipse baptizátus a sancto Silvéstro, a lepra mundátus est: quam idem Póntifex consecrávit quinto Idus Novémbris: cujus consecrátionis memória celebrátur hodiérno die, quo primum Romæ públice Ecclésia consecráta est, et imágo Salvatóris in paríete depícta pópulo Románo appáruit.</text:p>
            <text:p text:style-name="P2"/>
          </table:table-cell>
          <table:table-cell table:style-name="Tabulka1.A1" office:value-type="string">
            <text:p text:style-name="P9"/>
            <text:p text:style-name="P229"><text:span text:style-name="T450">Avšak</text:span><text:span text:style-name="T604"> když císař Konstantin skrze svátost </text:span><text:span text:style-name="T641">K</text:span><text:span text:style-name="T604">řtu dosáhl zdraví i spásy, </text:span><text:span text:style-name="T642">teprve </text:span><text:span text:style-name="T604">tehdy vyda</text:span><text:span text:style-name="T641">l</text:span><text:span text:style-name="T604"> zákon, </text:span><text:span text:style-name="T641">kterým</text:span><text:span text:style-name="T604"> </text:span><text:span text:style-name="T151">dovoloval</text:span><text:span text:style-name="T604"> </text:span><text:span text:style-name="T641">K</text:span><text:span text:style-name="T604">řesťanům po celém světě, aby </text:span><text:span text:style-name="T641"><text:s/></text:span><text:span text:style-name="T604">stavěl</text:span><text:span text:style-name="T641">i</text:span><text:span text:style-name="T604"> </text:span><text:span text:style-name="T153">Chrámy</text:span><text:span text:style-name="T604">. K </text:span><text:span text:style-name="T152">takové posvátné výstavbě </text:span><text:span text:style-name="T604">je povzbudil nejen ediktem, ale také svým příkladem. Neboť i ve svém lateránském paláci zasvětil </text:span><text:span text:style-name="T151">Chrám </text:span><text:span text:style-name="T604">Spasiteli, a přistavěl k němu </text:span><text:span text:style-name="T644">přiléhající </text:span><text:span text:style-name="T641">B</text:span><text:span text:style-name="T604">asiliku zasvěcenou svatému Janu Křtiteli právě na tom místě, kde byl sám po křtu svatým Silvestrem očištěn od lepry. Tuto </text:span><text:span text:style-name="T643">B</text:span><text:span text:style-name="T604">asiliku posvětil tentýž </text:span><text:span text:style-name="T152">P</text:span><text:span text:style-name="T604">apež 9. listopadu, a </text:span><text:span text:style-name="T152">na</text:span><text:span text:style-name="T604"> památku </text:span><text:span text:style-name="T644">tohoto posvěcení </text:span><text:span text:style-name="T604">slavíme dnešní de</text:span><text:span text:style-name="T644">n</text:span><text:span text:style-name="T604">, </text:span><text:span text:style-name="T152">v němž byl </text:span><text:span text:style-name="T604">v Římě poprvé veřejně posvěcen </text:span><text:span text:style-name="T641">K</text:span><text:span text:style-name="T604">ostel a na stěně se objevil obraz Spasitele zhotovený římským lidem.</text:span></text:p>
          </table:table-cell>
        </table:table-row>
        <table:table-row table:style-name="Tabulka1.1">
          <table:table-cell table:style-name="Tabulka1.A1" office:value-type="string">
            <text:p text:style-name="P37">Lectio vij.</text:p>
            <text:p text:style-name="P199">Q<text:span text:style-name="T401">uod</text:span> si beátus Silvéster póstea in consecratióne Altáris Príncipis Apostolórum decrévit, ut déin<text:soft-page-break/>ceps nisi ex lápide, Altária non ædificaréntur: tamen Basílicæ Lateranénsis Altáre fuit e ligno eréctum: quod mirum non est. Nam cum a sancto Petro usque ad Silvéstrum, propter persecutiónes, Pontífices certo loco consístere non possent, quocúmque eos necéssitas compulísset, sive in cryptas, sive in cœmetéria, sive in ædes piórum, super illo Altári lígneo ad arcæ similitúdinem cóncavo, sacra faciébant.</text:p>
            <text:p text:style-name="P2"/>
          </table:table-cell>
          <table:table-cell table:style-name="Tabulka1.A1" office:value-type="string">
            <text:p text:style-name="P9"/>
            <text:p text:style-name="P229"><text:span text:style-name="T450">Svatý</text:span><text:span text:style-name="T604"> Silvestr poté během svěcení </text:span><text:span text:style-name="T153">O</text:span><text:span text:style-name="T604">ltáře Knížete </text:span><text:span text:style-name="T643">A</text:span><text:span text:style-name="T604">poštolů vyhlásil, že od té doby se </text:span><text:span text:style-name="T153">O</text:span><text:span text:style-name="T604">ltáře smějí </text:span><text:soft-page-break/><text:span text:style-name="T604">stavět pouze z kamene. Oltář v lateránské basilice byl totiž postaven ze dřeva. Od svatého Petra až k Silvestrovi se totiž kvůli pronásledování </text:span><text:span text:style-name="T643">B</text:span><text:span text:style-name="T604">iskupové nemohli usadit na jednom místě, takže kamkoliv je nutnost přivedla, ať už </text:span><text:span text:style-name="T641">se nacházeli </text:span><text:span text:style-name="T604">v kryptách nebo na hřbitovech, či v domech zbožných, vysluhovali posvátné obřady na dřevěném </text:span><text:span text:style-name="T643">O</text:span><text:span text:style-name="T604">ltáři podobném arše (</text:span><text:span text:style-name="T671">tj. bedně</text:span><text:span text:style-name="T604">).</text:span></text:p>
          </table:table-cell>
        </table:table-row>
        <table:table-row table:style-name="Tabulka1.1">
          <table:table-cell table:style-name="Tabulka1.A1" office:value-type="string">
            <text:p text:style-name="P37">Lectio viij.</text:p>
            <text:p text:style-name="P199">Q<text:span text:style-name="T401">uo</text:span> Altári sanctus Silvéster, réddita Ecclésiæ pace, honoris causa Príncipis Apostolórum, qui in illo sacrificásse dícitur, et reliquórum Pontíficum, qui usque ad id tempus ad mystéria conficiénda eo usi fúerant, in Lateranénsi prima Ecclésia collocáto, sancívit, ne quisquam in eo, præter Románum Pontíficem, Missam deínceps celebráret. Eámdem Ecclésiam incéndiis, vastatiónibus, terræ ínsuper mótibus disjéctam eversámque, ac sédula summórum Pontíficum cura reparátam, nova póstmodum molitióne restitútam, Benedíctus decimustértius Póntifex Máximus, Ordinis Prædicatórum, die vigésima octáva Aprílis anni millésimi septingentésimi vigésimi sexti ritu solémni consecrávit, ejúsque celebritátis memoriam hac die recoléndam státuit.</text:p>
            <text:p text:style-name="P2"/>
          </table:table-cell>
          <table:table-cell table:style-name="Tabulka1.A1" office:value-type="string">
            <text:p text:style-name="P9"/>
            <text:p text:style-name="P229"><text:span text:style-name="T465">K</text:span><text:span text:style-name="T450">dyž</text:span><text:span text:style-name="T604"> se mír navrátil v Církev, na tomto </text:span><text:span text:style-name="T641">O</text:span><text:span text:style-name="T604">ltáři v prvním lateránském </text:span><text:span text:style-name="T153">Chrámu</text:span><text:span text:style-name="T604"> pak svatý Silvestr, aby uctil Knížete </text:span><text:span text:style-name="T641">A</text:span><text:span text:style-name="T604">poštolů (který prý na něm slavil Nejsvětější oběť) i ostatních </text:span><text:span text:style-name="T641">B</text:span><text:span text:style-name="T604">iskupů, kteří jej až do té doby užívali k posvátným obřadům, vyhlásil, že nikdo kromě římského </text:span><text:span text:style-name="T641">B</text:span><text:span text:style-name="T604">iskupa na něm od té doby nesmí sloužit </text:span><text:span text:style-name="T641">M</text:span><text:span text:style-name="T604">ši svatou. Tento </text:span><text:span text:style-name="T153">Chrám</text:span><text:span text:style-name="T604">, ničený a zmítaný požáry, pustošením, dokonce zemětřeseními, avšak pečlivě a starostlivě </text:span><text:span text:style-name="T641">P</text:span><text:span text:style-name="T604">apeži </text:span><text:span text:style-name="T674">znovu </text:span><text:span text:style-name="T604">opravovaný a později do nové podoby přestavěný, </text:span><text:span text:style-name="T643">pak</text:span><text:span text:style-name="T604"> Benedikt XIII., papež Řádu </text:span><text:span text:style-name="T641">K</text:span><text:span text:style-name="T604">azatelů, dne 28. dubna roku 1726 slavnostním obřadem posvětil a památku této slavnosti nařídil v tento den slavit</text:span><text:span text:style-name="T641">i</text:span><text:span text:style-name="T604">. </text:span></text:p>
          </table:table-cell>
        </table:table-row>
        <table:table-row table:style-name="Tabulka1.1">
          <table:table-cell table:style-name="Tabulka1.A1" office:value-type="string">
            <text:p text:style-name="P162">In III. Nocturno</text:p>
            <text:p text:style-name="P93"><text:span text:style-name="T287">Léctio sancti Evangélii secúndum </text:span><text:span text:style-name="T288">Lucam</text:span><text:span text:style-name="T287">.</text:span><text:span text:style-name="T3"> </text:span></text:p>
            <text:p text:style-name="P149">Lectio ix. Cap. <text:span text:style-name="T312">19</text:span>.</text:p>
            <text:p text:style-name="P257">I<text:span text:style-name="T401">n</text:span> illo témpore: Ingréssus Jesus perambulábat Jericho. Et ecce vir nómine Zachæus: et hic princeps erat publicanórum, et ipse dives. Et réliqua.</text:p>
            <text:p text:style-name="P124"/>
            <text:p text:style-name="P93"><text:span text:style-name="T62">Homil</text:span><text:span text:style-name="T82">í</text:span><text:span text:style-name="T62">a sancti Ambrósii Epíscopi</text:span><text:span text:style-name="T287">.</text:span></text:p>
            <text:p text:style-name="P157">Lib. 8. in Luc. prope finem.</text:p>
            <text:p text:style-name="P258">Z<text:span text:style-name="T401">achæus</text:span>‚ statúra pusíl<text:span text:style-name="T312">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124"/>
          </table:table-cell>
          <table:table-cell table:style-name="Tabulka1.A1" office:value-type="string">
            <text:p text:style-name="P80"/>
            <text:p text:style-name="P80"/>
            <text:p text:style-name="P80"/>
            <text:p text:style-name="P309"><text:span text:style-name="T446">Z</text:span><text:span text:style-name="T432">a</text:span><text:span text:style-name="T513"> onoho času </text:span><text:span text:style-name="T569">procházel</text:span><text:span text:style-name="T570"> </text:span><text:span text:style-name="T571">Ježíš </text:span><text:span text:style-name="T569">městem Jericho. A hle, byl </text:span><text:span text:style-name="T126">zde</text:span><text:span text:style-name="T569"> muž jménem Zacheus. Ten byl vrchním nad celníky a byl bohatý.</text:span><text:span text:style-name="T573"> A ostatní</text:span><text:span text:style-name="T570">.</text:span></text:p>
            <text:p text:style-name="P80"/>
            <text:p text:style-name="P80"/>
            <text:p text:style-name="P80"/>
            <text:p text:style-name="P322"><text:span text:style-name="T447">Zacheus</text:span><text:span text:style-name="T574"> byl postavou malý, tedy žádná vrozená vznešenost mu ne</text:span><text:span text:style-name="T126">při</text:span><text:span text:style-name="T574">dala </text:span><text:span text:style-name="T572">na </text:span><text:span text:style-name="T574">výš</text:span><text:span text:style-name="T572">ce</text:span><text:span text:style-name="T574">, byl malý i zásluhami, stejně jako lid pohans</text:span><text:span text:style-name="T577">­</text:span><text:span text:style-name="T574">ký</text:span><text:span text:style-name="T575">ch </text:span><text:span text:style-name="T126">N</text:span><text:span text:style-name="T575">árodů</text:span><text:span text:style-name="T574">. Když </text:span><text:span text:style-name="T576">se však dozvěděl </text:span><text:span text:style-name="T574">o příchodu Pána Spasitele, kterého jeho národ nepřijal, zatoužil jej vidět. Ale Ježíše nikdo jen tak </text:span><text:span text:style-name="T572">snadno </text:span><text:span text:style-name="T574">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149">Lectio x.</text:p>
            <text:p text:style-name="P259">E<text:span text:style-name="T401">t</text:span> bene ascéndit in arborem, ut arbor bona bonos fructus fáceret: ac naturáli excísus oleastro, et contra natúram insértus in bonam olívam, fructum <text:soft-page-break/>posset legis afférre Radix enim sancta, etsi rami inútiles: quorum infructuósam glóriam plebs géntium fide resurrectiónis‚ quasi quadam córporis elevatióne transcéndit.</text:p>
            <text:p text:style-name="P124"/>
          </table:table-cell>
          <table:table-cell table:style-name="Tabulka1.A1" office:value-type="string">
            <text:p text:style-name="P80"/>
            <text:p text:style-name="P296">A <text:span text:style-name="T313">dobře udělal, že vylezl na strom, neboť dobrý strom přináší dobré plody. Byl tedy odříznut od planého olivovníku a naroubován na dobrou olivu, </text:span><text:soft-page-break/><text:span text:style-name="T313">plod zákona totiž může přinést pouze svatý Kořen, i když větve jsou již bez užitku: jejich neplodnou slávu lid pohanský svou vírou proměnil podobně jako </text:span><text:span text:style-name="T724">určitým </text:span><text:span text:style-name="T224">vy</text:span><text:span text:style-name="T313">výšením těla </text:span><text:span text:style-name="T242">na strom</text:span><text:span text:style-name="T313">. </text:span></text:p>
          </table:table-cell>
        </table:table-row>
        <table:table-row table:style-name="Tabulka1.1">
          <table:table-cell table:style-name="Tabulka1.A1" office:value-type="string">
            <text:p text:style-name="P149">Lectio xj.</text:p>
            <text:p text:style-name="P260">Z<text:span text:style-name="T401">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124"/>
          </table:table-cell>
          <table:table-cell table:style-name="Tabulka1.A1" office:value-type="string">
            <text:p text:style-name="P80"/>
            <text:p text:style-name="P295"><text:span text:style-name="T401">Zacheus</text:span> byl tedy na fíkovníku, slepec <text:span text:style-name="T314">pak </text:span>u cesty. Jeden z nich čekal na smilování Páně, druhý na povznesení svého domu Jeho vznešeností. Jeden <text:span text:style-name="T314">s</text:span> naděj<text:span text:style-name="T314">í</text:span> žádá <text:span text:style-name="T314">o</text:span> uzdravení, <text:span text:style-name="T314">k</text:span> druhé<text:span text:style-name="T314">mu</text:span> se dříve nezvaný pozve. Věděl totiž, jak plodnou zásluhou je jeho pohoštění. Avšak <text:span text:style-name="T315">přece, i když Pán ještě neslyšel hlas, který jej zve, už viděl jeho lásku.</text:span></text:p>
          </table:table-cell>
        </table:table-row>
        <table:table-row table:style-name="Tabulka1.1">
          <table:table-cell table:style-name="Tabulka1.A1" office:value-type="string">
            <text:p text:style-name="P149">Lectio xij.</text:p>
            <text:p text:style-name="P309"><text:span text:style-name="T306">V</text:span><text:span text:style-name="T480">erum</text:span><text:span text:style-name="T306"> ne cæcum illum tamquam fastidiósi p</text:span><text:span text:style-name="T310">á</text:span><text:span text:style-name="T306">uperum cito reliquísse videámur, et transísse ad dívitem, expectémus eum, quia expectávit et Dóminus: interrogémus eum, quia interrogávit et Christus. Nos interrogémus, quia nescímus: ille, quia nóver</text:span><text:span text:style-name="T307">a</text:span><text:span text:style-name="T306">t. Nos interrogémus, ut sciámus unde iste curátus sit: ille interrogávit, ut in uno plures discerémus‚ unde Dóminum vidére mereámur. Interrogávit enim, ut crederémus, néminem nisi confiténtem posse salvári.</text:span></text:p>
            <text:p text:style-name="P124"/>
          </table:table-cell>
          <table:table-cell table:style-name="Tabulka1.A1" office:value-type="string">
            <text:p text:style-name="P80"/>
            <text:p text:style-name="P297"><text:span text:style-name="T401">Abychom</text:span> si však nemysleli, že Pán rychle opustil toho chudého slepce jako něco nechutného a odešel k boháčovi, <text:span text:style-name="T724">po</text:span>čkejme <text:span text:style-name="T724">si </text:span>na něj, neboť <text:span text:style-name="T724">po</text:span>čkal i Pán, ptejme se ho, neboť ptal se i Kristus. My se ptejme, neboť <text:span text:style-name="T314">neznáme odpověď</text:span>, on <text:span text:style-name="T316">se ptá, protože ji zná. My se ptejme, abychom věděli, jak byl slepec uzdraven. Pán se ptal, aby nás v jedné otázce poučil o několika způsobech, jak jej můžeme spatřit. On </text:span>se totiž <text:span text:style-name="T316">ptal</text:span>, abychom uvěřili, že může uzdravit pouze toho, kdo věří. </text:p>
          </table:table-cell>
        </table:table-row>
        <table:table-row table:style-name="Tabulka1.1">
          <table:table-cell table:style-name="Tabulka1.A1" table:number-columns-spanned="2" office:value-type="string">
            <text:p text:style-name="P35">DIE XI. NOVEMBRIS</text:p>
            <text:p text:style-name="P57"><text:span text:style-name="T37">I</text:span><text:span text:style-name="T323">n </text:span><text:span text:style-name="T37">F</text:span><text:span text:style-name="T323">esto </text:span><text:span text:style-name="T37">S. M</text:span><text:span text:style-name="T323">artini</text:span></text:p>
            <text:p text:style-name="P35">Episcopi et Confessoris.</text:p>
            <text:p text:style-name="P17">MM. maj.</text:p>
          </table:table-cell>
          <table:covered-table-cell/>
        </table:table-row>
        <table:table-row table:style-name="Tabulka1.1">
          <table:table-cell table:style-name="Tabulka1.A1" office:value-type="string">
            <text:p text:style-name="P105">In I. Nocturno</text:p>
            <text:p text:style-name="P103">De Epístola prima beáti Pauli Apóstoli</text:p>
            <text:p text:style-name="P103">ad Timótheum.</text:p>
            <text:p text:style-name="P143">Lectio j. <text:span text:style-name="T271">Cap. 3.</text:span></text:p>
            <text:p text:style-name="P245">F<text:span text:style-name="T40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45"/>
          </table:table-cell>
          <table:table-cell table:style-name="Tabulka1.A1" office:value-type="string">
            <text:p text:style-name="P73"/>
            <text:p text:style-name="P73"/>
            <text:p text:style-name="P73"/>
            <text:p text:style-name="P73"/>
            <text:p text:style-name="P343"><text:span text:style-name="T401">Věrohodné</text:span> je to<text:span text:style-name="T279">to</text:span> slovo: Kdo chce být<text:span text:style-name="T279">i</text:span> <text:span text:style-name="T279">B</text:span>iskupem, touží po krásném úkolu. Nuže, <text:span text:style-name="T279">B</text:span>iskup má být bezúhonný, jen <text:span text:style-name="T279">s </text:span>jednou <text:span text:style-name="T279">manželkou </text:span>ženatý, střídmý, rozvážný, řádný, pohostinný, schopný učit, ne pijan, ne rváč, nýbrž vlídný, smířlivý, nezištný, ne svárlivý ani lakomý. Má dobře vést <text:span text:style-name="T279">svůj dům i</text:span> rodinu a mít děti poslušné a počestné.</text:p>
          </table:table-cell>
        </table:table-row>
        <table:table-row table:style-name="Tabulka1.1">
          <table:table-cell table:style-name="Tabulka1.A1" office:value-type="string">
            <text:p text:style-name="P143">Lectio ij.</text:p>
            <text:p text:style-name="P250">S<text:span text:style-name="T40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32"><text:soft-page-break/></text:p>
          </table:table-cell>
          <table:table-cell table:style-name="Tabulka1.A1" office:value-type="string">
            <text:p text:style-name="P79"/>
            <text:p text:style-name="P310"><text:span text:style-name="T546">N</text:span><text:span text:style-name="T436">edovede-li</text:span><text:span text:style-name="T523"> někdo vést svou rodinu, jak se bude starat o Boží církev? Nemá být nově pokřtěný, aby nezpyšněl a nepropadl odsouzení ďáblovu. Musí mít také dobrou pověst u těch, kdo jsou mimo </text:span><text:span text:style-name="T126">C</text:span><text:span text:style-name="T523">írkev, aby neupadl do pomluv a ďáblových nástrah. </text:span></text:p>
          </table:table-cell>
        </table:table-row>
        <table:table-row table:style-name="Tabulka1.1">
          <table:table-cell table:style-name="Tabulka1.A1" office:value-type="string">
            <text:p text:style-name="P143">Lectio iij. <text:span text:style-name="T275">Cap. 4.</text:span></text:p>
            <text:p text:style-name="P250">E<text:span text:style-name="T40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87"/>
          </table:table-cell>
          <table:table-cell table:style-name="Tabulka1.A1" office:value-type="string">
            <text:p text:style-name="P79"/>
            <text:p text:style-name="P272"><text:span text:style-name="T425">V</text:span><text:span text:style-name="T401">ěří</text:span><text:span text:style-name="T425">cím</text:span><text:span text:style-name="T280"> však</text:span> buď vzorem v řeči, v chování, v lásce, ve víře, v čistotě. <text:s/>Než přijdu, ujmi se předčítání, kázání, vyučování. Nezanedbávej <text:span text:style-name="T280">milost, která je v tobě</text:span>, <text:span text:style-name="T280">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43">Lectio i<text:span text:style-name="T235">v</text:span>. <text:span text:style-name="T277">Cap. 6.</text:span></text:p>
            <text:p text:style-name="P250">P<text:span text:style-name="T401">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87"/>
          </table:table-cell>
          <table:table-cell table:style-name="Tabulka1.A1" office:value-type="string">
            <text:p text:style-name="P79"/>
            <text:p text:style-name="P281"><text:span text:style-name="T425">Přikazuji</text:span><text:span text:style-name="T280"> ti </text:span>před Bohem, který dává všemu život, a Kristem Ježíšem, který vydal svědectví svým dobrým vyznáním před Pontiem Pilátem, abys bez poskvrny a výtky <text:span text:style-name="T280">sloužil </text:span>své<text:span text:style-name="T280">mu</text:span> poslání až do příchodu našeho Pána Ježíše Krista. Jeho příchod zjeví v určený čas požehnaný a jediný Vládce, Král králů a Pán <text:span text:style-name="T280">panovníků.</text:span> On jediný je nesmrtelný a přebývá v nepřístupném světle; jeho nikdo z lidí neviděl, <text:span text:style-name="T280">avšak</text:span> a<text:span text:style-name="T280">ni</text:span> vidět nemůže. Jemu patří čest a <text:span text:style-name="T280">vláda na</text:span>vě<text:span text:style-name="T280">ky</text:span>. Amen. <text:s/><text:span text:style-name="T236">(</text:span><text:span text:style-name="T238">ČEP, </text:span><text:span text:style-name="T239">upraveno</text:span><text:span text:style-name="T259">)</text:span></text:p>
          </table:table-cell>
        </table:table-row>
        <table:table-row table:style-name="Tabulka1.1">
          <table:table-cell table:style-name="Tabulka1.A1" office:value-type="string">
            <text:p text:style-name="P52">In II. Nocturno</text:p>
            <text:p text:style-name="P37">Lectio v.</text:p>
            <text:p text:style-name="P200">M<text:span text:style-name="T401">artinus</text:span>, Sabáriæ in Pannónia natus, cum décimum attigísset annum, invitis paréntibus ad Ecclésiam confúgiens, in catechumenórum númerum adscríbi vóluit. Quíndecim annos natus in milítiam proféctus, primum in Constántii, deinde Juliáni exércitu militávit. Qui, cum nihil habéret præter arma et vestiméntum quo tegebátur, Ambiáni, páuperi ac nudo, ab eo peténti ut Christi nómine sibi eleemósynam tribúeret, partem chlámydis dedit. Cui sequénti nocte Christus, dimidiáta illa veste indútus, appáruit, hanc mittens vocem: Martinus catechúmenus hac me veste contéxit.</text:p>
            <text:p text:style-name="P38"/>
          </table:table-cell>
          <table:table-cell table:style-name="Tabulka1.A1" office:value-type="string">
            <text:p text:style-name="P9"/>
            <text:p text:style-name="P9"/>
            <text:p text:style-name="P235"><text:span text:style-name="T450">Martin</text:span><text:span text:style-name="T604"> se narodil ve městě Kamenec (</text:span><text:span text:style-name="T690">Szombathely</text:span><text:span text:style-name="T604">) v Maďarsku. Když mu bylo deset let, utekl přes nesouhlas rodičů k Církvi, a </text:span><text:span text:style-name="T645">chtěl </text:span><text:span text:style-name="T604">se st</text:span><text:span text:style-name="T645">át</text:span><text:span text:style-name="T604"> katechumenem. V patnácti letech vstoupil do armády, bojoval nejdříve ve vojsku císaře Konstantia, poté Juliána. Neměl nic kromě zbraní a oděvu, který měl na sobě a když ho Ambiánus, nahý chudák požádal, aby ho v Kristově jménu podaroval almužnou, dal mu kus svého pláště. Následující noci se mu zjevil Kristus oděn v polovinu jeho pláště a </text:span><text:span text:style-name="T174">A</text:span><text:span text:style-name="T671">ndělům, kteří </text:span><text:span text:style-name="T675">jej</text:span><text:span text:style-name="T671"> doprovázeli</text:span><text:span text:style-name="T604">, řekl: „katechumen Martin mě oděl </text:span><text:span text:style-name="T646">tímto pláštěm</text:span><text:span text:style-name="T604">.“ </text:span></text:p>
          </table:table-cell>
        </table:table-row>
        <table:table-row table:style-name="Tabulka1.1">
          <table:table-cell table:style-name="Tabulka1.A1" office:value-type="string">
            <text:p text:style-name="P37">Lectio vj.</text:p>
            <text:p text:style-name="P202">D<text:span text:style-name="T401">ecem</text:span> et octo annos cum habéret, baptizátus est. Quare, relícta militári vita, ad Hilárium Pictaviénsem Epíscopum se cóntulit, a quo in <text:span text:style-name="T508">A</text:span>colythórum númerum redáctus est. Post, factus Epíscopus Turonénsis, Monastérium ædificávit, ubi cum octogínta Mónachis sanctíssime aliquámdiu vixit.</text:p>
            <text:p text:style-name="P38"/>
          </table:table-cell>
          <table:table-cell table:style-name="Tabulka1.A1" office:value-type="string">
            <text:p text:style-name="P9"/>
            <text:p text:style-name="P214"><text:span text:style-name="T401">Když</text:span> mu bylo osmnáct let, byl pokřtěn. Zanechal tedy vojenského života a odebral se k Hilariovi, <text:span text:style-name="T508">B</text:span>iskup<text:span text:style-name="T508">ovi</text:span> v Poitiers, který <text:span text:style-name="T508">jej</text:span> <text:span text:style-name="T508">uvedl mezi A</text:span>kolyt<text:span text:style-name="T508">y</text:span>. Později, <text:span text:style-name="T508">když </text:span>se stal <text:span text:style-name="T508">B</text:span>iskupem v Tours, založil <text:span text:style-name="T508">K</text:span>lášter, kde spolu s osmdesáti <text:span text:style-name="T508">M</text:span>nichy nějakou dobu žili ve <text:span text:style-name="T725">veliké </text:span>svatosti.</text:p>
          </table:table-cell>
        </table:table-row>
        <table:table-row table:style-name="Tabulka1.1">
          <table:table-cell table:style-name="Tabulka1.A1" office:value-type="string">
            <text:p text:style-name="P37">Lectio vij.</text:p>
            <text:p text:style-name="P199"><text:soft-page-break/>Q<text:span text:style-name="T401">ui</text:span>, cum póstea ad Candacénsem vicum suæ Diœcésis in gravem febrim incidísset, assídua Deum oratióne precabátur, ut se ex illo mortáli cárcere liberáret. Quem audiéntes discípuli, sic rogábant: Cur nos, pater déseris? cui nos míseros derelínquis? Quorum voce commótus Martínus, ita Deum orábat: Dómine, si adhuc pópulo tuo sum necessárius, non recuso labórem.</text:p>
            <text:p text:style-name="P38"/>
          </table:table-cell>
          <table:table-cell table:style-name="Tabulka1.A1" office:value-type="string">
            <text:p text:style-name="P9"/>
            <text:p text:style-name="P214"><text:soft-page-break/><text:span text:style-name="T401">Když</text:span> později ve své diecézi ve vesničce Candes upadl <text:span text:style-name="T508">do</text:span> těžké horečky, usilovně se modlil k Bohu, aby <text:span text:style-name="T318">jej</text:span> z tohoto smrtelného vězení vysvobodil. Když to uslyšeli jeho učedníci, ptali se ho: „Proč nás, otče, opouštíš?“ Jejich žádostmi pohnutý Martin, takto Boha prosil: „Pane, pokud mě tento lid ještě potřebuje, neodmítám práci <text:span text:style-name="T725">a útrapy</text:span>.“</text:p>
          </table:table-cell>
        </table:table-row>
        <table:table-row table:style-name="Tabulka1.1">
          <table:table-cell table:style-name="Tabulka1.A1" office:value-type="string">
            <text:p text:style-name="P37">Lectio viij.</text:p>
            <text:p text:style-name="P199">S<text:span text:style-name="T401">ed</text:span>, cum eum in illa veheménti febre supínum orántem vidérent discípuli, supplíciter ab eo petiérunt, ut, convérso córpore, tantísper, dum remítteret morbi vis, pronus conquiésceret. Quibus Martínus: Sínite me, inquit, cælum pótius quam terram aspícere, ut, suo jam itínere itúrus ad Dóminum, spíritus dirigátur. Instánte jam morte, viso humáni géneris hoste: Quid, inquit, astas, cruénta bestia? nihil in me funéste repéries. Ea in voce, unum et octogínta annos natus, ánimam Deo réddidit: quam Angelórum chorus excépit, eósque divínas canéntes laudes multi, in primísque sanctus Severinus Coloniénsis Epíscopus, audiérunt.</text:p>
            <text:p text:style-name="P38"/>
          </table:table-cell>
          <table:table-cell table:style-name="Tabulka1.A1" office:value-type="string">
            <text:p text:style-name="P9"/>
            <text:p text:style-name="P214"><text:span text:style-name="T401">Ale</text:span> když ho učedníci uviděli ležícího na zádech v těžkých horečkách, jak se modlí, snažně ho žádali, aby se obrátil a odpočinul si alespoň, než jeho nemoc pomine. Na to jim Martin odpověděl: „Dovolte mi hledět do nebe spíše než na zemi, aby můj duch zřel k Pánu, kam brzy povede jeho cesta.“ V okamžiku smrti uviděl nepřítele lidského rodu a řekl jemu: „Co tady pohledáváš, nelidská stvůro? Nic ve mně nenajdeš, nešťastníku.“ To řekl a ve věku 81 let duši Bohu navrátil. A sbor <text:span text:style-name="T508">A</text:span>ndělů ji přijal za zpěvu mnohých chval, <text:span text:style-name="T508">což uslyšeli i mnozí lidé, mezi prvními byl </text:span>svatý Severinus, <text:span text:style-name="T508">B</text:span>iskup kolínský.</text:p>
          </table:table-cell>
        </table:table-row>
        <table:table-row table:style-name="Tabulka1.1">
          <table:table-cell table:style-name="Tabulka1.A1" office:value-type="string">
            <text:p text:style-name="P52">In III. Nocturno</text:p>
            <text:p text:style-name="P15"/>
            <text:p text:style-name="P6">Léctio sancti Evangélii secúndum Lucam.</text:p>
            <text:p text:style-name="P39">Cap. 11:33-36</text:p>
            <text:p text:style-name="P201">I<text:span text:style-name="T401">n</text:span> illo témpore: Dixit Jesus discípulis suis: Nemo lucérnam accéndit et in abscóndito ponit neque sub módio, sed supra candelabrum, ut qui ingrediúntur, lumen vídeant. Et réliqua.</text:p>
            <text:p text:style-name="P14"/>
            <text:p text:style-name="P3">Homilía sancti Ambrósii</text:p>
            <text:p text:style-name="P37">Lib. 7. Comment. in Luc. Cap.11. post initium.</text:p>
            <text:p text:style-name="P37">Lectio ix.</text:p>
            <text:p text:style-name="P203">Q<text:span text:style-name="T401">uia</text:span> in superióribus Ecclésiam synagógæ prætulit, hortátur nos ut fidem potius nostram ad Ecclésiam transferámus. Lucérna enim fides est, juxta quod scriptum est: Lucérna pédibus meis verbum tuum, Dómine. Verbum enim Dei fides nostra est; Verbum Dei lux est; Lucérna est fides: Erat Lux vera, quæ illúminat omnem hóminem veniéntem in hunc mundum.</text:p>
            <text:p text:style-name="P38"/>
          </table:table-cell>
          <table:table-cell table:style-name="Tabulka1.A1" office:value-type="string">
            <text:p text:style-name="P18"/>
            <text:p text:style-name="P18"/>
            <text:p text:style-name="P18"/>
            <text:p text:style-name="P18"/>
            <text:p text:style-name="P214"><text:span text:style-name="T401">Za</text:span> onoho času: řekl Ježíš svým učedníkům: „Nikdo nerozsvítí lampu a neukryje ji, ani ji nezakryje vědrem, ale dá ji na svícen, aby ti, kteří vejdou, viděli světlo. A dále.</text:p>
            <text:p text:style-name="P18"/>
            <text:p text:style-name="P18"/>
            <text:p text:style-name="P18"/>
            <text:p text:style-name="P18"/>
            <text:p text:style-name="P217"><text:span text:style-name="T427">P</text:span><text:span text:style-name="T401">rotože</text:span> v důležitosti klade Pán <text:span text:style-name="T725">svou </text:span>Církev před synagogu, povzbuzuje nás, abychom <text:span text:style-name="T509">svou</text:span> víru upřeli raději k Církvi. Lampa je <text:span text:style-name="T509">totiž </text:span>víra, <text:span text:style-name="T509">neboť </text:span>je psáno: „Tvé slovo je světlem (<text:span text:style-name="T741">doslova</text:span><text:span text:style-name="T740"> </text:span><text:span text:style-name="T237">lampou</text:span>) mým nohám, Pane.“ Slovo Boží je tedy naší vírou, slovo Boží je světlem. Lampa je tedy víra. A on byl Světlo pravé, které svítí každému člověku, který přichází na tento svět. </text:p>
          </table:table-cell>
        </table:table-row>
        <table:table-row table:style-name="Tabulka1.1">
          <table:table-cell table:style-name="Tabulka1.A1" office:value-type="string">
            <text:p text:style-name="P37">Lectio x.</text:p>
            <text:p text:style-name="P202">L<text:span text:style-name="T401">ucérna</text:span> autem lucére non potest, nisi aliúnde lumen accéperit. Hæc est lucérna quæ accénditur, virtus scílicet nostræ mentis et sensus, ut drachma illa possit, quæ períerat, reperíri. Nemo ergo fidem sub lege constítuat; lex enim intra mensúram <text:soft-page-break/>est, ultra mensúram grátia; lex obúmbrat, grátia claríficat.</text:p>
            <text:p text:style-name="P38"/>
          </table:table-cell>
          <table:table-cell table:style-name="Tabulka1.A1" office:value-type="string">
            <text:p text:style-name="P18"/>
            <text:p text:style-name="P214"><text:span text:style-name="T401">Lampa</text:span> ovšem nemůže svítit, pokud odněkud nepřijme světlo. Lampa, která <text:span text:style-name="T318">se </text:span>zapaluje, je <text:span text:style-name="T318">totiž</text:span> ctnost, <text:span text:style-name="T243">která zapaluje</text:span> naš<text:span text:style-name="T318">i</text:span> mysl a smysl<text:span text:style-name="T318">y</text:span>, aby onen peníz, který byl ztracen, mohl být<text:span text:style-name="T510">i</text:span> nalezen. Nikdo tedy neustanovil, <text:span text:style-name="T510">aby</text:span> vír<text:span text:style-name="T510">a</text:span> <text:span text:style-name="T510">byla </text:span>podří<text:span text:style-name="T318">zena</text:span> zákon<text:span text:style-name="T318">u</text:span>. <text:soft-page-break/>Zákon je totiž měřitelný, milost je bez míry. Zákon zatemňuje, milost vyjasňuje. </text:p>
          </table:table-cell>
        </table:table-row>
        <table:table-row table:style-name="Tabulka1.1">
          <table:table-cell table:style-name="Tabulka1.A1" office:value-type="string">
            <text:p text:style-name="P37">Lectio xj.</text:p>
            <text:p text:style-name="P202">E<text:span text:style-name="T401">t</text:span> ídeo nemo fidem suam intra mensúram legis inclúdat, sed ad Ecclésiam cónferat, in qua septifórmis Spíritus relúcet grátia, quam Princeps ille sacerdótum fulgóre supérnæ divinitátis illúminat, ne eam legis umbra restínguat. Dénique lucérna illa, quam matutínis vespertinísque tempóribus, ritu véteri Judæórum, princeps sacerdótum solébat accéndere, velut sub módio sita legis, evánuit.</text:p>
            <text:p text:style-name="P8"><text:s/></text:p>
          </table:table-cell>
          <table:table-cell table:style-name="Tabulka1.A1" office:value-type="string">
            <text:p text:style-name="P18"/>
            <text:p text:style-name="P229"><text:span text:style-name="T604">A proto ať nikdo neuzavírá svou víru v přesnou míru zákona, ale svěří ji Církvi, ve které září sedminásobná milost Ducha, kterou náš Velekněz osvěcuje září nejvyššího božství, aby ji stín zákona neuhasil. Pak je ovšem ona lampa, kterou velekněz v ranních i večerních </text:span><text:span text:style-name="T646">hodin</text:span><text:span text:style-name="T604">ách podle starého židovského obřadu obvykle zažehával, jako</text:span><text:span text:style-name="T646">by</text:span><text:span text:style-name="T604"> pod vědrem zákona, </text:span><text:span text:style-name="T154">takže</text:span><text:span text:style-name="T604"> vyhasíná. </text:span></text:p>
          </table:table-cell>
        </table:table-row>
        <table:table-row table:style-name="Tabulka1.1">
          <table:table-cell table:style-name="Tabulka1.A1" office:value-type="string">
            <text:p text:style-name="P37">Lectio xij.</text:p>
            <text:p text:style-name="P202">E<text:span text:style-name="T401">t</text:span> cívitas illa Jerúsalem quæ in terris est, quæ occídit prophétas, quasi in conválle fletus pósita delitéscit. Illa autem Jerúsalem quæ in cælo est, in qua mílitat fides nostra, in illo altíssimo ómnium locáta monte, hoc est Christo, non potest ténebris et ruínis hujus mundi abscóndi; sed fulgens candóre solis ætérni, luce nos grátiæ spiritális illúminat. </text:p>
            <text:p text:style-name="P38"/>
          </table:table-cell>
          <table:table-cell table:style-name="Tabulka1.A1" office:value-type="string">
            <text:p text:style-name="P18"/>
            <text:p text:style-name="P229"><text:span text:style-name="T647">A</text:span><text:span text:style-name="T604"> onen pozemský Jeru</text:span><text:span text:style-name="T648">s</text:span><text:span text:style-name="T604">além, který zabíjel proroky, je skryt, jako by ležel v slzavém údolí. Ovšem nebeský Jeru</text:span><text:span text:style-name="T648">s</text:span><text:span text:style-name="T604">além, jehož jsme </text:span><text:span text:style-name="T649">ve své </text:span><text:span text:style-name="T604">víř</text:span><text:span text:style-name="T649">e</text:span><text:span text:style-name="T604"> vojáky, leží na nejvyšší hoře ze všech, t</text:span><text:span text:style-name="T154">edy</text:span><text:span text:style-name="T604"> na Kristu, a temnoty ani zkáza tohoto světa jej nemohou </text:span><text:span text:style-name="T649">za</text:span><text:span text:style-name="T604">krýt. </text:span><text:span text:style-name="T649">O</text:span><text:span text:style-name="T604">svěcuje nás </text:span><text:span text:style-name="T649">totiž</text:span><text:span text:style-name="T604"> bělostnou září věčného slunce, světlem duchovní milosti. </text:span></text:p>
          </table:table-cell>
        </table:table-row>
        <table:table-row table:style-name="Tabulka1.1">
          <table:table-cell table:style-name="Tabulka1.A1" table:number-columns-spanned="2" office:value-type="string">
            <text:p text:style-name="P31">DIE XIII. NOVEMBRIS</text:p>
            <text:p text:style-name="P58"><text:span text:style-name="T37">I</text:span><text:span text:style-name="T323">n </text:span><text:span text:style-name="T37">F</text:span><text:span text:style-name="T323">esto</text:span></text:p>
            <text:p text:style-name="P58"><text:span text:style-name="T37">O</text:span><text:span text:style-name="T323">mnium </text:span><text:span text:style-name="T37">S</text:span><text:span text:style-name="T323">anctorum</text:span></text:p>
            <text:p text:style-name="P58"><text:span text:style-name="T37">O</text:span><text:span text:style-name="T323">rdinis </text:span><text:span text:style-name="T37">C</text:span><text:span text:style-name="T323">isterciensis</text:span></text:p>
            <text:p text:style-name="P7">MM. maj.</text:p>
          </table:table-cell>
          <table:covered-table-cell/>
        </table:table-row>
        <table:table-row table:style-name="Tabulka1.1">
          <table:table-cell table:style-name="Tabulka1.A1" office:value-type="string">
            <text:p text:style-name="P105">In I. Nocturno</text:p>
            <text:p text:style-name="P99">De libro Ecclesiástici.</text:p>
            <text:p text:style-name="P143">Lectio j. <text:span text:style-name="T271">Cap. 44.</text:span></text:p>
            <text:p text:style-name="P245"><text:span text:style-name="T319">L</text:span><text:span text:style-name="T40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45"/>
          </table:table-cell>
          <table:table-cell table:style-name="Tabulka1.A1" office:value-type="string">
            <text:p text:style-name="P73"/>
            <text:p text:style-name="P73"/>
            <text:p text:style-name="P73"/>
            <text:p text:style-name="P363"><text:span text:style-name="T434">C</text:span><text:span text:style-name="T435">hvalme</text:span><text:span text:style-name="T515"> slavné muže </text:span><text:span text:style-name="T516">a</text:span><text:span text:style-name="T515"> </text:span><text:span text:style-name="T517">své </text:span><text:span text:style-name="T515">otce</text:span><text:span text:style-name="T517"> </text:span><text:span text:style-name="T106">v </text:span><text:span text:style-name="T107">každém</text:span><text:span text:style-name="T515"> <text:s/>pokolení. Mnohou slávu vyjevil Hospodin </text:span><text:span text:style-name="T517">ve své vznešenosti od věků</text:span><text:span text:style-name="T515">. Panovali ve svých královstvích, </text:span><text:span text:style-name="T578">byli to </text:span><text:span text:style-name="T515">muži proslulí svou mocí; </text:span><text:span text:style-name="T517">věhlasní svou moudrostí, Proroctvími dokazovali důstojnost Proroků</text:span><text:span text:style-name="T515">. </text:span><text:span text:style-name="T517">A vládli lidu svému ctností své moudrosti i přesvatými slovy</text:span><text:span text:style-name="T515">. </text:span></text:p>
          </table:table-cell>
        </table:table-row>
        <table:table-row table:style-name="Tabulka1.1">
          <table:table-cell table:style-name="Tabulka1.A1" office:value-type="string">
            <text:p text:style-name="P143">Lectio ij.</text:p>
            <text:p text:style-name="P250">I<text:span text:style-name="T401">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32"/>
          </table:table-cell>
          <table:table-cell table:style-name="Tabulka1.A1" office:value-type="string">
            <text:p text:style-name="P79"/>
            <text:p text:style-name="P273"><text:span text:style-name="T429">Byli</text:span><text:span text:style-name="T320"> natolik zkušení, že v</text:span>ymýšleli nápěvy písní a psali výpravné básně. Byli to muži bohatí <text:span text:style-name="T320">ctnostmi</text:span>, <text:span text:style-name="T320">milovali krásu </text:span><text:span text:style-name="T244">a umění</text:span>, <text:span text:style-name="T320">a</text:span> pokojně žili ve svých příbytcích. Ti všichni <text:span text:style-name="T320">dosáhli slávy </text:span>u svých současníků a za svého života byli předmětem <text:span text:style-name="T320">mnohé chvály</text:span>. <text:s/></text:p>
          </table:table-cell>
        </table:table-row>
        <table:table-row table:style-name="Tabulka1.1">
          <table:table-cell table:style-name="Tabulka1.A1" office:value-type="string">
            <text:p text:style-name="P143">Lectio iij.</text:p>
            <text:p text:style-name="P250"><text:soft-page-break/>Q<text:span text:style-name="T42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87"/>
          </table:table-cell>
          <table:table-cell table:style-name="Tabulka1.A1" office:value-type="string">
            <text:p text:style-name="P79"/>
            <text:p text:style-name="P288"><text:soft-page-break/><text:span text:style-name="T401">Někteří</text:span> z nich se narodili a zanechali po sobě jméno, které hlásá jejich chválu. Po jiných není ani památky; zemřeli a jako by nikdy nebyli, žili a jako by nikdy nežili, stejně tak jejich děti. Avšak jsou to muži milosrdenství, kteří zbožné konali. S jejich potomstvem navždy zůstane i jejich dobro. </text:p>
          </table:table-cell>
        </table:table-row>
        <table:table-row table:style-name="Tabulka1.1">
          <table:table-cell table:style-name="Tabulka1.A1" office:value-type="string">
            <text:p text:style-name="P143">Lectio i<text:span text:style-name="T235">v</text:span>. </text:p>
            <text:p text:style-name="P250">H<text:span text:style-name="T401">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87"/>
          </table:table-cell>
          <table:table-cell table:style-name="Tabulka1.A1" office:value-type="string">
            <text:p text:style-name="P79"/>
            <text:p text:style-name="P311"><text:span text:style-name="T442">Svaté</text:span><text:span text:style-name="T547"> dědictví je jejich příbuzenstvo a podle smlouvy bude žíti jejich potomstvo. </text:span><text:span text:style-name="T127">J</text:span><text:span text:style-name="T547">ejich </text:span><text:span text:style-name="T548">s</text:span><text:span text:style-name="T547">ynové díky nim zůstanou až na věky, jejich potomstvo ani sláva nebudou vyhlazeny. Jejich těla byla v pokoji pohřbena, ale jejich jméno žije v dalších pokoleních. Lidé si budou vypravovat </text:span><text:span text:style-name="T548">o </text:span><text:span text:style-name="T547">jejich moudrosti a jejich chválu bude opěvovat Církev. </text:span><text:span text:style-name="T539">(</text:span><text:span text:style-name="T590">ČEP, </text:span><text:span text:style-name="T594">hodně </text:span><text:span text:style-name="T591">upraveno</text:span><text:span text:style-name="T602">)</text:span></text:p>
          </table:table-cell>
        </table:table-row>
        <table:table-row table:style-name="Tabulka1.1">
          <table:table-cell table:style-name="Tabulka1.A1" office:value-type="string">
            <text:p text:style-name="P52">In II. Nocturno</text:p>
            <text:p text:style-name="P4">Ex sancto Joánne Damascéno in História </text:p>
            <text:p text:style-name="P4">beáti Jósaphat.</text:p>
            <text:p text:style-name="P37">Lectio v. Cap. 12.</text:p>
            <text:p text:style-name="P200">B<text:span text:style-name="T401">eáti</text:span> isti, ac ter beáti, ut qui Dei amóre flagrárunt, atque ob ipsíus charitátem ómnia pro níhilo duxérunt. Síquidem lácrymas profudérunt, diúque ac noctu in luctu versáti sunt, ut perpétuam consolatiónem adipisc<text:span text:style-name="T511">e</text:span>réntur: seípsos ultro depressérunt, ut illic in altum attolleréntur. Carnes suas fame, ac siti, et vigíliis confecérunt, ut illic paradísi delíciæ, et exultátio ipsos excíperent.</text:p>
            <text:p text:style-name="P38"/>
          </table:table-cell>
          <table:table-cell table:style-name="Tabulka1.A1" office:value-type="string">
            <text:p text:style-name="P18"/>
            <text:p text:style-name="P18"/>
            <text:p text:style-name="P18"/>
            <text:p text:style-name="P18"/>
            <text:p text:style-name="P235"><text:span text:style-name="T450">Blažení</text:span><text:span text:style-name="T604"> </text:span><text:span text:style-name="T605">jsou</text:span><text:span text:style-name="T604">, a třikrát blažení </text:span><text:span text:style-name="T605">ti</text:span><text:span text:style-name="T604">, </text:span><text:span text:style-name="T606">kteří</text:span><text:span text:style-name="T604"> zapláli láskou Boží a pro </text:span><text:span text:style-name="T606">lásku k němu</text:span><text:span text:style-name="T604"> se jim všechno stalo ničím. Když tedy prolévají slzy, ve dne v noci jsou zmítáni ž</text:span><text:span text:style-name="T606">alem</text:span><text:span text:style-name="T604">, </text:span><text:span text:style-name="T136">dělají</text:span><text:span text:style-name="T607"> to proto, </text:span><text:span text:style-name="T604">aby dosáhli ú</text:span><text:span text:style-name="T607">těchy</text:span><text:span text:style-name="T604"> na věčnosti. S</text:span><text:span text:style-name="T606">ami s</text:span><text:span text:style-name="T604">ebe zde na zemi utlač</text:span><text:span text:style-name="T136">ovali</text:span><text:span text:style-name="T604">, aby byli vzati </text:span><text:span text:style-name="T137">v</text:span><text:span text:style-name="T136">zhůru</text:span><text:span text:style-name="T606"> </text:span><text:span text:style-name="T604">do nebe. Své tělo vystavují hladu, žízni a nočnímu bdění, aby v nebi s jásotem přijali vybrané pokrmy ráje. </text:span></text:p>
          </table:table-cell>
        </table:table-row>
        <table:table-row table:style-name="Tabulka1.1">
          <table:table-cell table:style-name="Tabulka1.A1" office:value-type="string">
            <text:p text:style-name="P37">Lectio vj.</text:p>
            <text:p text:style-name="P199">S<text:span text:style-name="T401">píritus</text:span> sancti tabernáculum per cordis puritátem extitérunt, quemádmodum scriptum est: Inhabitábo in ipsis, et inambulábo. Seípsos mundo crucifixérunt, ut ad Christi déxteram starent: lumbos suos in veritáte accinxérunt, atque in promptu semper lámpades habuérunt immortális sponsi advéntum expectántes.</text:p>
            <text:p text:style-name="P38"/>
          </table:table-cell>
          <table:table-cell table:style-name="Tabulka1.A1" office:value-type="string">
            <text:p text:style-name="P18"/>
            <text:p text:style-name="P214"><text:span text:style-name="T401">Stávají</text:span> se stánkem Ducha svatého <text:span text:style-name="T725">čistotou svého srdce</text:span>, neboť je psáno: „Budu v nich přebývat, a vejdu do nich.“ Sami sebe ukřižovali světu, aby <text:span text:style-name="T322">mohli stát</text:span> po Kristově pravici. Svá bedra opásali pravd<text:span text:style-name="T322">ou</text:span> a své lampy měli vždy připravené v očekávání příchodu nesmrtelného ženicha.</text:p>
            <text:p text:style-name="P18"/>
            <text:p text:style-name="P18"/>
          </table:table-cell>
        </table:table-row>
        <table:table-row table:style-name="Tabulka1.1">
          <table:table-cell table:style-name="Tabulka1.A1" office:value-type="string">
            <text:p text:style-name="P37">Lectio vij.</text:p>
            <text:p text:style-name="P199">N<text:span text:style-name="T401">am</text:span> cum mentis óculis præditi essent, horréndum illum diem semper prospiciébant, atque tum futurórum bonórum, tum futúri supplícii contemplatiónem ita in corde defíxam gerébant, ut ab ipsa numquam divelleréntur. Atque hic laboráre studuérunt, ut sempitérnæ glóriæ cómpotes essent: perturbatiónem expértes, non secus atque Angeli fuérunt, ac nunc cum illis, quorum vitam imitáti sunt, chóreas agunt.</text:p>
            <text:p text:style-name="P38"/>
          </table:table-cell>
          <table:table-cell table:style-name="Tabulka1.A1" office:value-type="string">
            <text:p text:style-name="P18"/>
            <text:p text:style-name="P214"><text:span text:style-name="T401">Neboť</text:span> od té doby, co byli obdařeni duchovním zrakem, neustále <text:span text:style-name="T322">vyhlíželi </text:span>onen hrozný den, a v srdci neustále rozjímali nad budoucími dobry či budoucím trestem, aby jím nikdy nebyli stiženi. Také se snažili zde <text:span text:style-name="T322">usilovat o to</text:span>, aby <text:span text:style-name="T742">se stali </text:span>účastni věčné slávy. Zažívali nepokoje, nebyli však jiní než <text:span text:style-name="T322">A</text:span>ndělé, a nyní s těmi, jejichž život napodobovali, spol<text:span text:style-name="T322">ečně</text:span> pějí v neb<text:span text:style-name="T726">eských chórech</text:span>.</text:p>
          </table:table-cell>
        </table:table-row>
        <table:table-row table:style-name="Tabulka1.1">
          <table:table-cell table:style-name="Tabulka1.A1" office:value-type="string">
            <text:p text:style-name="P37">Lectio viij.</text:p>
            <text:p text:style-name="P199"><text:soft-page-break/>B<text:span text:style-name="T401">eáti</text:span> illi, ac ter beáti, quóniam firmis mentis óculis præséntium rerum vanitátem, atque humánæ prosperitátis incertitúdinem et inconstántiam prospexérunt, eáque rejécta, sempitérna bona sibi ipsis condidérunt, ac vitam eam, quæ numquam óccidit, nec morte interrúmpitur, arripuérunt.</text:p>
            <text:p text:style-name="P38"/>
          </table:table-cell>
          <table:table-cell table:style-name="Tabulka1.A1" office:value-type="string">
            <text:p text:style-name="P18"/>
            <text:p text:style-name="P214"><text:soft-page-break/><text:span text:style-name="T401">Blažení</text:span> jsou, a třikrát blažení, neboť pevně zří duchovním zrakem na <text:span text:style-name="T322">nicotnost</text:span> věcí přítomných, nejistotu a nestálost lidského blahobytu. Tyto věci zavrhli <text:span text:style-name="T322">a</text:span> <text:span text:style-name="T322">tím si získali </text:span>věčná dobr<text:span text:style-name="T322">a, </text:span>a <text:span text:style-name="T511">tak se zmocnili </text:span>t<text:span text:style-name="T322">oho</text:span> život<text:span text:style-name="T322">a</text:span>, <text:span text:style-name="T322">který</text:span> nikdo nezničí, <text:span text:style-name="T322">a </text:span>ani smrtí není přerušen. <text:s/></text:p>
          </table:table-cell>
        </table:table-row>
        <table:table-row table:style-name="Tabulka1.1">
          <table:table-cell table:style-name="Tabulka1.A1" office:value-type="string">
            <text:p text:style-name="P163">In III. Nocturno</text:p>
            <text:p text:style-name="P166"><text:span text:style-name="T289">Léctio sancti Evangélii </text:span><text:span text:style-name="T295">secúndum </text:span><text:span text:style-name="T296">Mátthæum</text:span><text:span text:style-name="T289">.</text:span><text:span text:style-name="T11"> </text:span></text:p>
            <text:p text:style-name="P166"><text:span text:style-name="T11">Lectio ix. Cap. </text:span><text:span text:style-name="T13">1</text:span><text:span text:style-name="T14">2</text:span></text:p>
            <text:p text:style-name="P265"><text:span text:style-name="T401">In</text:span> illo témpore: Dixit Petrus ad Jesum: Ecce nos relíquimus ómnia, et secúti sumus te: quid ergo erit nobis? Et réliqua.</text:p>
            <text:p text:style-name="P123"/>
            <text:p text:style-name="P166"><text:span text:style-name="T55">Homilía sancti Hierónymi Presbyteri</text:span><text:span text:style-name="T289">.</text:span></text:p>
            <text:p text:style-name="P159">Lib. 3. in Matth. Cap.19. </text:p>
            <text:p text:style-name="P266"><text:span text:style-name="T401">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123"/>
          </table:table-cell>
          <table:table-cell table:style-name="Tabulka1.A1" office:value-type="string">
            <text:p text:style-name="P167"/>
            <text:p text:style-name="P167"/>
            <text:p text:style-name="P167"/>
            <text:p text:style-name="P336"><text:span text:style-name="T420">Za</text:span><text:span text:style-name="T84"> onoho času řekl Petr Ježíšovi: Hle, </text:span><text:span text:style-name="T88">opustili</text:span><text:span text:style-name="T84"> jsme vše a následovali tě. Co tedy budeme mít? A </text:span><text:span text:style-name="T89">ostatní</text:span><text:span text:style-name="T84">.</text:span></text:p>
            <text:p text:style-name="P167"/>
            <text:p text:style-name="P167"/>
            <text:p text:style-name="P167"/>
            <text:p text:style-name="P337"><text:span text:style-name="T401">Jak</text:span> veliká to víra! Petr byl rybář, nebyl bohatý, pokrm získával prací svých rukou. A přece s důvěrou říká: „Opustili jsme vše.“ A protože nestačí jen vše opustit, dodává ještě správně: „A následovali tě. Udělali jsme, co jsi přikázal. <text:span text:style-name="T225">Co</text:span> nám tedy dáš <text:span text:style-name="T742">za </text:span>odměnu?“ </text:p>
          </table:table-cell>
        </table:table-row>
        <table:table-row table:style-name="Tabulka1.1">
          <table:table-cell table:style-name="Tabulka1.A1" office:value-type="string">
            <text:p text:style-name="P63">Lectio x.</text:p>
            <text:p text:style-name="P195"><text:span text:style-name="T401">Jesus</text:span>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64"/>
          </table:table-cell>
          <table:table-cell table:style-name="Tabulka1.A1" office:value-type="string">
            <text:p text:style-name="P167"/>
            <text:p text:style-name="P339"><text:span text:style-name="T402">Ježíš</text:span><text:span text:style-name="T95"> jim však řekl: „Amen pravím vám, že vy, </text:span><text:span text:style-name="T102">kteří</text:span><text:span text:style-name="T95"> jste mě následovali, až bude vše obnoveno </text:span><text:span text:style-name="T103">a </text:span><text:span text:style-name="T95">až se Syn člověka posadí na trůn své slávy, budete </text:span><text:span text:style-name="T102">i vy </text:span><text:span text:style-name="T95">sedět na dvanácti stolicích a budete soudit dvanáct kmenů i</text:span><text:span text:style-name="T102">s</text:span><text:span text:style-name="T95">raelských.“ Neřekl „Vy, </text:span><text:span text:style-name="T103">kteří</text:span><text:span text:style-name="T95"> jste opustili vše,“ neboť to </text:span><text:span text:style-name="T102">učinil </text:span><text:span text:style-name="T95">i filosof Kratés, a bohatstvím pohrdali i mnozí jiní, ale řekl „Vy, </text:span><text:span text:style-name="T102">kteří</text:span><text:span text:style-name="T95"> jste mě následovali,“ což je přístup vlastní </text:span><text:span text:style-name="T102">A</text:span><text:span text:style-name="T95">poštolům i všem věřícím. </text:span><text:s/></text:p>
          </table:table-cell>
        </table:table-row>
        <table:table-row table:style-name="Tabulka1.1">
          <table:table-cell table:style-name="Tabulka1.A1" office:value-type="string">
            <text:p text:style-name="P63">Lectio xj.</text:p>
            <text:p text:style-name="P196"><text:span text:style-name="T401">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64"/>
          </table:table-cell>
          <table:table-cell table:style-name="Tabulka1.A1" office:value-type="string">
            <text:p text:style-name="P167"/>
            <text:p text:style-name="P338"><text:span text:style-name="T402">Až</text:span><text:span text:style-name="T95"> bude vše obnoveno, až se Syn člověka posadí na trůn své slávy (až i mrtví z</text:span><text:span text:style-name="T103">e své</text:span><text:span text:style-name="T95"> porušitelnosti neporušeni vstanou), budete i vy sedět na soudních stolicích a odsoudíte dvanáct kmenů i</text:span><text:span text:style-name="T102">s</text:span><text:span text:style-name="T95">raelských, neboť zatímco vy jste uvěřili, oni uvěřit nechtěli. „A každý, kdo opustil dům nebo bratry nebo sestry nebo otce nebo matku nebo manželku nebo děti či pole pro jméno mé, stonásob dostane a bude mít</text:span><text:span text:style-name="T103">i</text:span><text:span text:style-name="T95"> život věčný.“</text:span></text:p>
          </table:table-cell>
        </table:table-row>
        <table:table-row table:style-name="Tabulka1.1">
          <table:table-cell table:style-name="Tabulka1.A1" office:value-type="string">
            <text:p text:style-name="P63">Lectio xij.</text:p>
            <text:p text:style-name="P197"><text:span text:style-name="T401">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ext:soft-page-break/>témpserint, atque divítias et sæculi voluptátes: isti céntuplum recípient, et vitam ætérnam possidébunt.</text:p>
            <text:p text:style-name="P64"/>
          </table:table-cell>
          <table:table-cell table:style-name="Tabulka1.A1" office:value-type="string">
            <text:p text:style-name="P167"/>
            <text:p text:style-name="P340"><text:span text:style-name="T402">To</text:span><text:span text:style-name="T95"> místo odpovídá větě, kterou pronesl Spasitel: „Nepřišel jsem přinést mír, ale meč. Přišel jsem postavit syna proti jeho otci, dceru proti matce, snachu proti </text:span><text:span text:style-name="T103">tchyni.</text:span><text:span text:style-name="T95"> A nepřítelem člověka bude jeho vlastní rodina.“ Tedy každý, kdo pro víru v Krista a hlásání </text:span><text:span text:style-name="T102">E</text:span><text:span text:style-name="T95">vangelia pohrdne všemi city a spolu </text:span><text:soft-page-break/><text:span text:style-name="T95">s nimi i bohatstvím a </text:span><text:span text:style-name="T104">veškerým</text:span><text:span text:style-name="T102"> </text:span><text:span text:style-name="T95">potěšením světa, stonásob dostane a bude mít život věčný. </text:span><text:s/></text:p>
          </table:table-cell>
        </table:table-row>
        <table:table-row table:style-name="Tabulka1.1">
          <table:table-cell table:style-name="Tabulka1.A1" table:number-columns-spanned="2" office:value-type="string">
            <text:p text:style-name="P30">DIE <text:span text:style-name="T324">XV</text:span>. NOVEMBRIS.</text:p>
            <text:p text:style-name="P46"><text:span text:style-name="T32">I</text:span><text:span text:style-name="T281">n </text:span><text:span text:style-name="T32">F</text:span><text:span text:style-name="T281">esto </text:span><text:span text:style-name="T32">S. </text:span><text:span text:style-name="T34">L</text:span><text:span text:style-name="T283">eopoldi,</text:span></text:p>
            <text:p text:style-name="P36">Confessoris.</text:p>
            <text:p text:style-name="P45"><text:span text:style-name="T78">i</text:span><text:span text:style-name="T71">ij. Lect. et M.</text:span></text:p>
          </table:table-cell>
          <table:covered-table-cell/>
        </table:table-row>
        <table:table-row table:style-name="Tabulka1.1">
          <table:table-cell table:style-name="Tabulka1.A1" office:value-type="string">
            <text:p text:style-name="P108">In I. Nocturno</text:p>
            <text:p text:style-name="P100">De libro Ecclesiástici.</text:p>
            <text:p text:style-name="P144">Lectio j. <text:span text:style-name="T325">Cap. 31.</text:span></text:p>
            <text:p text:style-name="P247">B<text:span text:style-name="T401">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47"/>
          </table:table-cell>
          <table:table-cell table:style-name="Tabulka1.A1" office:value-type="string">
            <text:p text:style-name="P112"/>
            <text:p text:style-name="P74"/>
            <text:p text:style-name="P74"/>
            <text:p text:style-name="P364"><text:span text:style-name="T433">Blaze</text:span><text:span text:style-name="T514"> </text:span><text:span text:style-name="T518">muži</text:span><text:span text:style-name="T514">, který </text:span><text:span text:style-name="T518">shledán byl </text:span><text:span text:style-name="T514">bez </text:span><text:span text:style-name="T518">poskvrny </text:span><text:span text:style-name="T514">a za zlatem se nepachtí. Kdo je takový? Abychom </text:span><text:span text:style-name="T108">jej</text:span><text:span text:style-name="T514"> chválili! Neboť </text:span><text:span text:style-name="T520">podivuhodné věci </text:span><text:span text:style-name="T514">činil v</text:span><text:span text:style-name="T520">e</text:span><text:span text:style-name="T514"> svém životě. Kdo obstál v pokušení a zůstal neporušený? Bude to jeho </text:span><text:span text:style-name="T520">slávou na věky</text:span><text:span text:style-name="T514">. Kdo se mohl dopouštět přestupků, ale nedopustil se jich, kdo mohl činit zlé, ale nečinil? Jeho štěstí je zajištěno </text:span><text:span text:style-name="T521">v Pánu</text:span><text:span text:style-name="T514"> a o jeho milosrdných činech bude vypravovat </text:span><text:span text:style-name="T521">celé </text:span><text:span text:style-name="T514">shromáždění </text:span><text:span text:style-name="T521">svatých</text:span><text:span text:style-name="T514">. </text:span></text:p>
            <text:p text:style-name="P379"><text:span text:style-name="T522">(</text:span><text:span text:style-name="T579">ČEP</text:span><text:span text:style-name="T580">, </text:span><text:span text:style-name="T581">značně </text:span><text:span text:style-name="T582">upraveno</text:span><text:span text:style-name="T522">)</text:span></text:p>
          </table:table-cell>
        </table:table-row>
        <table:table-row table:style-name="Tabulka1.1">
          <table:table-cell table:style-name="Tabulka1.A1" office:value-type="string">
            <text:p text:style-name="P168">Ex libro Morálium sancti Gregórii Papæ.</text:p>
            <text:p text:style-name="P143">Lib. 10, c. 16. in 12. Job.</text:p>
            <text:p text:style-name="P143">Lectio ij.</text:p>
            <text:p text:style-name="P250">D<text:span text:style-name="T401">eridétur</text:span> justi simplícitas. Hujus mundi sapiéntia est, cor machinatiónibus tégere, sensum verbis veláre, quæ falsa sunt, vera osténdere: quæ vera sunt, falsa demonstráre. Hæc nimírum prudéntia usu a juvénibus scitur, hæc a púeris prétio díscitur: hanc qui sciunt, céteros despiciéndo supérbiunt: hanc qui nésciunt, subjécti et tímidi in áliis mirántur: quia ab eis hæc éadem duplicitátis iníquitas nómine palliáta dilígitur, dum mentis pervérsitas urbánitas vocátur.</text:p>
            <text:p text:style-name="P132"/>
          </table:table-cell>
          <table:table-cell table:style-name="Tabulka1.A1" office:value-type="string">
            <text:p text:style-name="P79"/>
            <text:p text:style-name="P79"/>
            <text:p text:style-name="P79"/>
            <text:p text:style-name="P290"><text:span text:style-name="T401">Prostotě</text:span> spravedlivého se lidé často vysmívají. Moudrost tohoto světa je <text:span text:style-name="T333">taková</text:span>, že srdce skryje za lest, <text:span text:style-name="T333">pravý </text:span>smysl zakryje slovy, co je falešné, uk<text:span text:style-name="T333">azuj</text:span>e se jako pravda, a co je pravé, vydává se za lež. Víme <text:span text:style-name="T333">totiž</text:span>, že tuto vychytralost využívají mladí a již od dětství <text:span text:style-name="T333">se učí </text:span>poznáva<text:span text:style-name="T333">t</text:span> její hodnotu: <text:span text:style-name="T332">ti, kteří ji </text:span>znají, pyšně se povyšují nad ostatní, <text:span text:style-name="T333">ovšem ti</text:span>, <text:span text:style-name="T332">kteří ji</text:span> neznají, <text:span text:style-name="T332">ji poníženě a bázlivě obdivují u ostatních. Neboť takoví lidé mají zalíbení v této hříšné dvojznačnosti a skrývání pravého významu jmen, a ještě tuto zvrhlost mysli nazývají městskou vytříbeností. </text:span></text:p>
          </table:table-cell>
        </table:table-row>
        <table:table-row table:style-name="Tabulka1.1">
          <table:table-cell table:style-name="Tabulka1.A1" office:value-type="string">
            <text:p text:style-name="P143">Lectio iij. </text:p>
            <text:p text:style-name="P250">H<text:span text:style-name="T401">æc</text:span> sibi obsequéntibus præcipit honórum cúlmina quærere, adépta temporális glóriæ vanitáte gaudére, irrogáta ab áliis mala multiplícius réddere: cum vires súppetunt, nullis resisténtibus cédere: cum virtútis possibílitas deest, quidquid explére per malítiam non valent, hoc in pacífica bonitáte simuláre.</text:p>
            <text:p text:style-name="P87"/>
          </table:table-cell>
          <table:table-cell table:style-name="Tabulka1.A1" office:value-type="string">
            <text:p text:style-name="P79"/>
            <text:p text:style-name="P291"><text:span text:style-name="T401">Tato</text:span> „vytříbenost“ však těm, <text:span text:style-name="T333">kteří</text:span> se jí poddávají, <text:span text:style-name="T333">káže</text:span> vyhledávat nejvyšší pocty, radovat se z marnosti dosažené světské slávy, <text:span text:style-name="T333">a </text:span>mnohonásobně oplá<text:span text:style-name="T333">ce</text:span>t špatnosti utržené od jiných. Když mají dost sil, nic je nezadrží, čeho však <text:span text:style-name="T247">t</text:span><text:span text:style-name="T105">ito</text:span><text:span text:style-name="T247"> lidé </text:span>nedokážou dosáhnout <text:span text:style-name="T226">svou špatností</text:span>, toho <text:span text:style-name="T743">se pokusí </text:span>dosáhnou<text:span text:style-name="T743">t</text:span> předstíráním dobrých úmyslů.</text:p>
          </table:table-cell>
        </table:table-row>
        <table:table-row table:style-name="Tabulka1.1">
          <table:table-cell table:style-name="Tabulka1.A1" table:number-columns-spanned="2" office:value-type="string">
            <text:p text:style-name="P30">DIE <text:span text:style-name="T324">XVI</text:span>. NOVEMBRIS.</text:p>
            <text:p text:style-name="P46"><text:span text:style-name="T32">I</text:span><text:span text:style-name="T281">n </text:span><text:span text:style-name="T32">F</text:span><text:span text:style-name="T281">esto </text:span><text:span text:style-name="T32">S. </text:span><text:span text:style-name="T35">E</text:span><text:span text:style-name="T283">d</text:span><text:span text:style-name="T284">mund</text:span><text:span text:style-name="T283">i,</text:span></text:p>
            <text:p text:style-name="P36"><text:span text:style-name="T326">Episcopi et </text:span>Confessoris.</text:p>
            <text:p text:style-name="P45"><text:span text:style-name="T78">i</text:span><text:span text:style-name="T71">ij. Lect. et M.</text:span></text:p>
          </table:table-cell>
          <table:covered-table-cell/>
        </table:table-row>
        <table:table-row table:style-name="Tabulka1.1">
          <table:table-cell table:style-name="Tabulka1.A1" office:value-type="string">
            <text:p text:style-name="P110">In I. Nocturno</text:p>
            <text:p text:style-name="P99"><text:soft-page-break/>De Epístola beáti Pauli Apóstoli ad Titum.</text:p>
            <text:p text:style-name="P143">Lectio j. <text:span text:style-name="T271">Cap. 1.</text:span></text:p>
            <text:p text:style-name="P245">O<text:span text:style-name="T401">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45"/>
          </table:table-cell>
          <table:table-cell table:style-name="Tabulka1.A1" office:value-type="string">
            <text:p text:style-name="P115"/>
            <text:p text:style-name="P76"><text:soft-page-break/></text:p>
            <text:p text:style-name="P76"/>
            <text:p text:style-name="P373"><text:span text:style-name="T435">Neboť</text:span><text:span text:style-name="T515"> </text:span><text:span text:style-name="T128">B</text:span><text:span text:style-name="T515">iskup má být bezúhonný jako správce Božího domu. Nemá být nadutý, zlostný, pijan, rváč, chtivý </text:span><text:span text:style-name="T549">hanebného </text:span><text:span text:style-name="T515">zisku. Má být pohostinný, dobrý, rozvážný, spravedlivý, zbožný, zdrženlivý, pevný ve slovech pravé nauky, aby byl schopen jak povzbuzovat ve zdravém učení, tak usvědčovat odpůrce. <text:s/></text:span></text:p>
          </table:table-cell>
        </table:table-row>
        <table:table-row table:style-name="Tabulka1.1">
          <table:table-cell table:style-name="Tabulka1.A1" office:value-type="string">
            <text:p text:style-name="P143">Lectio ij.</text:p>
            <text:p text:style-name="P250">E<text:span text:style-name="T401">dmúndus</text:span>‚ natióne Anglus, ádeo castis ac sanctis paréntibus ortus est, ut mundítiam simul ac pietátem cum lacte suxísse viderétur. Nondum pubertátis annos attígerat, cum Lutétiam studiórum grátia missus a matre, ipsius hortátu, jejúniis et cilício assídue carnem domans, dignum se réddidit, cui Salvátor mundi sub forma speciosíssimi púeri visibíliter apparéret, eúmque ad sui amórem veheménter excitáret. Porro post l<text:span text:style-name="T335">i</text:span>berálium ártium stúdia, totum se divínis lítteris addiscéndis trádidit, quas póstea públice dócuit: et quóties sacra Bíblia aperiébat, ipsa reverénter osculabátur. Cum Summus Póntifex eum Crucis imprímis amatórem rescivísset‚ Crucis prædicatiónem ipsi cum singulári privilégio demandávit.</text:p>
            <text:p text:style-name="P132"/>
          </table:table-cell>
          <table:table-cell table:style-name="Tabulka1.A1" office:value-type="string">
            <text:p text:style-name="P79"/>
            <text:p text:style-name="P268"><text:span text:style-name="T472">Edmund</text:span><text:span text:style-name="T334">, národností Angličan, pocházel z tak čistých a svatých rodičů, že se zdálo, jako by čistotu a zbožnost pil spolu s mateřským mlékem. Ještě ani nedosáhl věku dospělosti, když jej matka poslala na studia do Francie a povzbuzovala jej, aby posty a ciliciem tak usilovně krotil své tělo, že se stal hodným, aby se mu zjevil Spasitel světa v podobě překrásného chlapce, a tím Edmunda mocně podnítil, aby si jej zamiloval. Proto se po studiu svobodných umění zcela oddal studiu posvátných písem, která posléze i veřejně vyučoval. Pokaždé, když otevíral posvát</text:span><text:span text:style-name="T727">­</text:span><text:span text:style-name="T334">nou knihu Bible, uctivě ji políbil. Když se Svatý Otec dozvěděl, že je především milovníkem Kříže, udělil mu jedinečné privilegium, kterým jej vyslal, aby kázal o Kříži.</text:span></text:p>
          </table:table-cell>
        </table:table-row>
        <table:table-row table:style-name="Tabulka1.1">
          <table:table-cell table:style-name="Tabulka1.A1" office:value-type="string">
            <text:p text:style-name="P143">Lectio iij. </text:p>
            <text:p text:style-name="P250">C<text:span text:style-name="T401">um</text:span> esset Salisberiénsis Ecclésiæ Canónicus, in Cantuariénsem Archipræsulem eléctus, id munus obíre constánter rénuit, donec a Salisberiénsi Epíscopo, qui ei inobediéntiæ ac lethális culpæ perículum intentábat, victus précibus curam pastorálem invítus accépit, sicque pastor in pópulo Dei constitútus omni virtútum génere prælúxit. Cum totum se animárum salúti ac Ecclesiásticæ libertáti tuéndæ impéndere vellet, multa ipsi advérsa, tum a rege, tum a regni procéribus illáta sunt: imo ipsum Cantuariénsium Canonicórum Collégium se piis ejus conátibus oppósuit. Tandem cum débitum pastóris offícium exercére non posset, prædecessóris sui sancti Thomæ exemplo, Pontiníacum se recépit; índeque póstmodum discédens‚ Solcíacum Priorátum ádiit: ubi paulo post prætéritæ vitæ sanctitátem beatíssimo fine comprobávit.</text:p>
            <text:p text:style-name="P87"/>
          </table:table-cell>
          <table:table-cell table:style-name="Tabulka1.A1" office:value-type="string">
            <text:p text:style-name="P79"/>
            <text:p text:style-name="P269"><text:span text:style-name="T471">Když</text:span><text:span text:style-name="T336"> byl </text:span><text:span text:style-name="T744">již </text:span><text:span text:style-name="T336">Kanovníkem Katedrály v Salisbury, byl zvolen Arcibiskupem v Canterbury. Tento úřad však vytrvale odmítal, dokud jej nepřesvědčil Biskup ze Salisbury, který mu vylíčil nebezpečí spočívající v neposlušnosti jako smrtelném hříchu. </text:span><text:span text:style-name="T248">Edmund</text:span><text:span text:style-name="T336">, přemožen prosbami, tedy proti své vůli pastýřský úřad přijal, a jako pastýř ustanoven uprostřed lidu Božího zazářil všemi druhy ctností. Když se chtěl zcela věnovat spáse duší a ochraně svobody Církve, objevila se mnohá protivenství, tu ze strany krále, tu ze strany královských velmožů, dokonce samotná Kapitula Kanovníků z Canterbury se postavila do cesty jeho zbožným snahám. Když už nemohl náležitě vykonávat svůj pastýřský úřad, následoval příkladu svého předchůdce, svatého Tomáše, a odebral se </text:span><text:span text:style-name="T249">k Cisterciákům </text:span><text:span text:style-name="T336">do Pontigny, odtud pak přišel do </text:span><text:span text:style-name="T249">augustiniánského </text:span><text:span text:style-name="T336">Převorství v Soisy-Bouy, kde zanedlouho svatost celého svého života stvrdil přeblaženým koncem. </text:span></text:p>
          </table:table-cell>
        </table:table-row>
        <table:table-row table:style-name="Tabulka1.1">
          <table:table-cell table:style-name="Tabulka1.A1" table:number-columns-spanned="2" office:value-type="string">
            <text:p text:style-name="P94"><text:span text:style-name="T7">D</text:span><text:span text:style-name="T8">IE</text:span><text:span text:style-name="T6"> </text:span><text:span text:style-name="T9">X</text:span><text:span text:style-name="T10">VI</text:span><text:span text:style-name="T9">I</text:span><text:span text:style-name="T6">. </text:span><text:span text:style-name="T10">NOVEM</text:span><text:span text:style-name="T6">BRIS.</text:span></text:p>
            <text:p text:style-name="P181"><text:span text:style-name="T28">I</text:span><text:span text:style-name="T99">n</text:span><text:span text:style-name="T27"> </text:span><text:span text:style-name="T28">F</text:span><text:span text:style-name="T342">e</text:span><text:span text:style-name="T343">s</text:span><text:span text:style-name="T342">t</text:span><text:span text:style-name="T343">o</text:span></text:p>
            <text:p text:style-name="P181"><text:soft-page-break/><text:span text:style-name="T29">S</text:span><text:span text:style-name="T30">. </text:span><text:span text:style-name="T31">G</text:span><text:span text:style-name="T101">ertrudis</text:span><text:span text:style-name="T100"> </text:span><text:span text:style-name="T31">M</text:span><text:span text:style-name="T100">a</text:span><text:span text:style-name="T101">gnæ</text:span><text:span text:style-name="T100">,</text:span></text:p>
            <text:p text:style-name="P65"><text:span text:style-name="T20">Virgin</text:span><text:span text:style-name="T21">is Ordinis Nostri</text:span><text:span text:style-name="T22">.</text:span></text:p>
            <text:p text:style-name="P1">M<text:span text:style-name="T358">M</text:span>. <text:span text:style-name="T358">maj.</text:span></text:p>
          </table:table-cell>
          <table:covered-table-cell/>
        </table:table-row>
        <table:table-row table:style-name="Tabulka1.1">
          <table:table-cell table:style-name="Tabulka1.A1" office:value-type="string">
            <text:p text:style-name="P111">In I. Nocturno</text:p>
            <text:p text:style-name="P99">De Epístola prima beáti Pauli Apóstoli ad Corínthios.</text:p>
            <text:p text:style-name="P143">Lectio j. <text:span text:style-name="T325">Cap. 7.</text:span></text:p>
            <text:p text:style-name="P245">D<text:span text:style-name="T401">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245"/>
          </table:table-cell>
          <table:table-cell table:style-name="Tabulka1.A1" office:value-type="string">
            <text:p text:style-name="P111"><text:s/></text:p>
            <text:p text:style-name="P73"/>
            <text:p text:style-name="P73"/>
            <text:p text:style-name="P73"/>
            <text:p text:style-name="P365"><text:span text:style-name="T515">O pannách </text:span><text:span text:style-name="T106">s</text:span><text:span text:style-name="T114">ice</text:span><text:span text:style-name="T515"> nemám příkaz od Pána, ale dávám radu jako člověk, jemuž se dostalo milosrdenství od Pána, abych byl spolehli</text:span><text:span text:style-name="T560">­</text:span><text:span text:style-name="T515">vý rádce. Podle mého mínění je tedy dobré pro nynější utrpení, ano dobré pro člověka, aby zůstal tak</text:span><text:span text:style-name="T588">, </text:span><text:span text:style-name="T589">jak je</text:span><text:span text:style-name="T515">. Jsi vázán k manželce? Nehledej rozloučení! Jsi bez manželky? Nehledej manželku! Oženíš-li se však, nehřešíš; a vdá-li se panna, nehřeší. Avšak takoví budou míti tělesné útrapy. Těch já vás šetřím. </text:span></text:p>
          </table:table-cell>
        </table:table-row>
        <table:table-row table:style-name="Tabulka1.1">
          <table:table-cell table:style-name="Tabulka1.A1" office:value-type="string">
            <text:p text:style-name="P143">Lectio ij.</text:p>
            <text:p text:style-name="P250">H<text:span text:style-name="T401">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132"/>
          </table:table-cell>
          <table:table-cell table:style-name="Tabulka1.A1" office:value-type="string">
            <text:p text:style-name="P79"/>
            <text:p text:style-name="P312"><text:span text:style-name="T436">Pravím</text:span><text:span text:style-name="T523"> však toto: Bratří, čas je krátký! Proto </text:span><text:span text:style-name="T583">ať žijí</text:span><text:span text:style-name="T523"> také ti, </text:span><text:span text:style-name="T109">k</text:span><text:span text:style-name="T108">teří</text:span><text:span text:style-name="T523"> mají manželky, jako by je neměli; a ti, </text:span><text:span text:style-name="T109">k</text:span><text:span text:style-name="T108">teří</text:span><text:span text:style-name="T523"> </text:span><text:span text:style-name="T519">pláčou</text:span><text:span text:style-name="T523">, jako by neplakali; a </text:span><text:span text:style-name="T109">t</text:span><text:span text:style-name="T108">i, kteří</text:span><text:span text:style-name="T523"> se radují, jako by se neradovali; a </text:span><text:span text:style-name="T109">t</text:span><text:span text:style-name="T108">i, kteří</text:span><text:span text:style-name="T523"> kupují, jako by nic neměli; a </text:span><text:span text:style-name="T109">t</text:span><text:span text:style-name="T108">i, kteří si</text:span><text:span text:style-name="T523"> užívají tohoto světa, jako by neužívali, neboť tvářnost tohoto světa pomíjí. </text:span></text:p>
          </table:table-cell>
        </table:table-row>
        <table:table-row table:style-name="Tabulka1.1">
          <table:table-cell table:style-name="Tabulka1.A1" office:value-type="string">
            <text:p text:style-name="P143">Lectio iij.</text:p>
            <text:p text:style-name="P250">V<text:span text:style-name="T401">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87"/>
          </table:table-cell>
          <table:table-cell table:style-name="Tabulka1.A1" office:value-type="string">
            <text:p text:style-name="P79"/>
            <text:p text:style-name="P313"><text:span text:style-name="T436">Přeji</text:span><text:span text:style-name="T523"> si však, abyste byli bez starosti. Kdo není ženat, stará se o věci Páně, jak by se zalíbil Pánu. Kdo však se oženil, stará se o věci světské, jak by se zalíbil ženě, a je rozdělen. A neprovdaná žena, totiž panna, myslí na věci Páně, aby byla svatá tělem i duchem; provdaná však myslí na věci světské, jak by se zalíbila muži. To pak pravím k vašemu prospěchu, ne abych vás </text:span><text:span text:style-name="T109">s</text:span><text:span text:style-name="T110">vazoval a chytal do pasti</text:span><text:span text:style-name="T523">, nýbrž radím k tomu, co je vznešené a co by dalo svobodu bez překážky sloužiti Pánu. </text:span></text:p>
          </table:table-cell>
        </table:table-row>
        <table:table-row table:style-name="Tabulka1.1">
          <table:table-cell table:style-name="Tabulka1.A1" office:value-type="string">
            <text:p text:style-name="P143">Lectio i<text:span text:style-name="T235">v</text:span>.</text:p>
            <text:p text:style-name="P250">S<text:span text:style-name="T401">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87"/>
          </table:table-cell>
          <table:table-cell table:style-name="Tabulka1.A1" office:value-type="string">
            <text:p text:style-name="P79"/>
            <text:p text:style-name="P313"><text:span text:style-name="T525">D</text:span><text:span text:style-name="T437">omnívá-li</text:span><text:span text:style-name="T525"> se však někdo, že by měl hanbu kvůli své neprovdané dceři, je-li </text:span><text:span text:style-name="T595">na vdávání </text:span><text:span text:style-name="T525">přestárlá, a musí-li se tak státi, ať učiní podle své vůle; nehřeší, </text:span><text:span text:style-name="T111">p</text:span><text:span text:style-name="T110">okud ji provdá</text:span><text:span text:style-name="T525">. Ale kdo stojí v svém srdci pevně, kdo není nucen, nýbrž může podle své vůle rozhodovali a v svém srdci se rozhodl, že neprovdá svou pannu, dobře činí. A tak dobře činí i ten, kdo provdává svou pannu, kdo však ji neprovdává, činí lépe. <text:s text:c="4"/></text:span><text:span text:style-name="T526">(</text:span><text:span text:style-name="T584">Hejčl, </text:span><text:span text:style-name="T585">lehce upraveno</text:span><text:span text:style-name="T597">)</text:span></text:p>
          </table:table-cell>
        </table:table-row>
        <text:soft-page-break/>
        <table:table-row table:style-name="Tabulka1.1">
          <table:table-cell table:style-name="Tabulka1.A1" office:value-type="string">
            <text:p text:style-name="P165">In II. Nocturno</text:p>
            <text:p text:style-name="P150">Lectio v. </text:p>
            <text:p text:style-name="P256">G<text:span text:style-name="T401">ertrúdis</text:span> virgo, quam Magnam vocant, quinquénnis Christo, cui jam núbilis erat et matúra, apud moniáles cisterciénses in ascetério Elpidiáni, sive ut vocant de Helfta, virginitátem suam consecrávit. Ab ipso in Religiónem ingréssu angélicæ vitæ ratiónem iniit, et lítteris humanióribus ac divínis appríme excúlta, ad altam doctrínæ perfectiónem pervénit. </text:p>
            <text:p text:style-name="P301"/>
          </table:table-cell>
          <table:table-cell table:style-name="Tabulka1.A1" office:value-type="string">
            <text:p text:style-name="P77"/>
            <text:p text:style-name="P77"/>
            <text:p text:style-name="P328"><text:span text:style-name="T483">Panna</text:span><text:span text:style-name="T344"> Gertruda, kterou někteří nazývají Velikou, již v pěti letech zaslíbila své panenství Kristu, pro nějž byla již dospělá a vhodná na vdávání, </text:span><text:span text:style-name="T345">a sice </text:span><text:span text:style-name="T344">u cisterciáckých mnišek v klášteře svatého Elpidia, jak se také nazýval klášter v Helftě. Od samého počátku zasvěceného života žila podle vzoru </text:span><text:span text:style-name="T346">A</text:span><text:span text:style-name="T344">ndělů, vzdělána </text:span><text:span text:style-name="T351">hned na začátku</text:span><text:span text:style-name="T344"> čtením spisů lidských i božských došla k nejvyšší dokonalosti v učení.</text:span></text:p>
          </table:table-cell>
        </table:table-row>
        <table:table-row table:style-name="Tabulka1.1">
          <table:table-cell table:style-name="Tabulka1.A1" office:value-type="string">
            <text:p text:style-name="P148">Lectio vj.</text:p>
            <text:p text:style-name="P255">E<text:span text:style-name="T401">xímia</text:span> fuit ejus contemplátio, in qua multis revelatiónibus ac visis cœléstibus a Deo illustráta, eódem inspiránte, libros divínæ sapiéntiæ plenos conscrípsit. Cœléstis sponsus in ejus puríssimo corde delícias suas collocávit, cui suórum étiam vúlnerum stígmata ígneo amóris stylo divínus zelátor inússit.</text:p>
            <text:p text:style-name="P133"/>
          </table:table-cell>
          <table:table-cell table:style-name="Tabulka1.A1" office:value-type="string">
            <text:p text:style-name="P77"/>
            <text:p text:style-name="P331"><text:span text:style-name="T443">Výjimečná</text:span><text:span text:style-name="T550"> byla její kontemplace, kterou Bůh </text:span><text:span text:style-name="T128">prozářil</text:span><text:span text:style-name="T550"> mnoha zjeveními a nebeskými viděními, a taktéž pod Božím vnuknutím sepsala knihy plné božské moudrosti. Nebeský ženich vlil mnohá svá potěšení do jejího nejčistšího srdce, a také jí tento božský horlivec ohnivým hrotem své lásky vypálil znamení svých ran.</text:span></text:p>
          </table:table-cell>
        </table:table-row>
        <table:table-row table:style-name="Tabulka1.1">
          <table:table-cell table:style-name="Tabulka1.A1" office:value-type="string">
            <text:p text:style-name="P148">Lectio vij.</text:p>
            <text:p text:style-name="P254">M<text:span text:style-name="T401">iro</text:span> imprímis amóre erga Sacratíssimum Cor Jesu flagrávit, cujus divítias ineffábiles magnificávit, cujus quoque cultus públici prophetíssa nuncupátur. Erga sanctíssimum Eucharistíæ sacraméntum et Christi Passiónem tanto gratitúdinis afficiebátur ardóre, ut tota lácrymis liquésceret. </text:p>
            <text:p text:style-name="P85"/>
          </table:table-cell>
          <table:table-cell table:style-name="Tabulka1.A1" office:value-type="string">
            <text:p text:style-name="P77"/>
            <text:p text:style-name="P332"><text:span text:style-name="T489">Planula</text:span><text:span text:style-name="T696"> v první řadě podivuhodnou láskou k Nejsvětějšímu srdci Ježíšovu,</text:span><text:span text:style-name="T697"> </text:span><text:span text:style-name="T696">jehož nevyslo</text:span><text:span text:style-name="T699">­</text:span><text:span text:style-name="T696">vitelná bohatství velebila, a bývá označována </text:span><text:span text:style-name="T183">z</text:span><text:span text:style-name="T184">a</text:span><text:span text:style-name="T696"> pr</text:span><text:span text:style-name="T699">o</text:span><text:span text:style-name="T696">rokyn</text:span><text:span text:style-name="T183">i</text:span><text:span text:style-name="T696"> jeho veřejné úcty. Vůči nejsvětější svátosti Eucharistie a Utrpení Kristovu byla jata takovým žárem vděčnosti, že se celá v slzách rozplývala. </text:span></text:p>
          </table:table-cell>
        </table:table-row>
        <table:table-row table:style-name="Tabulka1.1">
          <table:table-cell table:style-name="Tabulka1.A1" office:value-type="string">
            <text:p text:style-name="P148">Lectio viij.</text:p>
            <text:p text:style-name="P255">D<text:span text:style-name="T401">eíparam</text:span> Vírginem peculiári benefício in matrem et procuratrícem sibi a Christo datam, quam cum aliis cœli cívibus frequénter habébat spectábilem, singulári pietáte prosequebátur. Animas, piaculáribus flammis addíctas, quotidiánis suffrágiis et assíduis précibus sublevábat. Zelo divíni honóris promovéndi, et procurándæ salútis próximi júgiter ardébat. Dénique, flagrantíssimo Dei amóre pótius quam morbo languéscens, in sponsi ósculo et ampléxu quiévit.</text:p>
            <text:p text:style-name="P133"/>
          </table:table-cell>
          <table:table-cell table:style-name="Tabulka1.A1" office:value-type="string">
            <text:p text:style-name="P77"/>
            <text:p text:style-name="P329"><text:span text:style-name="T490">Jedinečnou</text:span><text:span text:style-name="T700"> zbožnost</text:span><text:span text:style-name="T701">í</text:span><text:span text:style-name="T700"> </text:span><text:span text:style-name="T191">lnula </text:span><text:span text:style-name="T700">i </text:span><text:span text:style-name="T701">k</text:span><text:span text:style-name="T700"> Bohorodičce Panně jako k</text:span><text:span text:style-name="T701">e své</text:span><text:span text:style-name="T700"> matce a přímluvkyni, kterou jí jako obzvláštní dobro dal Kristus, a měla ji spolu s jinými nebešťany často před očima. Každodenními přímluvami a usilovnými modlitbami ulehčovala osud duší, především těch, které byly vydány plamenům. Neustále planula zápalem pro větší slávu Boží a získání spásy pro své bližní. Poté, stravována planoucí Boží láskou spíše než nemocí umdlévala, až nakonec v objetí a polibku ženicha zesnula.</text:span></text:p>
          </table:table-cell>
        </table:table-row>
        <table:table-row table:style-name="Tabulka1.1">
          <table:table-cell table:style-name="Tabulka1.A1" office:value-type="string">
            <text:p text:style-name="P164">In III. Nocturno</text:p>
            <text:p text:style-name="P95"><text:span text:style-name="T289">Léctio sancti Evangélii</text:span><text:span text:style-name="T290"> </text:span><text:span text:style-name="T291">secúndum </text:span><text:span text:style-name="T292">Matthæum</text:span><text:span text:style-name="T289">.</text:span><text:span text:style-name="T11"> </text:span></text:p>
            <text:p text:style-name="P95"><text:span text:style-name="T11">Lectio ix. Cap. </text:span><text:span text:style-name="T12">5</text:span><text:span text:style-name="T11">.</text:span></text:p>
            <text:p text:style-name="P261">I<text:span text:style-name="T401">n</text:span> illo témpore: Dixit Jesus discípulis suis parábolam hanc: Simile erit regnum cælórum decem virgínibus, quæ, accipiéntes lampades suas, exiérunt obviam sponso et sponsæ. Et réliqua.</text:p>
            <text:p text:style-name="P125"/>
            <text:p text:style-name="P180"><text:span text:style-name="T685">Homil</text:span><text:span text:style-name="T181">í</text:span><text:span text:style-name="T685">a sancti Gregórii Papæ</text:span><text:span text:style-name="T308">.</text:span></text:p>
            <text:p text:style-name="P95"><text:span text:style-name="T18">Homil</text:span><text:span text:style-name="T19">i</text:span><text:span text:style-name="T18">a 12. in Evangelia.</text:span></text:p>
            <text:p text:style-name="P302"><text:soft-page-break/><text:span text:style-name="T289">S</text:span><text:span text:style-name="T473">æpe</text:span><text:span text:style-name="T289"> vos, fratres c</text:span><text:span text:style-name="T293">h</text:span><text:span text:style-name="T289">aríssimi, adm</text:span><text:span text:style-name="T294">ó</text:span><text:span text:style-name="T289">neo prava ópera f</text:span><text:span text:style-name="T294">ú</text:span><text:span text:style-name="T289">gere, mundi hujus inquinaménta devit</text:span><text:span text:style-name="T294">á</text:span><text:span text:style-name="T289">re, sed hodiérna sancti Evangélii lectióne comp</text:span><text:span text:style-name="T294">é</text:span><text:span text:style-name="T289">llor d</text:span><text:span text:style-name="T294">í</text:span><text:span text:style-name="T289">cere, ut, et bona, quæ </text:span><text:span text:style-name="T294">á</text:span><text:span text:style-name="T289">gitis, cum magna caut</text:span><text:span text:style-name="T294">é</text:span><text:span text:style-name="T289">la teneátis; ne per hoc, quod a vobis rectum geritur, favor aut grátia hum</text:span><text:span text:style-name="T294">á</text:span><text:span text:style-name="T289">na requirátur; ne appet</text:span><text:span text:style-name="T294">í</text:span><text:span text:style-name="T289">tus laudis subrépat, et, quod foris osténditur, intus a merc</text:span><text:span text:style-name="T294">é</text:span><text:span text:style-name="T289">de vacuétur.</text:span></text:p>
            <text:p text:style-name="P125"/>
          </table:table-cell>
          <table:table-cell table:style-name="Tabulka1.A1" office:value-type="string">
            <text:p text:style-name="P376"/>
            <text:p text:style-name="P81"/>
            <text:p text:style-name="P81"/>
            <text:p text:style-name="P303"><text:span text:style-name="T420">Za</text:span><text:span text:style-name="T84"> onoho času, </text:span><text:span text:style-name="T85">řekl Ježíš svým učedníkům </text:span><text:span text:style-name="T86">toto podobenství</text:span><text:span text:style-name="T85">: „</text:span><text:span text:style-name="T86">Podobné jest království nebeské deseti pannám, jež přijaly své lampy a vyšly naproti ženichovi a nevěstě</text:span><text:span text:style-name="T85">.“</text:span><text:span text:style-name="T87"> </text:span><text:span text:style-name="T84">A ostatní.</text:span></text:p>
            <text:p text:style-name="P81"/>
            <text:p text:style-name="P81"/>
            <text:p text:style-name="P323"><text:soft-page-break/><text:span text:style-name="T438">Nejdražší</text:span><text:span text:style-name="T527"> bratři, často vám připomínám, abyste se vyhýbali zlým skutkům </text:span><text:span text:style-name="T528">a vyvarovali se nečistoty tohoto světa. </text:span><text:span text:style-name="T529">A</text:span><text:span text:style-name="T528">le k dnešnímu čtení svatého </text:span><text:span text:style-name="T112">E</text:span><text:span text:style-name="T528">vangelia </text:span><text:span text:style-name="T529">musím</text:span><text:span text:style-name="T528"> říci, abyste i na dobré skutky, které konáte, patřili s vel</text:span><text:span text:style-name="T551">­</text:span><text:span text:style-name="T528">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53">Lectio x.</text:p>
            <text:p text:style-name="P261">E<text:span text:style-name="T401">cce</text:span>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œlórum regnum constat quia reprobórum nullus ingréditur, <text:span text:style-name="T365">é</text:span>tiam fátuis virgínibus cur simile esse perhibétur? </text:p>
            <text:p text:style-name="P125"/>
          </table:table-cell>
          <table:table-cell table:style-name="Tabulka1.A1" office:value-type="string">
            <text:p text:style-name="P81"/>
            <text:p text:style-name="P314"><text:span text:style-name="T448">Podívejme</text:span><text:span text:style-name="T598"> se, </text:span><text:span text:style-name="T167">j</text:span><text:span text:style-name="T168">ak</text:span><text:span text:style-name="T598"> Spasitel mluví o deseti pannách. Říká, že všechny jsou panny, a přece nejsou všechny vpuštěny dovnitř branou blaženosti. <text:s/>Některé z nich totiž, </text:span><text:span text:style-name="T599">i když za své panenství očividně baží po slávě, však ve svých nádobách nechtěly mít olej. Nejdříve se tedy musíme zeptat, co je království nebeské, neboli proč tam bylo deset panen, které jsou nazvány pannami moudrými i pošetilými. Pokud o nebeském království platí, že do něj nevstoupí nic nesvatého, proč se </text:span><text:span text:style-name="T169">t</text:span><text:span text:style-name="T168">o týká také</text:span><text:span text:style-name="T599"> pan</text:span><text:span text:style-name="T169">e</text:span><text:span text:style-name="T168">n</text:span><text:span text:style-name="T599">, které jsou </text:span><text:span text:style-name="T586">pouze</text:span><text:span text:style-name="T599"> pošetilé? </text:span></text:p>
          </table:table-cell>
        </table:table-row>
        <table:table-row table:style-name="Tabulka1.1">
          <table:table-cell table:style-name="Tabulka1.A1" office:value-type="string">
            <text:p text:style-name="P153">Lectio xj.</text:p>
            <text:p text:style-name="P261">S<text:span text:style-name="T401">ed</text:span>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125"/>
          </table:table-cell>
          <table:table-cell table:style-name="Tabulka1.A1" office:value-type="string">
            <text:p text:style-name="P81"/>
            <text:p text:style-name="P315"><text:span text:style-name="T439">Avšak</text:span><text:span text:style-name="T530"> měli bychom vědět, </text:span><text:span text:style-name="T531">že v Písmu svatém se často pod pojmem království nebeské míní Církev dnešních dnů. O tom mluví Pán na jiném místě: „Syn člověka pošle své </text:span><text:span text:style-name="T113">A</text:span><text:span text:style-name="T531">nděly, a ti vyberou z jeho království každé pohoršení.“ V onom království blaženosti, v němž vládne nejvyšší mír, se totiž </text:span><text:span text:style-name="T524">už </text:span><text:span text:style-name="T531">nedají nalézt žádná pohoršení, která by se dala vybrat.</text:span></text:p>
          </table:table-cell>
        </table:table-row>
        <table:table-row table:style-name="Tabulka1.1">
          <table:table-cell table:style-name="Tabulka1.A1" office:value-type="string">
            <text:p text:style-name="P153">Lectio xij.</text:p>
            <text:p text:style-name="P261">I<text:span text:style-name="T401">n</text:span> quinque autem córporis sénsibus unusquísque subsístit; geminátus autem quinárius denárium pérficit. Et, quia ex utroque sexu fidélium multitúdo collígitur, sancta Ecclésia decem virgínibus símilis esse denuntiátur. In qua quia mali cum bonis et réprobi cum eléctis admíxti sunt, recte símilis virgínibus prudéntibus et fátuis esse perhibétur. </text:p>
          </table:table-cell>
          <table:table-cell table:style-name="Tabulka1.A1" office:value-type="string">
            <text:p text:style-name="P81"/>
            <text:p text:style-name="P316"><text:span text:style-name="T449">Každý</text:span><text:span text:style-name="T600"> z nás má pět tělesných smyslů. Když se tento počet pět zdvojí, dostaneme číslo deset. </text:span><text:span text:style-name="T601">A protože zástupy věřících se skládají z obou pohlaví, Církev svatá je připodobněna k deseti pannám. V </text:span><text:span text:style-name="T170">Cí</text:span><text:span text:style-name="T168">rkvi</text:span><text:span text:style-name="T601"> jsou totiž </text:span><text:span text:style-name="T587">zatím </text:span><text:span text:style-name="T601">promícháni špatní s dobrými, zavržení s vyvolenými, takže se správně říká, že Církev je podobna pannám moudrým i pošetilým.</text:span></text:p>
          </table:table-cell>
        </table:table-row>
        <table:table-row table:style-name="Tabulka1.1">
          <table:table-cell table:style-name="Tabulka1.A1" office:value-type="string">
            <text:p text:style-name="P170">Oratio.</text:p>
            <text:p text:style-name="P371">D<text:span text:style-name="T401">eus</text:span>, qui in puríssimo corde beátæ Gertrúdis Vírginis tuæ jucúndam tibi habitatiónem præparásti: <text:span text:style-name="T1">*</text:span> ejus méritis et intercessióne cordis nostri máculas cleménter abstérge; <text:span text:style-name="T1">§</text:span> ut digna divínæ majestátis tuæ habitátio éffici mereátur. <text:span text:style-name="T1">*</text:span> Per Dóminum.</text:p>
            <text:p text:style-name="P122"/>
          </table:table-cell>
          <table:table-cell table:style-name="Tabulka1.A1" office:value-type="string">
            <text:p text:style-name="P171">Ora<text:span text:style-name="T359">ce</text:span>.</text:p>
            <text:p text:style-name="P372"><text:span text:style-name="T491">Bože</text:span>, <text:span text:style-name="T359">jenž sis v nejčistším srdci své svaté Panny Gertrudy připravil radostný příbytek</text:span>: <text:span text:style-name="T359">pro je</text:span><text:span text:style-name="T746">jí</text:span><text:span text:style-name="T359"> zásluhy a na je</text:span><text:span text:style-name="T746">jí</text:span><text:span text:style-name="T359"> přímluvu laskavě očisti skvrny našeho srdce</text:span>; <text:span text:style-name="T360">aby bylo hodn</text:span><text:span text:style-name="T746">é</text:span><text:span text:style-name="T360"> státi se důstojným příbytkem tvé božské vznešenosti</text:span>. <text:span text:style-name="T360">Skrze našeho Pána</text:span>.</text:p>
          </table:table-cell>
        </table:table-row>
        <table:table-row table:style-name="Tabulka1.1">
          <table:table-cell table:style-name="Tabulka1.A1" office:value-type="string">
            <text:p text:style-name="P128">Sequéntia sancti Evangélii</text:p>
            <text:p text:style-name="P128">secúndum Matthæum.</text:p>
            <text:p text:style-name="P136"><text:soft-page-break/>c. 25.</text:p>
            <text:p text:style-name="P374">I<text:span text:style-name="T401">n</text:span> illo témpore: Dixit Jesus disc<text:span text:style-name="T361">í</text:span>pulis suis parábolam hanc: Simile erit regnum cœlórum decem virgínibus: quæ accipiéntes lámpades suas exiérunt óbviam sponso, et sponsæ. Quinque autem ex eis erant fátuæ, et quinque prudéntes: sed quinque fátuæ, accéptis lampádibus, non sumpsérunt óleum secum: prudéntes vero accepérunt óleum in vasis suis cum lampádibus. Moram autem faciénte sponso, dormitavérunt omnes et dormiérunt. Média autem nocte clamor factus est: Ecce sponsus venit, exíte óbviam ei. Tunc surrexérunt omnes vírgines illæ, et ornavérunt lámpades suas. Fátuæ autem sapiéntibus dixérunt: Date nobis de óleo vestro: quia lámpades nostræ extinguúntur. Respondérunt prudéntes, dicéntes: Ne forte non suffíciat nobis, et vobis, ite pótius ad vendéntes, et émite vobis. Dum autem irent émere, venit sponsus: et quæ parátæ erant, intravérunt cum eo ad núptias, et clausa est jánua. Novíssime vero véniunt et réliquæ vírgines, dicéntes: Dómine, Dómine, áperi nobis. At ille respóndens, ait: Amen dico vobis, néscio vos. Vigiláte itaque, quia nescítis diem, neque horam.</text:p>
            <text:p text:style-name="P127"/>
          </table:table-cell>
          <table:table-cell table:style-name="Tabulka1.A1" office:value-type="string">
            <text:p text:style-name="P129">Pokračování svatého Evangelia</text:p>
            <text:p text:style-name="P130"><text:span text:style-name="T361">podle Matouše</text:span>.</text:p>
            <text:p text:style-name="P137"><text:soft-page-break/><text:span text:style-name="T361">kapitola</text:span> 25, <text:span text:style-name="T362">verše 1-13.</text:span></text:p>
            <text:p text:style-name="P375"><text:span text:style-name="T361">Z</text:span><text:span text:style-name="T492">a</text:span><text:span text:style-name="T361"> onoho času řekl Ježíš učedníkům toto podobenství</text:span>: <text:span text:style-name="T362">podobno</text:span> bude království nebeské, deset<text:span text:style-name="T362">i pannám, které</text:span> vzal<text:span text:style-name="T362">y</text:span> lampy a vyšl<text:span text:style-name="T362">y</text:span> naproti ženichovi <text:span text:style-name="T362">a</text:span> nevěstě. Pět z nich bylo pošetilých a pět rozumných. Pošetilé vzaly lampy, ale nevzaly si s sebou olej. Rozumné si vzaly s lampami i olej v nádobkách. Když ženich nepřicházel, na všechny přišla ospalost a usnuly. Uprostřed noci se rozlehl křik: ‚Ženich je t<text:span text:style-name="T363">ady</text:span>, jděte mu naproti!‘ Všechny družičky procitly a dávaly do pořádku své lampy. Tu řekly ty pošetilé rozumným: ‚Dejte nám trochu oleje, naše lampy dohasínají!‘ Ale rozumné odpověděly: ‚Nemůžeme, nedostávalo by se nám ani vám. Jděte raději ke kupcům a kupte si!‘ Ale zatímco šly kupovat, přišel ženich, a <text:span text:style-name="T364">ty, </text:span>které byly připraveny, vešly s ním na svatbu; a dveře <text:span text:style-name="T364">se</text:span> zavře<text:span text:style-name="T364">l</text:span>y. Potom přišly i ty ostatní družičky a prosily: ‚Pane, pane, otevři nám!‘ Ale on odpověděl: ‚Amen, pravím vám, neznám vás.‘ Bděte tedy, protože neznáte den ani hodinu</text:p>
          </table:table-cell>
        </table:table-row>
        <table:table-row table:style-name="Tabulka1.1">
          <table:table-cell table:style-name="Tabulka1.A1" table:number-columns-spanned="2" office:value-type="string">
            <text:p text:style-name="P30">DIE <text:span text:style-name="T324">XVII</text:span>. NOVEMBRIS.</text:p>
            <text:p text:style-name="P47"><text:span text:style-name="T32">I</text:span><text:span text:style-name="T281">n </text:span><text:span text:style-name="T32">F</text:span><text:span text:style-name="T281">esto </text:span></text:p>
            <text:p text:style-name="P47"><text:span text:style-name="T32">S. </text:span><text:span text:style-name="T36">G</text:span><text:span text:style-name="T285">regorii </text:span><text:span text:style-name="T36">T</text:span><text:span text:style-name="T285">haumaturg</text:span><text:span text:style-name="T283">i,</text:span></text:p>
            <text:p text:style-name="P36"><text:span text:style-name="T326">Episcopi et </text:span>Confessoris.</text:p>
            <text:p text:style-name="P45"><text:span text:style-name="T78">i</text:span><text:span text:style-name="T71">ij. Lect. et M.</text:span></text:p>
          </table:table-cell>
          <table:covered-table-cell/>
        </table:table-row>
        <table:table-row table:style-name="Tabulka1.1">
          <table:table-cell table:style-name="Tabulka1.A1" office:value-type="string">
            <text:p text:style-name="P109">In I. Nocturno</text:p>
            <text:p text:style-name="P356">De Epístola prima beáti Pauli Apostóli </text:p>
            <text:p text:style-name="P356">ad Timótheum.</text:p>
            <text:p text:style-name="P145">Lectio j. <text:span text:style-name="T325">Cap. 3.</text:span></text:p>
            <text:p text:style-name="P248">F<text:span text:style-name="T401">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248"/>
          </table:table-cell>
          <table:table-cell table:style-name="Tabulka1.A1" office:value-type="string">
            <text:p text:style-name="P120"/>
            <text:p text:style-name="P75"/>
            <text:p text:style-name="P75"/>
            <text:p text:style-name="P75"/>
            <text:p text:style-name="P366"><text:span text:style-name="T433">Pravdivý</text:span><text:span text:style-name="T514"> je výrok: Usiluje-li někdo o </text:span><text:span text:style-name="T129">B</text:span><text:span text:style-name="T552">iskupský </text:span><text:span text:style-name="T514">úřad, usiluje o úřad vznešený. </text:span><text:span text:style-name="T552">Biskup </text:span><text:span text:style-name="T514">má býti bezúhonný, jen jednou ženatý, střídmý, rozvážný, řádný, </text:span><text:span text:style-name="T552">cudný, </text:span><text:span text:style-name="T514">pohostinný, schopný učit. Nemá býti </text:span><text:span text:style-name="T552">pijan</text:span><text:span text:style-name="T514">, ne násilné povahy, nýbrž mírný, ne svárlivý ani lakomý, nýbrž má dobře spravovat svůj vlastní dům a své dítky držeti v poslušnosti a ve vší počestnosti. <text:s/></text:span><text:span text:style-name="T522">(</text:span><text:span text:style-name="T585">C</text:span><text:span text:style-name="T580">ol, </text:span><text:span text:style-name="T582">upraveno</text:span><text:span text:style-name="T522">)</text:span></text:p>
          </table:table-cell>
        </table:table-row>
        <table:table-row table:style-name="Tabulka1.1">
          <table:table-cell table:style-name="Tabulka1.A1" office:value-type="string">
            <text:p text:style-name="P143">Lectio ij.</text:p>
            <text:p text:style-name="P250">G<text:span text:style-name="T401">regórius</text:span>, Neocæsaréæ Ponti Epíscopus, sanctitáte doctrináque illústris, signis vero ac miráculis multo illústrior, quorum multitúdine atque præstántia Thaum<text:span text:style-name="T337">a</text:span>túrgus appellátus est, et sancti Basilíi testimónio cum Móyse‚ Prophétis, et Apóstolis comparátus; montem, qui Ecclésiæ ædificatiónem impediébat, oratióne álio tránstulit. Item palúdem, <text:soft-page-break/>inter fratres causam discordiárum, exsiccávit. Lycum flúvium pernicióse agros inundántem, defíxo ad ripam, quo sustentabátur, báculo, qui statim viréntem crevit in árborem, coércuit, ut póstea ultra eum términum non efflúxerit.</text:p>
            <text:p text:style-name="P132"/>
          </table:table-cell>
          <table:table-cell table:style-name="Tabulka1.A1" office:value-type="string">
            <text:p text:style-name="P79"/>
            <text:p text:style-name="P268"><text:span text:style-name="T401">Ř</text:span><text:span text:style-name="T493">ehoř</text:span><text:span text:style-name="T337"> byl slavný Biskup v pontské Neocésarei, proslavený svatostí i učením, mnohem slavnější však byl znameními a zázraky, pro jejichž množství a velkolepost byl nazýván Divotvůrce, a svatý Basil jej ve svém svědectví přirovnává k Mojžíšovi, Prorokům a Apoštolům. Horu, která překážela při stavbě Kostela, modlitbou přenesl jinam. Také bažinu, </text:span><text:soft-page-break/><text:span text:style-name="T337">která způsobovala nesváry mezi bratřími, vysušil. Řeku Lycos, která nebezpečně zaplavovala pole, navrátil do </text:span><text:span text:style-name="T227">jejích</text:span><text:span text:style-name="T337"> břehů, a do břehu pak zarazil hůl, která v mžiku vyrostla v mohutný strom, a řeku donutil, aby se za toto místo již nikdy nevylila. </text:span></text:p>
          </table:table-cell>
        </table:table-row>
        <table:table-row table:style-name="Tabulka1.1">
          <table:table-cell table:style-name="Tabulka1.A1" office:value-type="string">
            <text:p text:style-name="P143">Lectio iij. </text:p>
            <text:p text:style-name="P250">S<text:span text:style-name="T401">æpíssime</text:span> dæmones ex idolórum simulácris, atque ex hóminum corpóribus ejécit: múltaque ália mirabíliter effécit, quibus innumerábiles hómines traxit ad Jesu Christi fidem, cum étiam prophético spíritu futúra prædíceret. Qui migr<text:span text:style-name="T338">a</text:span>túrus e vita, cum quæsísset, quot in civitáte Neocæsariénsi réliqui essent infidéles, responsúmque essét, tantum esse septémdecim, Deo grátias agens, Tótidem, inquit, erant fidéles‚ cum cepi Episcopátum. Plura scripsit, quibus étiam, non solum miráculis, Dei Ecclésiam illustrávit.</text:p>
            <text:p text:style-name="P87"/>
          </table:table-cell>
          <table:table-cell table:style-name="Tabulka1.A1" office:value-type="string">
            <text:p text:style-name="P79"/>
            <text:p text:style-name="P292"><text:span text:style-name="T401">Velmi</text:span> často vyháněl zlé duchy z pohanských model i z těl lidí. Učinil i mnoho dalších věcí, jimiž přitáhl lidi k víře Ježíše Krista, když dokonce v prorockém duchu předpovídal věcí budoucí. Když odcházel ze života, ptal se, kolik nevěřících zůstalo v Neocésarei. Odpověď byla, že jich je pouze sedmnáct. Vzdal tedy díky Bohu a pravil: „Tolik tu bylo věřících, když jsem nastoupil jako Biskup.“ Napsal také mnoho spisů, kterými také, nejen svými zázraky, osvítil Boží Církev.</text:p>
          </table:table-cell>
        </table:table-row>
        <table:table-row table:style-name="Tabulka1.1">
          <table:table-cell table:style-name="Tabulka1.A1" table:number-columns-spanned="2" office:value-type="string">
            <text:p text:style-name="P35">DIE XVIII. NOVEMBRIS</text:p>
            <text:p text:style-name="P60"><text:span text:style-name="T38">D</text:span><text:span text:style-name="T705">edicatio </text:span><text:span text:style-name="T38">B</text:span><text:span text:style-name="T705">asilic</text:span><text:span text:style-name="T196">arum</text:span><text:span text:style-name="T705"> </text:span></text:p>
            <text:p text:style-name="P59"><text:span text:style-name="T33">SS. A</text:span><text:span text:style-name="T282">postolorum</text:span></text:p>
            <text:p text:style-name="P59"><text:span text:style-name="T33">P</text:span><text:span text:style-name="T282">etri et </text:span><text:span text:style-name="T33">P</text:span><text:span text:style-name="T282">auli</text:span></text:p>
            <text:p text:style-name="P7">MM. maj.</text:p>
          </table:table-cell>
          <table:covered-table-cell/>
        </table:table-row>
        <table:table-row table:style-name="Tabulka1.1">
          <table:table-cell table:style-name="Tabulka1.A1" office:value-type="string">
            <text:p text:style-name="P110">In I. Nocturno</text:p>
            <text:p text:style-name="P99">De libro Apocalypsis beáti Joánnis Apóstoli.</text:p>
            <text:p text:style-name="P143">Lectio j. <text:span text:style-name="T271">Cap. 21.</text:span></text:p>
            <text:p text:style-name="P245">E<text:span text:style-name="T401">t</text:span> erat structúra muri ejus ex lápide jáspide: ipsa vero cívitas aurum mundum símile vitro mundo. Et fundaménta muri civitátis omni lápide pretióso ornáta. Fundaméntum primum, jaspis: secúndum, sapphírus: tértium, chalcedónius: quartum, smarágdus: quintum, sárdonyx: sextum, sárdius: séptimum, chrysólithus: octávum, beryllus: nonum, topázius: décimum, chrysóprasus: undécimum, hyacinthus: duodécimum, amethystus.</text:p>
            <text:p text:style-name="P245"/>
          </table:table-cell>
          <table:table-cell table:style-name="Tabulka1.A1" office:value-type="string">
            <text:p text:style-name="P61"/>
            <text:p text:style-name="P73"/>
            <text:p text:style-name="P73"/>
            <text:p text:style-name="P344"><text:span text:style-name="T401">Zdi</text:span> jeho hradeb byly z jaspisu, město samo bylo z čistého zlata, tak čisté<text:span text:style-name="T331">ho</text:span> jako sklo. Základy městských hradeb byly ozdobeny drahokamy všech druhů: první základ byl z jaspisu, druhý ze safíru, třetí z chalcedonu, čtvrtý ze smaragdu, pátý ze sardonyxu, šestý z karneolu, sedmý z chrysolitu, osmý z berylu, devátý z topasu, desátý z chrysoprasu, jedenáctý z hyacintu, dvanáctý z ametystu. </text:p>
          </table:table-cell>
        </table:table-row>
        <table:table-row table:style-name="Tabulka1.1">
          <table:table-cell table:style-name="Tabulka1.A1" office:value-type="string">
            <text:p text:style-name="P143">Lectio ij.</text:p>
            <text:p text:style-name="P250">E<text:span text:style-name="T401">t</text:span> duódecim portæ, duódecim margarítæ sunt, per síngulas: et síngulæ portæ erant ex síngulis margarítis: et platéa civitátis aurum mundum, tamquam vitrum perlúcidum. Et templum non vidi in ea. Dóminus enim Deus omnípotens templum illíus est et Agnus.</text:p>
            <text:p text:style-name="P132"/>
          </table:table-cell>
          <table:table-cell table:style-name="Tabulka1.A1" office:value-type="string">
            <text:p text:style-name="P79"/>
            <text:p text:style-name="P274"><text:span text:style-name="T320">A dvanáct bran </text:span><text:span text:style-name="T244">bylo </text:span><text:span text:style-name="T246">z</text:span><text:span text:style-name="T320"> dvanácti perel po jedné; každá jednotlivá brána byla z jedné perly. Náměstí města bylo čisté zlato jako průhledné sklo. Ale chrám jsem v něm neviděl, neboť Pán, Bůh všemohoucí, a Beránek je jeho chrámem. </text:span></text:p>
          </table:table-cell>
        </table:table-row>
        <table:table-row table:style-name="Tabulka1.1">
          <table:table-cell table:style-name="Tabulka1.A1" office:value-type="string">
            <text:p text:style-name="P143">Lectio iij.</text:p>
            <text:p text:style-name="P250">E<text:span text:style-name="T401">t</text:span> cívitas non eget sole, neque luna ut lúceant in ea. Nam cláritas Dei illuminávit eam, et lucérna ejus est Agnus. Et ambulábunt Gentes in lúmine <text:soft-page-break/>ejus: et reges terræ áfferent glóriam suam, et honórem in <text:span text:style-name="T328">illam.</text:span></text:p>
            <text:p text:style-name="P87"/>
          </table:table-cell>
          <table:table-cell table:style-name="Tabulka1.A1" office:value-type="string">
            <text:p text:style-name="P79"/>
            <text:p text:style-name="P289">A to město nepotřebuje světlo slunce ani měsíce, poněvadž velebnost Boží je osvěcovala, a jeho světlem je Beránek. A Národy budou chodit v jeho <text:soft-page-break/>světle a králové země přinesou do něho svou slávu a čest. </text:p>
          </table:table-cell>
        </table:table-row>
        <table:table-row table:style-name="Tabulka1.1">
          <table:table-cell table:style-name="Tabulka1.A1" office:value-type="string">
            <text:p text:style-name="P143">Lectio i<text:span text:style-name="T235">v</text:span>. </text:p>
            <text:p text:style-name="P250">E<text:span text:style-name="T401">t</text:span> portæ ejus non claudéntur per diem: nox enim non erit illic. Et áfferent glóriam‚ et honórem Géntium in illam. Non intrábit in eam áliquod coinquinátum, aut abominatiónem fáciens, et mendácium, nisi qui scripti sunt in libro vitæ Agni.</text:p>
            <text:p text:style-name="P87"/>
          </table:table-cell>
          <table:table-cell table:style-name="Tabulka1.A1" office:value-type="string">
            <text:p text:style-name="P79"/>
            <text:p text:style-name="P317"><text:span text:style-name="T547">A brány jeho nebudou přes den zavírány a noc tam také nebude. Slávu a čest Národů vnesou do něho. A nic poskvrněného do něho nevejde, ani </text:span><text:span text:style-name="T551">ten, </text:span><text:span text:style-name="T547">kdo se dopouští ohavnosti a lži, vejdou tam jenom ti, k</text:span><text:span text:style-name="T129">teří</text:span><text:span text:style-name="T547"> jsou zapsáni v Beránkově knize života. <text:s/></text:span><text:span text:style-name="T525"><text:s/></text:span></text:p>
            <text:p text:style-name="P185"><text:span text:style-name="T236">(</text:span><text:span text:style-name="T246">Col</text:span><text:span text:style-name="T238">,</text:span><text:span text:style-name="T245"> </text:span><text:span text:style-name="T239">upraveno</text:span><text:span text:style-name="T259">)</text:span></text:p>
          </table:table-cell>
        </table:table-row>
        <table:table-row table:style-name="Tabulka1.1">
          <table:table-cell table:style-name="Tabulka1.A1" office:value-type="string">
            <text:p text:style-name="P52">In II. Nocturno</text:p>
            <text:p text:style-name="P37">Lectio v. </text:p>
            <text:p text:style-name="P221"><text:span text:style-name="T71">E</text:span><text:span text:style-name="T419">x</text:span><text:span text:style-name="T71"> locis sacris quæ olim apud Christiános veneratiónem habuérunt, illa celebérrima et frequentíssima fuérunt, in quibus cóndita Sanctórum córpora, vel áliquod Mártyrum vestígium aut monuméntum esset. In quorum número sanctórum locórum, in primis semper fuit insígnis ea Vaticáni pars, quam sancti Petri Confessiónem appellábant. Nam eo Christiáni ex ómnibus orbis terræ pártibus, tamquam ad fídei petram et Ecclésiæ fundaméntum conveniéntes: locum Príncipis Apostolórum sepúlcro consecrátum, summa religióne ac pietáte venerabántur.</text:span></text:p>
            <text:p text:style-name="P38"/>
          </table:table-cell>
          <table:table-cell table:style-name="Tabulka1.A1" office:value-type="string">
            <text:p text:style-name="P55"/>
            <text:p text:style-name="P18"/>
            <text:p text:style-name="P235"><text:span text:style-name="T452">N</text:span><text:span text:style-name="T451">ejslavnější</text:span><text:span text:style-name="T608"> a nejnavštěvovanější z míst, která měli kdysi </text:span><text:span text:style-name="T609">K</text:span><text:span text:style-name="T608">řesťané v úctě, byla vždy ta, </text:span><text:span text:style-name="T609">na </text:span><text:span text:style-name="T166">nichž</text:span><text:span text:style-name="T609"> </text:span><text:span text:style-name="T164">j</text:span><text:span text:style-name="T165">sou</text:span><text:span text:style-name="T608"> uložena těla </text:span><text:span text:style-name="T609">S</text:span><text:span text:style-name="T608">vatých, nebo </text:span><text:span text:style-name="T609">alespoň</text:span><text:span text:style-name="T608"> </text:span><text:span text:style-name="T609">nějaký </text:span><text:span text:style-name="T608">ostat</text:span><text:span text:style-name="T609">e</text:span><text:span text:style-name="T608">k č</text:span><text:span text:style-name="T609">i</text:span><text:span text:style-name="T608"> hrob </text:span><text:span text:style-name="T670">ně</text:span><text:span text:style-name="T172">k</text:span><text:span text:style-name="T173">ter</text:span><text:span text:style-name="T670">ého z </text:span><text:span text:style-name="T681">M</text:span><text:span text:style-name="T608">učedníků. Mezi těmito svatými místy vždy držela primát ona slavná část Vatikánu, </text:span><text:span text:style-name="T165">která</text:span><text:span text:style-name="T608"> </text:span><text:span text:style-name="T609">se</text:span><text:span text:style-name="T608"> nazýva</text:span><text:span text:style-name="T609">la</text:span><text:span text:style-name="T608"> Vyznání svatého Petra. Neboť tam přicházeli jako ke skále víry a základu Církve </text:span><text:span text:style-name="T609">K</text:span><text:span text:style-name="T608">řesťané ze všech končin světa. Místo posvěcené hrobem </text:span><text:span text:style-name="T609">K</text:span><text:span text:style-name="T608">nížete </text:span><text:span text:style-name="T609">A</text:span><text:span text:style-name="T608">poštolů bylo uctíváno s nejvyšší úctou a zbožností.</text:span></text:p>
          </table:table-cell>
        </table:table-row>
        <table:table-row table:style-name="Tabulka1.1">
          <table:table-cell table:style-name="Tabulka1.A1" office:value-type="string">
            <text:p text:style-name="P37">Lectio vj. </text:p>
            <text:p text:style-name="P199">I<text:span text:style-name="T401">lluc</text:span> Constantínus Magnus imperátor octávo die post suscéptum baptísmum venit, depositóque diadémate, et humi jacens, vim lacrimárum profúdit: mox sumpto ligóne ac bidénte terram éruit: índeque duódecim terræ cóphinis, honoris causa duódecim Apostolórum, ablatis, ac loco Basílicæ Príncipis Apostolórum designáto, Ecclésiam ædificávit. Quam sanctus Silvéster Papa décimo quarto Kaléndas Decémbris, eo modo quo Lateranénsem Ecclésiam quinto Idus Novembris consecráverat, dedicávit: et in ea <text:span text:style-name="T341">a</text:span>ltáre lapídeum, chrísmate delibutum eréxit; atque ex eo témpore sancívit, ne deinceps altária nisi ex lápide fíerent.</text:p>
            <text:p text:style-name="P38"/>
          </table:table-cell>
          <table:table-cell table:style-name="Tabulka1.A1" office:value-type="string">
            <text:p text:style-name="P18"/>
            <text:p text:style-name="P229"><text:span text:style-name="T451">Tam</text:span><text:span text:style-name="T608"> přišel Konstantin Veliký osmý den po přijetí křtu, odložil korunu, položil se na holou zem a prolil mnoho slz. Pak vstal, vzal </text:span><text:span text:style-name="T669">rýč</text:span><text:span text:style-name="T608"> a motyku a začal kopat. Odnesl odtud dvanáct košů zeminy ke cti dvanácti </text:span><text:span text:style-name="T609">A</text:span><text:span text:style-name="T608">poštolů a tím, že vyznačil místo </text:span><text:span text:style-name="T609">B</text:span><text:span text:style-name="T608">asiliky </text:span><text:span text:style-name="T609">K</text:span><text:span text:style-name="T608">nížete </text:span><text:span text:style-name="T609">A</text:span><text:span text:style-name="T608">poštolů, založil tento </text:span><text:span text:style-name="T609">K</text:span><text:span text:style-name="T608">ostel. Dne 18. </text:span><text:span text:style-name="T680">listopadu</text:span><text:span text:style-name="T608"> jej pak svatý </text:span><text:span text:style-name="T166">P</text:span><text:span text:style-name="T608">apež Silvestr posvětil stejný</text:span><text:span text:style-name="T610">m způsobem</text:span><text:span text:style-name="T608"> jako </text:span><text:span text:style-name="T610">předtím </text:span><text:span text:style-name="T609">L</text:span><text:span text:style-name="T608">ateránskou basiliku dne 9. listopadu. Uvnitř vztyčil kamenný </text:span><text:span text:style-name="T609">o</text:span><text:span text:style-name="T608">ltář pomazaný křižmem a vyhlási</text:span><text:span text:style-name="T609">l</text:span><text:span text:style-name="T608">, že od té doby se už oltáře smějí stavět pouze z kamene.</text:span></text:p>
          </table:table-cell>
        </table:table-row>
        <table:table-row table:style-name="Tabulka1.1">
          <table:table-cell table:style-name="Tabulka1.A1" office:value-type="string">
            <text:p text:style-name="P37">Lectio vij. </text:p>
            <text:p text:style-name="P199">I<text:span text:style-name="T401">dem</text:span> beátus Silvéster Basílicam sancti Pauli Apóstoli, in via Ostiénsi ab eódem Constantíno imperatóre magnificentíssime ædificatam dedicávit. Quas Basílicas idem imperátor multis prædiis attribútis locupletávit, ac munéribus amplíssimis exornávit. Porro Vaticánam Basílicam, vetustáte jam pridem collabéntem, ac proptérea multórum Pontífi-cum pietáte látius ac magnificéntius a fundaméntis eréctam, Urbánus octávus, hac eádem recurrénte die anni millésimi sexcentésimi vigésimi sexti, solémni <text:soft-page-break/>ritu consecrávit.</text:p>
            <text:p text:style-name="P38"/>
          </table:table-cell>
          <table:table-cell table:style-name="Tabulka1.A1" office:value-type="string">
            <text:p text:style-name="P18"/>
            <text:p text:style-name="P218"><text:span text:style-name="T401">Tentýž</text:span> svatý Silvestr posvětil <text:span text:style-name="T341">B</text:span>asiliku svatého Pavla <text:span text:style-name="T341">A</text:span>poštola, kterou nechal <text:span text:style-name="T341">nanejvýš </text:span>velkolepě vystavět tentýž císař Konstantin na <text:span text:style-name="T341">O</text:span>stijské cestě. Obě basiliky obdařil onen císař velikými majetky a mnoha bohatými dary <text:span text:style-name="T341">také</text:span> vyzdobil. Později pak <text:span text:style-name="T341">V</text:span>atikánskou <text:span text:style-name="T341">B</text:span>asiliku, stářím již dávno se hroutící, a<text:span text:style-name="T341">však</text:span> zbožnou péčí mnoha <text:span text:style-name="T341">P</text:span>apežů ještě větší a vznešenější od základů vystavěnou, Urban VIII., opět tento velký den roku 1626 <text:span text:style-name="T341">při </text:span>slavném obřad<text:span text:style-name="T341">u</text:span> posvětil.</text:p>
          </table:table-cell>
        </table:table-row>
        <table:table-row table:style-name="Tabulka1.1">
          <table:table-cell table:style-name="Tabulka1.A1" office:value-type="string">
            <text:p text:style-name="P37">Lectio viij. </text:p>
            <text:p text:style-name="P199">B<text:span text:style-name="T401">asílicam</text:span> vero Ostiénsem, quum dira incéndii vis anno millésimo octingentésimo vigésimo tértio pénitus consumpsísset, indeféssa quatuor Pontíficum cura splendídius quam ántea eréctam, et ab intéritu véluti vindicátam, Pius nonus, auspicatís-simam nactus occasiónem qua dogma de Imm<text:span text:style-name="T702">a</text:span>cu-láta beátæ Maríæ Vírginis Conceptióne, nuper ab ipso proclamátum, ingéntem Cardinálium et Episco-pórum númerum ex díssitis étiam Cathólici orbis regiónibus Romam attráxerat; die décima Decémbris anni millésimi octingéntesimi quinquagésimi quarti, tanta circúmdatus purpuratórum Patrum et Antísti-tum coróna, solémniter dedicávit, ejúsque celebri-tátis memóriam hac die recoléndam decrévit.</text:p>
            <text:p text:style-name="P38"/>
          </table:table-cell>
          <table:table-cell table:style-name="Tabulka1.A1" office:value-type="string">
            <text:p text:style-name="P18"/>
            <text:p text:style-name="P215"><text:span text:style-name="T494">K</text:span><text:span text:style-name="T401">dyž</text:span> hrozný požár <text:span text:style-name="T339">v </text:span>ro<text:span text:style-name="T339">ce</text:span> 1823 téměř zničil <text:span text:style-name="T327">O</text:span>stijskou basiliku, neúnavnou péčí čtyř <text:span text:style-name="T341">P</text:span>apežů v ještě větší nádheře než předtím vystavěnou a od zničení zachráněnou, využi<text:span text:style-name="T339">l </text:span>Pius IX.<text:span text:style-name="T341"> </text:span>vzácné příležitosti, když nedávné vyhlášení dogmatu o Neposkvrněném <text:span text:style-name="T341">P</text:span>očetí blahoslavené Panny Marie přivedlo do Říma nesmírné množství <text:span text:style-name="T341">K</text:span>ardinálů a <text:span text:style-name="T341">B</text:span>iskupů, jinak rozesetých v katolických oblastech po celém světě, <text:span text:style-name="T339">a</text:span> dne 10. prosince roku 1854 <text:span text:style-name="T339">ji </text:span>slavnostně posvětil, korunovanou přítomností tolika <text:span text:style-name="T341">O</text:span>tců v purpuru a <text:span text:style-name="T341">B</text:span>iskupů, a vyhlásil, <text:span text:style-name="T341">aby se v tento den každý rok slavila</text:span> památk<text:span text:style-name="T341">a</text:span> této slavnosti.</text:p>
          </table:table-cell>
        </table:table-row>
        <table:table-row table:style-name="Tabulka1.1">
          <table:table-cell table:style-name="Tabulka1.A1" office:value-type="string">
            <text:p text:style-name="P53">In III. Nocturno</text:p>
            <text:p text:style-name="P6">Léctio sancti Evangélii secúndum <text:span text:style-name="T329">Lucam</text:span>.</text:p>
            <text:p text:style-name="P27"><text:span text:style-name="T4">Lectio ix. </text:span><text:span text:style-name="T5">Cap. 19</text:span></text:p>
            <text:p text:style-name="P201">I<text:span text:style-name="T401">n</text:span> illo témpore: <text:span text:style-name="T330">i</text:span>ngréssus Jesus perambulábat Jéricho. Et ecce vir nómine Zachæus: et hic princeps erat publicanórum, et ipse dives. Et réliqua.</text:p>
            <text:p text:style-name="P14"/>
            <text:p text:style-name="P3">Homilía sancti Gregórii Papæ.</text:p>
            <text:p text:style-name="P37">Lib. 27. Moral. Cap. 27. post medium.</text:p>
            <text:p text:style-name="P203">S<text:span text:style-name="T401">i</text:span> veráciter sapiéntes esse, atque ipsam Dei sapiéntiam contemplári appétimus, stultos nos humíliter cognoscámus. Relinquámus nóxiam sapiéntiam, discámus laudábilem fatuitátem. Hinc quippe scriptum est: Stulta mundi elégit Deus, ut confúndat sapiéntes. Hinc rursum dícitur: Si quis vidétur inter vos sápiens esse in hoc sæculo, stultus fiat, ut sit sápiens. Hinc Evangélicæ históriæ verba testántur: quia Zachæus cum vidére præ turba nihil posset, sycómori árborem ascéndit, ut transeúntem Dóminum cérneret. Sycómorus quippe ficus fátua dícitur.</text:p>
            <text:p text:style-name="P38"/>
          </table:table-cell>
          <table:table-cell table:style-name="Tabulka1.A1" office:value-type="string">
            <text:p text:style-name="P20"/>
            <text:p text:style-name="P20"/>
            <text:p text:style-name="P18"/>
            <text:p text:style-name="P214"><text:span text:style-name="T401">Za</text:span> onoho času <text:span text:style-name="T330">vstoupil </text:span>Ježíš <text:span text:style-name="T330">do Jericha a procházel jím.</text:span> Hle, <text:span text:style-name="T330">muž jménem Zacheus, byl to vrchní nad celníky a byl bohatý.</text:span> A další.</text:p>
            <text:p text:style-name="P18"/>
            <text:p text:style-name="P18"/>
            <text:p text:style-name="P18"/>
            <text:p text:style-name="P235"><text:span text:style-name="T453">Pokud</text:span><text:span text:style-name="T611"> chceme být opravdu moudří a </text:span><text:span text:style-name="T138">k</text:span><text:span text:style-name="T139">on</text:span><text:span text:style-name="T155">­</text:span><text:span text:style-name="T139">templovat</text:span><text:span text:style-name="T611"> Boží moudrost, pokorně uznejme, že jsme pošetilí. Opusťme škodlivou moudrost a naučme se tedy chvályhodné pošetilosti. Je totiž psáno: „Pošetilost světa zvolil si Bůh, aby zahanbil moudré.“ Také se praví: „Domnívá-li se kdo z vás, že je v tomto světě moudrý, ať se stane bláznem, aby byl opravdu moudrým.“ To potvrzují i slova </text:span><text:span text:style-name="T672">našeho </text:span><text:span text:style-name="T611">příběhu z Evangelia, neboť Zacheus, když přes zástupy nic neviděl, vylezl na planý fíkovník, aby zahlédl Pána, až bude procházet. Planému fíkovníku se někdy říká fíkovník bláznů.</text:span></text:p>
          </table:table-cell>
        </table:table-row>
        <table:table-row table:style-name="Tabulka1.1">
          <table:table-cell table:style-name="Tabulka1.A1" office:value-type="string">
            <text:p text:style-name="P37">Lectio x.</text:p>
            <text:p text:style-name="P199">P<text:span text:style-name="T401">usíllus</text:span> ítaque Zachæus sycómorum súbiit, et Dóminum vidit: quia qui mundi stultítiam humíliter éligunt, ipsi Dei sapiéntiam subtíliter contemplántur. Pusillitátem namque nostram ad vidéndum Dóminum turba præpedit: quia infirmitátem humánæ mentis, ne lucem veritátis inténdat‚ curárum sæculárium tumúltus premit.</text:p>
            <text:p text:style-name="P38"/>
          </table:table-cell>
          <table:table-cell table:style-name="Tabulka1.A1" office:value-type="string">
            <text:p text:style-name="P18"/>
            <text:p text:style-name="P219"><text:span text:style-name="T401">Malý</text:span> Zacheus tedy vylezl na planý fíkovník a Pána opravdu uviděl. Neboť právě ti, kteří si pokorně zvolí pošetilost světa, budou skutečně nahlížet <text:span text:style-name="T702">na </text:span>Boží moudrost. Zástupy tedy brání naší maličkosti uzřít Pána, stejně jako lidskou mysl oslabuje shon světských starostí, takže nemůže patřit na světlo pravdy. </text:p>
          </table:table-cell>
        </table:table-row>
        <table:table-row table:style-name="Tabulka1.1">
          <table:table-cell table:style-name="Tabulka1.A1" office:value-type="string">
            <text:p text:style-name="P37">Lectio xj.</text:p>
            <text:p text:style-name="P199"><text:soft-page-break/>S<text:span text:style-name="T401">ed</text:span> prudénter sycómorum ascéndimus si próvide eam, quæ divínitus præcípitur, stultítiam mente tenémus. Quid enim in hoc mundo stúltius, quam amíssa non quærere, posséssa rapiéntibus relaxáre, nullam pro accéptis injúriis injúriam réddere, imo et adjúnctis áliis patiéntiam præbére? Quasi enim sycómorum nos ascéndere Dóminus præcipit, cum dicit: Qui aufert quæ tua sunt, ne répetas. Et rursum: Si quis te percússerit in déxteram maxíllam, præbe illi et alteram.</text:p>
            <text:p text:style-name="P38"/>
          </table:table-cell>
          <table:table-cell table:style-name="Tabulka1.A1" office:value-type="string">
            <text:p text:style-name="P18"/>
            <text:p text:style-name="P230"><text:soft-page-break/><text:span text:style-name="T454">Avšak</text:span><text:span text:style-name="T612"> my můžeme moudře vyléz</text:span><text:span text:style-name="T140">t</text:span><text:span text:style-name="T612"> na planý fíkovník, </text:span><text:span text:style-name="T140">p</text:span><text:span text:style-name="T139">okud</text:span><text:span text:style-name="T612"> se v mysli </text:span><text:span text:style-name="T140">p</text:span><text:span text:style-name="T139">rozíravě</text:span><text:span text:style-name="T612"> podržíme té Bohem seslané pošetilosti.</text:span><text:span text:style-name="T604"> </text:span><text:span text:style-name="T612">Co je totiž v tomto světě pošetilejšího než nehledat ztracené, dobrovolně vydat to, co nám ostatní berou, a bezpráví neoplácet bezprávím, mimo ostatní věci vydat d</text:span><text:span text:style-name="T613">o</text:span><text:span text:style-name="T612">konce i </text:span><text:span text:style-name="T140">s</text:span><text:span text:style-name="T141">vou</text:span><text:span text:style-name="T612"> trpělivost? Jako by nám Pán přikazoval, abychom vylezli na planý fíkovník, když říká: „Když ti někdo vezme, co je tvé, nežádej to </text:span><text:span text:style-name="T613">na</text:span><text:span text:style-name="T612">zpět.“ A opět: „Když tě někdo uhodí v pravou tvář, nastav mu i levou.“</text:span></text:p>
          </table:table-cell>
        </table:table-row>
        <table:table-row table:style-name="Tabulka1.1">
          <table:table-cell table:style-name="Tabulka1.A1" office:value-type="string">
            <text:p text:style-name="P37">Lectio xij.</text:p>
            <text:p text:style-name="P199">P<text:span text:style-name="T401">er</text:span> sycómorum Dóminus tránsiens cérnitur: quia per hanc sapiéntem stultítiam, etsi necdum, ut est, sólide‚ jam tamen per contemplatiónis lumen Dei sapiéntia quasi in tránsitu vidétur, quam vidére néqueunt qui sibi sapiéntes esse vidéntur: quia ad conspiciéndum Dóminum, in <text:span text:style-name="T340">e</text:span>láta cogitatiónum suárum turba deprehénsi‚ adhuc sycómori árborem non invenérunt.</text:p>
            <text:p text:style-name="P38"/>
          </table:table-cell>
          <table:table-cell table:style-name="Tabulka1.A1" office:value-type="string">
            <text:p text:style-name="P18"/>
            <text:p text:style-name="P229"><text:span text:style-name="T651">Z planého fíkovníku lze tedy </text:span><text:span text:style-name="T652">u</text:span><text:span text:style-name="T651">vidět Pána; neboť pomocí této moudré pošetilosti lze </text:span><text:span text:style-name="T652">pak</text:span><text:span text:style-name="T651"> </text:span><text:span text:style-name="T156">pomocí</text:span><text:span text:style-name="T651"> světl</text:span><text:span text:style-name="T650">a</text:span><text:span text:style-name="T651"> kontemplace </text:span><text:span text:style-name="T156">spatřit</text:span><text:span text:style-name="T651"> Boží moudrost, i když zatím ne plně, pouze </text:span><text:span text:style-name="T653">jakoby </text:span><text:span text:style-name="T651">zběžně, </text:span><text:span text:style-name="T653">a</text:span><text:span text:style-name="T650">však</text:span><text:span text:style-name="T653"> tu nedokážou </text:span><text:span text:style-name="T650">ani </text:span><text:span text:style-name="T652">zahlédnout</text:span><text:span text:style-name="T653"> ti, kteří si myslí, že jsou moudří. Neboť v tom, aby zahlédli Pána, jim brání povýšené zástupy jejich myšlenek, </text:span><text:span text:style-name="T156">neboť si</text:span><text:span text:style-name="T653"> ještě nenašli onen planý fíkovník.</text:span></text:p>
          </table:table-cell>
        </table:table-row>
        <table:table-row table:style-name="Tabulka1.1">
          <table:table-cell table:style-name="Tabulka1.A1" table:number-columns-spanned="2" office:value-type="string">
            <text:p text:style-name="P32">DIE XXI. NOVEMBRIS</text:p>
            <text:p text:style-name="P50"><text:span text:style-name="T25">I</text:span><text:span text:style-name="T232">n </text:span><text:span text:style-name="T25">F</text:span><text:span text:style-name="T232">esto </text:span><text:span text:style-name="T25">P</text:span><text:span text:style-name="T232">ræsentationis </text:span></text:p>
            <text:p text:style-name="P51"><text:span text:style-name="T25">B</text:span><text:span text:style-name="T232">eatæ </text:span><text:span text:style-name="T25">M</text:span><text:span text:style-name="T232">ariæ </text:span><text:span text:style-name="T25">V</text:span><text:span text:style-name="T232">irginis</text:span></text:p>
            <text:p text:style-name="P11">Serm. min.</text:p>
            <text:p text:style-name="P21"><draw:frame draw:style-name="fr1" draw:name="Obrázek2" text:anchor-type="char" svg:x="7.401cm" svg:y="0.081cm" svg:width="3.801cm" svg:height="0.39cm" draw:z-index="1"><draw:image xlink:href="Pictures/10000E08000012D8000001EECF5CAA247CE48DAE.wmf" xlink:type="simple" xlink:show="embed" xlink:actuate="onLoad" draw:mime-type="image/x-wmf"/><draw:image xlink:href="Pictures/10000201000000B60000001370EAB11130FA2F31.png" xlink:type="simple" xlink:show="embed" xlink:actuate="onLoad" draw:mime-type="image/png"/></draw:frame></text:p>
          </table:table-cell>
          <table:covered-table-cell/>
        </table:table-row>
        <table:table-row table:style-name="Tabulka1.1">
          <table:table-cell table:style-name="Tabulka1.A1" office:value-type="string">
            <text:p text:style-name="P113">In I. Nocturno</text:p>
            <text:p text:style-name="P101">De Parábolis Salomónis.</text:p>
            <text:p text:style-name="P154">Lectio j. <text:span text:style-name="T325">Cap. 8. et 9.</text:span></text:p>
            <text:p text:style-name="P246">E<text:span text:style-name="T495">go</text:span> sapiéntia hábito in consílio et erudítis intérsum cogitatiónibus. Timor Dómini odit malum: arrogántiam, et supérbiam, et viam pravam, et os bilíngue detéstor. Meum est consílium et <text:span text:style-name="T368">æ</text:span>quitas, mea est prudéntia, mea est fortitúdo. Per me reges regnant, et legum conditóres justa decérnunt: Per me príncipes ímperant, et poténtes decérnunt justítiam. Ego diligéntes me díligo: et qui mane vígilant ad me, invénient me.</text:p>
            <text:p text:style-name="P246"/>
          </table:table-cell>
          <table:table-cell table:style-name="Tabulka1.A1" office:value-type="string">
            <text:p text:style-name="P72"/>
            <text:p text:style-name="P72"/>
            <text:p text:style-name="P72"/>
            <text:p text:style-name="P347"><text:span text:style-name="T497">Já,</text:span><text:span text:style-name="T369"> Moudrost, bydlím s chytrostí, nalézám obezřetné poznání. Bázeň před Hospodinem </text:span><text:span text:style-name="T251">znamená</text:span><text:span text:style-name="T369"> nenávidět zlo; nenávidím povýšenost, pýchu, cestu zlou a proradná ústa. U mne je rada i pohotová pomoc, jsem rozumnost, u mne je bohatýrská síla. Skrze mne králové kralují a zákonodárci vydávají spravedlivá nařízení, skrze mne velí velitelé a všichni mocní soudí spravedlivě. Já miluji ty, kdo milují mne, a kdo mě za úsvitu hledají, naleznou mne. <text:s/></text:span></text:p>
          </table:table-cell>
        </table:table-row>
        <table:table-row table:style-name="Tabulka1.1">
          <table:table-cell table:style-name="Tabulka1.A1" office:value-type="string">
            <text:p text:style-name="P152">Lectio ij.</text:p>
            <text:p text:style-name="P262"><text:span text:style-name="T370">M</text:span><text:span text:style-name="T496">ecum</text:span><text:span text:style-name="T370"> sunt divítiæ, et gl</text:span><text:span text:style-name="T371">ó</text:span><text:span text:style-name="T370">ria, opes sup</text:span><text:span text:style-name="T371">é</text:span><text:span text:style-name="T370">rbæ et justítia. Mélior est enim fructus meus auro, et lápide pretióso, et genímina mea argénto elécto. In viis justítiæ ámbulo, in médio semitárum judícii, </text:span><text:span text:style-name="T372">u</text:span><text:span text:style-name="T370">t ditem diligéntes me et thesáuros eórum répleam. Dóminus possidébit me in inítio viárum suárum, ántequam quidquam fáceret a princípio.</text:span></text:p>
            <text:p text:style-name="P131"/>
          </table:table-cell>
          <table:table-cell table:style-name="Tabulka1.A1" office:value-type="string">
            <text:p text:style-name="P78"/>
            <text:p text:style-name="P275"><text:span text:style-name="T401">Bohatství</text:span> a čest jsou u mne, ustavičný dostatek i spravedlnost. Mé ovoce je lepší než zlato <text:span text:style-name="T373">a drahé kameny</text:span>, má úroda je nad výborné stříbro. Chodím <text:span text:style-name="T373">po </text:span>stezk<text:span text:style-name="T373">ách</text:span> spravedlnosti a <text:span text:style-name="T374">uprostřed </text:span>pěšin práva, abych <text:span text:style-name="T375">obohatila ty</text:span>, kdo mě milují. Já naplním jejich pokladnice. Hospodin mě vlastnil <text:span text:style-name="T375">na</text:span> počátk<text:span text:style-name="T375">u</text:span> své cesty, dříve než co konal odedávna.</text:p>
          </table:table-cell>
        </table:table-row>
        <table:table-row table:style-name="Tabulka1.1">
          <table:table-cell table:style-name="Tabulka1.A1" office:value-type="string">
            <text:p text:style-name="P152">Lectio iij.</text:p>
            <text:p text:style-name="P252"><text:soft-page-break/>A<text:span text:style-name="T495">b</text:span> ætérno ordináta sum, et ex antíquis, ánte-quam terra fíeret. Nondum erant ab<text:span text:style-name="T376">y</text:span>ssi, et ego jam concépta eram: <text:span text:style-name="T376">n</text:span>ecdum fontes aquárum erúperant, necdum montes gravi mole constíterant; ante colles ego parturiébar. Beátus homo qui audit me, et qui vígilat ad fores meas <text:span text:style-name="T367">qu</text:span>otídie, et obsérvat ad postes óstii mei. </text:p>
            <text:p text:style-name="P86"/>
          </table:table-cell>
          <table:table-cell table:style-name="Tabulka1.A1" office:value-type="string">
            <text:p text:style-name="P78"/>
            <text:p text:style-name="P276"><text:soft-page-break/><text:span text:style-name="T401">Od</text:span> věků jsem ustanovena, od <text:span text:style-name="T377">pradávna, ještě před stvořením </text:span>země. Ještě nebyly propastné tůně, když jsem se zrodila, prameny ještě <text:span text:style-name="T378">neoplývaly</text:span> vodami, <text:span text:style-name="T378">ani </text:span>hory ještě <text:span text:style-name="T378">ne</text:span>byly <text:span text:style-name="T378">těžkou hmotou usazeny</text:span>, před pahorky jsem se narodila. Blaze člověku, který mě poslouchá, bdí u mých dveří <text:span text:style-name="T379">každý den</text:span> a střeží veřeje mého vchodu. </text:p>
          </table:table-cell>
        </table:table-row>
        <table:table-row table:style-name="Tabulka1.1">
          <table:table-cell table:style-name="Tabulka1.A1" office:value-type="string">
            <text:p text:style-name="P152">Lectio i<text:span text:style-name="T235">v</text:span>.</text:p>
            <text:p text:style-name="P253">Q<text:span text:style-name="T495">ui</text:span> me invénerit, invéniet vitam, et háuriet salútem a Dómino: <text:span text:style-name="T367">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text:p>
            <text:p text:style-name="P86"/>
          </table:table-cell>
          <table:table-cell table:style-name="Tabulka1.A1" office:value-type="string">
            <text:p text:style-name="P78"/>
            <text:p text:style-name="P283"><text:span text:style-name="T401">Vždyť</text:span> ten, kdo mě nalézá, nalezl život a došel u Hospodina zalíbení. Kdo proti mně hřeší, <text:span text:style-name="T380">zraňuje </text:span>sv<text:span text:style-name="T380">ou</text:span> duši. <text:span text:style-name="T380">V</text:span>šichni, kdo mě nenávidí, milují smrt. Moudrost si vystavěla dům, vytesala sedm sloupů. Porazila dobytče, smísila víno a prostřela svůj stůl. Vyslala své <text:span text:style-name="T380">služebnice</text:span>, <text:span text:style-name="T380">aby </text:span>vol<text:span text:style-name="T380">aly</text:span> <text:span text:style-name="T380">od pevnosti po hradby města</text:span>: „Kdo je <text:span text:style-name="T380">maličký</text:span>, ať se <text:span text:style-name="T381">ke mně</text:span> uchýlí!“ </text:p>
          </table:table-cell>
        </table:table-row>
        <table:table-row table:style-name="Tabulka1.1">
          <table:table-cell table:style-name="Tabulka1.A1" office:value-type="string">
            <text:p text:style-name="P52">In II. Nocturno</text:p>
            <text:p text:style-name="P5">Ex libro sancti Joánnis Damascéni</text:p>
            <text:p text:style-name="P5">de Fide orthodóxa.</text:p>
            <text:p text:style-name="P37">Lectio v. L. 4. c. 15.</text:p>
            <text:p text:style-name="P198">J<text:span text:style-name="T401">óachim</text:span> lectíssimam illam, ac summis láudibus dignam mulíerem Annam matrimónio sibi copulávit. Verum, quemádmodum prisca illa Anna, cum sterilitátis morbo laboráret, per oratiónem ac promissiónem, Samuélem procreávit; eódem modo hæc etiam, per obsecratiónem et promissiónem, Dei Genitrícem a Deo accépit, ut ne hic quoque cuíquam ex illústribus matrónis céderet. Itaque grátia (nam hoc sonat Annæ vocábulum) Dóminam parit (id enim Maríæ nómine significátur): vere étenim rerum ómnium conditárum Dómina facta est, cum Creatóris Mater éxstitit.</text:p>
            <text:p text:style-name="P38"/>
          </table:table-cell>
          <table:table-cell table:style-name="Tabulka1.A1" office:value-type="string">
            <text:p text:style-name="P18"/>
            <text:p text:style-name="P18"/>
            <text:p text:style-name="P18"/>
            <text:p text:style-name="P18"/>
            <text:p text:style-name="P227"><text:span text:style-name="T450">Jáchym</text:span><text:span text:style-name="T604"> pojal za manželku tu nejvybranější a nejvyšší chvály hodnou ženu, Annu. Vpravdě, </text:span><text:span text:style-name="T614">stejně</text:span><text:span text:style-name="T604"> jako starozákonní Anna (Chana, </text:span><text:span text:style-name="T668">1 Sam 1, 2</text:span><text:span text:style-name="T604">), </text:span><text:span text:style-name="T614">přestože byla </text:span><text:span text:style-name="T604">stižena chorobou neplodnosti, skrze modlitbu a příslib stala se matkou Samuelovi, tak i tato Anna skrze modlitbu a příslib přijala od Boha Boží rodičku, aby nezůstala pozadu za jakoukoliv slavnou matkou. Tedy Milost (to </text:span><text:span text:style-name="T614">je </text:span><text:span text:style-name="T604">totiž </text:span><text:span text:style-name="T614">vý</text:span><text:span text:style-name="T604">znam jmén</text:span><text:span text:style-name="T614">a</text:span><text:span text:style-name="T604"> Ann</text:span><text:span text:style-name="T614">a</text:span><text:span text:style-name="T604">) zrodila Paní (to je </text:span><text:span text:style-name="T614">zase </text:span><text:span text:style-name="T604">význam Mariina jména). Vpravdě byla tedy učiněna Paní všech věcí stvořených, když </text:span><text:span text:style-name="T157">se stala</text:span><text:span text:style-name="T604"> matkou Stvořiteli.</text:span></text:p>
          </table:table-cell>
        </table:table-row>
        <table:table-row table:style-name="Tabulka1.1">
          <table:table-cell table:style-name="Tabulka1.A1" office:value-type="string">
            <text:p text:style-name="P37">Lectio vj.</text:p>
            <text:p text:style-name="P199">I<text:span text:style-name="T401">n</text:span> lucem autem éditur in domo probáticæ Jóachim, atque ad templum addúcitur: ac deínde, in domo Dei plantáta atque per Spíritum sagináta, instar olivæ frugíferæ virtútum ómnium domicílium effícitur; ut quæ vidélicet ab omni hujúsce vitæ et carnis concupiscéntia mentem abstraxísset, atque ita vírginem una cum córpore ánimam conservásset, ut eam decébat, quæ Deum sinu suo exceptúra erat.</text:p>
            <text:p text:style-name="P38"/>
          </table:table-cell>
          <table:table-cell table:style-name="Tabulka1.A1" office:value-type="string">
            <text:p text:style-name="P18"/>
            <text:p text:style-name="P229"><text:span text:style-name="T450">Světlo</text:span><text:span text:style-name="T604"> světa spatřila </text:span><text:span text:style-name="T676">Maria </text:span><text:span text:style-name="T604">v pastýřském domě Jáchymově a byla přivedena do chrámu. A poté, zasazena v domě Božím a živena Duchem, jako plodná oliva učiněna </text:span><text:span text:style-name="T142">byla</text:span><text:span text:style-name="T604"> domem veškeré ctnosti. A tak se zřekla veškerých žádostí tohoto života i těla, a spolu s panenským tělem si zachovala </text:span><text:span text:style-name="T142">také</text:span><text:span text:style-name="T604"> panenskou duši, aby hodna byla přijmout do svého lůna Boha.</text:span></text:p>
          </table:table-cell>
        </table:table-row>
        <table:table-row table:style-name="Tabulka1.1">
          <table:table-cell table:style-name="Tabulka1.A1" office:value-type="string">
            <text:p text:style-name="P3">Ex libro sancti Ambrósii Epíscopi de Virginibus.</text:p>
            <text:p text:style-name="P37">Lectio vij. Lib. 2.</text:p>
            <text:p text:style-name="P199">T<text:span text:style-name="T401">alis</text:span> fuit María, ut ejus uníus vita ómnium sit disciplína. Si ígitur auctor non dísplicet, opus probémus: ut, quæcúmque sibi ejus exóptat præmium, imitétur exémplum. Quantæ in una vírgine spé<text:soft-page-break/>cies virtútum émicant! Secrétum verecúndiæ, vexíllum fidei, devotiónis obséquium: virgo intra domum, comes ad ministérium, mater ad templum. O quántis illa virgínibus occúrret! quantas compléxa ad Dóminum trahet, dicens: Hæc thorum Fílii mei, hæc thálamos nuptiáles immaculáto servávit pudóre.</text:p>
            <text:p text:style-name="P38"/>
          </table:table-cell>
          <table:table-cell table:style-name="Tabulka1.A1" office:value-type="string">
            <text:p text:style-name="P18"/>
            <text:p text:style-name="P18"/>
            <text:p text:style-name="P214"><text:span text:style-name="T401">Taková</text:span> byla Maria, že život jí samotné budiž všem k ponaučení. Snad se autor neurazí, pokud pochválíme jeho dílo. Pokud bude jakákoliv žena chtít její odměnu, musí následovat jejího <text:soft-page-break/>příkladu. Jaká krása září z ctností jediné panny! Tajemství pravdy, korouhev víry, zbožný život: pannou byla doma, vévodkyní ve službě, matkou v chrámě. Kolika jen pannám přispěchala na pomoc! Kolik jich v objetí přitáhla k Pánu řkouc: „Toto svatební lůžko mého Syna, svatební komnaty <text:span text:style-name="T389">ona</text:span> uchovala bez poskvrny.“</text:p>
          </table:table-cell>
        </table:table-row>
        <table:table-row table:style-name="Tabulka1.1">
          <table:table-cell table:style-name="Tabulka1.A1" office:value-type="string">
            <text:p text:style-name="P37">Lectio viij.</text:p>
            <text:p text:style-name="P199">Q<text:span text:style-name="T401">uid</text:span> ergo éxsequar cibórum parsimóniam, officiórum redundántiam: álterum ultra natúram superfuísse, álterum pene ipsi natúræ defuísse? Illic nulla intermíssa témpora, hic congeminátos jejúnio dies. Et si quando reficiéndi successísset volúntas, cibus plerúmque óbvius, qui mortem arcéret, non delícias ministráret. Dormíre non prius cupíditas quam necéssitas fuit; et tamen, cum quiésceret corpus, vigiláret ánimus: qui frequénter in somnis aut lecta répetit, aut somno interrúpta contínuat, aut dispósita gerit, aut gerénda prænúntiat.</text:p>
            <text:p text:style-name="P38"/>
          </table:table-cell>
          <table:table-cell table:style-name="Tabulka1.A1" office:value-type="string">
            <text:p text:style-name="P18"/>
            <text:p text:style-name="P214"><text:span text:style-name="T401">Co</text:span> mám tedy ještě říci o její střídmosti v jídle č<text:span text:style-name="T703">i</text:span> mnoha povinnostech? Povinností více než je v lidských silách, jídla naopak pro člověka málo. Práce bez odpočinku, postní dny měla vždy po dvou. A pokud už musela jíst, vzala za vděk prvním pokrmem, co našla, aby ji udržel naživu, ne snad <text:span text:style-name="T703">aby </text:span>vyhověl její chuti. Spát nešla z rozmaru, ale až z nutnosti. Avšak i když tělo spočinulo, duch nadále bděl a často ze sna opakovala, co přečetla, nebo pokračovala v tom, co spánek přerušil, mluvila o věcech hotových i o těch, které musí ještě udělat.</text:p>
          </table:table-cell>
        </table:table-row>
        <table:table-row table:style-name="Tabulka1.1">
          <table:table-cell table:style-name="Tabulka1.A1" office:value-type="string">
            <text:p text:style-name="P52">In III. Nocturno</text:p>
            <text:p text:style-name="P6">Léctio sancti Evangélii secúndum Lucam.</text:p>
            <text:p text:style-name="P27"><text:span text:style-name="T4">Lectio ix. </text:span><text:span text:style-name="T5">Cap. 11</text:span></text:p>
            <text:p text:style-name="P201">I<text:span text:style-name="T401">n</text:span> illo témpore: Loquénte Jesu ad turbas, extóllens vocem quædam mulier de turba dixit illi: Beátus venter qui te portávit. Et réliqua.</text:p>
            <text:p text:style-name="P14"/>
            <text:p text:style-name="P3">Homilía venerábilis Bedæ Presbyteri.</text:p>
            <text:p text:style-name="P37">Lib. 4. Cap.49. in Luc.11.</text:p>
            <text:p text:style-name="P222"><text:span text:style-name="T72">M</text:span><text:span text:style-name="T416">agnæ</text:span><text:span text:style-name="T72"> devotiónis et f</text:span><text:span text:style-name="T73">í</text:span><text:span text:style-name="T72">dei hæc m</text:span><text:span text:style-name="T73">ú</text:span><text:span text:style-name="T72">lier osténditur, quæ, Scribis et Pharisæis Dóminum tentántibus simul et blasphemántibus, tanta ejus incarnatiónem præ ómnibus sinceritáte cognóscit, tanta fidúcia confitétur, ut et præséntium prócerum calúmniam, et futurórum confúndat hæreticórum perf</text:span><text:span text:style-name="T73">í</text:span><text:span text:style-name="T72">diam.</text:span></text:p>
            <text:p text:style-name="P38"/>
          </table:table-cell>
          <table:table-cell table:style-name="Tabulka1.A1" office:value-type="string">
            <text:p text:style-name="P18"/>
            <text:p text:style-name="P18"/>
            <text:p text:style-name="P18"/>
            <text:p text:style-name="P229"><text:span text:style-name="T450">Za</text:span><text:span text:style-name="T604"> onoho času, když Ježíš mluvil k zástupům, pozvedla hlas jakási žena z lidu a řekla mu: „Blažené lůno, které tě n</text:span><text:span text:style-name="T143">o</text:span><text:span text:style-name="T604">s</text:span><text:span text:style-name="T615">i</text:span><text:span text:style-name="T604">lo.“ A ostatní.</text:span></text:p>
            <text:p text:style-name="P18"/>
            <text:p text:style-name="P18"/>
            <text:p text:style-name="P18"/>
            <text:p text:style-name="P227"><text:span text:style-name="T455">T</text:span><text:span text:style-name="T450">ato</text:span><text:span text:style-name="T604"> žena prokázala zajisté velkou víru a oddanost. Když </text:span><text:span text:style-name="T143">Z</text:span><text:span text:style-name="T604">nalci zákona a </text:span><text:span text:style-name="T143">F</text:span><text:span text:style-name="T604">arizeové pokoušeli Pána a rouhali se mu, ona poukázala na význam jeho vtělení, </text:span><text:span text:style-name="T616">který převyšuje</text:span><text:span text:style-name="T604"> všechny ostatní. A vyznala to s takovou důvěrou právě </text:span><text:span text:style-name="T616">proto</text:span><text:span text:style-name="T604">, aby odsoudila pomluvy přítomných velkých mužů i proradnost budoucích </text:span><text:span text:style-name="T143">bludařů</text:span><text:span text:style-name="T604">. </text:span></text:p>
          </table:table-cell>
        </table:table-row>
        <table:table-row table:style-name="Tabulka1.1">
          <table:table-cell table:style-name="Tabulka1.A1" office:value-type="string">
            <text:p text:style-name="P37">Lectio x.</text:p>
            <text:p text:style-name="P202">N<text:span text:style-name="T401">am</text:span>, sicut tunc Judæi, Sancti Spíritus ópera blasphemándo, verum consubstantialémque Patri Dei Fílium negábant; sic hærétici póstea, negándo Mariam semper Vírginem, Sancti Spíritus operánte virtúte, nascitúro cum humánis membris Unigénito Dei, carnis suæ matériam ministrásse, verum consubstantialémque matri Fílium hóminis fatéri non debére dixérunt.</text:p>
            <text:p text:style-name="P38"/>
          </table:table-cell>
          <table:table-cell table:style-name="Tabulka1.A1" office:value-type="string">
            <text:p text:style-name="P18"/>
            <text:p text:style-name="P229"><text:span text:style-name="T450">Neboť</text:span><text:span text:style-name="T604"> </text:span><text:span text:style-name="T616">stejně </text:span><text:span text:style-name="T604">jako se tehdy Židé rouhali proti působení Ducha Svatého a popírali, že Bůh Syn má opravdu stejnou podstatu </text:span><text:span text:style-name="T157">s</text:span><text:span text:style-name="T604"> B</text:span><text:span text:style-name="T654">o</text:span><text:span text:style-name="T604">h</text:span><text:span text:style-name="T654">em</text:span><text:span text:style-name="T604"> Otc</text:span><text:span text:style-name="T654">em</text:span><text:span text:style-name="T604">, tak po</text:span><text:span text:style-name="T616">zději</text:span><text:span text:style-name="T604"> </text:span><text:span text:style-name="T143">bludaři</text:span><text:span text:style-name="T604"> popírali, že Maria byla vždy Panna, a působením moci Ducha Svatého se z ní v lidském těle narodil </text:span><text:span text:style-name="T617">J</text:span><text:span text:style-name="T604">ednorozený </text:span><text:span text:style-name="T617">Syn</text:span><text:span text:style-name="T604"> Boží, vzal na sebe přirozenost mateřského těla a tím opravdu měl stejnou podstatu </text:span><text:span text:style-name="T157">i</text:span><text:span text:style-name="T604"> s matkou Syna člověka. Říkali, že se to stát nemohlo. </text:span></text:p>
          </table:table-cell>
        </table:table-row>
        <table:table-row table:style-name="Tabulka1.1">
          <table:table-cell table:style-name="Tabulka1.A1" office:value-type="string">
            <text:p text:style-name="P37">Lectio xj.</text:p>
            <text:p text:style-name="P202">S<text:span text:style-name="T401">ed</text:span>, si caro Verbi Dei secúndum carnem nascéntis a carne Vírginis Matris pronuntiátur extránea, <text:soft-page-break/>sine causa venter qui eam portásset, ubera quæ lactássent, beatificántur. Dicit autem Apóstolus: Quia misit Deus Fílium suum, factum ex mulíere, factum sub lege. Neque audiéndi sunt, qui legéndum putant: Natum ex mulíere, factum sub lege, sed Factum ex mulíere; quia concéptus ex útero virgináli, carnem non de níhilo, non aliúnde, sed matérna traxit ex carne; alióquin nec vere Fílius hóminis dicerétur, qui oríginem non habéret ex hómine.</text:p>
            <text:p text:style-name="P38"/>
          </table:table-cell>
          <table:table-cell table:style-name="Tabulka1.A1" office:value-type="string">
            <text:p text:style-name="P18"/>
            <text:p text:style-name="P214"><text:span text:style-name="T401">Avšak</text:span> pokud by tělo Slova Božího, které se v těle narodilo, bylo prohlášeno za odlišné od těla <text:soft-page-break/>Panenské Matky, zcela zbytečně by bylo blahoslavené <text:span text:style-name="T382">to </text:span>lůno, které ho nosilo, <text:span text:style-name="T703">i </text:span>prsy, které ho kojily. Apoštol totiž praví: „Protože Bůh poslal svého Syna, zrozeného ze ženy, podrobeného zákonu.“ Nesmíme však naslouchat těm, kteří říkají, že by tam mělo stát: „Narozeného ze ženy, podrobeného zákonu,“ ale opravdu „Zrozeného ze ženy,“ protože byl počat v panenském lůně, tělo přijal nikoliv z ničeho ani odjinud, ale z těla své matky. Jinak by se nemohl vpravdě nazývat Synem člověka, <text:span text:style-name="T382">protože</text:span> by neměl lidský původ. </text:p>
          </table:table-cell>
        </table:table-row>
        <table:table-row table:style-name="Tabulka1.1">
          <table:table-cell table:style-name="Tabulka1.A1" office:value-type="string">
            <text:p text:style-name="P37">Lectio xij.</text:p>
            <text:p text:style-name="P202">Q<text:span text:style-name="T401">uinímmo</text:span> beáti qui áudiunt verbum Dei et custódiunt. Pulchre Salvátor attestatióni mulíeris ánnuit, non eam tantúmmodo quæ Verbum Dei corporáliter generáre merúerat, sed et omnes qui idem Verbum spiritáliter audítu fídei concípere, et boni óperis custódia vel in suo vel in proximórum corde párere et quasi álere studúerint, asséverans esse beátos; quia et éadem Dei Génetrix, et inde quidem beáta quia Verbi incarnándi minístra facta est temporális, sed inde multo beátior quia ejúsdem semper amándi custos manébat ætérna.</text:p>
            <text:p text:style-name="P38"/>
          </table:table-cell>
          <table:table-cell table:style-name="Tabulka1.A1" office:value-type="string">
            <text:p text:style-name="P18"/>
            <text:p text:style-name="P229"><text:span text:style-name="T456">S</text:span><text:span text:style-name="T450">píše</text:span><text:span text:style-name="T604"> jsou blahoslavení ti, kdo slyší Boží slovo a zachovávají je. Spasitel se krásně přidal k uzná</text:span><text:span text:style-name="T654">­</text:span><text:span text:style-name="T604">ní ženy, ne pouze jako té, která si zasloužila Slovu Božímu dáti tělo, ale také všech</text:span><text:span text:style-name="T615">ny</text:span><text:span text:style-name="T604">, jež ono Slovo duchovním sluchem ve víře počali, a zachováním dobrého díla je, ať již v sobě, nebo v srdci bližního uposlechli a snažili se je v sobě vyživovat, utvrzuje na cestě k blaženosti. Neboť i sama Boží Rodička byla </text:span><text:span text:style-name="T654">sice </text:span><text:span text:style-name="T604">blažená, neboť skrze n</text:span><text:span text:style-name="T143">i</text:span><text:span text:style-name="T604"> se Slovo vtělilo v čase, </text:span><text:span text:style-name="T654">avšak </text:span><text:span text:style-name="T604">mnohem více proto, že zůstala věčnou strážkyní jeho lásky.</text:span></text:p>
          </table:table-cell>
        </table:table-row>
        <table:table-row table:style-name="Tabulka1.1">
          <table:table-cell table:style-name="Tabulka1.A1" table:number-columns-spanned="2" office:value-type="string">
            <text:p text:style-name="P32">DIE XXII. NOVEMBRIS</text:p>
            <text:p text:style-name="P48"><text:span text:style-name="T25">I</text:span><text:span text:style-name="T232">n </text:span><text:span text:style-name="T25">F</text:span><text:span text:style-name="T232">esto </text:span><text:span text:style-name="T25">S. C</text:span><text:span text:style-name="T232">æciliæ</text:span></text:p>
            <text:p text:style-name="P42">Virginis et Martyris.</text:p>
            <text:p text:style-name="P28"><text:span text:style-name="T57">xij. Lect. </text:span><text:span text:style-name="T71">e</text:span><text:span text:style-name="T57">t M.</text:span></text:p>
          </table:table-cell>
          <table:covered-table-cell/>
        </table:table-row>
        <table:table-row table:style-name="Tabulka1.1">
          <table:table-cell table:style-name="Tabulka1.A1" office:value-type="string">
            <text:p text:style-name="P114">In I. Nocturno</text:p>
            <text:p text:style-name="P104">De Epístola prima beáti Pauli Apóstoli</text:p>
            <text:p text:style-name="P104">ad Corínthios.</text:p>
            <text:p text:style-name="P143">Lectio j. <text:span text:style-name="T325">Cap. 7.</text:span></text:p>
            <text:p text:style-name="P245">D<text:span text:style-name="T401">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245"/>
          </table:table-cell>
          <table:table-cell table:style-name="Tabulka1.A1" office:value-type="string">
            <text:p text:style-name="P111"><text:s/></text:p>
            <text:p text:style-name="P73"/>
            <text:p text:style-name="P73"/>
            <text:p text:style-name="P73"/>
            <text:p text:style-name="P365"><text:span text:style-name="T515">O pannách </text:span><text:span text:style-name="T106">s</text:span><text:span text:style-name="T114">ice</text:span><text:span text:style-name="T515"> nemám příkaz od Pána, ale dávám radu jako člověk, jemuž se dostalo milosrdenství od Pána, abych byl spolehli</text:span><text:span text:style-name="T553">­</text:span><text:span text:style-name="T515">vý rádce. Podle mého mínění je tedy dobré pro nynější utrpení, ano dobré pro člověka, aby zůstal tak</text:span><text:span text:style-name="T588">, </text:span><text:span text:style-name="T589">jak je</text:span><text:span text:style-name="T515">. Jsi vázán k manželce? Nehledej rozloučení! Jsi bez manželky? Nehledej manželku! Oženíš-li se však, nehřešíš; a vdá-li se panna, nehřeší. Avšak takoví budou míti tělesné útrapy. Těch já vás šetřím. </text:span></text:p>
          </table:table-cell>
        </table:table-row>
        <table:table-row table:style-name="Tabulka1.1">
          <table:table-cell table:style-name="Tabulka1.A1" office:value-type="string">
            <text:p text:style-name="P143">Lectio ij.</text:p>
            <text:p text:style-name="P250">H<text:span text:style-name="T401">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text:soft-page-break/>gúra hujus mundi.</text:p>
            <text:p text:style-name="P132"/>
          </table:table-cell>
          <table:table-cell table:style-name="Tabulka1.A1" office:value-type="string">
            <text:p text:style-name="P79"/>
            <text:p text:style-name="P312"><text:span text:style-name="T436">Pravím</text:span><text:span text:style-name="T523"> však toto: Bratří, čas je krátký! Proto </text:span><text:span text:style-name="T583">ať žijí</text:span><text:span text:style-name="T523"> také ti, </text:span><text:span text:style-name="T109">k</text:span><text:span text:style-name="T108">teří</text:span><text:span text:style-name="T523"> mají manželky, jako by je neměli; a ti, </text:span><text:span text:style-name="T109">k</text:span><text:span text:style-name="T108">teří</text:span><text:span text:style-name="T523"> </text:span><text:span text:style-name="T519">pláčou</text:span><text:span text:style-name="T523">, jako by neplakali; a </text:span><text:span text:style-name="T109">t</text:span><text:span text:style-name="T108">i, kteří</text:span><text:span text:style-name="T523"> se radují, jako by se neradovali; a </text:span><text:span text:style-name="T109">t</text:span><text:span text:style-name="T108">i, kteří</text:span><text:span text:style-name="T523"> kupují, jako by nic neměli; a </text:span><text:span text:style-name="T109">t</text:span><text:span text:style-name="T108">i, kteří si</text:span><text:span text:style-name="T523"> užívají tohoto světa, jako by neužívali, neboť tvářnost tohoto světa pomí</text:span><text:soft-page-break/><text:span text:style-name="T523">jí. </text:span></text:p>
          </table:table-cell>
        </table:table-row>
        <table:table-row table:style-name="Tabulka1.1">
          <table:table-cell table:style-name="Tabulka1.A1" office:value-type="string">
            <text:p text:style-name="P143">Lectio iij.</text:p>
            <text:p text:style-name="P250">V<text:span text:style-name="T401">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87"/>
          </table:table-cell>
          <table:table-cell table:style-name="Tabulka1.A1" office:value-type="string">
            <text:p text:style-name="P79"/>
            <text:p text:style-name="P313"><text:span text:style-name="T436">Přeji</text:span><text:span text:style-name="T523"> si však, abyste byli bez starosti. Kdo není ženat, stará se o věci Páně, jak by se zalíbil Pánu. Kdo však se oženil, stará se o věci světské, jak by se zalíbil ženě, a je rozdělen. A neprovdaná žena, totiž panna, myslí na věci Páně, aby byla svatá tělem i duchem; provdaná však myslí na věci světské, jak by se zalíbila muži. To pak pravím k vašemu prospěchu, ne abych vás </text:span><text:span text:style-name="T109">s</text:span><text:span text:style-name="T110">vazoval a chytal do pasti</text:span><text:span text:style-name="T523">, nýbrž radím k tomu, co je vznešené a co by dalo svobodu bez překážky sloužiti Pánu. </text:span></text:p>
          </table:table-cell>
        </table:table-row>
        <table:table-row table:style-name="Tabulka1.1">
          <table:table-cell table:style-name="Tabulka1.A1" office:value-type="string">
            <text:p text:style-name="P143">Lectio i<text:span text:style-name="T235">v</text:span>.</text:p>
            <text:p text:style-name="P250">S<text:span text:style-name="T401">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87"/>
          </table:table-cell>
          <table:table-cell table:style-name="Tabulka1.A1" office:value-type="string">
            <text:p text:style-name="P79"/>
            <text:p text:style-name="P313"><text:span text:style-name="T525">D</text:span><text:span text:style-name="T437">omnívá-li</text:span><text:span text:style-name="T525"> se však někdo, že by měl hanbu kvůli své neprovdané dceři, je-li přestárlá, a musí-li se tak státi, ať učiní podle své vůle; nehřeší, </text:span><text:span text:style-name="T111">p</text:span><text:span text:style-name="T110">okud ji provdá</text:span><text:span text:style-name="T525">. Ale kdo stojí v svém srdci pevně, kdo není nucen, nýbrž může podle své vůle rozhodovali a v svém srdci se rozhodl, že neprovdá svou pannu, dobře činí. A tak dobře činí i ten, kdo provdává svou pannu, kdo však ji neprovdává, činí lépe. </text:span><text:span text:style-name="T526">(</text:span><text:span text:style-name="T584">Hejčl, </text:span><text:span text:style-name="T585">lehce upraveno</text:span><text:span text:style-name="T597">)</text:span></text:p>
          </table:table-cell>
        </table:table-row>
        <table:table-row table:style-name="Tabulka1.1">
          <table:table-cell table:style-name="Tabulka1.A1" office:value-type="string">
            <text:p text:style-name="P54">In II. Nocturno</text:p>
            <text:p text:style-name="P40">Lectio v. </text:p>
            <text:p text:style-name="P227"><text:span text:style-name="T686">C</text:span><text:span text:style-name="T470">æcília</text:span><text:span text:style-name="T686">, Virgo Romána, nóbili génere nata, a prima ætáte </text:span><text:span text:style-name="T179">C</text:span><text:span text:style-name="T686">hristiánæ fídei præcéptis institúta, virginitátem suam Deo vovit. Sed, cum póstea, contra suam voluntátem, data esset in matrimónium Valeriáno, prima nuptiárum nocte hunc cum eo sermónem hábuit: Ego, Valeriáne, in Angeli tutéla sum, qui virginitátem meam custódit; quare ne quid in me commíttas, quo ira Dei in te concitétur.</text:span></text:p>
            <text:p text:style-name="P41"/>
          </table:table-cell>
          <table:table-cell table:style-name="Tabulka1.A1" office:value-type="string">
            <text:p text:style-name="P18"/>
            <text:p text:style-name="P18"/>
            <text:p text:style-name="P227"><text:span text:style-name="T450">Cecilie</text:span><text:span text:style-name="T604">, Panna římská </text:span><text:span text:style-name="T655">narozená </text:span><text:span text:style-name="T604">ze vznešeného rodu, </text:span><text:span text:style-name="T618">byla </text:span><text:span text:style-name="T604">od </text:span><text:span text:style-name="T655">raného </text:span><text:span text:style-name="T604">dětství vzdělána v přikázáních křesťanské víry </text:span><text:span text:style-name="T618">a</text:span><text:span text:style-name="T604"> své panenství zaslíbila Bohu. Avšak když byla posléze, proti své vůli, </text:span><text:span text:style-name="T158">dána za manželku </text:span><text:span text:style-name="T604">Valerián</text:span><text:span text:style-name="T158">ovi</text:span><text:span text:style-name="T604">, toto mu řekla o svatební noci: „Já, Valeriáne, jsem pod ochranou </text:span><text:span text:style-name="T144">A</text:span><text:span text:style-name="T604">nděla, který střeží mé panenství. Proto mi nesmíš nic udělat, sice tě stihne Boží hněv.“</text:span></text:p>
          </table:table-cell>
        </table:table-row>
        <table:table-row table:style-name="Tabulka1.1">
          <table:table-cell table:style-name="Tabulka1.A1" office:value-type="string">
            <text:p text:style-name="P40">Lectio vj.</text:p>
            <text:p text:style-name="P206">Q<text:span text:style-name="T401">uibus</text:span> verbis commótus Valerianus, illam attíngere non est ausus; quin etiam addidit se in Christum crediturum, si eum Angelum vidéret. Cui Cæcília cum sine baptismo negaret id fíeri posse, incénsus cupiditate vidéndi Angelum, se baptizari velle respóndit. Quare hortatu Vírginis ad Urbanum Papam, qui propter persecutiónem in Mártyrum sepúlcris via Appia latebat, veniens, ab eo baptizátur.</text:p>
            <text:p text:style-name="P41"/>
          </table:table-cell>
          <table:table-cell table:style-name="Tabulka1.A1" office:value-type="string">
            <text:p text:style-name="P18"/>
            <text:p text:style-name="P229"><text:span text:style-name="T450">Těmito</text:span><text:span text:style-name="T604"> slovy </text:span><text:span text:style-name="T620">byl</text:span><text:span text:style-name="T604"> Valerián </text:span><text:span text:style-name="T620">natolik</text:span><text:span text:style-name="T604"> pohnut, </text:span><text:span text:style-name="T620">že se jí </text:span><text:span text:style-name="T604">neodvážil </text:span><text:span text:style-name="T620">ani </text:span><text:span text:style-name="T604">dotknout. Dokonce dodal, že uvěří v Krista, pokud toho </text:span><text:span text:style-name="T144">A</text:span><text:span text:style-name="T604">nděla uvidí. Když mu Cecilie řekla, že bez křtu to není možné, zapálen touhou uvidět </text:span><text:span text:style-name="T144">A</text:span><text:span text:style-name="T604">nděla, odpověděl, že se chce dát pokřtít. Takže povzbuzen </text:span><text:span text:style-name="T144">P</text:span><text:span text:style-name="T604">annou přišel k papeži Urbanovi, který se kvůli pronásledování skrýval v hrob</text:span><text:span text:style-name="T158">ká</text:span><text:span text:style-name="T604">ch mučedníků na Via Appia, a nechal se od něj pokřtít.</text:span></text:p>
          </table:table-cell>
        </table:table-row>
        <table:table-row table:style-name="Tabulka1.1">
          <table:table-cell table:style-name="Tabulka1.A1" office:value-type="string">
            <text:p text:style-name="P40">Lectio vij.</text:p>
            <text:p text:style-name="P206">I<text:span text:style-name="T401">nde</text:span> ad Cæciliam reversus, orántem et cum ea Angelum divino splendore fulgentem invénit. <text:soft-page-break/>Quo aspectu obstupefactus, ut primum ex timóre confirmátus est, Tiburtium fratrem suum accersit; qui, a Cæcília Christi fide imbutus et ab eodem Urbano baptizatus, ipse etiam ejusdem Angeli, quem frater ejus viderat, aspectu dignátus est. Uterque autem paulo post, Almachio præfecto, constanter martyrium subiit.</text:p>
            <text:p text:style-name="P41"/>
          </table:table-cell>
          <table:table-cell table:style-name="Tabulka1.A1" office:value-type="string">
            <text:p text:style-name="P18"/>
            <text:p text:style-name="P229"><text:span text:style-name="T450">Odtud</text:span><text:span text:style-name="T604"> se vrátil k Cecilii, nalezl ji v modlitbách, a vedle ní </text:span><text:span text:style-name="T144">A</text:span><text:span text:style-name="T604">nděla zářícího božskou krásou. Ten </text:span><text:soft-page-break/><text:span text:style-name="T604">pohled jej zcela ohromil. Když se vzpamatoval z toho úleku, přivedl Tiburtia, svého bratra, který byl díky Cecilii naplněn vírou v Krista a taktéž pokřtěn papežem Urbanem, a i on byl hoden spatřit </text:span><text:span text:style-name="T144">A</text:span><text:span text:style-name="T604">nděla, je</text:span><text:span text:style-name="T144">j</text:span><text:span text:style-name="T604">ž předtím viděl jeho bratr. Oba však po krátkém čase, za prefekta Almachia, statečně podstoupili mučednickou smrt.</text:span></text:p>
          </table:table-cell>
        </table:table-row>
        <table:table-row table:style-name="Tabulka1.1">
          <table:table-cell table:style-name="Tabulka1.A1" office:value-type="string">
            <text:p text:style-name="P40">Lectio viij.</text:p>
            <text:p text:style-name="P229"><text:span text:style-name="T686">Q</text:span><text:span text:style-name="T470">ui</text:span><text:span text:style-name="T686"> mox Cæciliam comprehéndi imperat, ab éaque primum, ubi Tiburtii et Valeriáni facultátes sint, exquirit. Cui, cum Virgo ómnia illórum paupéribus distributa esse respondísset, eo furóre concitátus est, ut eam, in ipsíus ædes reductam, in balneo comb</text:span><text:span text:style-name="T179">ú</text:span><text:span text:style-name="T686">ri j</text:span><text:span text:style-name="T179">ú</text:span><text:span text:style-name="T686">sserit. Quo in loco cum diem noct</text:span><text:span text:style-name="T179">é</text:span><text:span text:style-name="T686">mque ita fuísset ut ne flamma quidem illam att</text:span><text:span text:style-name="T688">í</text:span><text:span text:style-name="T686">ngeret, eo imm</text:span><text:span text:style-name="T179">í</text:span><text:span text:style-name="T686">ssus est c</text:span><text:span text:style-name="T179">á</text:span><text:span text:style-name="T686">rnifex, qui ter secúri ictam, cum caput absc</text:span><text:span text:style-name="T179">í</text:span><text:span text:style-name="T686">ndere non potuísset, semiv</text:span><text:span text:style-name="T179">í</text:span><text:span text:style-name="T686">vam relíquit. Illa tr</text:span><text:span text:style-name="T688">í</text:span><text:span text:style-name="T686">duo post, sextod</text:span><text:span text:style-name="T179">é</text:span><text:span text:style-name="T686">cimo Kal</text:span><text:span text:style-name="T688">é</text:span><text:span text:style-name="T686">ndas Oct</text:span><text:span text:style-name="T688">ó</text:span><text:span text:style-name="T686">bris, Alex</text:span><text:span text:style-name="T688">á</text:span><text:span text:style-name="T686">ndro imperatóre, d</text:span><text:span text:style-name="T688">ú</text:span><text:span text:style-name="T686">plici virginitátis et martyrii palma decor</text:span><text:span text:style-name="T688">á</text:span><text:span text:style-name="T686">ta, evolávit in c</text:span><text:span text:style-name="T177">oe</text:span><text:span text:style-name="T686">lum.</text:span></text:p>
            <text:p text:style-name="P41"/>
          </table:table-cell>
          <table:table-cell table:style-name="Tabulka1.A1" office:value-type="string">
            <text:p text:style-name="P18"/>
            <text:p text:style-name="P229"><text:span text:style-name="T450">Almachius</text:span><text:span text:style-name="T604"> brzo poté rozkázal zatknout Cecilii, a nejprve se jí tázal, kde je majetek Tiburtia a Valeriána. Když mu </text:span><text:span text:style-name="T144">P</text:span><text:span text:style-name="T604">anna odpověděla, že byl rozdán chudým, byl zachvácen takovým vztekem, že rozkázal, aby ji odvedli domů a upálili v lázni. Když tam byla den a noc a plamen se jí ani nedotknul, byl přiveden kat, který ji třikrát udeřil sekerou, a když jí nemohl hlavu useknout, napůl živou ji tam zanechal. Ona po třech dnech, </text:span><text:span text:style-name="T619">dne </text:span><text:span text:style-name="T604">22. </text:span><text:span text:style-name="T678">listopadu</text:span><text:span text:style-name="T604">, za císaře Alexandra, korunována </text:span><text:span text:style-name="T621">dvojitou palmou </text:span><text:span text:style-name="T604">panenství </text:span><text:span text:style-name="T621">a</text:span><text:span text:style-name="T604"> mučednictví, vznesla se do nebe.</text:span></text:p>
          </table:table-cell>
        </table:table-row>
        <table:table-row table:style-name="Tabulka1.1">
          <table:table-cell table:style-name="Tabulka1.A1" office:value-type="string">
            <text:p text:style-name="P54">In III. Nocturno</text:p>
            <text:p text:style-name="P12">Léctio sancti Evangélii secúndum Matthǽum.</text:p>
            <text:p text:style-name="P25"><text:span text:style-name="T15">Lectio ix. </text:span><text:span text:style-name="T16">Cap. 25</text:span></text:p>
            <text:p text:style-name="P208">I<text:span text:style-name="T401">n</text:span> illo témpore: Dixit Jesus discípulis suis parábolam hanc: Simile erit regnum cælórum decem virgínibus, quæ, accipiéntes lampades suas, exiérunt obviam sponso et sponsæ. Et réliqua.</text:p>
            <text:p text:style-name="P16"/>
            <text:p text:style-name="P10">Homilía sancti Joánnis Chrysóstomi.</text:p>
            <text:p text:style-name="P40">Homilía 79. in Matth.</text:p>
            <text:p text:style-name="P209">M<text:span text:style-name="T401">agna</text:span> quædam de virginitate disserúerat dicens: Sunt eunuchi, qui seipsos castravérunt propter regnum cælórum; et, Qui potest cápere, capiat. Nec ignorabat, de virginitate magnam esse vulgo existimatiónem, quippe cum sit ea res natúra sublimis: quod inde patet, quia neque in veteri Testaménto a priscis illis sanctisque viris culta fuit, et in novo nulla legis necessitate jubétur. Non enim id imperávit, sed fidelium voluntáti permisit.</text:p>
            <text:p text:style-name="P41"/>
          </table:table-cell>
          <table:table-cell table:style-name="Tabulka1.A1" office:value-type="string">
            <text:p text:style-name="P18"/>
            <text:p text:style-name="P18"/>
            <text:p text:style-name="P18"/>
            <text:p text:style-name="P214"><text:span text:style-name="T401">Za</text:span> onoho času řekl Ježíš svým učedníkům toto podobenství: Podobné bude království nebeské deseti pannám, které vzaly své lampy a vyšly naproti ženichovi a nevěstě. A další.</text:p>
            <text:p text:style-name="P18"/>
            <text:p text:style-name="P18"/>
            <text:p text:style-name="P18"/>
            <text:p text:style-name="P227"><text:span text:style-name="T457">P</text:span><text:span text:style-name="T450">án</text:span><text:span text:style-name="T604"> ř</text:span><text:span text:style-name="T619">ekl</text:span><text:span text:style-name="T604"> </text:span><text:span text:style-name="T144">veliké věci</text:span><text:span text:style-name="T604"> o panenství: „někteří nežijí v manželství, protože se ho sami vzdal</text:span><text:span text:style-name="T619">i</text:span><text:span text:style-name="T604"> pro království nebeské,“ a „kdo může pochopit, pochop.“ A dobře věděl, že panenství je chováno mezi lidmi ve velké úctě, neboť je to věc nadpřirozeně vznešená. Víme však, že ani ve starém </text:span><text:span text:style-name="T144">Z</text:span><text:span text:style-name="T604">ákoně je dávní svatí muži nepěstovali, ani v novém </text:span><text:span text:style-name="T144">Z</text:span><text:span text:style-name="T604">ákoně není žádným zákonem přikázáno jako nutnost. Pán tedy panenství nenařídil, nýbrž svým věrným je dovolil, pokud si tak budou přát.</text:span></text:p>
          </table:table-cell>
        </table:table-row>
        <table:table-row table:style-name="Tabulka1.1">
          <table:table-cell table:style-name="Tabulka1.A1" office:value-type="string">
            <text:p text:style-name="P40">Lectio x.</text:p>
            <text:p text:style-name="P210">Q<text:span text:style-name="T401">uóniam</text:span>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entem cum illis cól<text:soft-page-break/>locat; fornicator enim córporum, istæ vero pecuniárum cupiditate vincúntur.</text:p>
            <text:p text:style-name="P41"/>
          </table:table-cell>
          <table:table-cell table:style-name="Tabulka1.A1" office:value-type="string">
            <text:p text:style-name="P18"/>
            <text:p text:style-name="P229"><text:span text:style-name="T450">Protože</text:span><text:span text:style-name="T604"> tedy panenství byla velká věc a u mnohých bylo chováno ve velké úctě, řekl Pán toto podobenství, aby ten, kdo žije v čistotě, se nepovažoval za zcela dokonalého a ostatní věci nezanedbával. Aby ukázal, že panenství, i když má všechno ostatní, pokud chybí dobra milosrdenství, bude onen člověk zavržen </text:span><text:span text:style-name="T158">spolu</text:span><text:span text:style-name="T604"> </text:span><text:span text:style-name="T621">s </text:span><text:span text:style-name="T604">cizoložníky. A za</text:span><text:soft-page-break/><text:span text:style-name="T604">slouženě se tak stane </text:span><text:span text:style-name="T622">takovému </text:span><text:span text:style-name="T604">nemilosrdnému nel</text:span><text:span text:style-name="T655">i</text:span><text:span text:style-name="T604">dovi. Cizoložník je </text:span><text:span text:style-name="T622">totiž </text:span><text:span text:style-name="T604">přemožen touhou po těle, </text:span><text:span text:style-name="T158">tento však </text:span><text:span text:style-name="T604">touhou po penězích.</text:span></text:p>
          </table:table-cell>
        </table:table-row>
        <table:table-row table:style-name="Tabulka1.1">
          <table:table-cell table:style-name="Tabulka1.A1" office:value-type="string">
            <text:p text:style-name="P40">Lectio xj.</text:p>
            <text:p text:style-name="P210">N<text:span text:style-name="T401">on</text:span> est autem córporum et pecuniæ par cupiditas; sed acrior multo atque vehementior illa córporum est. Quanto ígitur cum imbecilliore luctántur, tanto minus venia dignæ sunt, si vincántur. Idcirco etiam fatuas appellávit; quóniam, majori certamine superato, in facíliore totum perdidérunt.</text:p>
            <text:p text:style-name="P41"/>
          </table:table-cell>
          <table:table-cell table:style-name="Tabulka1.A1" office:value-type="string">
            <text:p text:style-name="P18"/>
            <text:p text:style-name="P229"><text:span text:style-name="T450">Touha</text:span><text:span text:style-name="T604"> tělesná </text:span><text:span text:style-name="T145">však</text:span><text:span text:style-name="T604"> není rovna touze po penězích, </text:span><text:span text:style-name="T145">ale</text:span><text:span text:style-name="T604"> ta tělesná je mnohem ostřejší a nalé</text:span><text:span text:style-name="T655">­</text:span><text:span text:style-name="T604">havější. Když bojujeme se slabším </text:span><text:span text:style-name="T622">nepřítelem</text:span><text:span text:style-name="T604">, o to méně jsme hodni smilování, pokud jsme přemoženi. Proto Pán nazývá ony panny pošetilými, protože poté, co zvítězily ve větším boji, v tom snadn</text:span><text:span text:style-name="T655">ější</text:span><text:span text:style-name="T604">m vše ztratily.</text:span></text:p>
          </table:table-cell>
        </table:table-row>
        <table:table-row table:style-name="Tabulka1.1">
          <table:table-cell table:style-name="Tabulka1.A1" office:value-type="string">
            <text:p text:style-name="P40">Lectio xij.</text:p>
            <text:p text:style-name="P210">L<text:span text:style-name="T401">ámpades</text:span> autem hoc loco illud ipsum virginitátis domum appellat et sanctimoniæ puritátem; óleum vero benignitátem, eleemosynam, impensum indigéntibus auxílium. Tardante autem sponso dormitavérunt omnes, et dormiérunt. Non parvum témporis rursus spatium interjectum osténdit, ut discipulos, regnum ipsíus mox futurum exspectántes, ab ea opinióne dedúceret; id enim illi sperábant: quapropter crebro ab hujusmodi eos spe révocat.</text:p>
            <text:p text:style-name="P41"/>
          </table:table-cell>
          <table:table-cell table:style-name="Tabulka1.A1" office:value-type="string">
            <text:p text:style-name="P18"/>
            <text:p text:style-name="P214"><text:span text:style-name="T498">S</text:span><text:span text:style-name="T401">amotné</text:span> lampy Pán na tomto místě nazývá příbytkem panenství a posvátnou čistotou, olej pak dobrotou a almužnou, vydanou na pomoc potřebným. Když se ženich zpozdil, <text:span text:style-name="T388">na </text:span>všechny<text:span text:style-name="T388"> padla ospalost a </text:span>usnuli. Pán <text:span text:style-name="T704">tím </text:span>ukázal, že mezitím neuplynulo zrovna málo času, aby učedníky, kteří očekávali, že jeho království přijde brzy, odvedl od tohoto názoru. Oni v to totiž doufali, i když to Pán často popíral.</text:p>
          </table:table-cell>
        </table:table-row>
        <table:table-row table:style-name="Tabulka1.1">
          <table:table-cell table:style-name="Tabulka1.A1" table:number-columns-spanned="2" office:value-type="string">
            <text:p text:style-name="P32">DIE XXIII. NOVEMBRIS</text:p>
            <text:p text:style-name="P48"><text:span text:style-name="T25">I</text:span><text:span text:style-name="T232">n </text:span><text:span text:style-name="T25">F</text:span><text:span text:style-name="T232">esto </text:span><text:span text:style-name="T25">S. C</text:span><text:span text:style-name="T232">lementis,</text:span></text:p>
            <text:p text:style-name="P42">Papæ et Martyris.</text:p>
            <text:p text:style-name="P11">xij. Lect. et M.</text:p>
          </table:table-cell>
          <table:covered-table-cell/>
        </table:table-row>
        <table:table-row table:style-name="Tabulka1.1">
          <table:table-cell table:style-name="Tabulka1.A1" office:value-type="string">
            <text:p text:style-name="P116">In I. Nocturno</text:p>
            <text:p text:style-name="P99">De Actibus Apostolórum.</text:p>
            <text:p text:style-name="P143">Lectio j. <text:span text:style-name="T325">Cap. 23.</text:span></text:p>
            <text:p text:style-name="P245">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245"/>
          </table:table-cell>
          <table:table-cell table:style-name="Tabulka1.A1" office:value-type="string">
            <text:p text:style-name="P73"/>
            <text:p text:style-name="P73"/>
            <text:p text:style-name="P73"/>
            <text:p text:style-name="P367"><text:span text:style-name="T515">Z Milétu poslal Pavel vzkaz do Efe</text:span><text:span text:style-name="T106">s</text:span><text:span text:style-name="T515">u a zavolal si starší církve. Když k němu přišli </text:span><text:span text:style-name="T532">a byli tam všichni najednou</text:span><text:span text:style-name="T515">, řekl jim: „Vy víte, jak jsem si u vás počínal od prvního dne, kdy jsem přišel do Asie. Sloužil jsem Pánu s velkou pokorou, v slzách a zkouškách, které mě potkaly pro úklady Židů. Víte, že jsem vám nezamlčel nic, co by vám bylo k prospěchu; všechno jsem vám řekl, když jsem vás učil ve shromáždění i v rodinách. Naléhal jsem na Židy i </text:span><text:span text:style-name="T135">Pohany</text:span><text:span text:style-name="T515"> a vyzýval je, aby se obrátili k Bohu a uvěřili v našeho Pána, Ježíše Krista. </text:span></text:p>
          </table:table-cell>
        </table:table-row>
        <table:table-row table:style-name="Tabulka1.1">
          <table:table-cell table:style-name="Tabulka1.A1" office:value-type="string">
            <text:p text:style-name="P143">Lectio ij.</text:p>
            <text:p text:style-name="P250">E<text:span text:style-name="T401">t</text:span> nunc ecce alligátus ego spíritu, vado in Jerúsalem: quæ in ea ventúra sint mihi, ignórans: nisi quod Spíritus sanctus per omnes civitátes mihi protestátur, dicens: quóniam víncula, et tribulatiónes Jerosólymis me manent: Sed nihil horum véreor: nec fácio ánimam meam pretiosiórem quam me, dúmmodo consúmmem cursum meum, et ministérium <text:soft-page-break/>verbi, quod accépi a Dómino Jesu, testificári Evangélium grátiæ Dei.</text:p>
            <text:p text:style-name="P132"/>
          </table:table-cell>
          <table:table-cell table:style-name="Tabulka1.A1" office:value-type="string">
            <text:p text:style-name="P79"/>
            <text:p text:style-name="P277"><text:span text:style-name="T401">Nyní</text:span> jdu <text:span text:style-name="T384">z vnuknutí ducha </text:span>do Jeru<text:span text:style-name="T384">s</text:span>aléma a nevím, co mě tam potká. Vím jen tolik, že mi Duch svatý město od města ohlašuje, že na mne <text:span text:style-name="T384">v Jerusalémě </text:span>čekají pouta a utrpení. Ale <text:span text:style-name="T385">ničeho z toho se nebojím, ani </text:span>nepřikládám svému životu žádnou jinou cenu, než abych dokončil svůj běh a splnil úkol, který jsem dostal od Pána Ježíše: <text:span text:style-name="T385">svědčit o E</text:span>vangeliu <text:soft-page-break/>Boží milosti. </text:p>
          </table:table-cell>
        </table:table-row>
        <table:table-row table:style-name="Tabulka1.1">
          <table:table-cell table:style-name="Tabulka1.A1" office:value-type="string">
            <text:p text:style-name="P143">Lectio iij.</text:p>
            <text:p text:style-name="P250">E<text:span text:style-name="T401">t</text:span> nunc ecce ego scio quia ámplius non vidébitis faciem meam vos omnes, per quos transívi prædicans regnum Dei. Quaprópter contéstor vos hodiérna die, quia mundus sum a sánguine ómnium. Non enim subterfúgi, quóminus annuntiárem omne consílium Dei vobis. Atténdite vobis‚ et univérso gregi, in quo vos Spíritus sanctus pósuit Epíscopos régere Ecclésiam Dei, quam acquisívit sánguine suo.</text:p>
            <text:p text:style-name="P87"/>
          </table:table-cell>
          <table:table-cell table:style-name="Tabulka1.A1" office:value-type="string">
            <text:p text:style-name="P79"/>
            <text:p text:style-name="P278"><text:span text:style-name="T401">Nyní</text:span> vím, že mě už neuvidí nikdo z vás, k nimž jsem na svých cestách přišel hlásat Boží království. <text:s/>Proto vám v tento den prohlašuji před Bohem, že mou vinou nikdo nezahyne, neboť jsem vám oznámil celou Boží vůli a nic jsem nezamlčel. <text:s/>Dávejte pozor na sebe i na celé stádo, ve kterém si vás Duch svatý ustanovil za <text:span text:style-name="T386">Biskupy</text:span>, abyste <text:span text:style-name="T386">vládli</text:span> Boží církv<text:span text:style-name="T386">i</text:span>, kterou si Bůh získal krví vlastního Syna. </text:p>
          </table:table-cell>
        </table:table-row>
        <table:table-row table:style-name="Tabulka1.1">
          <table:table-cell table:style-name="Tabulka1.A1" office:value-type="string">
            <text:p text:style-name="P143">Lectio i<text:span text:style-name="T235">v</text:span>.</text:p>
            <text:p text:style-name="P250">E<text:span text:style-name="T401">go</text:span> scio quóniam intrábunt post discessiónem meam lupi rapáces in vos, non parcéntes gregi. Et ex vobis ipsis exúrgent viri loquéntes pervérsa, ut abdúcant discípulos post se. Propter quod vigiláte memória retinéntes: quóniam per triénnium nocte et die non cessávi, cum lácrymis monens unumquémque vestrum. Et nunc comméndo vos Deo, et verbo grátiæ ipsíus, qui potens est ædificáre, et dare hæreditátem in sanctificátis ómnibus.</text:p>
            <text:p text:style-name="P87"/>
          </table:table-cell>
          <table:table-cell table:style-name="Tabulka1.A1" office:value-type="string">
            <text:p text:style-name="P79"/>
            <text:p text:style-name="P284"><text:span text:style-name="T401">Vím,</text:span> že po mém odchodu přijdou mezi vás draví vlci, kteří nebudou šetřit stádo. I mezi vámi samými povstanou lidé, kteří povedou scestné řeči, aby strhli učedníky na svou stranu. Buďte proto bdělí a pamatujte, že jsem se slzami v očích po tři roky ve dne v noci každému z vás neustále ukazoval cestu. Nyní vás svěřuji Bohu a slovu jeho milosti, které má moc vás <text:span text:style-name="T387">vzdělávat</text:span> a dát vám podíl mezi všemi, kdo jsou posvěceni. </text:p>
          </table:table-cell>
        </table:table-row>
        <table:table-row table:style-name="Tabulka1.1">
          <table:table-cell table:style-name="Tabulka1.A1" office:value-type="string">
            <text:p text:style-name="P54">In II. Nocturno</text:p>
            <text:p text:style-name="P40">Lectio v. </text:p>
            <text:p text:style-name="P227"><text:span text:style-name="T686">C</text:span><text:span text:style-name="T470">lemens</text:span><text:span text:style-name="T686">, Románus, Faustíni fílius, de regióne Cælii montis, disc</text:span><text:span text:style-name="T180">í</text:span><text:span text:style-name="T686">pulus beáti Petri, cujus méminit Paulus scribens ad Philipp</text:span><text:span text:style-name="T180">é</text:span><text:span text:style-name="T686">nses: Etiam rogo et te, germ</text:span><text:span text:style-name="T689">á</text:span><text:span text:style-name="T686">ne compar, ádjuva illas quæ mecum laboravérunt in Evangelio, cum Cleménte et ceteris adjutóribus meis, quorum nómina sunt in libro vitæ. Hic septem Urbis regiónes divísit septem notariis, síngulas singulis attribuens, qui passiónes Mártyrum et res ab eis gestas, diligentíssime conquisítas, lítteris mandárent. </text:span></text:p>
            <text:p text:style-name="P41"/>
          </table:table-cell>
          <table:table-cell table:style-name="Tabulka1.A1" office:value-type="string">
            <text:p text:style-name="P18"/>
            <text:p text:style-name="P18"/>
            <text:p text:style-name="P227"><text:span text:style-name="T458">K</text:span><text:span text:style-name="T450">lement</text:span><text:span text:style-name="T604">, Říman, syn Faustinův, pocházel z oblasti římského pahorku Caeliu, </text:span><text:span text:style-name="T623">byl </text:span><text:span text:style-name="T604">učedník</text:span><text:span text:style-name="T623">em</text:span><text:span text:style-name="T604"> svatého Petra, kterého vzpomíná Pavel v dopisu Filipanům: „Ano i tebe prosím, můj věrný druhu, ujmi se jich; vždyť vedly zápas za </text:span><text:span text:style-name="T145">E</text:span><text:span text:style-name="T604">vangelium spolu se mnou i s Klementem a ostatními spolupracovníky, jejichž jména jsou v knize života.“ Klement rozdělil sedm částí Říma na sedm notářství, a v každém ustanovil jednoho notáře, aby vyhledával a pečlivě zaznamenal skutky a utrpení mučedníků.</text:span></text:p>
          </table:table-cell>
        </table:table-row>
        <table:table-row table:style-name="Tabulka1.1">
          <table:table-cell table:style-name="Tabulka1.A1" office:value-type="string">
            <text:p text:style-name="P40">Lectio vj.</text:p>
            <text:p text:style-name="P229"><text:span text:style-name="T686">M</text:span><text:span text:style-name="T470">ulta</text:span><text:span text:style-name="T686"> scripsit et ipse accurate et salutáriter, quibus </text:span><text:span text:style-name="T180">C</text:span><text:span text:style-name="T686">hristianam religiónem illustrávit.</text:span><text:span text:style-name="T694"> </text:span><text:span text:style-name="T686">Cum autem doctrina ac vitæ sanctitáte multos ad Christi fidem convérteret, a Trajano imperatóre relegátus est trans mare Pónticum in solitúdine urbis Chersonæ; in qua duo míllia Christianórum réperit, qui ab eodem Trajano condemnáti fúerant. </text:span></text:p>
            <text:p text:style-name="P41"/>
          </table:table-cell>
          <table:table-cell table:style-name="Tabulka1.A1" office:value-type="string">
            <text:p text:style-name="P18"/>
            <text:p text:style-name="P229"><text:span text:style-name="T604">I on sám seps</text:span><text:span text:style-name="T623">a</text:span><text:span text:style-name="T604">l mnoh</text:span><text:span text:style-name="T623">é</text:span><text:span text:style-name="T604"> </text:span><text:span text:style-name="T622">spisy </text:span><text:span text:style-name="T604">přesn</text:span><text:span text:style-name="T623">é</text:span><text:span text:style-name="T604"> a spasiteln</text:span><text:span text:style-name="T623">é</text:span><text:span text:style-name="T604">, aby osvětlil křesťanskou víru. Když však učením a svatostí života mnohé ke Kristově víře obrátil, <text:s/>posl</text:span><text:span text:style-name="T623">al jej</text:span><text:span text:style-name="T604"> císař Traján do vyhnanství za Černé moře v samotu města Cherson, kde nalezl dva tisíce křesťanů, kteří také byli Trajánem vyhnáni. </text:span></text:p>
          </table:table-cell>
        </table:table-row>
        <table:table-row table:style-name="Tabulka1.1">
          <table:table-cell table:style-name="Tabulka1.A1" office:value-type="string">
            <text:p text:style-name="P40">Lectio vij.</text:p>
            <text:p text:style-name="P206">Q<text:span text:style-name="T401">ui</text:span> cum in eruéndis et secandis marmóribus aquæ penuria laborarent, Clemens, facta oratióne, in vicinum collem ascéndit, in cujus jugo vidit <text:soft-page-break/>Agnum dextero pede fontem aquæ dulcis, qui inde scatebat, attingentem; ubi omnes sitim explevérunt. Eoque miraculo multi infidéles, ad Christi fidem conversi, Clementis etiam sanctitátem venerári cœpérunt.</text:p>
            <text:p text:style-name="P41"/>
          </table:table-cell>
          <table:table-cell table:style-name="Tabulka1.A1" office:value-type="string">
            <text:p text:style-name="P18"/>
            <text:p text:style-name="P214"><text:span text:style-name="T401">Když</text:span> při práci na dobývání a vysekávání mramoru trpěli žízní, Klement se pomodlil a vystoupil na blízký kopec, na jehož vrcholku uvi<text:soft-page-break/>děl Beránka, <text:span text:style-name="T383">kter</text:span>ak se pravou nohou dotýkal pramene sladké vody z toho místa vyvěrajícího. Zde pak všichni utišili svou žízeň. Tímto zázrakem byli mnozí nevěřící obráceni na Kristovu víru a začali se sklánět před Klementovou svatostí.</text:p>
          </table:table-cell>
        </table:table-row>
        <table:table-row table:style-name="Tabulka1.1">
          <table:table-cell table:style-name="Tabulka1.A1" office:value-type="string">
            <text:p text:style-name="P40">Lectio viij.</text:p>
            <text:p text:style-name="P206">Q<text:span text:style-name="T401">uibus</text:span> concitátus Trajanus, misit illuc qui Clementem, alligáta ad ejus collum ánchora, in profúndum dejícerent. Quod cum factum esset, Christiánis ad littus orántibus, mare ad tria milliaria recéssit: eóque illi accedéntes, ædículam marmoream in templi formam et intus arcam lapídeam, ubi Mártyris corpus cónditum erat, et juxta illud ánchoram, qua mersus fúerat, invenérunt. Quo mirác<text:span text:style-name="T728">u</text:span>lo íncolæ permóti, Christi fidem suscepérunt.</text:p>
            <text:p text:style-name="P41"/>
          </table:table-cell>
          <table:table-cell table:style-name="Tabulka1.A1" office:value-type="string">
            <text:p text:style-name="P18"/>
            <text:p text:style-name="P229"><text:span text:style-name="T458">T</text:span><text:span text:style-name="T450">o</text:span><text:span text:style-name="T604"> rozlítilo Trajána, takže tam poslal popravčího, </text:span><text:span text:style-name="T623">který</text:span><text:span text:style-name="T604"> Klement</text:span><text:span text:style-name="T623">ovi</text:span><text:span text:style-name="T604"> přivázal </text:span><text:span text:style-name="T623">ke</text:span><text:span text:style-name="T604"> krk</text:span><text:span text:style-name="T623">u</text:span><text:span text:style-name="T604"> kotv</text:span><text:span text:style-name="T623">u,</text:span><text:span text:style-name="T604"> a hodil </text:span><text:span text:style-name="T623">jej </text:span><text:span text:style-name="T604">do moře. Když se to stalo, </text:span><text:span text:style-name="T159">K</text:span><text:span text:style-name="T604">řesťané se na břehu modlili a moře ustoupilo o tři míle. Když </text:span><text:span text:style-name="T623">ustoupivší moře</text:span><text:span text:style-name="T604"> následovali, nalezli mramorovou jeskyni, která připomínala chrám, a uvnitř kamennou schránu, kde bylo uloženo tělo mučedníka. Vedle našli kotvu, která ho stáhla ke dnu. Když ten zázrak uviděli místní obyvatelé, přijali víru v Krista.</text:span></text:p>
          </table:table-cell>
        </table:table-row>
        <table:table-row table:style-name="Tabulka1.1">
          <table:table-cell table:style-name="Tabulka1.A1" office:value-type="string">
            <text:p text:style-name="P54">In III. Nocturno</text:p>
            <text:p text:style-name="P29"><text:span text:style-name="T687">Léctio sancti Evangélii secúndum Matth</text:span><text:span text:style-name="T178">ae</text:span><text:span text:style-name="T687">um.</text:span></text:p>
            <text:p text:style-name="P25"><text:span text:style-name="T15">Lectio ix. </text:span><text:span text:style-name="T16">Cap. 24</text:span></text:p>
            <text:p text:style-name="P223"><text:span text:style-name="T59">I</text:span><text:span text:style-name="T423">n</text:span><text:span text:style-name="T59"> illo témpore: Dixit Jesus discípulis suis: Vigiláte, quia nescítis qua hora Dóminus vester ventúrus sit. Et réliqua.</text:span></text:p>
            <text:p text:style-name="P16"/>
            <text:p text:style-name="P10">Homilía sancti Hilárii Epíscopi.</text:p>
            <text:p text:style-name="P40">Commentar. In Matth. <text:span text:style-name="T278">c</text:span>. 26. in fine.</text:p>
            <text:p text:style-name="P211">U<text:span text:style-name="T401">t</text:span> ignorántiam illam diéi ómnibus táciti, non sine útilis siléntii ratióne esse scir<text:span text:style-name="T728">é</text:span>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41"/>
          </table:table-cell>
          <table:table-cell table:style-name="Tabulka1.A1" office:value-type="string">
            <text:p text:style-name="P18"/>
            <text:p text:style-name="P18"/>
            <text:p text:style-name="P18"/>
            <text:p text:style-name="P229"><text:span text:style-name="T450">Za</text:span><text:span text:style-name="T604"> onoho času řekl Ježíš svým učedníkům: „Bděte, neboť </text:span><text:span text:style-name="T159">neznáte hodinu</text:span><text:span text:style-name="T604">, kdy přijde váš Pán.“ A další.</text:span></text:p>
            <text:p text:style-name="P23"/>
            <text:p text:style-name="P23"/>
            <text:p text:style-name="P226"><text:span text:style-name="T91">I</text:span><text:span text:style-name="T90"> když nikdo neví, kdy má přijít onen den, abychom si nemysleli, že ona nevědomost není z dobrého důvodu, vybízí nás Pán, abychom bděli, protože může přijít zloděj; a </text:span><text:span text:style-name="T92">aby</text:span><text:span text:style-name="T94">­</text:span><text:span text:style-name="T92">chom se, </text:span><text:span text:style-name="T90">ponořeni v usilovné modlitby ve veškerém našem díle drželi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93">Skutečnost</text:span><text:span text:style-name="T90">, že nevíme, kdy </text:span><text:span text:style-name="T93">má </text:span><text:span text:style-name="T90">přij</text:span><text:span text:style-name="T93">ít</text:span><text:span text:style-name="T90"> onen den, nás tedy do</text:span><text:span text:style-name="T72">nutí, abychom tuto starost měli neustále na mysli.</text:span></text:p>
          </table:table-cell>
        </table:table-row>
        <table:table-row table:style-name="Tabulka1.1">
          <table:table-cell table:style-name="Tabulka1.A1" office:value-type="string">
            <text:p text:style-name="P40">Lectio x. Cap. 27.</text:p>
            <text:p text:style-name="P210">Q<text:span text:style-name="T401">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44"/>
          </table:table-cell>
          <table:table-cell table:style-name="Tabulka1.A1" office:value-type="string">
            <text:p text:style-name="P18"/>
            <text:p text:style-name="P231"><text:span text:style-name="T450">Kdo</text:span><text:span text:style-name="T459">pak</text:span><text:span text:style-name="T604"> je tedy služebník věrný a </text:span><text:span text:style-name="T624">moudrý</text:span><text:span text:style-name="T604">, kterého Pán ustanovil nad svou rodinou? I když nás společně vybízí k neustálé bdělosti, posílá lidem na pomoc knížata, </text:span><text:span text:style-name="T624">totiž </text:span><text:span text:style-name="T145">B</text:span><text:span text:style-name="T604">iskupy, aby o ně pečovali, a společně očekávali příchodu Páně. To je tedy ten služebník věrný a </text:span><text:span text:style-name="T624">moudrý</text:span><text:span text:style-name="T604">, hlava rodiny, </text:span><text:span text:style-name="T624">kterého</text:span><text:span text:style-name="T604"> má Pán na mysli, </text:span><text:span text:style-name="T624">a </text:span><text:span text:style-name="T604">který se v míře přiměřené stará o všechno, co jemu svěřený lid potřebuje. </text:span></text:p>
          </table:table-cell>
        </table:table-row>
        <table:table-row table:style-name="Tabulka1.1">
          <table:table-cell table:style-name="Tabulka1.A1" office:value-type="string">
            <text:p text:style-name="P40">Lectio xj.</text:p>
            <text:p text:style-name="P210"><text:soft-page-break/>Q<text:span text:style-name="T401">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41"/>
          </table:table-cell>
          <table:table-cell table:style-name="Tabulka1.A1" office:value-type="string">
            <text:p text:style-name="P18"/>
            <text:p text:style-name="P232"><text:soft-page-break/><text:span text:style-name="T604">A pokud uslyší, co bylo řečeno a poslechne, co bylo přikázáno, t</text:span><text:span text:style-name="T146">edy</text:span><text:span text:style-name="T604"> pokud příhodností a pravdou Kristova učení nepevné posílí, rozpadlé spraví, pokřivené narovná a bude rozdávat slovo života jako věčný pokrm rodině, kterou má živit, a bude </text:span><text:span text:style-name="T624">shledán</text:span><text:span text:style-name="T604">, </text:span><text:span text:style-name="T624">že </text:span><text:span text:style-name="T604">tyto věci činí bez chvilky oddechu, obdrží slávu od Pána jako správce věrný,</text:span><text:bookmark text:name="_GoBack"/><text:span text:style-name="T604"> a jako užitečný </text:span><text:span text:style-name="T160">hospodář</text:span><text:span text:style-name="T604"> bude ustanoven nad</text:span><text:span text:style-name="T625">e</text:span><text:span text:style-name="T604"> všemi dobrými věcmi, t</text:span><text:span text:style-name="T146">edy</text:span><text:span text:style-name="T604"> bude uveden do slávy Boží, </text:span><text:span text:style-name="T624">neboť</text:span><text:span text:style-name="T604"> nic lepšího není.</text:span></text:p>
          </table:table-cell>
        </table:table-row>
        <table:table-row table:style-name="Tabulka1.1">
          <table:table-cell table:style-name="Tabulka1.A1" office:value-type="string">
            <text:p text:style-name="P40">Lectio xij.</text:p>
            <text:p text:style-name="P223"><text:span text:style-name="T58">Q</text:span><text:span text:style-name="T424">uod</text:span><text:span text:style-name="T58"> si cóntuens longam</text:span><text:span text:style-name="T230"> </text:span><text:span text:style-name="T58">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57">œ</text:span><text:span text:style-name="T58">næ æternitáte constítuet: quia adventum desperáverit, quia mandátis non obtemperáverit, quia præséntibus studúerit.</text:span></text:p>
            <text:p text:style-name="P41"/>
          </table:table-cell>
          <table:table-cell table:style-name="Tabulka1.A1" office:value-type="string">
            <text:p text:style-name="P18"/>
            <text:p text:style-name="P229"><text:span text:style-name="T466">O</text:span><text:span text:style-name="T450">všem</text:span><text:span text:style-name="T604"> pokud se člověk spoléhá na </text:span><text:span text:style-name="T624">vytrvalou </text:span><text:span text:style-name="T604">trpělivost Boží, která k</text:span><text:span text:style-name="T657">u</text:span><text:span text:style-name="T604"> spáse člověka trvá </text:span><text:span text:style-name="T160">mnohem</text:span><text:span text:style-name="T604"> déle, </text:span><text:span text:style-name="T677">než by si zasloužil, </text:span><text:span text:style-name="T604">povyšuje se nad své bližní, oddá se špatnostem a neřestem tohoto světa, </text:span><text:span text:style-name="T657">a </text:span><text:span text:style-name="T604">z věcí přítomných se stará jen o svůj žaludek, v den nečekaný pak přijde Pán a oddělí ho od věcí, kterým se zaslíbil, a dostane podíl s pokrytci, </text:span><text:span text:style-name="T657">odsouzen</text:span><text:span text:style-name="T604"> k věčnému trestu. Neboť o příchod Páně se nestaral </text:span><text:span text:style-name="T656">a</text:span><text:span text:style-name="T604"> jeho přikázání neposlouchal, </text:span><text:span text:style-name="T657">protože</text:span><text:span text:style-name="T604"> se věnoval věcem přítomným.</text:span></text:p>
          </table:table-cell>
        </table:table-row>
        <table:table-row table:style-name="Tabulka1.1">
          <table:table-cell table:style-name="Tabulka1.A1" table:number-columns-spanned="2" office:value-type="string">
            <text:p text:style-name="P32">DIE XXV. NOVEMBRIS</text:p>
            <text:p text:style-name="P48"><text:span text:style-name="T25">I</text:span><text:span text:style-name="T232">n </text:span><text:span text:style-name="T25">F</text:span><text:span text:style-name="T232">esto </text:span><text:span text:style-name="T25">S. C</text:span><text:span text:style-name="T232">atharinæ,</text:span></text:p>
            <text:p text:style-name="P42">Virginis et Martyris.</text:p>
            <text:p text:style-name="P11">xij. Lect. et M.</text:p>
          </table:table-cell>
          <table:covered-table-cell/>
        </table:table-row>
        <table:table-row table:style-name="Tabulka1.1">
          <table:table-cell table:style-name="Tabulka1.A1" office:value-type="string">
            <text:p text:style-name="P117">In I. Nocturno</text:p>
            <text:p text:style-name="P99">De libro Ecclesiástici.</text:p>
            <text:p text:style-name="P143">Lectio j. <text:span text:style-name="T325">Cap. 51.</text:span></text:p>
            <text:p text:style-name="P245">C<text:span text:style-name="T401">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245"/>
          </table:table-cell>
          <table:table-cell table:style-name="Tabulka1.A1" office:value-type="string">
            <text:p text:style-name="P73"/>
            <text:p text:style-name="P73"/>
            <text:p text:style-name="P73"/>
            <text:p text:style-name="P368"><text:span text:style-name="T435">Velebit</text:span><text:span text:style-name="T515"> tě budu, Hospodine, Králi, </text:span><text:span text:style-name="T533">a </text:span><text:span text:style-name="T515">chválit </text:span><text:span text:style-name="T130">tě</text:span><text:span text:style-name="T515"> </text:span><text:span text:style-name="T533">také jako</text:span><text:span text:style-name="T515"> Boha svého Spasitele. </text:span><text:span text:style-name="T533">V</text:span><text:span text:style-name="T515">elebit budu tvé jméno: </text:span><text:span text:style-name="T533">neboť </text:span><text:span text:style-name="T515">ses </text:span><text:span text:style-name="T533">st</text:span><text:span text:style-name="T115">a</text:span><text:span text:style-name="T533">l </text:span><text:span text:style-name="T554">mým </text:span><text:span text:style-name="T515">ochráncem a pomocníkem, </text:span><text:span text:style-name="T533">a </text:span><text:span text:style-name="T515">vysvobodil jsi mé tělo ze záhuby a z osidel jazyka </text:span><text:span text:style-name="T106">p</text:span><text:span text:style-name="T116">omlouvačů</text:span><text:span text:style-name="T515">, od rtů páchajících lež; proti těm, kteří povstali, stal ses mi pomocníkem. </text:span></text:p>
          </table:table-cell>
        </table:table-row>
        <table:table-row table:style-name="Tabulka1.1">
          <table:table-cell table:style-name="Tabulka1.A1" office:value-type="string">
            <text:p text:style-name="P143">Lectio ij.</text:p>
            <text:p text:style-name="P250">E<text:span text:style-name="T401">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32"/>
          </table:table-cell>
          <table:table-cell table:style-name="Tabulka1.A1" office:value-type="string">
            <text:p text:style-name="P79"/>
            <text:p text:style-name="P279"><text:span text:style-name="T390">A vysvobodil jsi mne </text:span><text:span text:style-name="T228">pro</text:span><text:span text:style-name="T391"> vel</text:span><text:span text:style-name="T729">i</text:span><text:span text:style-name="T391">ké</text:span> slitování <text:span text:style-name="T391">svého</text:span> jmén<text:span text:style-name="T391">a</text:span> ze <text:span text:style-name="T237">zubů </text:span><text:span text:style-name="T260">řvounů připravených mne sežrat</text:span>, z ruk<text:span text:style-name="T392">ou</text:span> těch, kdo mi ukládali o život, <text:span text:style-name="T392">od bran nesnází, které mne obklopovaly</text:span>, od <text:span text:style-name="T393">hrozby ohně, které mne obklopoval</text:span>, zprostřed ohně, který <text:span text:style-name="T393">mne nestrávil</text:span>, z hlubiny <text:span text:style-name="T393">chřtánu </text:span>podsvětí, od jazyka nečistého a slova lživého, <text:span text:style-name="T393">od krále nepravého a jazyka nespravedlivého.</text:span></text:p>
          </table:table-cell>
        </table:table-row>
        <table:table-row table:style-name="Tabulka1.1">
          <table:table-cell table:style-name="Tabulka1.A1" office:value-type="string">
            <text:p text:style-name="P143">Lectio iij.</text:p>
            <text:p text:style-name="P250">L<text:span text:style-name="T401">audábit</text:span> usque ad mortem ánima mea Dóminum, et vita mea appropínquans erat in inférno deórsum. Circumdedérunt me úndique, et non erat <text:soft-page-break/>qui adjuváret. Respíciens eram ad adjutórium hóminum, et non erat. Memoráta sum misericórdiæ tuæ Dómine‚ et operatiónis tuæ, quæ a sæculo sunt. Quóniam éruis sustinéntes te Dómine, et líberas eos de mánibus Géntium.</text:p>
            <text:p text:style-name="P87"/>
          </table:table-cell>
          <table:table-cell table:style-name="Tabulka1.A1" office:value-type="string">
            <text:p text:style-name="P79"/>
            <text:p text:style-name="P318"><text:span text:style-name="T444">Duše</text:span><text:span text:style-name="T555"> má bude až do smrti chválit Pána a můj život </text:span><text:span text:style-name="T554">při</text:span><text:span text:style-name="T555">blížil se hlubinám podsvětí. Obklíčili mne </text:span><text:span text:style-name="T130">ze všech stran</text:span><text:span text:style-name="T555"> a nebylo, kdo by mi pomohl. Vy</text:span><text:soft-page-break/><text:span text:style-name="T555">hlížel jsem pomoc lidí, avšak nikdo se nenašel. Rozpomněl jsem se na tvá milosrdenství, Pane, a tvé skutky, které jsou navěky. Neboť zachraňuješ ty, kteří se na tebe spoléhají, Pane, a vysvobozuješ je z rukou Pohanů.</text:span></text:p>
          </table:table-cell>
        </table:table-row>
        <table:table-row table:style-name="Tabulka1.1">
          <table:table-cell table:style-name="Tabulka1.A1" office:value-type="string">
            <text:p text:style-name="P143">Lectio i<text:span text:style-name="T235">v</text:span>.</text:p>
            <text:p text:style-name="P250">E<text:span text:style-name="T401">xaltásti </text:span>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87"/>
          </table:table-cell>
          <table:table-cell table:style-name="Tabulka1.A1" office:value-type="string">
            <text:p text:style-name="P79"/>
            <text:p text:style-name="P319"><text:span text:style-name="T445">Pozdvihl</text:span><text:span text:style-name="T556"> jsi mé sídlo nad povrch země</text:span><text:span text:style-name="T525">, a </text:span><text:span text:style-name="T556">prosila jsem, aby </text:span><text:span text:style-name="T525">mne </text:span><text:span text:style-name="T556">smrt </text:span><text:span text:style-name="T525">minula. Vzýval</text:span><text:span text:style-name="T554">a</text:span><text:span text:style-name="T525"> jsem Boha, </text:span><text:span text:style-name="T556">O</text:span><text:span text:style-name="T525">tce </text:span><text:span text:style-name="T556">P</text:span><text:span text:style-name="T525">ána </text:span><text:span text:style-name="T556">sv</text:span><text:span text:style-name="T525">ého, aby mne neopouštěl v den mého </text:span><text:span text:style-name="T556">utrpení</text:span><text:span text:style-name="T525">, a </text:span><text:span text:style-name="T596">nenechal mne </text:span><text:span text:style-name="T525">v </text:span><text:span text:style-name="T556">čase pyšných bez pomoci</text:span><text:span text:style-name="T525">. Chválit budu ustavičně tvé jméno, budu je oslavovat </text:span><text:span text:style-name="T556">a </text:span><text:span text:style-name="T525">vzdáva</text:span><text:span text:style-name="T556">t</text:span><text:span text:style-name="T525"> díky, že má prosba byla vyslyšena. Neb</text:span><text:span text:style-name="T556">oť</text:span><text:span text:style-name="T525"> jsi mne vysvobodil ze záhuby, vytrhl jsi mne ze zlých časů. </text:span><text:span text:style-name="T556">P</text:span><text:span text:style-name="T525">roto </text:span><text:span text:style-name="T130">tě</text:span><text:span text:style-name="T525"> budu slavit a chválit, dobrořečit jménu Hospodinovu. </text:span></text:p>
          </table:table-cell>
        </table:table-row>
        <table:table-row table:style-name="Tabulka1.1">
          <table:table-cell table:style-name="Tabulka1.A1" office:value-type="string">
            <text:p text:style-name="P54">In II. Nocturno</text:p>
            <text:p text:style-name="P40">Lectio v. </text:p>
            <text:p text:style-name="P207">C<text:span text:style-name="T401">atharína</text:span>, nóbilis virgo Alexandrína, a prima ætate stúdia liberálium artium cum fídei ardóre conjúngens, brevi ad eam sanctitátis et doctrínæ perfectiónem pervénit, ut, decem et octo annos nata, eruditíssimum quemque superáret. Quæ cum Maximíni jussu multos, propter christiánæ religiónis professiónem varie torméntis cruciátos, ad supplícium rapi vidéret, non dubitánter ipsum ádiit Maximínum, eíque nefáriam immanitátem objíciens, sapientíssimis ratiónibus Christi fidem ad salútem necessáriam esse affirmávit. </text:p>
            <text:p text:style-name="P40"/>
          </table:table-cell>
          <table:table-cell table:style-name="Tabulka1.A1" office:value-type="string">
            <text:p text:style-name="P18"/>
            <text:p text:style-name="P18"/>
            <text:p text:style-name="P227"><text:span text:style-name="T458">K</text:span><text:span text:style-name="T450">ateřina</text:span><text:span text:style-name="T604">, vznešená panna alexandrijská, od malička spojovala studium svobodných umění se zápalem víry, brzo došla ve svatosti i nauce takové dokonalosti, že ve svých osmnácti letech překonala </text:span><text:span text:style-name="T147">každého</text:span><text:span text:style-name="T604"> učence. Když viděla mnohé </text:span><text:span text:style-name="T677">lidi</text:span><text:span text:style-name="T604"> na příkaz Maximinův mnoha způsoby trápené a na smrt vzaté, </text:span><text:span text:style-name="T626">neboť</text:span><text:span text:style-name="T604"> </text:span><text:span text:style-name="T626">dali najevo</text:span><text:span text:style-name="T604"> svou křesťanskou víru, neohroženě přišla k samotnému Maximinovi a vyčetla mu jeho nestoudné a bezbož</text:span><text:span text:style-name="T656">­</text:span><text:span text:style-name="T604">né skutky, přitom mu velmi moudrými argumenty dokázala, že víra v Krista je nutná pro spasení.</text:span></text:p>
          </table:table-cell>
        </table:table-row>
        <table:table-row table:style-name="Tabulka1.1">
          <table:table-cell table:style-name="Tabulka1.A1" office:value-type="string">
            <text:p text:style-name="P40">Lectio vj.</text:p>
            <text:p text:style-name="P223"><text:span text:style-name="T57">C</text:span><text:span text:style-name="T421">ujus</text:span><text:span text:style-name="T57"> prudéntia</text:span><text:span text:style-name="T56">m Maximínus admirátus, retinéri eam jubet, accersítis úndique doctíssimis homínibus, magnísque propósitis præmiis, qui convíctam Catharínam a Christi fide ad idolórum cultum perduxíssent. Quod contra áccidit: nam plures philósophi, qui ad eam coarguéndam convénerant, vi ac subtilitáte ejus disputatiónis tanto Jesu Christi amore sunt incénsi, ut pro illo mori non dubitáverint.</text:span></text:p>
            <text:p text:style-name="P41"/>
          </table:table-cell>
          <table:table-cell table:style-name="Tabulka1.A1" office:value-type="string">
            <text:p text:style-name="P18"/>
            <text:p text:style-name="P229"><text:span text:style-name="T450">Maximinus</text:span><text:span text:style-name="T604"> </text:span><text:span text:style-name="T656">v </text:span><text:span text:style-name="T604">obdiv</text:span><text:span text:style-name="T160">u k </text:span><text:span text:style-name="T604">její moudrost</text:span><text:span text:style-name="T160">i</text:span><text:span text:style-name="T604"> přikázal, aby ji zadrželi, a mezitím sehnal odevšad ty nejlepší učence, a slíbil veliké odměny tomu, kdo Kateřinu od víry v Krista svede k modloslužbě. Stal se však pravý opak. Mnozí filosofové, kteří ji přišli přesvědčit, silou a elegancí její řeči zapláli takovou láskou ke Kristu, že pro něj neváhali zemřít.</text:span></text:p>
          </table:table-cell>
        </table:table-row>
        <table:table-row table:style-name="Tabulka1.1">
          <table:table-cell table:style-name="Tabulka1.A1" office:value-type="string">
            <text:p text:style-name="P40">Lectio vij.</text:p>
            <text:p text:style-name="P220"><text:span text:style-name="T71">Q</text:span><text:span text:style-name="T414">uamobrem</text:span><text:span text:style-name="T71"> Maximínus blandítiis ac promíssis Catharínam de senténtia dedúcere aggréditur; verum, id frustra fíeri intélligens, verbéribus affectam plumbátisque contúsam, dies úndecim sine cibo ac potu inclúsam tenet in cárcere.</text:span> <text:span text:style-name="T71">Quo témpore Maximíni uxor et Porphyrius belli dux, viséndæ Vírginis causa cárcerem ingréssi, et ejúsdem prædicatióne in Jesum Christum credéntes, póstea martyrio coronáti sunt.</text:span></text:p>
            <text:p text:style-name="P41"><text:soft-page-break/></text:p>
          </table:table-cell>
          <table:table-cell table:style-name="Tabulka1.A1" office:value-type="string">
            <text:p text:style-name="P18"/>
            <text:p text:style-name="P229"><text:span text:style-name="T450">Maximinus</text:span><text:span text:style-name="T604"> se ji tedy snažil svést na scestí lichotkami a sliby. Když však zjistil, že je to vše nadarmo, nechal ji zbít, krutě zbičovat a jedenáct dnů bez jídla a pití držet ve vězení. Když v tu dobu Maximinova manželka a vojevůdce Porfyrius vešli do cely </text:span><text:span text:style-name="T147">P</text:span><text:span text:style-name="T604">annu navštívit, díky její</text:span><text:span text:style-name="T627">m</text:span><text:span text:style-name="T604"> </text:span><text:span text:style-name="T627">slovům </text:span><text:span text:style-name="T604">uvěřili v Ježíše Krista a později byli korunováni korunou mučednictví. </text:span></text:p>
          </table:table-cell>
        </table:table-row>
        <table:table-row table:style-name="Tabulka1.1">
          <table:table-cell table:style-name="Tabulka1.A1" office:value-type="string">
            <text:p text:style-name="P40">Lectio viij.</text:p>
            <text:p text:style-name="P220"><text:span text:style-name="T71">I</text:span><text:span text:style-name="T414">nterim</text:span><text:span text:style-name="T71"> Catharína edúcitur e custódia; et rota expedítur, crebris et acutis præfixa gládiis, ut Vírginis corpus crudelíssime dilacerarétur. Quæ máchina, brevi Catharínæ oratióne, confrácta est: eóque miráculo multi Christi fidem suscepérunt. Ipsa dénique secúri percússa, ad duplicátum virginitátis et martyrii præmium evolávit: cujus corpus ab Angelis in Sina, Arábiæ monte, mirabíliter collocátum est.</text:span></text:p>
            <text:p text:style-name="P41"/>
          </table:table-cell>
          <table:table-cell table:style-name="Tabulka1.A1" office:value-type="string">
            <text:p text:style-name="P18"/>
            <text:p text:style-name="P229"><text:span text:style-name="T460">M</text:span><text:span text:style-name="T450">ezitím</text:span><text:span text:style-name="T604"> je Kateřina vyvedena z vězení, a bylo připraveno kolo, ke kterému bylo připevněno mnoho ostrých mečů, aby tělo </text:span><text:span text:style-name="T147">P</text:span><text:span text:style-name="T604">anny co nejkrutěji zran</text:span><text:span text:style-name="T627">ily</text:span><text:span text:style-name="T604">. Tento nástroj se však po krátké Kateřinině modlitbě rozbil. Tímto zázrakem mnozí uvěřili v Krista. Kateřina byla pak sťata sekyrou a tím obdržela dvojí odměnu panenství a mučednictví. Její tělo pak </text:span><text:span text:style-name="T147">A</text:span><text:span text:style-name="T604">ndělé zázračně přenesli na horu Sinaj v Arábii.</text:span></text:p>
          </table:table-cell>
        </table:table-row>
        <table:table-row table:style-name="Tabulka1.1">
          <table:table-cell table:style-name="Tabulka1.A1" office:value-type="string">
            <text:p text:style-name="P164">In III. Nocturno</text:p>
            <text:p text:style-name="P95"><text:span text:style-name="T289">Léctio sancti Evangélii</text:span><text:span text:style-name="T290"> </text:span><text:span text:style-name="T291">secúndum </text:span><text:span text:style-name="T292">Matthæum</text:span><text:span text:style-name="T289">.</text:span><text:span text:style-name="T11"> </text:span></text:p>
            <text:p text:style-name="P95"><text:span text:style-name="T11">Lectio ix. Cap. </text:span><text:span text:style-name="T12">5</text:span><text:span text:style-name="T11">.</text:span></text:p>
            <text:p text:style-name="P261">I<text:span text:style-name="T401">n</text:span> illo témpore: Dixit Jesus discípulis suis parábolam hanc: Simile erit regnum cælórum decem virgínibus, quæ, accipiéntes lampades suas, exiérunt obviam sponso et sponsæ. Et réliqua.</text:p>
            <text:p text:style-name="P125"/>
            <text:p text:style-name="P180"><text:span text:style-name="T685">Homil</text:span><text:span text:style-name="T182">í</text:span><text:span text:style-name="T685">a sancti Gregórii Papæ</text:span><text:span text:style-name="T308">.</text:span></text:p>
            <text:p text:style-name="P95"><text:span text:style-name="T18">Homil</text:span><text:span text:style-name="T19">i</text:span><text:span text:style-name="T18">a 12. in Evangelia.</text:span></text:p>
            <text:p text:style-name="P302"><text:span text:style-name="T289">S</text:span><text:span text:style-name="T473">æpe</text:span><text:span text:style-name="T289"> vos, fratres c</text:span><text:span text:style-name="T293">h</text:span><text:span text:style-name="T289">aríssimi, adm</text:span><text:span text:style-name="T294">ó</text:span><text:span text:style-name="T289">neo prava ópera f</text:span><text:span text:style-name="T294">ú</text:span><text:span text:style-name="T289">gere, mundi hujus inquinaménta devit</text:span><text:span text:style-name="T294">á</text:span><text:span text:style-name="T289">re, sed hodiérna sancti Evangélii lectióne comp</text:span><text:span text:style-name="T294">é</text:span><text:span text:style-name="T289">llor d</text:span><text:span text:style-name="T294">í</text:span><text:span text:style-name="T289">cere, ut, et bona, quæ </text:span><text:span text:style-name="T294">á</text:span><text:span text:style-name="T289">gitis, cum magna caut</text:span><text:span text:style-name="T294">é</text:span><text:span text:style-name="T289">la teneátis; ne per hoc, quod a vobis rectum geritur, favor aut grátia hum</text:span><text:span text:style-name="T294">á</text:span><text:span text:style-name="T289">na requirátur; ne appet</text:span><text:span text:style-name="T294">í</text:span><text:span text:style-name="T289">tus laudis subrépat, et, quod foris osténditur, intus a merc</text:span><text:span text:style-name="T294">é</text:span><text:span text:style-name="T289">de vacuétur.</text:span></text:p>
            <text:p text:style-name="P125"/>
          </table:table-cell>
          <table:table-cell table:style-name="Tabulka1.A1" office:value-type="string">
            <text:p text:style-name="P81"/>
            <text:p text:style-name="P81"/>
            <text:p text:style-name="P81"/>
            <text:p text:style-name="P303"><text:span text:style-name="T420">Za</text:span><text:span text:style-name="T84"> onoho času, </text:span><text:span text:style-name="T85">řekl Ježíš svým učedníkům </text:span><text:span text:style-name="T86">toto podobenství</text:span><text:span text:style-name="T85">: „</text:span><text:span text:style-name="T86">Podobné je království nebeské deseti pannám, jež přijaly své lampy a vyšly naproti ženichovi a nevěstě</text:span><text:span text:style-name="T85">.“</text:span><text:span text:style-name="T87"> </text:span><text:span text:style-name="T84">A ostatní.</text:span></text:p>
            <text:p text:style-name="P81"/>
            <text:p text:style-name="P81"/>
            <text:p text:style-name="P323"><text:span text:style-name="T438">Nejdražší</text:span><text:span text:style-name="T527"> bratři, často vám připomínám, abyste se vyhýbali zlým skutkům </text:span><text:span text:style-name="T528">a vyvarovali se nečistoty tohoto světa. </text:span><text:span text:style-name="T529">A</text:span><text:span text:style-name="T528">le k dneš</text:span><text:span text:style-name="T557">­</text:span><text:span text:style-name="T528">nímu čtení svatého </text:span><text:span text:style-name="T112">E</text:span><text:span text:style-name="T528">vangelia </text:span><text:span text:style-name="T529">musím</text:span><text:span text:style-name="T528"> říci, abyste i na dobré skutky, které konáte, patřili </text:span><text:span text:style-name="T534">s </text:span><text:span text:style-name="T528">vel</text:span><text:span text:style-name="T534">i</text:span><text:span text:style-name="T528">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53">Lectio x.</text:p>
            <text:p text:style-name="P320"><text:span text:style-name="T308">E</text:span><text:span text:style-name="T481">cce</text:span><text:span text:style-name="T308"> enim Redemptoris voce decem vírgines, et omnes dicúntur vírgines, et tamen intra beatitúdinis j</text:span><text:span text:style-name="T311">á</text:span><text:span text:style-name="T308">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œlórum regnum constat quia reprobórum nullus ingréditur, </text:span><text:span text:style-name="T309">é</text:span><text:span text:style-name="T308">tiam fátuis virgínibus cur s</text:span><text:span text:style-name="T311">í</text:span><text:span text:style-name="T308">mile esse perhibétur? </text:span></text:p>
            <text:p text:style-name="P125"/>
          </table:table-cell>
          <table:table-cell table:style-name="Tabulka1.A1" office:value-type="string">
            <text:p text:style-name="P81"/>
            <text:p text:style-name="P314"><text:span text:style-name="T448">Podívejme</text:span><text:span text:style-name="T598"> se, Spasitel mluví o deseti pannách. Říká, že všechny jsou panny, a přece všechny nejsou vpuštěny dovnitř branou blaženosti. <text:s/>Některé z nich totiž, </text:span><text:span text:style-name="T599">i když za své panenství očividně baží po slávě, nechtěly však ve svých nádobách mít</text:span><text:span text:style-name="T603">i</text:span><text:span text:style-name="T599"> olej. Nejdříve se tedy musíme zeptat, co je </text:span><text:span text:style-name="T603">to</text:span><text:span text:style-name="T599"> království nebeské, neboli proč tam bylo deset panen, které jsou nazvány pannami moudrými a pošetilými. Pokud o nebeském království platí, že do něj nevstoupí nic nesvatého, proč se </text:span><text:span text:style-name="T171">říká, že je podobné také pošetilým </text:span><text:span text:style-name="T599">pan</text:span><text:span text:style-name="T603">nám</text:span><text:span text:style-name="T599">? </text:span></text:p>
          </table:table-cell>
        </table:table-row>
        <table:table-row table:style-name="Tabulka1.1">
          <table:table-cell table:style-name="Tabulka1.A1" office:value-type="string">
            <text:p text:style-name="P153">Lectio xj.</text:p>
            <text:p text:style-name="P261">S<text:span text:style-name="T401">ed</text:span>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125"><text:soft-page-break/></text:p>
          </table:table-cell>
          <table:table-cell table:style-name="Tabulka1.A1" office:value-type="string">
            <text:p text:style-name="P81"/>
            <text:p text:style-name="P315"><text:span text:style-name="T439">Avšak</text:span><text:span text:style-name="T530"> měli bychom vědět, </text:span><text:span text:style-name="T531">že v Písmu svatém se často pod pojmem království nebeské míní Církev dnešních dnů. O tom mluví Pán na jiném místě: „Syn člověka pošle své </text:span><text:span text:style-name="T113">A</text:span><text:span text:style-name="T531">nděly, a ti </text:span><text:span text:style-name="T113">o</text:span><text:span text:style-name="T117">dstraní </text:span><text:span text:style-name="T531">z jeho království každé pohoršení.“ V </text:span><text:span text:style-name="T534">t</text:span><text:span text:style-name="T531">om království blaženosti, v němž vládne nejvyšší mír, se totiž nedají nalézt žádná </text:span><text:span text:style-name="T534">již </text:span><text:span text:style-name="T531">pohoršení, která by se dala </text:span><text:span text:style-name="T113">o</text:span><text:span text:style-name="T117">d</text:span><text:soft-page-break/><text:span text:style-name="T117">stranit</text:span><text:span text:style-name="T531">.</text:span></text:p>
          </table:table-cell>
        </table:table-row>
        <table:table-row table:style-name="Tabulka1.1">
          <table:table-cell table:style-name="Tabulka1.A1" office:value-type="string">
            <text:p text:style-name="P153">Lectio xij.</text:p>
            <text:p text:style-name="P261">I<text:span text:style-name="T401">n</text:spa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81"/>
            <text:p text:style-name="P298"><text:span text:style-name="T401">Každý</text:span> z nás má pět tělesných smyslů. Když se tento počet pět zdvojí, dostaneme číslo deset. <text:span text:style-name="T366">A protože zástupy věřících se skládají z obou pohlaví, Církev svatá je připodobněna k deseti pannám. V ní jsou totiž </text:span><text:span text:style-name="T250">zatím </text:span><text:span text:style-name="T366">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33">DIE XX<text:span text:style-name="T395">I</text:span>X. NOVEMBRIS</text:p>
            <text:p text:style-name="P49"><text:span text:style-name="T25">I</text:span><text:span text:style-name="T232">n </text:span><text:span text:style-name="T26">V</text:span><text:span text:style-name="T233">igilia</text:span><text:span text:style-name="T232"> </text:span><text:span text:style-name="T25">S. A</text:span><text:span text:style-name="T232">ndreæ,</text:span></text:p>
            <text:p text:style-name="P43">Apostoli.</text:p>
          </table:table-cell>
          <table:covered-table-cell/>
        </table:table-row>
        <table:table-row table:style-name="Tabulka1.1">
          <table:table-cell table:style-name="Tabulka1.A1" office:value-type="string">
            <text:p text:style-name="P117">In I. Nocturno</text:p>
            <text:p text:style-name="P13">Léctio sancti Evangélii secúndum Joánnem.</text:p>
            <text:p text:style-name="P26"><text:span text:style-name="T15">Lectio ix. </text:span><text:span text:style-name="T16">Cap. </text:span><text:span text:style-name="T17">1.</text:span></text:p>
            <text:p text:style-name="P225"><text:span text:style-name="T59">I</text:span><text:span text:style-name="T422">n</text:span><text:span text:style-name="T59"> illo témpore: Stabat Joánnes‚ et ex discípulis ejus duo. Et resp</text:span><text:span text:style-name="T60">í</text:span><text:span text:style-name="T59">cie</text:span><text:span text:style-name="T60">ns</text:span><text:span text:style-name="T59"> Jesum ambulántem, dicit: Ecce Agnus Dei. Et réliqua.</text:span></text:p>
            <text:p text:style-name="P62"/>
            <text:p text:style-name="P99">Homilía sancti Augustíni Epíscopi.</text:p>
            <text:p text:style-name="P143">Tract. 7. in Joannem.</text:p>
            <text:p text:style-name="P245">Q<text:span text:style-name="T401">uia</text:span> talis erat Joánnes amícus sponsi, non quærébat glóriam suam, sed testimónium perhibébat veritáti: numquid vóluit apud se remanére discípulos suos, ut non sequeréntur Dóminum? Magis ipse osténdit discípulis suis quem sequeréntur: habébant enim illum tamquam Agnum. Et ille: Quid me atténditis? Ego non sum Agnus. Ecce Agnus Dei. De quo et supérius díxerat: Ecce Agnus Dei. Et quid nobis prodest Agnus Dei? Ecce, ait, qui tollit peccátum mundi. Secúti sunt illum, hoc audíto, duo qui erant cum Joánne.</text:p>
            <text:p text:style-name="P245"/>
          </table:table-cell>
          <table:table-cell table:style-name="Tabulka1.A1" office:value-type="string">
            <text:p text:style-name="P73"/>
            <text:p text:style-name="P73"/>
            <text:p text:style-name="P19"/>
            <text:p text:style-name="P233"><text:span text:style-name="T450">Za</text:span><text:span text:style-name="T604"> onoho času, </text:span><text:span text:style-name="T628">stál </text:span><text:span text:style-name="T673">tam </text:span><text:span text:style-name="T628">Jan a dva jeho učedníci. A když viděl Ježíše, jak jde kolem, </text:span><text:span text:style-name="T604">řekl: „</text:span><text:span text:style-name="T628">Hle, Beránek Boží</text:span><text:span text:style-name="T604">.“ A </text:span><text:span text:style-name="T147">ostatní</text:span><text:span text:style-name="T604">.</text:span></text:p>
            <text:p text:style-name="P22"/>
            <text:p text:style-name="P213"/>
            <text:p text:style-name="P346"><text:span text:style-name="T502">Takovým</text:span><text:span text:style-name="T400"> byl totiž Jan přítelem ženichovým, že se nestaral o svou slávu, ale </text:span><text:span text:style-name="T253">raději </text:span><text:span text:style-name="T261">vyd</text:span><text:span text:style-name="T265">áv</text:span><text:span text:style-name="T261">al svědectví pravdě. Či snad chtěl, aby u něj jeho učedníci zůstali a </text:span><text:span text:style-name="T267">ne</text:span><text:span text:style-name="T261">následovali Pána? Ne, </text:span><text:span text:style-name="T265">raději</text:span><text:span text:style-name="T261"> on sám ukázal svým učedníkům, koho mají následovat; neboť předtím za Beránka považovali </text:span><text:span text:style-name="T267">jeho, </text:span><text:span text:style-name="T253">Jana</text:span><text:span text:style-name="T261">. On však řekl: „Proč na mě </text:span><text:span text:style-name="T256">tak </text:span><text:span text:style-name="T261">hledíte? Já nejsem Beránek. Hle, </text:span><text:span text:style-name="T253">tam je </text:span><text:span text:style-name="T261">Beránek Boží.“ </text:span><text:span text:style-name="T262">O něm </text:span><text:span text:style-name="T265">přece </text:span><text:span text:style-name="T262">již dříve řekl: „Hle, Beránek Boží.“ A čím nám prospěje Beránek Boží? „Hle,“ praví, „</text:span><text:span text:style-name="T254">to je ten</text:span><text:span text:style-name="T262">, který snímá hříchy světa.“ Když to slyšeli ti dva, kteří byli s Janem, následovali Krista.</text:span></text:p>
          </table:table-cell>
        </table:table-row>
        <table:table-row table:style-name="Tabulka1.1">
          <table:table-cell table:style-name="Tabulka1.A1" office:value-type="string">
            <text:p text:style-name="P143">Lectio ij.</text:p>
            <text:p text:style-name="P250">V<text:span text:style-name="T401">ideámus</text:span> sequéntia. Ecce Agnus Dei. Hoc Joannes. Et audiérunt eum duo discípuli loquéntem, et secúti sunt Jesum. Non sic illum sequebántur, quasi jam ut inhærérent illi: nam maniféstum est, quando illi inhæsérunt‚ quia de navi eos vocávit. In his enim duóbus erat Andréas, sicut modo audístis. Andréas autem frater Petri erat. Et nóvimus in Evangélio, quod Petrum et Andréam Dóminus de navi vocávit, dicens: Veníte post me, et fáciam vos piscatóres hóminum. Et ex illo jam inhæsérunt illi, ut non recéderent.</text:p>
            <text:p text:style-name="P132"/>
          </table:table-cell>
          <table:table-cell table:style-name="Tabulka1.A1" office:value-type="string">
            <text:p text:style-name="P79"/>
            <text:p text:style-name="P293"><text:span text:style-name="T401">Pohleďme</text:span>, co bylo dále: „Hle, Beránek Boží.“ To pravil Jan. A jakmile dva z jeho učedníků uslyšeli tato slova, následovali Ježíše. Avšak nenásledovali jej tak, že by se k němu hned přidali: neboť je zřejmé, že se k němu přidali, až když je z lodi povolal. A mezi těmito dvěma byl Ondřej, jak jsme právě slyšeli. Ondřej byl totiž Petrův bratr. A z Evangelia víme, že Pán povolal Petra a Ondřeje z lodi, když řekl: „Pojďte za mnou, udělám z vás rybáře lidí.“ A od této chvíle se k němu přidali a už nikdy jej neopustili. </text:p>
          </table:table-cell>
        </table:table-row>
        <table:table-row table:style-name="Tabulka1.1">
          <table:table-cell table:style-name="Tabulka1.A1" office:value-type="string">
            <text:p text:style-name="P143">Lectio iij.</text:p>
            <text:p text:style-name="P250">M<text:span text:style-name="T401">odo</text:span> ergo quod illum sequúntur isti dum non quasi non recessúri sequúntur, sed vidére vo<text:soft-page-break/>luérunt ubi habitáret‚ et fácere quod scriptum est: Limen ostiórum ejus éxterat pes tuus: surge ad illum veníre assídue, et erudíre præcéptis ejus. Osténdit eis ille ubi manéret: venérunt, et fuérunt cum illo. Quam beátum diem duxérunt, quam beátam noctem! Quis est, qui nobis dicat, quæ audíerint illi a Dómino? Ædificémus et nosmetípsi in corde nostro, et faciámus domum, quo véniat ille, et dóceat nos, et colloquátur nobis.</text:p>
            <text:p text:style-name="P87"/>
          </table:table-cell>
          <table:table-cell table:style-name="Tabulka1.A1" office:value-type="string">
            <text:p text:style-name="P79"/>
            <text:p text:style-name="P280"><text:span text:style-name="T501">Krátce</text:span><text:span text:style-name="T399"> poté, co jej tito dva následovali, ale ještě předtím, než se k němu přidali a nikdy ne</text:span><text:soft-page-break/><text:span text:style-name="T399">opustili, chtěli vědět, kde </text:span><text:span text:style-name="T255">Pán </text:span><text:span text:style-name="T263">přebývá a učinit, jak je psáno: „</text:span><text:span text:style-name="T264">Práh jeho dveří </text:span><text:span text:style-name="T266">nech</text:span><text:span text:style-name="T264">ť ušlape tvá noha. Povstaň a často k němu přicházej, aby ses naučil jeho přikázáním.“ Pán jim tedy </text:span><text:span text:style-name="T269">u</text:span><text:span text:style-name="T264">kázal, kde přebývá. Oni šli a přebývali s ním. Jak blažen</text:span><text:span text:style-name="T268">ý</text:span><text:span text:style-name="T264"> d</text:span><text:span text:style-name="T268">e</text:span><text:span text:style-name="T264">n prož</text:span><text:span text:style-name="T268">i</text:span><text:span text:style-name="T264">li, jak blažen</text:span><text:span text:style-name="T268">ou</text:span><text:span text:style-name="T264"> noc! Kdo by nám jen mohl říct, co všechno od Pána slyšeli? Vzdělávejme se i my ve svých srdcích a učiňme z nich domov, kam Pán </text:span><text:span text:style-name="T266">bude moc</text:span><text:span text:style-name="T268">i</text:span><text:span text:style-name="T266"> přicházet,</text:span><text:span text:style-name="T264"> a bude nás učit a rozmlouvat s námi.</text:span></text:p>
          </table:table-cell>
        </table:table-row>
        <table:table-row table:style-name="Tabulka1.1">
          <table:table-cell table:style-name="Tabulka1.A1" table:number-columns-spanned="2" office:value-type="string">
            <text:p text:style-name="P32">DIE XXX. NOVEMBRIS</text:p>
            <text:p text:style-name="P48"><text:span text:style-name="T25">I</text:span><text:span text:style-name="T232">n </text:span><text:span text:style-name="T25">F</text:span><text:span text:style-name="T232">esto </text:span><text:span text:style-name="T25">S. A</text:span><text:span text:style-name="T232">ndreæ,</text:span></text:p>
            <text:p text:style-name="P42">Apostoli.</text:p>
            <text:p text:style-name="P11">MM. maj.</text:p>
          </table:table-cell>
          <table:covered-table-cell/>
        </table:table-row>
        <table:table-row table:style-name="Tabulka1.1">
          <table:table-cell table:style-name="Tabulka1.A1" office:value-type="string">
            <text:p text:style-name="P117">In I. Nocturno</text:p>
            <text:p text:style-name="P99">De Epístola beáti Pauli Apóstoli ad Romános.</text:p>
            <text:p text:style-name="P143">Lectio j. <text:span text:style-name="T325">Cap. 10.</text:span></text:p>
            <text:p text:style-name="P245">F<text:span text:style-name="T401">inis</text:span> legis, Christus‚ ad justítiam omni credénti. Móyses enim scripsit, quóniam justítiam, quæ ex lege est, qui fécerit homo, vivet in ea. Quæ autem ex fide est justítia‚ sic dicit: Ne díxeris in corde tuo: Quis ascéndet in cœlum? id est, Christum dedúcere: aut quis descéndet in abyssum? hoc est, Christum a mórtuis revocáre. Sed quid dicit Scriptúra? Prope est verbum in ore tuo, et in corde tuo: hoc est verbum fidei, quod prædicámus. Quia si confiteáris in ore tuo Dóminum Jesum, et in corde tuo credíderis quod Deus illum suscitávit a mórtuis‚ salvus eris.</text:p>
            <text:p text:style-name="P245"/>
          </table:table-cell>
          <table:table-cell table:style-name="Tabulka1.A1" office:value-type="string">
            <text:p text:style-name="P73"/>
            <text:p text:style-name="P73"/>
            <text:p text:style-name="P73"/>
            <text:p text:style-name="P345"><text:span text:style-name="T504">C</text:span><text:span text:style-name="T503">ílem</text:span><text:span text:style-name="T396"> zákona je </text:span>Kristus, aby spravedlnosti došel každý, kdo věří. Mojžíš <text:span text:style-name="T706">totiž </text:span>píše o spravedlnosti založené na zákoně: ‚Člo<text:span text:style-name="T730">­</text:span>věk, který tak jedná, bude <text:span text:style-name="T706">v ní </text:span>živ.‘ Avšak <text:span text:style-name="T706">o </text:span>spravedlnost<text:span text:style-name="T706">i, která je</text:span> založen<text:span text:style-name="T706">a</text:span> na víře, mluví takto: ‚Nezabývej se myšlenkou: kdo vystoupí na nebe?‘ <text:span text:style-name="T706">tedy proto, </text:span>aby <text:span text:style-name="T730">odtud</text:span> přivedl Krista dolů, ani neříkej: kdo sestoupí do <text:span text:style-name="T397">podsvětí</text:span>?‘ <text:span text:style-name="T706">opět proto, </text:span>aby Krista vyvedl z říše mrtvých. Co však praví <text:span text:style-name="T397">Písmo</text:span>? ‚Blízko je slovo, v tvých ústech a ve tvém srdci;‘ <text:span text:style-name="T706">to </text:span>je <text:span text:style-name="T706">totiž </text:span>to slovo víry, které zvěstujeme. Vyznáš-li svými ústy Ježíše jako Pána a uvěříš-li ve svém srdci, že ho Bůh vzkřísil z mrtvých, budeš spasen. <text:s/></text:p>
          </table:table-cell>
        </table:table-row>
        <table:table-row table:style-name="Tabulka1.1">
          <table:table-cell table:style-name="Tabulka1.A1" office:value-type="string">
            <text:p text:style-name="P143">Lectio ij.</text:p>
            <text:p text:style-name="P250">C<text:span text:style-name="T401">orde</text:span> enim créditur ad justítiam: ore autem conféssio fit ad salútem. Dicit enim Scriptúra: Omnis, qui credit in illum, non confundétur. Non enim est distínctio Judæi et Græci: nam idem Dóminus ómnium, dives in omnes‚ qui ínvocant illum. Omnis enim, quicúmque invocáverit nomen Dómini, salvus erit.</text:p>
            <text:p text:style-name="P132"/>
          </table:table-cell>
          <table:table-cell table:style-name="Tabulka1.A1" office:value-type="string">
            <text:p text:style-name="P79"/>
            <text:p text:style-name="P294"><text:span text:style-name="T401">Srdcem</text:span> totiž věříme k spravedlnosti a ústy vyznáváme k spasení, neboť Písmo praví: ‚Kdo v něho věří, nebude zahanben.‘ Není rozdílu mezi Židem a Řekem <text:span text:style-name="T257">či Pohanem</text:span>: Vždyť je jeden a týž Pán všech, štědrý ke všem, kdo ho vzývají, neboť ‚každý, kdokoliv, kdo vzývá jméno Páně, bude spasen‘. </text:p>
          </table:table-cell>
        </table:table-row>
        <table:table-row table:style-name="Tabulka1.1">
          <table:table-cell table:style-name="Tabulka1.A1" office:value-type="string">
            <text:p text:style-name="P143">Lectio iij.</text:p>
            <text:p text:style-name="P250">Q<text:span text:style-name="T401">uómodo</text:span> ergo invocábunt, in quem non credidérunt? Aut quómodo credent ei, quem non audiérunt? Quómodo autem áudient sine prædicánte? Quómodo vero prædicábunt nisi mittántur? sicut scriptum est: Quam speciósi pedes evangelizántium pacem, evangelizántium bona! Sed non omnes obédiunt Evangélio. Isaías enim dicit: Dómine quis crédidit audítui nostro? Ergo fides ex audítu, audítus autem per verbum Christi.</text:p>
            <text:p text:style-name="P87"/>
          </table:table-cell>
          <table:table-cell table:style-name="Tabulka1.A1" office:value-type="string">
            <text:p text:style-name="P79"/>
            <text:p text:style-name="P321"><text:span text:style-name="T444">Ale</text:span><text:span text:style-name="T555"> jak mohou vzývat </text:span><text:span text:style-name="T131">někoho</text:span><text:span text:style-name="T555">, v něhož neuvěřili? A jak mohou uvěřit v </text:span><text:span text:style-name="T131">něk</text:span><text:span text:style-name="T555">oho, o kom neslyšeli? A jak mohou uslyšet, není-li tu nikdo, kdo by ho zvěstoval? A jak mohou zvěstovat, nejsou-li posláni? Je přece psáno: ‚Jak překrásné jsou nohy těch, kteří zvěstují pokoj, </text:span><text:span text:style-name="T558">kteří zvěstují dobro</text:span><text:span text:style-name="T555">!‘ Avšak ne všichni uposlechli Evangelium. Už I</text:span><text:span text:style-name="T559">s</text:span><text:span text:style-name="T555">aiáš říká: ‚Hospodine, kdo uvěřil naší zvěsti?‘ Víra je tedy ze slyšení a slyšení skrze slovo Kristovo.</text:span></text:p>
          </table:table-cell>
        </table:table-row>
        <text:soft-page-break/>
        <table:table-row table:style-name="Tabulka1.1">
          <table:table-cell table:style-name="Tabulka1.A1" office:value-type="string">
            <text:p text:style-name="P143">Lectio i<text:span text:style-name="T235">v</text:span>.</text:p>
            <text:p text:style-name="P250">S<text:span text:style-name="T401">ed</text:span> dico: Numquid non audiérunt? Et quidem in omnem terram exívit sonus eórum, et in fines orbis terræ verba eórum. Sed dico: Numquid Israël non cognóvit? Primus Móyses dicit: Ego ad æmulatiónem vos addúcam in non gentem: in gentem insipiéntem, in iram vos mittam. Isaías autem audet, et dicit: Invéntus sum a non quæréntibus me: palam appárui iis, qui me non interrogábant. Ad Israël autem dicit: Tota die expándi manus meas ad pópulum non credéntem, et contradicéntem.</text:p>
            <text:p text:style-name="P87"/>
          </table:table-cell>
          <table:table-cell table:style-name="Tabulka1.A1" office:value-type="string">
            <text:p text:style-name="P79"/>
            <text:p text:style-name="P285"><text:span text:style-name="T500">Ptám</text:span><text:span text:style-name="T394"> se však: To snad nikdy neslyšeli tu zvěst? </text:span><text:span text:style-name="T252">Ovšemže slyšeli!</text:span><text:span text:style-name="T394"> ‚Po celé zemi se rozlehl jejich hlas, do nejzazších končin jejich slova.‘ Ptám se tedy: Nepochopil Israel, </text:span><text:span text:style-name="T252">co mu bylo zvěstováno</text:span><text:span text:style-name="T270">?</text:span><text:span text:style-name="T252"> Nepochopil</text:span><text:span text:style-name="T394">; již Mojžíš </text:span><text:span text:style-name="T252">přece </text:span><text:span text:style-name="T394">řekl: ‚Vzbudím ve vás žárlivost na národ, který není národem, proti národu pošetilému vás popudím k hněvu.‘ A Isaiáš má odvahu říci: ‚Dal jsem se nalézti těm, kteří mě nehledali, dal jsem se poznat těm, kteří se po mně neptali.‘ O Israeli však říká: ‚Každý den jsem vztahoval ruce k lidu neposlušnému a vzpurnému.‘ </text:span></text:p>
          </table:table-cell>
        </table:table-row>
        <table:table-row table:style-name="Tabulka1.1">
          <table:table-cell table:style-name="Tabulka1.A1" office:value-type="string">
            <text:p text:style-name="P52">In II. Nocturno</text:p>
            <text:p text:style-name="P37">Lectio v. </text:p>
            <text:p text:style-name="P198">A<text:span text:style-name="T401">ndréas</text:span> Apóstolus, Bethsáidæ natus, qui est Galilææ vicus, frater Petri, discípulus Joánnis Baptístæ, cum eum de Christo dicéntem audísset: Ecce Agnus Dei; secútus Jesum, fratrem quoque suum ad eumdem perdúxit: cum póstea una cum fratre piscarétur in mari Galilææ, ambo a prætereúnte Christo Dómino ante alios Apóstolos vocáti illis verbis: Veníte post me, fáciam vos fíeri piscatóres hóminum, nullam interponéntes moram, et relíctis rétibus, secúti sunt eum. <text:s/></text:p>
            <text:p text:style-name="P37"/>
          </table:table-cell>
          <table:table-cell table:style-name="Tabulka1.A1" office:value-type="string">
            <text:p text:style-name="P18"/>
            <text:p text:style-name="P18"/>
            <text:p text:style-name="P228"><text:span text:style-name="T450">Apoštol</text:span><text:span text:style-name="T604"> Ondřej </text:span><text:span text:style-name="T631">se</text:span><text:span text:style-name="T604"> naro</text:span><text:span text:style-name="T631">dil</text:span><text:span text:style-name="T604"> v Beths</text:span><text:span text:style-name="T658">a</text:span><text:span text:style-name="T604">id</text:span><text:span text:style-name="T658">ě</text:span><text:span text:style-name="T604">, </text:span><text:span text:style-name="T631">což je </text:span><text:span text:style-name="T604">vesnic</text:span><text:span text:style-name="T631">e</text:span><text:span text:style-name="T604"> </text:span><text:span text:style-name="T631">v G</text:span><text:span text:style-name="T604">alilej</text:span><text:span text:style-name="T631">i</text:span><text:span text:style-name="T604">, </text:span><text:span text:style-name="T631">byl to </text:span><text:span text:style-name="T604">bratr Petrův </text:span><text:span text:style-name="T631">a </text:span><text:span text:style-name="T604">učedník Jana Křtitele. Když uslyšel, jak o </text:span><text:span text:style-name="T631">Kristovi </text:span><text:span text:style-name="T679">Jan </text:span><text:span text:style-name="T604">říká „Hle beránek Boží,“ vydal se následovat Ježíše a přivedl k němu </text:span><text:span text:style-name="T631">také</text:span><text:span text:style-name="T604"> svého bratra. Když později </text:span><text:span text:style-name="T632">s bratrem </text:span><text:span text:style-name="T604">rybařili na Galilejské</text:span><text:span text:style-name="T149">m</text:span><text:span text:style-name="T604"> jezeře, Kristus Pán, která zrovna procházel kolem, je oba </text:span><text:span text:style-name="T632">jako první z Apoštolů </text:span><text:span text:style-name="T604">povolal těmito slovy: „Následujte mě, učiním z vás rybáře lidí.“ Oni neváhali, zanechali své sítě a následovali ho. </text:span></text:p>
          </table:table-cell>
        </table:table-row>
        <table:table-row table:style-name="Tabulka1.1">
          <table:table-cell table:style-name="Tabulka1.A1" office:value-type="string">
            <text:p text:style-name="P37">Lectio vj.</text:p>
            <text:p text:style-name="P199">P<text:span text:style-name="T401">ost</text:span> cujus passiónem et resurrectiónem, Andréas, cum in Scythiam Európæ, quæ ei província ad Christi fidem disseminándam obtígerat, venísset, deínde Epírum ac Thráciam peragrásset; doctrína et miráculis innumerábiles hómines ad Christum convértit. Post, Patras Acháiæ proféctus, et in ea urbe plúrimis ad veritátem Evangélicam perdúctis, Ægéam procónsulem, prædicatióni Evangélicæ resisténtem, libérrime increpávit.</text:p>
            <text:p text:style-name="P38"/>
          </table:table-cell>
          <table:table-cell table:style-name="Tabulka1.A1" office:value-type="string">
            <text:p text:style-name="P18"/>
            <text:p text:style-name="P234"><text:span text:style-name="T450">Po</text:span><text:span text:style-name="T604"> umučení a vzkříšení Páně Ondřej </text:span><text:span text:style-name="T629">nejdříve </text:span><text:span text:style-name="T604">přišel do evropské Skytie, kterou </text:span><text:span text:style-name="T629">obdržel</text:span><text:span text:style-name="T604"> jako provincii, </text:span><text:span text:style-name="T148">kde</text:span><text:span text:style-name="T604"> měl rozsévat víru v Krista, pak se přesunul do Epiru a Thrácie; všude učením a nesčetnými zázraky obracel lid ke Kristu. Pak odešel do města Patras v Acháji a v tomto městě přivedl mnoh</text:span><text:span text:style-name="T658">é</text:span><text:span text:style-name="T604"> k evangelní pravdě, a neohrože</text:span><text:span text:style-name="T148">n</text:span><text:span text:style-name="T604">ě poučoval prokonsula </text:span><text:span text:style-name="T684">Æ</text:span><text:span text:style-name="T604">gea, který se stavěl proti kázání </text:span><text:span text:style-name="T148">E</text:span><text:span text:style-name="T604">vangelia.</text:span></text:p>
          </table:table-cell>
        </table:table-row>
        <table:table-row table:style-name="Tabulka1.1">
          <table:table-cell table:style-name="Tabulka1.A1" office:value-type="string">
            <text:p text:style-name="P37">Lectio vij.</text:p>
            <text:p text:style-name="P220"><text:span text:style-name="T71">Q</text:span><text:span text:style-name="T414">uamóbrem</text:span><text:span text:style-name="T71"> ira accénsus Ægéas, jubet eum in cárcerem detrúdi: unde pópulus Andréam facile liberásset, nisi ipse sedásset multitúdinem, veheméntius rogans, ne se ad optatíssimam martyrii corónam properántem impedírent.</text:span> <text:span text:style-name="T71">Igitur paulo post in tribúnal prodúctum, cum Ægéas crucis extolléntem mystéria, sibíque suam impietátem exprobrántem diútius ferre non posset, in crucem tolli, et Christi mortem imitári jussit.</text:span></text:p>
            <text:p text:style-name="P2"><text:s/></text:p>
          </table:table-cell>
          <table:table-cell table:style-name="Tabulka1.A1" office:value-type="string">
            <text:p text:style-name="P18"/>
            <text:p text:style-name="P216"><text:span text:style-name="T401">To</text:span> <text:span text:style-name="T234">Æ</text:span>gea <text:span text:style-name="T706">natolik </text:span>rozlítilo, <text:span text:style-name="T706">že</text:span> přikázal Ondřeje uvrhnout do žaláře. Odtud by jej lid snadno vysvobodil, <text:span text:style-name="T398">kdyby </text:span>on <text:span text:style-name="T398">sám ten </text:span>velký dav <text:span text:style-name="T398">ne</text:span>uklidnil a snažně je <text:span text:style-name="T398">ne</text:span>žádal, aby mu nestáli v rychlé cestě k jeho vytoužené mučednické koruně. O něco později jej tedy přivedli před tribunál, kde <text:span text:style-name="T398">před </text:span><text:span text:style-name="T234">Æ</text:span>ge<text:span text:style-name="T398">em</text:span> vyzdvihoval tajemství kříže a káral jej za jeho bezbožnost. Když už to <text:span text:style-name="T234">Æ</text:span>geas nemohl vydržet, přikázal Ondřeje přibít na kříž, aby mohl napodobit Kristovu smrt.</text:p>
          </table:table-cell>
        </table:table-row>
        <table:table-row table:style-name="Tabulka1.1">
          <table:table-cell table:style-name="Tabulka1.A1" office:value-type="string">
            <text:p text:style-name="P37">Lectio viij.</text:p>
            <text:p text:style-name="P199">I<text:span text:style-name="T401">taque</text:span> cruci affíxus est: in qua bíduum vivus pendens, et Christi fidem prædicáre numquam intermíttens, ad eum migrávit, cujus mortis similitú<text:soft-page-break/>dinem concupíerat. Quæ ómnia Presbyteri et Diáconi Acháiæ, qui ejus passiónem scripsérunt, se ita, ut commemoráta sunt, audísse et vidísse testántur. Ejus ossa primum Constantíno imperatóre Constantinópolim, deínde Amálphim transláta sunt. Caput, Pio secúndo Pontífice, Romam allátum, in Basílica sancti Petri collocátum est.</text:p>
            <text:p text:style-name="P38"/>
          </table:table-cell>
          <table:table-cell table:style-name="Tabulka1.A1" office:value-type="string">
            <text:p text:style-name="P18"/>
            <text:p text:style-name="P229"><text:span text:style-name="T450">Byl</text:span><text:span text:style-name="T604"> tedy přibit na kříž. Tam visel dva dny a přitom nepřestal hlásat víru v Krista. Poté však došel k tomu, jehož smrt tak toužil napodobit. </text:span><text:soft-page-break/><text:span text:style-name="T604">Všichni </text:span><text:span text:style-name="T148">K</text:span><text:span text:style-name="T604">něží a </text:span><text:span text:style-name="T148">J</text:span><text:span text:style-name="T604">áhni Acháje, kteří psali o jeho smrti, svědčí, že tyto věci viděli a slyšeli. Jeho kosti nechal nejprve císař Konstantin přenést do Konstantinopole, poté </text:span><text:span text:style-name="T658">byly přeneseny </text:span><text:span text:style-name="T604">do města Amalfi. Za papeže Pia II. byla jeho hlava přenesena do Říma a nyní je </text:span><text:span text:style-name="T630">umístěna </text:span><text:span text:style-name="T604">v </text:span><text:span text:style-name="T148">B</text:span><text:span text:style-name="T604">asilice sv. Petra.</text:span></text:p>
          </table:table-cell>
        </table:table-row>
        <table:table-row table:style-name="Tabulka1.1">
          <table:table-cell table:style-name="Tabulka1.A1" office:value-type="string">
            <text:p text:style-name="P52">In III. Nocturno</text:p>
            <text:p text:style-name="P6">Léctio sancti Evangélii secúndum Matthǽum.</text:p>
            <text:p text:style-name="P27"><text:span text:style-name="T4">Lectio ix. </text:span><text:span text:style-name="T5">Cap. 4</text:span></text:p>
            <text:p text:style-name="P39"/>
            <text:p text:style-name="P201">I<text:span text:style-name="T401">n</text:span> illo témpore: Ambulans Jesus juxta mare Galilææ, vidit duos fratres, Simónem, qui vocátur Petrus, et Andréam fratrem ejus, mitténtes rete in mare. Et réliqua.</text:p>
            <text:p text:style-name="P14"/>
            <text:p text:style-name="P3">Homilía sancti Gregórii Papæ.</text:p>
            <text:p text:style-name="P37">Homilía 5. in Evangelia.</text:p>
            <text:p text:style-name="P204">A<text:span text:style-name="T401">udístis</text:span>, fratres c<text:span text:style-name="T706">h</text:span>aríssimi, quia ad uníus jussiónis vocem Petrus et Andréas relíctis rétibus secúti sunt Redemptórem. Nulla vero hunc fácere adhuc mirácula víderant, nihil ab eo de præmio ætérnæ retributiónis audíerant: et tamen ad unum Dómini præcéptum hoc quod possidére videbántur, oblíti sunt. Quanta nos ejus mirácula vidémus, quot flagéllis afflígimur, quántis minárum asperitátibus deterrémur, et tamen vocántem sequi contémnimus!</text:p>
            <text:p text:style-name="P38"/>
          </table:table-cell>
          <table:table-cell table:style-name="Tabulka1.A1" office:value-type="string">
            <text:p text:style-name="P18"/>
            <text:p text:style-name="P18"/>
            <text:p text:style-name="P18"/>
            <text:p text:style-name="P18"/>
            <text:p text:style-name="P229"><text:span text:style-name="T450">Za</text:span><text:span text:style-name="T604"> onoho času, když Ježíš procházel kolem Galilejského jezera, uviděl dva bratry, Šimona zvaného Petr a Ondřeje, jeho bratra, když házeli sítě do </text:span><text:span text:style-name="T149">vody</text:span><text:span text:style-name="T604">. A ostatní. </text:span></text:p>
            <text:p text:style-name="P18"/>
            <text:p text:style-name="P18"/>
            <text:p text:style-name="P18"/>
            <text:p text:style-name="P237"><text:span text:style-name="T461">S</text:span><text:span text:style-name="T450">lyšeli</text:span><text:span text:style-name="T604"> jste, nejdražší bratři, že stačilo slovo, a Petr </text:span><text:span text:style-name="T161">i</text:span><text:span text:style-name="T604"> Ondřej zanechali své sítě a následovali Vykupitele. Ještě neviděli, že by učinil nějaký zázrak, ani od něj neslyšeli nic o výsadě věčné odplaty, a přece, Pán řekl slovo, a </text:span><text:span text:style-name="T634">na </text:span><text:span text:style-name="T604">všechno, </text:span><text:span text:style-name="T633">o </text:span><text:span text:style-name="T149">čem</text:span><text:span text:style-name="T604"> s</text:span><text:span text:style-name="T149">e domnívali</text:span><text:span text:style-name="T604">, že </text:span><text:span text:style-name="T633">to </text:span><text:span text:style-name="T604">měli, najednou zapomněli. Kolik jeho zázraků jsme viděli my, kolika <text:s/>utrpeními jsme souženi, kolik se nám dostává přísných varování, a přesto odmítáme následovat toho, který nás zavolal.</text:span></text:p>
          </table:table-cell>
        </table:table-row>
        <table:table-row table:style-name="Tabulka1.1">
          <table:table-cell table:style-name="Tabulka1.A1" office:value-type="string">
            <text:p text:style-name="P37">Lectio x.</text:p>
            <text:p text:style-name="P220"><text:span text:style-name="T72">I</text:span><text:span text:style-name="T416">n</text:span><text:span text:style-name="T72"> c</text:span><text:span text:style-name="T74">oe</text:span><text:span text:style-name="T72">lo jam sedet, qui de conversióne nos ádmonet: jam jugo fídei colla Géntium súbdidit, jam mundi glóriam strávit, jam ruínis ejus crebrescéntibus, distrícti sui judícii diem propínquantem denúntiat: et tamen supérba mens nostra adhuc non vult hoc sponte desérere, quod quotídie perdit invíta.</text:span></text:p>
            <text:p text:style-name="P38"/>
          </table:table-cell>
          <table:table-cell table:style-name="Tabulka1.A1" office:value-type="string">
            <text:p text:style-name="P18"/>
            <text:p text:style-name="P229"><text:span text:style-name="T604">V nebi již přebývá ten, k</text:span><text:span text:style-name="T149">terý</text:span><text:span text:style-name="T604"> nás učí, abychom se obrátili. Již jhem víry poddal sobě plece pohan</text:span><text:span text:style-name="T633">ských Národů</text:span><text:span text:style-name="T604">, již slávu světa rozprášil, zničil i poslední její zbytky a vyhlásil, že se blíží den soudu nad tímto okrskem. A přece naše pyšná mysl ještě nechce dobrovolně opustit to, co každý den ztrácí, ať chce, nebo ne.</text:span></text:p>
          </table:table-cell>
        </table:table-row>
        <table:table-row table:style-name="Tabulka1.1">
          <table:table-cell table:style-name="Tabulka1.A1" office:value-type="string">
            <text:p text:style-name="P37">Lectio xj.</text:p>
            <text:p text:style-name="P220"><text:span text:style-name="T72">Q</text:span><text:span text:style-name="T416">uid </text:span><text:span text:style-name="T72">ergo, fratres charíssimi, quid in ejus judício dictúri sumus, qui ab amóre præséntis sæculi nec præcéptis fléctimur, nec verbéribus emendámur?</text:span> <text:span text:style-name="T72">Sed fortásse áliquis tácitis sibi cogitatiónibus dicat: Ad vocem Domínicam utérque iste piscátor quid, aut quantum dimísit, qui pene nihil hábuit?</text:span></text:p>
            <text:p text:style-name="P38"/>
          </table:table-cell>
          <table:table-cell table:style-name="Tabulka1.A1" office:value-type="string">
            <text:p text:style-name="P18"/>
            <text:p text:style-name="P214"><text:span text:style-name="T401">Co</text:span> tedy, nejdražší bratři, co řekneme v den jeho soudu, když se od lásky k tomuto světu nenecháme odvést přikázáními, ani bitím se nenapravíme? Ale snad si někdo v duchu řekne: Co a kolik vlastně mohli oba rybáři ztratit, když uposlechli hlas Páně? Vždyť skoro nic neměli.</text:p>
          </table:table-cell>
        </table:table-row>
        <table:table-row table:style-name="Tabulka1.1">
          <table:table-cell table:style-name="Tabulka1.A1" office:value-type="string">
            <text:p text:style-name="P37">Lectio xij.</text:p>
            <text:p text:style-name="P202">S<text:span text:style-name="T401">ed</text:span> hac in re, fratres charíssimi, afféctum debémus pótius pensáre quam censum. Multum relíquit, qui sibi nihil retínuit: multum relíquit, qui quantúmlibet parum, totum deséruit. Certe nos et <text:soft-page-break/>hábita cum amóre possidémus, et ea quæ mínime habémus, ex desidério quærimus. Multum ergo Petrus et Andréas dimísit, quando utérque étiam desidéria habéndi derelíquit.</text:p>
            <text:p text:style-name="P38"/>
          </table:table-cell>
          <table:table-cell table:style-name="Tabulka1.A1" office:value-type="string">
            <text:p text:style-name="P18"/>
            <text:p text:style-name="P214"><text:span text:style-name="T499">A</text:span><text:span text:style-name="T401">le</text:span> v této věci, nejdražší bratři, musíme brát v úvahu spíše cit než rozum. Mnoho opouští, kdo si nic nenechá. Mnoho opouští, kdo jakkoliv má málo, všechno opustí. Zajisté i my máme věci, na <text:soft-page-break/>kterých nám záleží. A věci, které nemáme, toužíme získat. Mnoho však Petr a Ondřej opustili, protože oba se zřekli touhy cokoliv vlastnit. </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BT S.O.Cist.:liga=03" svg:font-family="'Bookman BT S.O.Cist.:liga=0'" style:font-pitch="variable"/>
    <style:font-face style:name="Bookman BT S.O.Cist.:liga=0"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TC Ornamental Initials1" svg:font-family="'LTC Ornamental Initials'" style:font-adornments="Běžné" style:font-family-generic="modern"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inux Libertine S.O.Cist.3" svg:font-family="'Linux Libertine S.O.Cist.'"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cs" fo:country="CZ" style:letter-kerning="false" style:font-name-asian="Andale Sans UI" style:font-size-asian="10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cs" fo:country="CZ" style:letter-kerning="false" style:font-name-asian="Andale Sans UI" style:font-size-asian="10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loext:opacity="100%" style:font-name="Times New Roman" fo:font-family="'Times New Roman'" style:font-family-generic="roman" style:font-pitch="variable" fo:font-size="14pt" fo:language="cs" fo:country="CZ" style:font-name-asian="Andale Sans UI" style:font-family-asian="'Andale Sans UI'" style:font-family-generic-asian="system" style:font-pitch-asian="variable" style:font-size-asian="14pt" style:language-asian="zh" style:country-asian="CN" style:font-name-complex="Tahoma" style:font-family-complex="Tahoma"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 fo:font-family="'Times New Roman'" style:font-family-generic="roman" style:font-pitch="variable" fo:font-size="16pt" style:font-name-asian="Andale Sans UI" style:font-family-asian="'Andale Sans UI'" style:font-family-generic-asian="system" style:font-pitch-asian="variable" style:font-size-asian="16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Times New Roman" fo:font-family="'Times New Roman'" style:font-family-generic="roman" style:font-pitch="variable" fo:font-size="12pt" fo:font-style="italic" style:font-name-asian="Andale Sans UI" style:font-family-asian="'Andale Sans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font-name-complex="Tahoma"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font-name="LTC Ornamental Initials1" fo:font-family="'LTC Ornamental Initials'" style:font-style-name="Běžné" style:font-family-generic="modern" style:font-pitch="variable" loext:shadow="none"/>
    </style:style>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7T10:45:58</meta:creation-date>
    <dc:language>cs-CZ</dc:language>
    <dc:date>2021-10-31T15:10:33.965000000</dc:date>
    <meta:editing-cycles>172</meta:editing-cycles>
    <meta:editing-duration>P5DT21H16M27S</meta:editing-duration>
    <meta:generator>LibreOffice/7.1.1.2$Windows_X86_64 LibreOffice_project/fe0b08f4af1bacafe4c7ecc87ce55bb426164676</meta:generator>
    <meta:document-statistic meta:table-count="1" meta:image-count="2" meta:object-count="0" meta:page-count="47" meta:paragraph-count="810" meta:word-count="25407" meta:character-count="164984" meta:non-whitespace-character-count="140200"/>
  </office:meta>
</office:document-meta>
</file>